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5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Nonlinear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9.525113828846" calcext:value-type="float">
            <text:p>189.525113828846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216.523166855178" calcext:value-type="float">
            <text:p>216.523166855178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79.580229533742" calcext:value-type="float">
            <text:p>179.580229533742</text:p>
          </table:table-cell>
          <table:table-cell table:formula="of:=AVERAGE([$'sa-nonlinear-charge'.B:.B];[$'sa-nonlinear-charge'.D:.D];[$'sa-nonlinear-charge'.F:.F];[$'sa-nonlinear-charge'.H:.H];[$'sa-nonlinear-charge'.J:.J];[$'sa-nonlinear-charge'.L:.L];[$'sa-nonlinear-charge'.N:.N];[$'sa-nonlinear-charge'.P:.P];[$'sa-nonlinear-charge'.R:.R];[$'sa-nonlinear-charge'.T:.T];[$'sa-nonlinear-charge'.V:.V];[$'sa-nonlinear-charge'.X:.X];[$'sa-nonlinear-charge'.Z:.Z];[$'sa-nonlinear-charge'.AB:.AB];[$'sa-nonlinear-charge'.AD:.AD];[$'sa-nonlinear-charge'.AF:.AF];[$'sa-nonlinear-charge'.AH:.AH];[$'sa-nonlinear-charge'.AJ:.AJ];[$'sa-nonlinear-charge'.AL:.AL];[$'sa-nonlinear-charge'.AN:.AN];[$'sa-nonlinear-charge'.AP:.AP];[$'sa-nonlinear-charge'.AR:.AR];[$'sa-nonlinear-charge'.AT:.AT];[$'sa-nonlinear-charge'.AV:.AV];[$'sa-nonlinear-charge'.AX:.AX];[$'sa-nonlinear-charge'.AZ:.AZ];[$'sa-nonlinear-charge'.BB:.BB];[$'sa-nonlinear-charge'.BD:.BD];[$'sa-nonlinear-charge'.BF:.BF];[$'sa-nonlinear-charge'.BH:.BH];[$'sa-nonlinear-charge'.BJ:.BJ];[$'sa-nonlinear-charge'.BL:.BL];[$'sa-nonlinear-charge'.BN:.BN];[$'sa-nonlinear-charge'.BP:.BP];[$'sa-nonlinear-charge'.BR:.BR])" office:value-type="float" office:value="293.913456149408" calcext:value-type="float">
            <text:p>293.91345614940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6.3432083" calcext:value-type="float">
            <text:p>6.3432083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.6709785" calcext:value-type="float">
            <text:p>3.6709785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3" calcext:value-type="float">
            <text:p>96.9999999999463</text:p>
          </table:table-cell>
          <table:table-cell table:formula="of:=MIN([$'sa-nonlinear-charge'.B:.B];[$'sa-nonlinear-charge'.D:.D];[$'sa-nonlinear-charge'.F:.F];[$'sa-nonlinear-charge'.H:.H];[$'sa-nonlinear-charge'.J:.J];[$'sa-nonlinear-charge'.L:.L];[$'sa-nonlinear-charge'.N:.N];[$'sa-nonlinear-charge'.P:.P];[$'sa-nonlinear-charge'.R:.R];[$'sa-nonlinear-charge'.T:.T];[$'sa-nonlinear-charge'.V:.V];[$'sa-nonlinear-charge'.X:.X];[$'sa-nonlinear-charge'.Z:.Z];[$'sa-nonlinear-charge'.AB:.AB];[$'sa-nonlinear-charge'.AD:.AD];[$'sa-nonlinear-charge'.AF:.AF];[$'sa-nonlinear-charge'.AH:.AH];[$'sa-nonlinear-charge'.AJ:.AJ];[$'sa-nonlinear-charge'.AL:.AL];[$'sa-nonlinear-charge'.AN:.AN];[$'sa-nonlinear-charge'.AP:.AP];[$'sa-nonlinear-charge'.AR:.AR];[$'sa-nonlinear-charge'.AT:.AT];[$'sa-nonlinear-charge'.AV:.AV];[$'sa-nonlinear-charge'.AX:.AX];[$'sa-nonlinear-charge'.AZ:.AZ];[$'sa-nonlinear-charge'.BB:.BB];[$'sa-nonlinear-charge'.BD:.BD];[$'sa-nonlinear-charge'.BF:.BF];[$'sa-nonlinear-charge'.BH:.BH];[$'sa-nonlinear-charge'.BJ:.BJ];[$'sa-nonlinear-charge'.BL:.BL];[$'sa-nonlinear-charge'.BN:.BN];[$'sa-nonlinear-charge'.BP:.BP];[$'sa-nonlinear-charge'.BR:.BR])" office:value-type="float" office:value="57.84468" calcext:value-type="float">
            <text:p>57.84468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8" calcext:value-type="float">
            <text:p>388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8" calcext:value-type="float">
            <text:p>388</text:p>
          </table:table-cell>
          <table:table-cell table:formula="of:=MAX([$'sa-nonlinear-charge'.B:.B];[$'sa-nonlinear-charge'.D:.D];[$'sa-nonlinear-charge'.F:.F];[$'sa-nonlinear-charge'.H:.H];[$'sa-nonlinear-charge'.J:.J];[$'sa-nonlinear-charge'.L:.L];[$'sa-nonlinear-charge'.N:.N];[$'sa-nonlinear-charge'.P:.P];[$'sa-nonlinear-charge'.R:.R];[$'sa-nonlinear-charge'.T:.T];[$'sa-nonlinear-charge'.V:.V];[$'sa-nonlinear-charge'.X:.X];[$'sa-nonlinear-charge'.Z:.Z];[$'sa-nonlinear-charge'.AB:.AB];[$'sa-nonlinear-charge'.AD:.AD];[$'sa-nonlinear-charge'.AF:.AF];[$'sa-nonlinear-charge'.AH:.AH];[$'sa-nonlinear-charge'.AJ:.AJ];[$'sa-nonlinear-charge'.AL:.AL];[$'sa-nonlinear-charge'.AN:.AN];[$'sa-nonlinear-charge'.AP:.AP];[$'sa-nonlinear-charge'.AR:.AR];[$'sa-nonlinear-charge'.AT:.AT];[$'sa-nonlinear-charge'.AV:.AV];[$'sa-nonlinear-charge'.AX:.AX];[$'sa-nonlinear-charge'.AZ:.AZ];[$'sa-nonlinear-charge'.BB:.BB];[$'sa-nonlinear-charge'.BD:.BD];[$'sa-nonlinear-charge'.BF:.BF];[$'sa-nonlinear-charge'.BH:.BH];[$'sa-nonlinear-charge'.BJ:.BJ];[$'sa-nonlinear-charge'.BL:.BL];[$'sa-nonlinear-charge'.BN:.BN];[$'sa-nonlinear-charge'.BP:.BP];[$'sa-nonlinear-charge'.BR:.BR])" office:value-type="float" office:value="388" calcext:value-type="float">
            <text:p>388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17137028" calcext:value-type="float">
            <text:p>0.0001713702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752943" calcext:value-type="float">
            <text:p>0.00054752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4374955" calcext:value-type="float">
            <text:p>0.00000437495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861758" calcext:value-type="float">
            <text:p>0.00028617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75095" calcext:value-type="float">
            <text:p>0.00016750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305145" calcext:value-type="float">
            <text:p>0.000573051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3672" calcext:value-type="float">
            <text:p>0.00051636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656541" calcext:value-type="float">
            <text:p>0.000106565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8917843" calcext:value-type="float">
            <text:p>0.000389178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65608" calcext:value-type="float">
            <text:p>0.00066560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860044" calcext:value-type="float">
            <text:p>0.000638600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491689" calcext:value-type="float">
            <text:p>0.000024916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0382382" calcext:value-type="float">
            <text:p>0.0002038238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6922447" calcext:value-type="float">
            <text:p>0.0000469224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6324087" calcext:value-type="float">
            <text:p>0.0000163240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584277" calcext:value-type="float">
            <text:p>0.000525842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77185" calcext:value-type="float">
            <text:p>0.000400771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80127" calcext:value-type="float">
            <text:p>0.0003618012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21923" calcext:value-type="float">
            <text:p>0.0006219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735207" calcext:value-type="float">
            <text:p>0.0004173520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85599" calcext:value-type="float">
            <text:p>0.000708559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4523" calcext:value-type="float">
            <text:p>0.0003045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134" calcext:value-type="float">
            <text:p>0.000511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2014507" calcext:value-type="float">
            <text:p>0.00082014507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4514621" calcext:value-type="float">
            <text:p>0.0004514621</text:p>
          </table:table-cell>
          <table:table-cell office:value-type="float" office:value="349.45514" calcext:value-type="float">
            <text:p>349.4551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64951624" calcext:value-type="float">
            <text:p>0.00064951624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24550414" calcext:value-type="float">
            <text:p>0.00024550414</text:p>
          </table:table-cell>
          <table:table-cell office:value-type="float" office:value="349.2072" calcext:value-type="float">
            <text:p>349.20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82015" calcext:value-type="float">
            <text:p>0.0004182015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31705626" calcext:value-type="float">
            <text:p>0.00031705626</text:p>
          </table:table-cell>
          <table:table-cell office:value-type="float" office:value="349.20447" calcext:value-type="float">
            <text:p>349.20447</text:p>
          </table:table-cell>
          <table:table-cell office:value-type="float" office:value="0.0009237735" calcext:value-type="float">
            <text:p>0.00092377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7532142" calcext:value-type="float">
            <text:p>0.0007532142</text:p>
          </table:table-cell>
          <table:table-cell office:value-type="float" office:value="349.2071" calcext:value-type="float">
            <text:p>349.2071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521369" calcext:value-type="float">
            <text:p>0.00021521369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53018" calcext:value-type="float">
            <text:p>0.0004953018</text:p>
          </table:table-cell>
          <table:table-cell office:value-type="float" office:value="349.29666" calcext:value-type="float">
            <text:p>349.29666</text:p>
          </table:table-cell>
          <table:table-cell office:value-type="float" office:value="0.00082703354" calcext:value-type="float">
            <text:p>0.00082703354</text:p>
          </table:table-cell>
          <table:table-cell office:value-type="float" office:value="349.20483" calcext:value-type="float">
            <text:p>349.20483</text:p>
          </table:table-cell>
          <table:table-cell office:value-type="float" office:value="0.00085257296" calcext:value-type="float">
            <text:p>0.00085257296</text:p>
          </table:table-cell>
          <table:table-cell office:value-type="float" office:value="349.3949" calcext:value-type="float">
            <text:p>349.3949</text:p>
          </table:table-cell>
          <table:table-cell office:value-type="float" office:value="0.00013897636" calcext:value-type="float">
            <text:p>0.00013897636</text:p>
          </table:table-cell>
          <table:table-cell office:value-type="float" office:value="349.2034" calcext:value-type="float">
            <text:p>349.203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42104372" calcext:value-type="float">
            <text:p>0.00042104372</text:p>
          </table:table-cell>
          <table:table-cell office:value-type="float" office:value="349.2065" calcext:value-type="float">
            <text:p>349.2065</text:p>
          </table:table-cell>
          <table:table-cell office:value-type="float" office:value="0.0009544528" calcext:value-type="float">
            <text:p>0.0009544528</text:p>
          </table:table-cell>
          <table:table-cell office:value-type="float" office:value="349.2272" calcext:value-type="float">
            <text:p>349.22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27526967" calcext:value-type="float">
            <text:p>0.00027526967</text:p>
          </table:table-cell>
          <table:table-cell office:value-type="float" office:value="349.20776" calcext:value-type="float">
            <text:p>349.20776</text:p>
          </table:table-cell>
          <table:table-cell office:value-type="float" office:value="0.0008886884" calcext:value-type="float">
            <text:p>0.0008886884</text:p>
          </table:table-cell>
          <table:table-cell office:value-type="float" office:value="349.21088" calcext:value-type="float">
            <text:p>349.2108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00247" calcext:value-type="float">
            <text:p>0.0005100247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591211" calcext:value-type="float">
            <text:p>0.000591211</text:p>
          </table:table-cell>
          <table:table-cell office:value-type="float" office:value="349.20688" calcext:value-type="float">
            <text:p>349.20688</text:p>
          </table:table-cell>
          <table:table-cell office:value-type="float" office:value="0.00075958186" calcext:value-type="float">
            <text:p>0.00075958186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787942" calcext:value-type="float">
            <text:p>0.000787942</text:p>
          </table:table-cell>
          <table:table-cell office:value-type="float" office:value="349.2111" calcext:value-type="float">
            <text:p>349.2111</text:p>
          </table:table-cell>
          <table:table-cell office:value-type="float" office:value="0.0009325124" calcext:value-type="float">
            <text:p>0.0009325124</text:p>
          </table:table-cell>
          <table:table-cell office:value-type="float" office:value="349.2067" calcext:value-type="float">
            <text:p>349.2067</text:p>
          </table:table-cell>
          <table:table-cell office:value-type="float" office:value="0.00045081263" calcext:value-type="float">
            <text:p>0.00045081263</text:p>
          </table:table-cell>
          <table:table-cell office:value-type="float" office:value="349.33325" calcext:value-type="float">
            <text:p>349.33325</text:p>
          </table:table-cell>
          <table:table-cell office:value-type="float" office:value="0.00062639156" calcext:value-type="float">
            <text:p>0.00062639156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92776085" calcext:value-type="float">
            <text:p>0.00092776085</text:p>
          </table:table-cell>
          <table:table-cell office:value-type="float" office:value="349.298" calcext:value-type="float">
            <text:p>349.298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3555" calcext:value-type="float">
            <text:p>5.667355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" calcext:value-type="float">
            <text:p>5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7604" calcext:value-type="float">
            <text:p>5.666760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726206" calcext:value-type="float">
            <text:p>9.726206</text:p>
          </table:table-cell>
          <table:table-cell office:value-type="float" office:value="187.20447" calcext:value-type="float">
            <text:p>187.2044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8.371723" calcext:value-type="float">
            <text:p>8.371723</text:p>
          </table:table-cell>
          <table:table-cell office:value-type="float" office:value="154.80708" calcext:value-type="float">
            <text:p>154.80708</text:p>
          </table:table-cell>
          <table:table-cell office:value-type="float" office:value="5.0007687" calcext:value-type="float">
            <text:p>5.000768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654" calcext:value-type="float">
            <text:p>5.333654</text:p>
          </table:table-cell>
          <table:table-cell office:value-type="float" office:value="176.40323" calcext:value-type="float">
            <text:p>176.40323</text:p>
          </table:table-cell>
          <table:table-cell office:value-type="float" office:value="5.66719" calcext:value-type="float">
            <text:p>5.66719</text:p>
          </table:table-cell>
          <table:table-cell office:value-type="float" office:value="166.51093" calcext:value-type="float">
            <text:p>166.51093</text:p>
          </table:table-cell>
          <table:table-cell office:value-type="float" office:value="6.0006766" calcext:value-type="float">
            <text:p>6.000676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44195" calcext:value-type="float">
            <text:p>5.34419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73117" calcext:value-type="float">
            <text:p>5.3373117</text:p>
          </table:table-cell>
          <table:table-cell office:value-type="float" office:value="176.49664" calcext:value-type="float">
            <text:p>176.49664</text:p>
          </table:table-cell>
          <table:table-cell office:value-type="float" office:value="5.998421" calcext:value-type="float">
            <text:p>5.998421</text:p>
          </table:table-cell>
          <table:table-cell office:value-type="float" office:value="165.60483" calcext:value-type="float">
            <text:p>165.60483</text:p>
          </table:table-cell>
          <table:table-cell office:value-type="float" office:value="6.20598" calcext:value-type="float">
            <text:p>6.20598</text:p>
          </table:table-cell>
          <table:table-cell office:value-type="float" office:value="154.99489" calcext:value-type="float">
            <text:p>154.99489</text:p>
          </table:table-cell>
          <table:table-cell office:value-type="float" office:value="5.0006595" calcext:value-type="float">
            <text:p>5.0006595</text:p>
          </table:table-cell>
          <table:table-cell office:value-type="float" office:value="187.2034" calcext:value-type="float">
            <text:p>187.2034</text:p>
          </table:table-cell>
          <table:table-cell office:value-type="float" office:value="5.333842" calcext:value-type="float">
            <text:p>5.333842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71557" calcext:value-type="float">
            <text:p>5.6671557</text:p>
          </table:table-cell>
          <table:table-cell office:value-type="float" office:value="165.6065" calcext:value-type="float">
            <text:p>165.6065</text:p>
          </table:table-cell>
          <table:table-cell office:value-type="float" office:value="6.000482" calcext:value-type="float">
            <text:p>6.000482</text:p>
          </table:table-cell>
          <table:table-cell office:value-type="float" office:value="154.8272" calcext:value-type="float">
            <text:p>154.8272</text:p>
          </table:table-cell>
          <table:table-cell office:value-type="float" office:value="8.036506" calcext:value-type="float">
            <text:p>8.036506</text:p>
          </table:table-cell>
          <table:table-cell office:value-type="float" office:value="187.22998" calcext:value-type="float">
            <text:p>187.22998</text:p>
          </table:table-cell>
          <table:table-cell office:value-type="float" office:value="9.428126" calcext:value-type="float">
            <text:p>9.428126</text:p>
          </table:table-cell>
          <table:table-cell office:value-type="float" office:value="176.40775" calcext:value-type="float">
            <text:p>176.40775</text:p>
          </table:table-cell>
          <table:table-cell office:value-type="float" office:value="7.8882947" calcext:value-type="float">
            <text:p>7.8882947</text:p>
          </table:table-cell>
          <table:table-cell office:value-type="float" office:value="165.61087" calcext:value-type="float">
            <text:p>165.6108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0.304357" calcext:value-type="float">
            <text:p>10.304357</text:p>
          </table:table-cell>
          <table:table-cell office:value-type="float" office:value="176.40686" calcext:value-type="float">
            <text:p>176.40686</text:p>
          </table:table-cell>
          <table:table-cell office:value-type="float" office:value="10.418603" calcext:value-type="float">
            <text:p>10.418603</text:p>
          </table:table-cell>
          <table:table-cell office:value-type="float" office:value="165.6041" calcext:value-type="float">
            <text:p>165.6041</text:p>
          </table:table-cell>
          <table:table-cell office:value-type="float" office:value="20.998264" calcext:value-type="float">
            <text:p>20.998264</text:p>
          </table:table-cell>
          <table:table-cell office:value-type="float" office:value="154.81108" calcext:value-type="float">
            <text:p>154.81108</text:p>
          </table:table-cell>
          <table:table-cell office:value-type="float" office:value="5.0000434" calcext:value-type="float">
            <text:p>5.0000434</text:p>
          </table:table-cell>
          <table:table-cell office:value-type="float" office:value="187.2067" calcext:value-type="float">
            <text:p>187.2067</text:p>
          </table:table-cell>
          <table:table-cell office:value-type="float" office:value="5.3337793" calcext:value-type="float">
            <text:p>5.3337793</text:p>
          </table:table-cell>
          <table:table-cell office:value-type="float" office:value="176.53323" calcext:value-type="float">
            <text:p>176.5332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344" calcext:value-type="float">
            <text:p>6.000344</text:p>
          </table:table-cell>
          <table:table-cell office:value-type="float" office:value="154.898" calcext:value-type="float">
            <text:p>154.898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629" calcext:value-type="float">
            <text:p>5.667629</text:p>
          </table:table-cell>
          <table:table-cell office:value-type="float" office:value="165.63817" calcext:value-type="float">
            <text:p>165.6381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876" calcext:value-type="float">
            <text:p>5.666876</text:p>
          </table:table-cell>
          <table:table-cell office:value-type="float" office:value="165.60344" calcext:value-type="float">
            <text:p>165.60344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819366" calcext:value-type="float">
            <text:p>9.819366</text:p>
          </table:table-cell>
          <table:table-cell office:value-type="float" office:value="189.99928" calcext:value-type="float">
            <text:p>189.99928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10.875" calcext:value-type="float">
            <text:p>10.875</text:p>
          </table:table-cell>
          <table:table-cell office:value-type="float" office:value="321.87997" calcext:value-type="float">
            <text:p>321.87997</text:p>
          </table:table-cell>
          <table:table-cell office:value-type="float" office:value="8.375778" calcext:value-type="float">
            <text:p>8.375778</text:p>
          </table:table-cell>
          <table:table-cell office:value-type="float" office:value="154.92874" calcext:value-type="float">
            <text:p>154.92874</text:p>
          </table:table-cell>
          <table:table-cell office:value-type="float" office:value="5.0009117" calcext:value-type="float">
            <text:p>5.0009117</text:p>
          </table:table-cell>
          <table:table-cell office:value-type="float" office:value="187.33029" calcext:value-type="float">
            <text:p>187.33029</text:p>
          </table:table-cell>
          <table:table-cell office:value-type="float" office:value="5.334007" calcext:value-type="float">
            <text:p>5.334007</text:p>
          </table:table-cell>
          <table:table-cell office:value-type="float" office:value="176.72467" calcext:value-type="float">
            <text:p>176.72467</text:p>
          </table:table-cell>
          <table:table-cell office:value-type="float" office:value="5.6673207" calcext:value-type="float">
            <text:p>5.6673207</text:p>
          </table:table-cell>
          <table:table-cell office:value-type="float" office:value="166.51485" calcext:value-type="float">
            <text:p>166.51485</text:p>
          </table:table-cell>
          <table:table-cell office:value-type="float" office:value="6.0008526" calcext:value-type="float">
            <text:p>6.0008526</text:p>
          </table:table-cell>
          <table:table-cell office:value-type="float" office:value="154.96025" calcext:value-type="float">
            <text:p>154.96025</text:p>
          </table:table-cell>
          <table:table-cell office:value-type="float" office:value="5.3463287" calcext:value-type="float">
            <text:p>5.3463287</text:p>
          </table:table-cell>
          <table:table-cell office:value-type="float" office:value="187.26399" calcext:value-type="float">
            <text:p>187.26399</text:p>
          </table:table-cell>
          <table:table-cell office:value-type="float" office:value="5.5638084" calcext:value-type="float">
            <text:p>5.5638084</text:p>
          </table:table-cell>
          <table:table-cell office:value-type="float" office:value="183.29155" calcext:value-type="float">
            <text:p>183.29155</text:p>
          </table:table-cell>
          <table:table-cell office:value-type="float" office:value="5.9993834" calcext:value-type="float">
            <text:p>5.9993834</text:p>
          </table:table-cell>
          <table:table-cell office:value-type="float" office:value="165.6337" calcext:value-type="float">
            <text:p>165.6337</text:p>
          </table:table-cell>
          <table:table-cell office:value-type="float" office:value="6.3290787" calcext:value-type="float">
            <text:p>6.3290787</text:p>
          </table:table-cell>
          <table:table-cell office:value-type="float" office:value="158.68785" calcext:value-type="float">
            <text:p>158.68785</text:p>
          </table:table-cell>
          <table:table-cell office:value-type="float" office:value="5.0008554" calcext:value-type="float">
            <text:p>5.0008554</text:p>
          </table:table-cell>
          <table:table-cell office:value-type="float" office:value="187.20927" calcext:value-type="float">
            <text:p>187.20927</text:p>
          </table:table-cell>
          <table:table-cell office:value-type="float" office:value="5.3340425" calcext:value-type="float">
            <text:p>5.3340425</text:p>
          </table:table-cell>
          <table:table-cell office:value-type="float" office:value="176.43599" calcext:value-type="float">
            <text:p>176.43599</text:p>
          </table:table-cell>
          <table:table-cell office:value-type="float" office:value="5.6673393" calcext:value-type="float">
            <text:p>5.6673393</text:p>
          </table:table-cell>
          <table:table-cell office:value-type="float" office:value="165.61201" calcext:value-type="float">
            <text:p>165.61201</text:p>
          </table:table-cell>
          <table:table-cell office:value-type="float" office:value="6.000662" calcext:value-type="float">
            <text:p>6.000662</text:p>
          </table:table-cell>
          <table:table-cell office:value-type="float" office:value="154.83258" calcext:value-type="float">
            <text:p>154.83258</text:p>
          </table:table-cell>
          <table:table-cell office:value-type="float" office:value="8.037229" calcext:value-type="float">
            <text:p>8.037229</text:p>
          </table:table-cell>
          <table:table-cell office:value-type="float" office:value="187.25166" calcext:value-type="float">
            <text:p>187.25166</text:p>
          </table:table-cell>
          <table:table-cell office:value-type="float" office:value="9.4329605" calcext:value-type="float">
            <text:p>9.4329605</text:p>
          </table:table-cell>
          <table:table-cell office:value-type="float" office:value="180.81143" calcext:value-type="float">
            <text:p>180.81143</text:p>
          </table:table-cell>
          <table:table-cell office:value-type="float" office:value="7.9650874" calcext:value-type="float">
            <text:p>7.9650874</text:p>
          </table:table-cell>
          <table:table-cell office:value-type="float" office:value="167.91466" calcext:value-type="float">
            <text:p>167.91466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7.353977" calcext:value-type="float">
            <text:p>17.353977</text:p>
          </table:table-cell>
          <table:table-cell office:value-type="float" office:value="387.89548" calcext:value-type="float">
            <text:p>387.89548</text:p>
          </table:table-cell>
          <table:table-cell office:value-type="float" office:value="10.424943" calcext:value-type="float">
            <text:p>10.424943</text:p>
          </table:table-cell>
          <table:table-cell office:value-type="float" office:value="165.7943" calcext:value-type="float">
            <text:p>165.7943</text:p>
          </table:table-cell>
          <table:table-cell office:value-type="float" office:value="21.001657" calcext:value-type="float">
            <text:p>21.001657</text:p>
          </table:table-cell>
          <table:table-cell office:value-type="float" office:value="154.91287" calcext:value-type="float">
            <text:p>154.91287</text:p>
          </table:table-cell>
          <table:table-cell office:value-type="float" office:value="5.000829" calcext:value-type="float">
            <text:p>5.000829</text:p>
          </table:table-cell>
          <table:table-cell office:value-type="float" office:value="187.92255" calcext:value-type="float">
            <text:p>187.92255</text:p>
          </table:table-cell>
          <table:table-cell office:value-type="float" office:value="5.333935" calcext:value-type="float">
            <text:p>5.333935</text:p>
          </table:table-cell>
          <table:table-cell office:value-type="float" office:value="176.5379" calcext:value-type="float">
            <text:p>176.5379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5608" calcext:value-type="float">
            <text:p>6.0005608</text:p>
          </table:table-cell>
          <table:table-cell office:value-type="float" office:value="154.90451" calcext:value-type="float">
            <text:p>154.90451</text:p>
          </table:table-cell>
        </table:table-row>
        <table:table-row table:style-name="ro1">
          <table:table-cell office:value-type="float" office:value="6.3556433" calcext:value-type="float">
            <text:p>6.3556433</text:p>
          </table:table-cell>
          <table:table-cell office:value-type="float" office:value="154.51512" calcext:value-type="float">
            <text:p>154.51512</text:p>
          </table:table-cell>
          <table:table-cell office:value-type="float" office:value="8.252005" calcext:value-type="float">
            <text:p>8.252005</text:p>
          </table:table-cell>
          <table:table-cell office:value-type="float" office:value="143.49817" calcext:value-type="float">
            <text:p>143.49817</text:p>
          </table:table-cell>
          <table:table-cell office:value-type="float" office:value="8.218291" calcext:value-type="float">
            <text:p>8.218291</text:p>
          </table:table-cell>
          <table:table-cell office:value-type="float" office:value="132.66302" calcext:value-type="float">
            <text:p>132.66302</text:p>
          </table:table-cell>
          <table:table-cell office:value-type="float" office:value="7.4134464" calcext:value-type="float">
            <text:p>7.4134464</text:p>
          </table:table-cell>
          <table:table-cell office:value-type="float" office:value="176.94722" calcext:value-type="float">
            <text:p>176.94722</text:p>
          </table:table-cell>
          <table:table-cell office:value-type="float" office:value="6.479709" calcext:value-type="float">
            <text:p>6.479709</text:p>
          </table:table-cell>
          <table:table-cell office:value-type="float" office:value="166.16997" calcext:value-type="float">
            <text:p>166.16997</text:p>
          </table:table-cell>
          <table:table-cell office:value-type="float" office:value="8.821192" calcext:value-type="float">
            <text:p>8.821192</text:p>
          </table:table-cell>
          <table:table-cell office:value-type="float" office:value="155.34344" calcext:value-type="float">
            <text:p>155.34344</text:p>
          </table:table-cell>
          <table:table-cell office:value-type="float" office:value="9.866248" calcext:value-type="float">
            <text:p>9.866248</text:p>
          </table:table-cell>
          <table:table-cell office:value-type="float" office:value="144.54395" calcext:value-type="float">
            <text:p>144.54395</text:p>
          </table:table-cell>
          <table:table-cell office:value-type="float" office:value="11.607152" calcext:value-type="float">
            <text:p>11.607152</text:p>
          </table:table-cell>
          <table:table-cell office:value-type="float" office:value="174.60927" calcext:value-type="float">
            <text:p>174.60927</text:p>
          </table:table-cell>
          <table:table-cell office:value-type="float" office:value="11.706088" calcext:value-type="float">
            <text:p>11.706088</text:p>
          </table:table-cell>
          <table:table-cell office:value-type="float" office:value="161.00998" calcext:value-type="float">
            <text:p>161.00998</text:p>
          </table:table-cell>
          <table:table-cell office:value-type="float" office:value="11.35" calcext:value-type="float">
            <text:p>11.3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154843" calcext:value-type="float">
            <text:p>8.154843</text:p>
          </table:table-cell>
          <table:table-cell office:value-type="float" office:value="122.99467" calcext:value-type="float">
            <text:p>122.99467</text:p>
          </table:table-cell>
          <table:table-cell office:value-type="float" office:value="7.337791" calcext:value-type="float">
            <text:p>7.337791</text:p>
          </table:table-cell>
          <table:table-cell office:value-type="float" office:value="112.78484" calcext:value-type="float">
            <text:p>112.78484</text:p>
          </table:table-cell>
          <table:table-cell office:value-type="float" office:value="7.8265676" calcext:value-type="float">
            <text:p>7.8265676</text:p>
          </table:table-cell>
          <table:table-cell office:value-type="float" office:value="101.23025" calcext:value-type="float">
            <text:p>101.23025</text:p>
          </table:table-cell>
          <table:table-cell office:value-type="float" office:value="5.9938602" calcext:value-type="float">
            <text:p>5.9938602</text:p>
          </table:table-cell>
          <table:table-cell office:value-type="float" office:value="173.22398" calcext:value-type="float">
            <text:p>173.22398</text:p>
          </table:table-cell>
          <table:table-cell office:value-type="float" office:value="6.141667" calcext:value-type="float">
            <text:p>6.141667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309783" calcext:value-type="float">
            <text:p>6.9309783</text:p>
          </table:table-cell>
          <table:table-cell office:value-type="float" office:value="151.59369" calcext:value-type="float">
            <text:p>151.59369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409716" calcext:value-type="float">
            <text:p>5.409716</text:p>
          </table:table-cell>
          <table:table-cell office:value-type="float" office:value="179.91928" calcext:value-type="float">
            <text:p>179.91928</text:p>
          </table:table-cell>
          <table:table-cell office:value-type="float" office:value="5.830863" calcext:value-type="float">
            <text:p>5.830863</text:p>
          </table:table-cell>
          <table:table-cell office:value-type="float" office:value="169.146" calcext:value-type="float">
            <text:p>169.146</text:p>
          </table:table-cell>
          <table:table-cell office:value-type="float" office:value="5.995274" calcext:value-type="float">
            <text:p>5.995274</text:p>
          </table:table-cell>
          <table:table-cell office:value-type="float" office:value="158.322" calcext:value-type="float">
            <text:p>158.322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4772" calcext:value-type="float">
            <text:p>10.44772</text:p>
          </table:table-cell>
          <table:table-cell office:value-type="float" office:value="171.59166" calcext:value-type="float">
            <text:p>171.59166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0.4" calcext:value-type="float">
            <text:p>10.4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605423" calcext:value-type="float">
            <text:p>11.605423</text:p>
          </table:table-cell>
          <table:table-cell office:value-type="float" office:value="139.13997" calcext:value-type="float">
            <text:p>139.13997</text:p>
          </table:table-cell>
          <table:table-cell office:value-type="float" office:value="23.000494" calcext:value-type="float">
            <text:p>23.000494</text:p>
          </table:table-cell>
          <table:table-cell office:value-type="float" office:value="154.53325" calcext:value-type="float">
            <text:p>154.53325</text:p>
          </table:table-cell>
          <table:table-cell office:value-type="float" office:value="23" calcext:value-type="float">
            <text:p>23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032" calcext:value-type="float">
            <text:p>23.000032</text:p>
          </table:table-cell>
          <table:table-cell office:value-type="float" office:value="154.72427" calcext:value-type="float">
            <text:p>154.72427</text:p>
          </table:table-cell>
          <table:table-cell office:value-type="float" office:value="23.000683" calcext:value-type="float">
            <text:p>23.000683</text:p>
          </table:table-cell>
          <table:table-cell office:value-type="float" office:value="154.64288" calcext:value-type="float">
            <text:p>154.64288</text:p>
          </table:table-cell>
          <table:table-cell office:value-type="float" office:value="7.0839467" calcext:value-type="float">
            <text:p>7.0839467</text:p>
          </table:table-cell>
          <table:table-cell office:value-type="float" office:value="137.70255" calcext:value-type="float">
            <text:p>137.70255</text:p>
          </table:table-cell>
          <table:table-cell office:value-type="float" office:value="7.213585" calcext:value-type="float">
            <text:p>7.213585</text:p>
          </table:table-cell>
          <table:table-cell office:value-type="float" office:value="126.31791" calcext:value-type="float">
            <text:p>126.31791</text:p>
          </table:table-cell>
          <table:table-cell office:value-type="float" office:value="8.045837" calcext:value-type="float">
            <text:p>8.045837</text:p>
          </table:table-cell>
          <table:table-cell office:value-type="float" office:value="115.383415" calcext:value-type="float">
            <text:p>115.383415</text:p>
          </table:table-cell>
          <table:table-cell office:value-type="float" office:value="8.037293" calcext:value-type="float">
            <text:p>8.037293</text:p>
          </table:table-cell>
          <table:table-cell office:value-type="float" office:value="104.6845" calcext:value-type="float">
            <text:p>104.6845</text:p>
          </table:table-cell>
        </table:table-row>
        <table:table-row table:style-name="ro1">
          <table:table-cell office:value-type="float" office:value="6.3926873" calcext:value-type="float">
            <text:p>6.3926873</text:p>
          </table:table-cell>
          <table:table-cell office:value-type="float" office:value="155.62645" calcext:value-type="float">
            <text:p>155.62645</text:p>
          </table:table-cell>
          <table:table-cell office:value-type="float" office:value="8.254567" calcext:value-type="float">
            <text:p>8.254567</text:p>
          </table:table-cell>
          <table:table-cell office:value-type="float" office:value="143.57504" calcext:value-type="float">
            <text:p>143.57504</text:p>
          </table:table-cell>
          <table:table-cell office:value-type="float" office:value="8.2185755" calcext:value-type="float">
            <text:p>8.2185755</text:p>
          </table:table-cell>
          <table:table-cell office:value-type="float" office:value="132.67155" calcext:value-type="float">
            <text:p>132.67155</text:p>
          </table:table-cell>
          <table:table-cell office:value-type="float" office:value="7.644887" calcext:value-type="float">
            <text:p>7.644887</text:p>
          </table:table-cell>
          <table:table-cell office:value-type="float" office:value="387.778" calcext:value-type="float">
            <text:p>387.778</text:p>
          </table:table-cell>
          <table:table-cell office:value-type="float" office:value="6.6088758" calcext:value-type="float">
            <text:p>6.6088758</text:p>
          </table:table-cell>
          <table:table-cell office:value-type="float" office:value="283.8343" calcext:value-type="float">
            <text:p>283.8343</text:p>
          </table:table-cell>
          <table:table-cell office:value-type="float" office:value="9.0102" calcext:value-type="float">
            <text:p>9.0102</text:p>
          </table:table-cell>
          <table:table-cell office:value-type="float" office:value="327.52008" calcext:value-type="float">
            <text:p>327.52008</text:p>
          </table:table-cell>
          <table:table-cell office:value-type="float" office:value="9.969747" calcext:value-type="float">
            <text:p>9.969747</text:p>
          </table:table-cell>
          <table:table-cell office:value-type="float" office:value="238.82587" calcext:value-type="float">
            <text:p>238.82587</text:p>
          </table:table-cell>
          <table:table-cell office:value-type="float" office:value="11.840538" calcext:value-type="float">
            <text:p>11.840538</text:p>
          </table:table-cell>
          <table:table-cell office:value-type="float" office:value="181.61087" calcext:value-type="float">
            <text:p>181.61087</text:p>
          </table:table-cell>
          <table:table-cell office:value-type="float" office:value="11.706857" calcext:value-type="float">
            <text:p>11.706857</text:p>
          </table:table-cell>
          <table:table-cell office:value-type="float" office:value="161.03304" calcext:value-type="float">
            <text:p>161.03304</text:p>
          </table:table-cell>
          <table:table-cell office:value-type="float" office:value="13.45" calcext:value-type="float">
            <text:p>13.4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21559" calcext:value-type="float">
            <text:p>8.21559</text:p>
          </table:table-cell>
          <table:table-cell office:value-type="float" office:value="124.817055" calcext:value-type="float">
            <text:p>124.817055</text:p>
          </table:table-cell>
          <table:table-cell office:value-type="float" office:value="7.3458796" calcext:value-type="float">
            <text:p>7.3458796</text:p>
          </table:table-cell>
          <table:table-cell office:value-type="float" office:value="113.027504" calcext:value-type="float">
            <text:p>113.027504</text:p>
          </table:table-cell>
          <table:table-cell office:value-type="float" office:value="8.034287" calcext:value-type="float">
            <text:p>8.034287</text:p>
          </table:table-cell>
          <table:table-cell office:value-type="float" office:value="107.46184" calcext:value-type="float">
            <text:p>107.46184</text:p>
          </table:table-cell>
          <table:table-cell office:value-type="float" office:value="5.9949884" calcext:value-type="float">
            <text:p>5.9949884</text:p>
          </table:table-cell>
          <table:table-cell office:value-type="float" office:value="174.25171" calcext:value-type="float">
            <text:p>174.25171</text:p>
          </table:table-cell>
          <table:table-cell office:value-type="float" office:value="6.6916666" calcext:value-type="float">
            <text:p>6.6916666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686275" calcext:value-type="float">
            <text:p>6.9686275</text:p>
          </table:table-cell>
          <table:table-cell office:value-type="float" office:value="152.72316" calcext:value-type="float">
            <text:p>152.72316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638098" calcext:value-type="float">
            <text:p>5.638098</text:p>
          </table:table-cell>
          <table:table-cell office:value-type="float" office:value="387.9635" calcext:value-type="float">
            <text:p>387.9635</text:p>
          </table:table-cell>
          <table:table-cell office:value-type="float" office:value="5.9970903" calcext:value-type="float">
            <text:p>5.9970903</text:p>
          </table:table-cell>
          <table:table-cell office:value-type="float" office:value="320.5708" calcext:value-type="float">
            <text:p>320.5708</text:p>
          </table:table-cell>
          <table:table-cell office:value-type="float" office:value="5.997304" calcext:value-type="float">
            <text:p>5.997304</text:p>
          </table:table-cell>
          <table:table-cell office:value-type="float" office:value="158.3829" calcext:value-type="float">
            <text:p>158.3829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672165" calcext:value-type="float">
            <text:p>10.4672165</text:p>
          </table:table-cell>
          <table:table-cell office:value-type="float" office:value="172.17657" calcext:value-type="float">
            <text:p>172.17657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877911" calcext:value-type="float">
            <text:p>11.877911</text:p>
          </table:table-cell>
          <table:table-cell office:value-type="float" office:value="387.36264" calcext:value-type="float">
            <text:p>387.36264</text:p>
          </table:table-cell>
          <table:table-cell office:value-type="float" office:value="23.000637" calcext:value-type="float">
            <text:p>23.000637</text:p>
          </table:table-cell>
          <table:table-cell office:value-type="float" office:value="154.53754" calcext:value-type="float">
            <text:p>154.5375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172" calcext:value-type="float">
            <text:p>23.000172</text:p>
          </table:table-cell>
          <table:table-cell office:value-type="float" office:value="154.72845" calcext:value-type="float">
            <text:p>154.72845</text:p>
          </table:table-cell>
          <table:table-cell office:value-type="float" office:value="23.000952" calcext:value-type="float">
            <text:p>23.000952</text:p>
          </table:table-cell>
          <table:table-cell office:value-type="float" office:value="154.65096" calcext:value-type="float">
            <text:p>154.65096</text:p>
          </table:table-cell>
          <table:table-cell office:value-type="float" office:value="7.30982" calcext:value-type="float">
            <text:p>7.30982</text:p>
          </table:table-cell>
          <table:table-cell office:value-type="float" office:value="343.46198" calcext:value-type="float">
            <text:p>343.46198</text:p>
          </table:table-cell>
          <table:table-cell office:value-type="float" office:value="7.215259" calcext:value-type="float">
            <text:p>7.215259</text:p>
          </table:table-cell>
          <table:table-cell office:value-type="float" office:value="126.36813" calcext:value-type="float">
            <text:p>126.36813</text:p>
          </table:table-cell>
          <table:table-cell office:value-type="float" office:value="8.046228" calcext:value-type="float">
            <text:p>8.046228</text:p>
          </table:table-cell>
          <table:table-cell office:value-type="float" office:value="115.39514" calcext:value-type="float">
            <text:p>115.39514</text:p>
          </table:table-cell>
          <table:table-cell office:value-type="float" office:value="8.04571" calcext:value-type="float">
            <text:p>8.04571</text:p>
          </table:table-cell>
          <table:table-cell office:value-type="float" office:value="104.93699" calcext:value-type="float">
            <text:p>104.93699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711429" calcext:value-type="float">
            <text:p>10.711429</text:p>
          </table:table-cell>
          <table:table-cell office:value-type="float" office:value="129.53506" calcext:value-type="float">
            <text:p>129.53506</text:p>
          </table:table-cell>
          <table:table-cell office:value-type="float" office:value="9.4447155" calcext:value-type="float">
            <text:p>9.4447155</text:p>
          </table:table-cell>
          <table:table-cell office:value-type="float" office:value="118.63155" calcext:value-type="float">
            <text:p>118.63155</text:p>
          </table:table-cell>
          <table:table-cell office:value-type="float" office:value="20.154133" calcext:value-type="float">
            <text:p>20.154133</text:p>
          </table:table-cell>
          <table:table-cell office:value-type="float" office:value="201.748" calcext:value-type="float">
            <text:p>201.748</text:p>
          </table:table-cell>
          <table:table-cell office:value-type="float" office:value="18.648743" calcext:value-type="float">
            <text:p>18.648743</text:p>
          </table:table-cell>
          <table:table-cell office:value-type="float" office:value="97.804276" calcext:value-type="float">
            <text:p>97.804276</text:p>
          </table:table-cell>
          <table:table-cell office:value-type="float" office:value="17.318623" calcext:value-type="float">
            <text:p>17.318623</text:p>
          </table:table-cell>
          <table:table-cell office:value-type="float" office:value="141.4901" calcext:value-type="float">
            <text:p>141.4901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52.795853" calcext:value-type="float">
            <text:p>52.795853</text:p>
          </table:table-cell>
          <table:table-cell office:value-type="float" office:value="13.76883" calcext:value-type="float">
            <text:p>13.76883</text:p>
          </table:table-cell>
          <table:table-cell office:value-type="float" office:value="165.6809" calcext:value-type="float">
            <text:p>165.6809</text:p>
          </table:table-cell>
          <table:table-cell office:value-type="float" office:value="14.106037" calcext:value-type="float">
            <text:p>14.106037</text:p>
          </table:table-cell>
          <table:table-cell office:value-type="float" office:value="145.10303" calcext:value-type="float">
            <text:p>145.10303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276167" calcext:value-type="float">
            <text:p>15.276167</text:p>
          </table:table-cell>
          <table:table-cell office:value-type="float" office:value="123.60875" calcext:value-type="float">
            <text:p>123.60875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5987" calcext:value-type="float">
            <text:p>10.415987</text:p>
          </table:table-cell>
          <table:table-cell office:value-type="float" office:value="106.99705" calcext:value-type="float">
            <text:p>106.99705</text:p>
          </table:table-cell>
          <table:table-cell office:value-type="float" office:value="12.62502" calcext:value-type="float">
            <text:p>12.62502</text:p>
          </table:table-cell>
          <table:table-cell office:value-type="float" office:value="95.20753" calcext:value-type="float">
            <text:p>95.20753</text:p>
          </table:table-cell>
          <table:table-cell office:value-type="float" office:value="17.799002" calcext:value-type="float">
            <text:p>17.799002</text:p>
          </table:table-cell>
          <table:table-cell office:value-type="float" office:value="89.64183" calcext:value-type="float">
            <text:p>89.64183</text:p>
          </table:table-cell>
          <table:table-cell office:value-type="float" office:value="6.816846" calcext:value-type="float">
            <text:p>6.816846</text:p>
          </table:table-cell>
          <table:table-cell office:value-type="float" office:value="160.2117" calcext:value-type="float">
            <text:p>160.2117</text:p>
          </table:table-cell>
          <table:table-cell office:value-type="float" office:value="7.3008695" calcext:value-type="float">
            <text:p>7.3008695</text:p>
          </table:table-cell>
          <table:table-cell office:value-type="float" office:value="155.21153" calcext:value-type="float">
            <text:p>155.21153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0964" calcext:value-type="float">
            <text:p>6.350964</text:p>
          </table:table-cell>
          <table:table-cell office:value-type="float" office:value="372.0335" calcext:value-type="float">
            <text:p>372.0335</text:p>
          </table:table-cell>
          <table:table-cell office:value-type="float" office:value="6.9792843" calcext:value-type="float">
            <text:p>6.9792843</text:p>
          </table:table-cell>
          <table:table-cell office:value-type="float" office:value="304.6408" calcext:value-type="float">
            <text:p>304.6408</text:p>
          </table:table-cell>
          <table:table-cell office:value-type="float" office:value="7.2354" calcext:value-type="float">
            <text:p>7.2354</text:p>
          </table:table-cell>
          <table:table-cell office:value-type="float" office:value="142.4529" calcext:value-type="float">
            <text:p>142.4529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156.24657" calcext:value-type="float">
            <text:p>156.24657</text:p>
          </table:table-cell>
          <table:table-cell office:value-type="float" office:value="13.215368" calcext:value-type="float">
            <text:p>13.215368</text:p>
          </table:table-cell>
          <table:table-cell office:value-type="float" office:value="149.22142" calcext:value-type="float">
            <text:p>149.22142</text:p>
          </table:table-cell>
          <table:table-cell office:value-type="float" office:value="14.678242" calcext:value-type="float">
            <text:p>14.678242</text:p>
          </table:table-cell>
          <table:table-cell office:value-type="float" office:value="136.32468" calcext:value-type="float">
            <text:p>136.32468</text:p>
          </table:table-cell>
          <table:table-cell office:value-type="float" office:value="15.092408" calcext:value-type="float">
            <text:p>15.092408</text:p>
          </table:table-cell>
          <table:table-cell office:value-type="float" office:value="371.43265" calcext:value-type="float">
            <text:p>371.43265</text:p>
          </table:table-cell>
          <table:table-cell office:value-type="float" office:value="23.995153" calcext:value-type="float">
            <text:p>23.995153</text:p>
          </table:table-cell>
          <table:table-cell office:value-type="float" office:value="122.40753" calcext:value-type="float">
            <text:p>122.40753</text:p>
          </table:table-cell>
          <table:table-cell office:value-type="float" office:value="23.999245" calcext:value-type="float">
            <text:p>23.999245</text:p>
          </table:table-cell>
          <table:table-cell office:value-type="float" office:value="333.8955" calcext:value-type="float">
            <text:p>333.8955</text:p>
          </table:table-cell>
          <table:table-cell office:value-type="float" office:value="23.995697" calcext:value-type="float">
            <text:p>23.995697</text:p>
          </table:table-cell>
          <table:table-cell office:value-type="float" office:value="122.59845" calcext:value-type="float">
            <text:p>122.598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2095" calcext:value-type="float">
            <text:p>122.52095</text:p>
          </table:table-cell>
          <table:table-cell office:value-type="float" office:value="8.259441" calcext:value-type="float">
            <text:p>8.259441</text:p>
          </table:table-cell>
          <table:table-cell office:value-type="float" office:value="337.52197" calcext:value-type="float">
            <text:p>337.52197</text:p>
          </table:table-cell>
          <table:table-cell office:value-type="float" office:value="8.376897" calcext:value-type="float">
            <text:p>8.376897</text:p>
          </table:table-cell>
          <table:table-cell office:value-type="float" office:value="120.42813" calcext:value-type="float">
            <text:p>120.42813</text:p>
          </table:table-cell>
          <table:table-cell office:value-type="float" office:value="8.233334" calcext:value-type="float">
            <text:p>8.233334</text:p>
          </table:table-cell>
          <table:table-cell office:value-type="float" office:value="109.45514" calcext:value-type="float">
            <text:p>109.45514</text:p>
          </table:table-cell>
          <table:table-cell office:value-type="float" office:value="8.799873" calcext:value-type="float">
            <text:p>8.799873</text:p>
          </table:table-cell>
          <table:table-cell office:value-type="float" office:value="98.99699" calcext:value-type="float">
            <text:p>98.99699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81089" calcext:value-type="float">
            <text:p>10.81089</text:p>
          </table:table-cell>
          <table:table-cell office:value-type="float" office:value="132.5189" calcext:value-type="float">
            <text:p>132.5189</text:p>
          </table:table-cell>
          <table:table-cell office:value-type="float" office:value="9.446114" calcext:value-type="float">
            <text:p>9.446114</text:p>
          </table:table-cell>
          <table:table-cell office:value-type="float" office:value="118.67349" calcext:value-type="float">
            <text:p>118.67349</text:p>
          </table:table-cell>
          <table:table-cell office:value-type="float" office:value="20.155472" calcext:value-type="float">
            <text:p>20.155472</text:p>
          </table:table-cell>
          <table:table-cell office:value-type="float" office:value="201.78818" calcext:value-type="float">
            <text:p>201.78818</text:p>
          </table:table-cell>
          <table:table-cell office:value-type="float" office:value="18.68263" calcext:value-type="float">
            <text:p>18.68263</text:p>
          </table:table-cell>
          <table:table-cell office:value-type="float" office:value="98.82091" calcext:value-type="float">
            <text:p>98.82091</text:p>
          </table:table-cell>
          <table:table-cell office:value-type="float" office:value="17.318968" calcext:value-type="float">
            <text:p>17.318968</text:p>
          </table:table-cell>
          <table:table-cell office:value-type="float" office:value="141.50046" calcext:value-type="float">
            <text:p>141.50046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215.54582" calcext:value-type="float">
            <text:p>215.54582</text:p>
          </table:table-cell>
          <table:table-cell office:value-type="float" office:value="13.977741" calcext:value-type="float">
            <text:p>13.977741</text:p>
          </table:table-cell>
          <table:table-cell office:value-type="float" office:value="171.94823" calcext:value-type="float">
            <text:p>171.94823</text:p>
          </table:table-cell>
          <table:table-cell office:value-type="float" office:value="14.107329" calcext:value-type="float">
            <text:p>14.107329</text:p>
          </table:table-cell>
          <table:table-cell office:value-type="float" office:value="145.1418" calcext:value-type="float">
            <text:p>145.1418</text:p>
          </table:table-cell>
          <table:table-cell office:value-type="float" office:value="16.475" calcext:value-type="float">
            <text:p>16.475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807165" calcext:value-type="float">
            <text:p>15.807165</text:p>
          </table:table-cell>
          <table:table-cell office:value-type="float" office:value="139.53871" calcext:value-type="float">
            <text:p>139.53871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8077" calcext:value-type="float">
            <text:p>10.418077</text:p>
          </table:table-cell>
          <table:table-cell office:value-type="float" office:value="107.05976" calcext:value-type="float">
            <text:p>107.05976</text:p>
          </table:table-cell>
          <table:table-cell office:value-type="float" office:value="12.866738" calcext:value-type="float">
            <text:p>12.866738</text:p>
          </table:table-cell>
          <table:table-cell office:value-type="float" office:value="315.401" calcext:value-type="float">
            <text:p>315.401</text:p>
          </table:table-cell>
          <table:table-cell office:value-type="float" office:value="17.80083" calcext:value-type="float">
            <text:p>17.80083</text:p>
          </table:table-cell>
          <table:table-cell office:value-type="float" office:value="89.6967" calcext:value-type="float">
            <text:p>89.6967</text:p>
          </table:table-cell>
          <table:table-cell office:value-type="float" office:value="6.8284855" calcext:value-type="float">
            <text:p>6.8284855</text:p>
          </table:table-cell>
          <table:table-cell office:value-type="float" office:value="160.56088" calcext:value-type="float">
            <text:p>160.56088</text:p>
          </table:table-cell>
          <table:table-cell office:value-type="float" office:value="7.3360195" calcext:value-type="float">
            <text:p>7.3360195</text:p>
          </table:table-cell>
          <table:table-cell office:value-type="float" office:value="156.26604" calcext:value-type="float">
            <text:p>156.26604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8.375" calcext:value-type="float">
            <text:p>8.37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1145" calcext:value-type="float">
            <text:p>6.351145</text:p>
          </table:table-cell>
          <table:table-cell office:value-type="float" office:value="372.19815" calcext:value-type="float">
            <text:p>372.19815</text:p>
          </table:table-cell>
          <table:table-cell office:value-type="float" office:value="7.0141034" calcext:value-type="float">
            <text:p>7.0141034</text:p>
          </table:table-cell>
          <table:table-cell office:value-type="float" office:value="305.6854" calcext:value-type="float">
            <text:p>305.6854</text:p>
          </table:table-cell>
          <table:table-cell office:value-type="float" office:value="7.235773" calcext:value-type="float">
            <text:p>7.235773</text:p>
          </table:table-cell>
          <table:table-cell office:value-type="float" office:value="142.46408" calcext:value-type="float">
            <text:p>142.46408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16.74655" calcext:value-type="float">
            <text:p>216.74655</text:p>
          </table:table-cell>
          <table:table-cell office:value-type="float" office:value="13.287592" calcext:value-type="float">
            <text:p>13.287592</text:p>
          </table:table-cell>
          <table:table-cell office:value-type="float" office:value="151.38812" calcext:value-type="float">
            <text:p>151.38812</text:p>
          </table:table-cell>
          <table:table-cell office:value-type="float" office:value="14.750443" calcext:value-type="float">
            <text:p>14.750443</text:p>
          </table:table-cell>
          <table:table-cell office:value-type="float" office:value="202.09683" calcext:value-type="float">
            <text:p>202.09683</text:p>
          </table:table-cell>
          <table:table-cell office:value-type="float" office:value="15.109896" calcext:value-type="float">
            <text:p>15.109896</text:p>
          </table:table-cell>
          <table:table-cell office:value-type="float" office:value="371.95728" calcext:value-type="float">
            <text:p>371.95728</text:p>
          </table:table-cell>
          <table:table-cell office:value-type="float" office:value="23.995304" calcext:value-type="float">
            <text:p>23.995304</text:p>
          </table:table-cell>
          <table:table-cell office:value-type="float" office:value="122.41205" calcext:value-type="float">
            <text:p>122.41205</text:p>
          </table:table-cell>
          <table:table-cell office:value-type="float" office:value="23.999714" calcext:value-type="float">
            <text:p>23.999714</text:p>
          </table:table-cell>
          <table:table-cell office:value-type="float" office:value="333.90958" calcext:value-type="float">
            <text:p>333.90958</text:p>
          </table:table-cell>
          <table:table-cell office:value-type="float" office:value="23.995834" calcext:value-type="float">
            <text:p>23.995834</text:p>
          </table:table-cell>
          <table:table-cell office:value-type="float" office:value="122.60257" calcext:value-type="float">
            <text:p>122.60257</text:p>
          </table:table-cell>
          <table:table-cell office:value-type="float" office:value="24" calcext:value-type="float">
            <text:p>24</text:p>
          </table:table-cell>
          <table:table-cell office:value-type="float" office:value="122.77095" calcext:value-type="float">
            <text:p>122.77095</text:p>
          </table:table-cell>
          <table:table-cell office:value-type="float" office:value="8.259949" calcext:value-type="float">
            <text:p>8.259949</text:p>
          </table:table-cell>
          <table:table-cell office:value-type="float" office:value="337.98416" calcext:value-type="float">
            <text:p>337.98416</text:p>
          </table:table-cell>
          <table:table-cell office:value-type="float" office:value="8.532141" calcext:value-type="float">
            <text:p>8.532141</text:p>
          </table:table-cell>
          <table:table-cell office:value-type="float" office:value="125.08545" calcext:value-type="float">
            <text:p>125.08545</text:p>
          </table:table-cell>
          <table:table-cell office:value-type="float" office:value="9.016666" calcext:value-type="float">
            <text:p>9.016666</text:p>
          </table:table-cell>
          <table:table-cell office:value-type="float" office:value="132.95512" calcext:value-type="float">
            <text:p>132.95512</text:p>
          </table:table-cell>
          <table:table-cell office:value-type="float" office:value="9.116794" calcext:value-type="float">
            <text:p>9.116794</text:p>
          </table:table-cell>
          <table:table-cell office:value-type="float" office:value="387.69635" calcext:value-type="float">
            <text:p>387.69635</text:p>
          </table:table-cell>
        </table:table-row>
        <table:table-row table:style-name="ro1">
          <table:table-cell office:value-type="float" office:value="12.271247" calcext:value-type="float">
            <text:p>12.271247</text:p>
          </table:table-cell>
          <table:table-cell office:value-type="float" office:value="129.16644" calcext:value-type="float">
            <text:p>129.16644</text:p>
          </table:table-cell>
          <table:table-cell office:value-type="float" office:value="11.443418" calcext:value-type="float">
            <text:p>11.443418</text:p>
          </table:table-cell>
          <table:table-cell office:value-type="float" office:value="120.09891" calcext:value-type="float">
            <text:p>120.09891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06.253494" calcext:value-type="float">
            <text:p>106.253494</text:p>
          </table:table-cell>
          <table:table-cell office:value-type="float" office:value="23.000843" calcext:value-type="float">
            <text:p>23.000843</text:p>
          </table:table-cell>
          <table:table-cell office:value-type="float" office:value="134.01816" calcext:value-type="float">
            <text:p>134.01816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41.85091" calcext:value-type="float">
            <text:p>41.85091</text:p>
          </table:table-cell>
          <table:table-cell office:value-type="float" office:value="23" calcext:value-type="float">
            <text:p>23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593" calcext:value-type="float">
            <text:p>23.000593</text:p>
          </table:table-cell>
          <table:table-cell office:value-type="float" office:value="180.17581" calcext:value-type="float">
            <text:p>180.17581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860727" calcext:value-type="float">
            <text:p>17.860727</text:p>
          </table:table-cell>
          <table:table-cell office:value-type="float" office:value="132.9918" calcext:value-type="float">
            <text:p>132.9918</text:p>
          </table:table-cell>
          <table:table-cell office:value-type="float" office:value="18.881643" calcext:value-type="float">
            <text:p>18.881643</text:p>
          </table:table-cell>
          <table:table-cell office:value-type="float" office:value="278.40997" calcext:value-type="float">
            <text:p>278.40997</text:p>
          </table:table-cell>
          <table:table-cell office:value-type="float" office:value="18.258839" calcext:value-type="float">
            <text:p>18.258839</text:p>
          </table:table-cell>
          <table:table-cell office:value-type="float" office:value="127.38871" calcext:value-type="float">
            <text:p>127.38871</text:p>
          </table:table-cell>
          <table:table-cell office:value-type="float" office:value="18.867859" calcext:value-type="float">
            <text:p>18.867859</text:p>
          </table:table-cell>
          <table:table-cell office:value-type="float" office:value="96.61026" calcext:value-type="float">
            <text:p>96.61026</text:p>
          </table:table-cell>
          <table:table-cell office:value-type="float" office:value="20.169603" calcext:value-type="float">
            <text:p>20.169603</text:p>
          </table:table-cell>
          <table:table-cell office:value-type="float" office:value="87.88974" calcext:value-type="float">
            <text:p>87.88974</text:p>
          </table:table-cell>
          <table:table-cell office:value-type="float" office:value="20.059834" calcext:value-type="float">
            <text:p>20.059834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70.52669" calcext:value-type="float">
            <text:p>70.52669</text:p>
          </table:table-cell>
          <table:table-cell office:value-type="float" office:value="7.8297133" calcext:value-type="float">
            <text:p>7.8297133</text:p>
          </table:table-cell>
          <table:table-cell office:value-type="float" office:value="148.9509" calcext:value-type="float">
            <text:p>148.9509</text:p>
          </table:table-cell>
          <table:table-cell office:value-type="float" office:value="8.296455" calcext:value-type="float">
            <text:p>8.296455</text:p>
          </table:table-cell>
          <table:table-cell office:value-type="float" office:value="144.65604" calcext:value-type="float">
            <text:p>144.65604</text:p>
          </table:table-cell>
          <table:table-cell office:value-type="float" office:value="9.00729" calcext:value-type="float">
            <text:p>9.00729</text:p>
          </table:table-cell>
          <table:table-cell office:value-type="float" office:value="127.07317" calcext:value-type="float">
            <text:p>127.07317</text:p>
          </table:table-cell>
          <table:table-cell office:value-type="float" office:value="9.416011" calcext:value-type="float">
            <text:p>9.416011</text:p>
          </table:table-cell>
          <table:table-cell office:value-type="float" office:value="118.997826" calcext:value-type="float">
            <text:p>118.997826</text:p>
          </table:table-cell>
          <table:table-cell office:value-type="float" office:value="7.219363" calcext:value-type="float">
            <text:p>7.219363</text:p>
          </table:table-cell>
          <table:table-cell office:value-type="float" office:value="360.58813" calcext:value-type="float">
            <text:p>360.58813</text:p>
          </table:table-cell>
          <table:table-cell office:value-type="float" office:value="8.252725" calcext:value-type="float">
            <text:p>8.252725</text:p>
          </table:table-cell>
          <table:table-cell office:value-type="float" office:value="294.07538" calcext:value-type="float">
            <text:p>294.07538</text:p>
          </table:table-cell>
          <table:table-cell office:value-type="float" office:value="8.078093" calcext:value-type="float">
            <text:p>8.078093</text:p>
          </table:table-cell>
          <table:table-cell office:value-type="float" office:value="130.8541" calcext:value-type="float">
            <text:p>130.8541</text:p>
          </table:table-cell>
          <table:table-cell office:value-type="float" office:value="8.452925" calcext:value-type="float">
            <text:p>8.452925</text:p>
          </table:table-cell>
          <table:table-cell office:value-type="float" office:value="120.0026" calcext:value-type="float">
            <text:p>120.0026</text:p>
          </table:table-cell>
          <table:table-cell office:value-type="float" office:value="14.938762" calcext:value-type="float">
            <text:p>14.938762</text:p>
          </table:table-cell>
          <table:table-cell office:value-type="float" office:value="202.97655" calcext:value-type="float">
            <text:p>202.97655</text:p>
          </table:table-cell>
          <table:table-cell office:value-type="float" office:value="17.319155" calcext:value-type="float">
            <text:p>17.319155</text:p>
          </table:table-cell>
          <table:table-cell office:value-type="float" office:value="137.61812" calcext:value-type="float">
            <text:p>137.61812</text:p>
          </table:table-cell>
          <table:table-cell office:value-type="float" office:value="17.674152" calcext:value-type="float">
            <text:p>17.674152</text:p>
          </table:table-cell>
          <table:table-cell office:value-type="float" office:value="188.32683" calcext:value-type="float">
            <text:p>188.32683</text:p>
          </table:table-cell>
          <table:table-cell office:value-type="float" office:value="18.035128" calcext:value-type="float">
            <text:p>18.035128</text:p>
          </table:table-cell>
          <table:table-cell office:value-type="float" office:value="358.18726" calcext:value-type="float">
            <text:p>358.187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43747" calcext:value-type="float">
            <text:p>9.543747</text:p>
          </table:table-cell>
          <table:table-cell office:value-type="float" office:value="322.86417" calcext:value-type="float">
            <text:p>322.86417</text:p>
          </table:table-cell>
          <table:table-cell office:value-type="float" office:value="9.15" calcext:value-type="float">
            <text:p>9.15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22222" calcext:value-type="float">
            <text:p>9.822222</text:p>
          </table:table-cell>
          <table:table-cell office:value-type="float" office:value="117.835106" calcext:value-type="float">
            <text:p>117.835106</text:p>
          </table:table-cell>
          <table:table-cell office:value-type="float" office:value="10.141279" calcext:value-type="float">
            <text:p>10.141279</text:p>
          </table:table-cell>
          <table:table-cell office:value-type="float" office:value="372.57635" calcext:value-type="float">
            <text:p>372.57635</text:p>
          </table:table-cell>
        </table:table-row>
        <table:table-row table:style-name="ro1">
          <table:table-cell office:value-type="float" office:value="12.883707" calcext:value-type="float">
            <text:p>12.883707</text:p>
          </table:table-cell>
          <table:table-cell office:value-type="float" office:value="147.54025" calcext:value-type="float">
            <text:p>147.54025</text:p>
          </table:table-cell>
          <table:table-cell office:value-type="float" office:value="11.607226" calcext:value-type="float">
            <text:p>11.607226</text:p>
          </table:table-cell>
          <table:table-cell office:value-type="float" office:value="125.01317" calcext:value-type="float">
            <text:p>125.01317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69.7535" calcext:value-type="float">
            <text:p>169.7535</text:p>
          </table:table-cell>
          <table:table-cell office:value-type="float" office:value="23.000998" calcext:value-type="float">
            <text:p>23.000998</text:p>
          </table:table-cell>
          <table:table-cell office:value-type="float" office:value="134.15889" calcext:value-type="float">
            <text:p>134.15889</text:p>
          </table:table-cell>
          <table:table-cell office:value-type="float" office:value="23.000664" calcext:value-type="float">
            <text:p>23.000664</text:p>
          </table:table-cell>
          <table:table-cell office:value-type="float" office:value="42.38606" calcext:value-type="float">
            <text:p>42.38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769" calcext:value-type="float">
            <text:p>23.000769</text:p>
          </table:table-cell>
          <table:table-cell office:value-type="float" office:value="180.33566" calcext:value-type="float">
            <text:p>180.33566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93634" calcext:value-type="float">
            <text:p>17.93634</text:p>
          </table:table-cell>
          <table:table-cell office:value-type="float" office:value="135.2602" calcext:value-type="float">
            <text:p>135.2602</text:p>
          </table:table-cell>
          <table:table-cell office:value-type="float" office:value="18.884125" calcext:value-type="float">
            <text:p>18.884125</text:p>
          </table:table-cell>
          <table:table-cell office:value-type="float" office:value="278.4844" calcext:value-type="float">
            <text:p>278.4844</text:p>
          </table:table-cell>
          <table:table-cell office:value-type="float" office:value="19.23048" calcext:value-type="float">
            <text:p>19.23048</text:p>
          </table:table-cell>
          <table:table-cell office:value-type="float" office:value="156.53796" calcext:value-type="float">
            <text:p>156.53796</text:p>
          </table:table-cell>
          <table:table-cell office:value-type="float" office:value="18.869265" calcext:value-type="float">
            <text:p>18.869265</text:p>
          </table:table-cell>
          <table:table-cell office:value-type="float" office:value="96.652435" calcext:value-type="float">
            <text:p>96.652435</text:p>
          </table:table-cell>
          <table:table-cell office:value-type="float" office:value="20.171387" calcext:value-type="float">
            <text:p>20.171387</text:p>
          </table:table-cell>
          <table:table-cell office:value-type="float" office:value="87.94324" calcext:value-type="float">
            <text:p>87.94324</text:p>
          </table:table-cell>
          <table:table-cell office:value-type="float" office:value="20.679155" calcext:value-type="float">
            <text:p>20.679155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21.125" calcext:value-type="float">
            <text:p>21.125</text:p>
          </table:table-cell>
          <table:table-cell office:value-type="float" office:value="116.02668" calcext:value-type="float">
            <text:p>116.02668</text:p>
          </table:table-cell>
          <table:table-cell office:value-type="float" office:value="8.41806" calcext:value-type="float">
            <text:p>8.41806</text:p>
          </table:table-cell>
          <table:table-cell office:value-type="float" office:value="166.6013" calcext:value-type="float">
            <text:p>166.6013</text:p>
          </table:table-cell>
          <table:table-cell office:value-type="float" office:value="8.317151" calcext:value-type="float">
            <text:p>8.317151</text:p>
          </table:table-cell>
          <table:table-cell office:value-type="float" office:value="145.2769" calcext:value-type="float">
            <text:p>145.2769</text:p>
          </table:table-cell>
          <table:table-cell office:value-type="float" office:value="9.0504265" calcext:value-type="float">
            <text:p>9.0504265</text:p>
          </table:table-cell>
          <table:table-cell office:value-type="float" office:value="128.36728" calcext:value-type="float">
            <text:p>128.36728</text:p>
          </table:table-cell>
          <table:table-cell office:value-type="float" office:value="9.431962" calcext:value-type="float">
            <text:p>9.431962</text:p>
          </table:table-cell>
          <table:table-cell office:value-type="float" office:value="119.476364" calcext:value-type="float">
            <text:p>119.476364</text:p>
          </table:table-cell>
          <table:table-cell office:value-type="float" office:value="7.2195406" calcext:value-type="float">
            <text:p>7.2195406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8.2959795" calcext:value-type="float">
            <text:p>8.2959795</text:p>
          </table:table-cell>
          <table:table-cell office:value-type="float" office:value="295.37302" calcext:value-type="float">
            <text:p>295.37302</text:p>
          </table:table-cell>
          <table:table-cell office:value-type="float" office:value="8.342309" calcext:value-type="float">
            <text:p>8.342309</text:p>
          </table:table-cell>
          <table:table-cell office:value-type="float" office:value="371.5427" calcext:value-type="float">
            <text:p>371.5427</text:p>
          </table:table-cell>
          <table:table-cell office:value-type="float" office:value="8.747075" calcext:value-type="float">
            <text:p>8.747075</text:p>
          </table:table-cell>
          <table:table-cell office:value-type="float" office:value="387.95898" calcext:value-type="float">
            <text:p>387.95898</text:p>
          </table:table-cell>
          <table:table-cell office:value-type="float" office:value="15.036687" calcext:value-type="float">
            <text:p>15.036687</text:p>
          </table:table-cell>
          <table:table-cell office:value-type="float" office:value="205.9143" calcext:value-type="float">
            <text:p>205.9143</text:p>
          </table:table-cell>
          <table:table-cell office:value-type="float" office:value="17.330475" calcext:value-type="float">
            <text:p>17.330475</text:p>
          </table:table-cell>
          <table:table-cell office:value-type="float" office:value="137.95772" calcext:value-type="float">
            <text:p>137.95772</text:p>
          </table:table-cell>
          <table:table-cell office:value-type="float" office:value="17.772629" calcext:value-type="float">
            <text:p>17.772629</text:p>
          </table:table-cell>
          <table:table-cell office:value-type="float" office:value="191.28113" calcext:value-type="float">
            <text:p>191.28113</text:p>
          </table:table-cell>
          <table:table-cell office:value-type="float" office:value="18.24999" calcext:value-type="float">
            <text:p>18.24999</text:p>
          </table:table-cell>
          <table:table-cell office:value-type="float" office:value="364.63315" calcext:value-type="float">
            <text:p>364.633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0223" calcext:value-type="float">
            <text:p>9.550223</text:p>
          </table:table-cell>
          <table:table-cell office:value-type="float" office:value="323.05847" calcext:value-type="float">
            <text:p>323.05847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65682" calcext:value-type="float">
            <text:p>9.865682</text:p>
          </table:table-cell>
          <table:table-cell office:value-type="float" office:value="119.1389" calcext:value-type="float">
            <text:p>119.1389</text:p>
          </table:table-cell>
          <table:table-cell office:value-type="float" office:value="10.3231125" calcext:value-type="float">
            <text:p>10.3231125</text:p>
          </table:table-cell>
          <table:table-cell office:value-type="float" office:value="378.03134" calcext:value-type="float">
            <text:p>378.03134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22878" calcext:value-type="float">
            <text:p>15.322878</text:p>
          </table:table-cell>
          <table:table-cell office:value-type="float" office:value="111.243164" calcext:value-type="float">
            <text:p>111.243164</text:p>
          </table:table-cell>
          <table:table-cell office:value-type="float" office:value="14.829241" calcext:value-type="float">
            <text:p>14.829241</text:p>
          </table:table-cell>
          <table:table-cell office:value-type="float" office:value="155.98352" calcext:value-type="float">
            <text:p>155.98352</text:p>
          </table:table-cell>
          <table:table-cell office:value-type="float" office:value="23.991938" calcext:value-type="float">
            <text:p>23.991938</text:p>
          </table:table-cell>
          <table:table-cell office:value-type="float" office:value="102.028885" calcext:value-type="float">
            <text:p>102.028885</text:p>
          </table:table-cell>
          <table:table-cell office:value-type="float" office:value="23.998026" calcext:value-type="float">
            <text:p>23.998026</text:p>
          </table:table-cell>
          <table:table-cell office:value-type="float" office:value="10.256054" calcext:value-type="float">
            <text:p>10.25605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3677" calcext:value-type="float">
            <text:p>23.993677</text:p>
          </table:table-cell>
          <table:table-cell office:value-type="float" office:value="148.20566" calcext:value-type="float">
            <text:p>148.20566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7314" calcext:value-type="float">
            <text:p>20.87314</text:p>
          </table:table-cell>
          <table:table-cell office:value-type="float" office:value="121.49022" calcext:value-type="float">
            <text:p>121.49022</text:p>
          </table:table-cell>
          <table:table-cell office:value-type="float" office:value="21.42915" calcext:value-type="float">
            <text:p>21.42915</text:p>
          </table:table-cell>
          <table:table-cell office:value-type="float" office:value="264.71442" calcext:value-type="float">
            <text:p>264.71442</text:p>
          </table:table-cell>
          <table:table-cell office:value-type="float" office:value="21.551655" calcext:value-type="float">
            <text:p>21.551655</text:p>
          </table:table-cell>
          <table:table-cell office:value-type="float" office:value="142.76793" calcext:value-type="float">
            <text:p>142.76793</text:p>
          </table:table-cell>
          <table:table-cell office:value-type="float" office:value="21.33961" calcext:value-type="float">
            <text:p>21.33961</text:p>
          </table:table-cell>
          <table:table-cell office:value-type="float" office:value="77.21242" calcext:value-type="float">
            <text:p>77.21242</text:p>
          </table:table-cell>
          <table:table-cell office:value-type="float" office:value="21.998602" calcext:value-type="float">
            <text:p>21.998602</text:p>
          </table:table-cell>
          <table:table-cell office:value-type="float" office:value="68.50329" calcext:value-type="float">
            <text:p>68.50329</text:p>
          </table:table-cell>
          <table:table-cell office:value-type="float" office:value="22.453379" calcext:value-type="float">
            <text:p>22.453379</text:p>
          </table:table-cell>
          <table:table-cell office:value-type="float" office:value="276.791" calcext:value-type="float">
            <text:p>276.791</text:p>
          </table:table-cell>
          <table:table-cell office:value-type="float" office:value="22.857521" calcext:value-type="float">
            <text:p>22.857521</text:p>
          </table:table-cell>
          <table:table-cell office:value-type="float" office:value="96.58667" calcext:value-type="float">
            <text:p>96.58667</text:p>
          </table:table-cell>
          <table:table-cell office:value-type="float" office:value="9.145007" calcext:value-type="float">
            <text:p>9.145007</text:p>
          </table:table-cell>
          <table:table-cell office:value-type="float" office:value="150.9413" calcext:value-type="float">
            <text:p>150.9413</text:p>
          </table:table-cell>
          <table:table-cell office:value-type="float" office:value="9.821313" calcext:value-type="float">
            <text:p>9.821313</text:p>
          </table:table-cell>
          <table:table-cell office:value-type="float" office:value="129.61693" calcext:value-type="float">
            <text:p>129.61693</text:p>
          </table:table-cell>
          <table:table-cell office:value-type="float" office:value="10.413308" calcext:value-type="float">
            <text:p>10.413308</text:p>
          </table:table-cell>
          <table:table-cell office:value-type="float" office:value="112.70727" calcext:value-type="float">
            <text:p>112.70727</text:p>
          </table:table-cell>
          <table:table-cell office:value-type="float" office:value="10.430288" calcext:value-type="float">
            <text:p>10.430288</text:p>
          </table:table-cell>
          <table:table-cell office:value-type="float" office:value="103.81635" calcext:value-type="float">
            <text:p>103.8163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469629" calcext:value-type="float">
            <text:p>9.469629</text:p>
          </table:table-cell>
          <table:table-cell office:value-type="float" office:value="279.173" calcext:value-type="float">
            <text:p>279.173</text:p>
          </table:table-cell>
          <table:table-cell office:value-type="float" office:value="9.585677" calcext:value-type="float">
            <text:p>9.585677</text:p>
          </table:table-cell>
          <table:table-cell office:value-type="float" office:value="355.34268" calcext:value-type="float">
            <text:p>355.34268</text:p>
          </table:table-cell>
          <table:table-cell office:value-type="float" office:value="9.871219" calcext:value-type="float">
            <text:p>9.871219</text:p>
          </table:table-cell>
          <table:table-cell office:value-type="float" office:value="371.75897" calcext:value-type="float">
            <text:p>371.75897</text:p>
          </table:table-cell>
          <table:table-cell office:value-type="float" office:value="19.10816" calcext:value-type="float">
            <text:p>19.10816</text:p>
          </table:table-cell>
          <table:table-cell office:value-type="float" office:value="189.71431" calcext:value-type="float">
            <text:p>189.71431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19.090551" calcext:value-type="float">
            <text:p>19.090551</text:p>
          </table:table-cell>
          <table:table-cell office:value-type="float" office:value="348.43314" calcext:value-type="float">
            <text:p>348.4331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0818" calcext:value-type="float">
            <text:p>10.410818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96.19546" calcext:value-type="float">
            <text:p>96.19546</text:p>
          </table:table-cell>
          <table:table-cell office:value-type="float" office:value="10.840538" calcext:value-type="float">
            <text:p>10.840538</text:p>
          </table:table-cell>
          <table:table-cell office:value-type="float" office:value="105.3689" calcext:value-type="float">
            <text:p>105.3689</text:p>
          </table:table-cell>
          <table:table-cell office:value-type="float" office:value="11.17316" calcext:value-type="float">
            <text:p>11.17316</text:p>
          </table:table-cell>
          <table:table-cell office:value-type="float" office:value="364.26135" calcext:value-type="float">
            <text:p>364.26135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30514" calcext:value-type="float">
            <text:p>15.330514</text:p>
          </table:table-cell>
          <table:table-cell office:value-type="float" office:value="111.472244" calcext:value-type="float">
            <text:p>111.472244</text:p>
          </table:table-cell>
          <table:table-cell office:value-type="float" office:value="14.830714" calcext:value-type="float">
            <text:p>14.830714</text:p>
          </table:table-cell>
          <table:table-cell office:value-type="float" office:value="156.02773" calcext:value-type="float">
            <text:p>156.02773</text:p>
          </table:table-cell>
          <table:table-cell office:value-type="float" office:value="23.99219" calcext:value-type="float">
            <text:p>23.99219</text:p>
          </table:table-cell>
          <table:table-cell office:value-type="float" office:value="102.25823" calcext:value-type="float">
            <text:p>102.25823</text:p>
          </table:table-cell>
          <table:table-cell office:value-type="float" office:value="23.998657" calcext:value-type="float">
            <text:p>23.998657</text:p>
          </table:table-cell>
          <table:table-cell office:value-type="float" office:value="10.274994" calcext:value-type="float">
            <text:p>10.274994</text:p>
          </table:table-cell>
          <table:table-cell office:value-type="float" office:value="24" calcext:value-type="float">
            <text:p>24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4009" calcext:value-type="float">
            <text:p>23.994009</text:p>
          </table:table-cell>
          <table:table-cell office:value-type="float" office:value="148.2156" calcext:value-type="float">
            <text:p>148.2156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82317" calcext:value-type="float">
            <text:p>20.882317</text:p>
          </table:table-cell>
          <table:table-cell office:value-type="float" office:value="129.84933" calcext:value-type="float">
            <text:p>129.84933</text:p>
          </table:table-cell>
          <table:table-cell office:value-type="float" office:value="21.430717" calcext:value-type="float">
            <text:p>21.430717</text:p>
          </table:table-cell>
          <table:table-cell office:value-type="float" office:value="264.76144" calcext:value-type="float">
            <text:p>264.76144</text:p>
          </table:table-cell>
          <table:table-cell office:value-type="float" office:value="21.55625" calcext:value-type="float">
            <text:p>21.55625</text:p>
          </table:table-cell>
          <table:table-cell office:value-type="float" office:value="142.90578" calcext:value-type="float">
            <text:p>142.90578</text:p>
          </table:table-cell>
          <table:table-cell office:value-type="float" office:value="21.34764" calcext:value-type="float">
            <text:p>21.34764</text:p>
          </table:table-cell>
          <table:table-cell office:value-type="float" office:value="84.52729" calcext:value-type="float">
            <text:p>84.52729</text:p>
          </table:table-cell>
          <table:table-cell office:value-type="float" office:value="22.196175" calcext:value-type="float">
            <text:p>22.196175</text:p>
          </table:table-cell>
          <table:table-cell office:value-type="float" office:value="74.430466" calcext:value-type="float">
            <text:p>74.430466</text:p>
          </table:table-cell>
          <table:table-cell office:value-type="float" office:value="22.716852" calcext:value-type="float">
            <text:p>22.716852</text:p>
          </table:table-cell>
          <table:table-cell office:value-type="float" office:value="284.6952" calcext:value-type="float">
            <text:p>284.6952</text:p>
          </table:table-cell>
          <table:table-cell office:value-type="float" office:value="22.954819" calcext:value-type="float">
            <text:p>22.954819</text:p>
          </table:table-cell>
          <table:table-cell office:value-type="float" office:value="99.5056" calcext:value-type="float">
            <text:p>99.5056</text:p>
          </table:table-cell>
          <table:table-cell office:value-type="float" office:value="9.1842785" calcext:value-type="float">
            <text:p>9.1842785</text:p>
          </table:table-cell>
          <table:table-cell office:value-type="float" office:value="186.71555" calcext:value-type="float">
            <text:p>186.71555</text:p>
          </table:table-cell>
          <table:table-cell office:value-type="float" office:value="9.822076" calcext:value-type="float">
            <text:p>9.822076</text:p>
          </table:table-cell>
          <table:table-cell office:value-type="float" office:value="129.63982" calcext:value-type="float">
            <text:p>129.63982</text:p>
          </table:table-cell>
          <table:table-cell office:value-type="float" office:value="10.414713" calcext:value-type="float">
            <text:p>10.414713</text:p>
          </table:table-cell>
          <table:table-cell office:value-type="float" office:value="112.74941" calcext:value-type="float">
            <text:p>112.74941</text:p>
          </table:table-cell>
          <table:table-cell office:value-type="float" office:value="10.446096" calcext:value-type="float">
            <text:p>10.446096</text:p>
          </table:table-cell>
          <table:table-cell office:value-type="float" office:value="104.290596" calcext:value-type="float">
            <text:p>104.290596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516042" calcext:value-type="float">
            <text:p>9.516042</text:p>
          </table:table-cell>
          <table:table-cell office:value-type="float" office:value="321.45175" calcext:value-type="float">
            <text:p>321.45175</text:p>
          </table:table-cell>
          <table:table-cell office:value-type="float" office:value="9.590144" calcext:value-type="float">
            <text:p>9.590144</text:p>
          </table:table-cell>
          <table:table-cell office:value-type="float" office:value="355.47668" calcext:value-type="float">
            <text:p>355.47668</text:p>
          </table:table-cell>
          <table:table-cell office:value-type="float" office:value="9.882462" calcext:value-type="float">
            <text:p>9.882462</text:p>
          </table:table-cell>
          <table:table-cell office:value-type="float" office:value="372.09625" calcext:value-type="float">
            <text:p>372.09625</text:p>
          </table:table-cell>
          <table:table-cell office:value-type="float" office:value="19.190193" calcext:value-type="float">
            <text:p>19.190193</text:p>
          </table:table-cell>
          <table:table-cell office:value-type="float" office:value="264.4424" calcext:value-type="float">
            <text:p>264.442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20.409449" calcext:value-type="float">
            <text:p>20.409449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21214" calcext:value-type="float">
            <text:p>10.721214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117.44545" calcext:value-type="float">
            <text:p>117.44545</text:p>
          </table:table-cell>
          <table:table-cell office:value-type="float" office:value="10.843047" calcext:value-type="float">
            <text:p>10.843047</text:p>
          </table:table-cell>
          <table:table-cell office:value-type="float" office:value="107.65458" calcext:value-type="float">
            <text:p>107.65458</text:p>
          </table:table-cell>
          <table:table-cell office:value-type="float" office:value="11.208005" calcext:value-type="float">
            <text:p>11.208005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345585" calcext:value-type="float">
            <text:p>17.345585</text:p>
          </table:table-cell>
          <table:table-cell office:value-type="float" office:value="97.70221" calcext:value-type="float">
            <text:p>97.70221</text:p>
          </table:table-cell>
          <table:table-cell office:value-type="float" office:value="18.123707" calcext:value-type="float">
            <text:p>18.123707</text:p>
          </table:table-cell>
          <table:table-cell office:value-type="float" office:value="142.25775" calcext:value-type="float">
            <text:p>142.257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72636" calcext:value-type="float">
            <text:p>21.172636</text:p>
          </table:table-cell>
          <table:table-cell office:value-type="float" office:value="137.65823" calcext:value-type="float">
            <text:p>137.65823</text:p>
          </table:table-cell>
          <table:table-cell office:value-type="float" office:value="21.578352" calcext:value-type="float">
            <text:p>21.578352</text:p>
          </table:table-cell>
          <table:table-cell office:value-type="float" office:value="121.47934" calcext:value-type="float">
            <text:p>121.47934</text:p>
          </table:table-cell>
          <table:table-cell office:value-type="float" office:value="21.755306" calcext:value-type="float">
            <text:p>21.755306</text:p>
          </table:table-cell>
          <table:table-cell office:value-type="float" office:value="256.39145" calcext:value-type="float">
            <text:p>256.39145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1882" calcext:value-type="float">
            <text:p>23.991882</text:p>
          </table:table-cell>
          <table:table-cell office:value-type="float" office:value="42.30046" calcext:value-type="float">
            <text:p>42.30046</text:p>
          </table:table-cell>
          <table:table-cell office:value-type="float" office:value="23.992474" calcext:value-type="float">
            <text:p>23.992474</text:p>
          </table:table-cell>
          <table:table-cell office:value-type="float" office:value="252.56519" calcext:value-type="float">
            <text:p>252.56519</text:p>
          </table:table-cell>
          <table:table-cell office:value-type="float" office:value="23.996962" calcext:value-type="float">
            <text:p>23.996962</text:p>
          </table:table-cell>
          <table:table-cell office:value-type="float" office:value="67.375595" calcext:value-type="float">
            <text:p>67.375595</text:p>
          </table:table-cell>
          <table:table-cell office:value-type="float" office:value="16.86579" calcext:value-type="float">
            <text:p>16.86579</text:p>
          </table:table-cell>
          <table:table-cell office:value-type="float" office:value="170.78554" calcext:value-type="float">
            <text:p>170.78554</text:p>
          </table:table-cell>
          <table:table-cell office:value-type="float" office:value="13.758966" calcext:value-type="float">
            <text:p>13.758966</text:p>
          </table:table-cell>
          <table:table-cell office:value-type="float" office:value="113.70984" calcext:value-type="float">
            <text:p>113.70984</text:p>
          </table:table-cell>
          <table:table-cell office:value-type="float" office:value="10.925" calcext:value-type="float">
            <text:p>10.925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408087" calcext:value-type="float">
            <text:p>14.408087</text:p>
          </table:table-cell>
          <table:table-cell office:value-type="float" office:value="88.36059" calcext:value-type="float">
            <text:p>88.36059</text:p>
          </table:table-cell>
          <table:table-cell office:value-type="float" office:value="10.399161" calcext:value-type="float">
            <text:p>10.399161</text:p>
          </table:table-cell>
          <table:table-cell office:value-type="float" office:value="327.9234" calcext:value-type="float">
            <text:p>327.9234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0.725" calcext:value-type="float">
            <text:p>10.725</text:p>
          </table:table-cell>
          <table:table-cell office:value-type="float" office:value="355.62622" calcext:value-type="float">
            <text:p>355.62622</text:p>
          </table:table-cell>
          <table:table-cell office:value-type="float" office:value="20.938837" calcext:value-type="float">
            <text:p>20.938837</text:p>
          </table:table-cell>
          <table:table-cell office:value-type="float" office:value="250.13239" calcext:value-type="float">
            <text:p>250.13239</text:p>
          </table:table-cell>
          <table:table-cell office:value-type="float" office:value="20.604322" calcext:value-type="float">
            <text:p>20.604322</text:p>
          </table:table-cell>
          <table:table-cell office:value-type="float" office:value="107.447754" calcext:value-type="float">
            <text:p>107.447754</text:p>
          </table:table-cell>
          <table:table-cell office:value-type="float" office:value="21.71232" calcext:value-type="float">
            <text:p>21.71232</text:p>
          </table:table-cell>
          <table:table-cell office:value-type="float" office:value="160.7711" calcext:value-type="float">
            <text:p>160.7711</text:p>
          </table:table-cell>
          <table:table-cell office:value-type="float" office:value="21.406122" calcext:value-type="float">
            <text:p>21.406122</text:p>
          </table:table-cell>
          <table:table-cell office:value-type="float" office:value="373.68997" calcext:value-type="float">
            <text:p>373.6899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780269" calcext:value-type="float">
            <text:p>11.780269</text:p>
          </table:table-cell>
          <table:table-cell office:value-type="float" office:value="99.355446" calcext:value-type="float">
            <text:p>99.355446</text:p>
          </table:table-cell>
          <table:table-cell office:value-type="float" office:value="12.221206" calcext:value-type="float">
            <text:p>12.221206</text:p>
          </table:table-cell>
          <table:table-cell office:value-type="float" office:value="89.564575" calcext:value-type="float">
            <text:p>89.564575</text:p>
          </table:table-cell>
          <table:table-cell office:value-type="float" office:value="12.586349" calcext:value-type="float">
            <text:p>12.586349</text:p>
          </table:table-cell>
          <table:table-cell office:value-type="float" office:value="347.2167" calcext:value-type="float">
            <text:p>347.216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405136" calcext:value-type="float">
            <text:p>17.405136</text:p>
          </table:table-cell>
          <table:table-cell office:value-type="float" office:value="99.48875" calcext:value-type="float">
            <text:p>99.48875</text:p>
          </table:table-cell>
          <table:table-cell office:value-type="float" office:value="18.39296" calcext:value-type="float">
            <text:p>18.39296</text:p>
          </table:table-cell>
          <table:table-cell office:value-type="float" office:value="387.53217" calcext:value-type="float">
            <text:p>387.5321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1132" calcext:value-type="float">
            <text:p>21.21132</text:p>
          </table:table-cell>
          <table:table-cell office:value-type="float" office:value="138.81879" calcext:value-type="float">
            <text:p>138.81879</text:p>
          </table:table-cell>
          <table:table-cell office:value-type="float" office:value="21.62036" calcext:value-type="float">
            <text:p>21.62036</text:p>
          </table:table-cell>
          <table:table-cell office:value-type="float" office:value="122.73956" calcext:value-type="float">
            <text:p>122.73956</text:p>
          </table:table-cell>
          <table:table-cell office:value-type="float" office:value="21.994246" calcext:value-type="float">
            <text:p>21.994246</text:p>
          </table:table-cell>
          <table:table-cell office:value-type="float" office:value="263.55963" calcext:value-type="float">
            <text:p>263.55963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4" calcext:value-type="float">
            <text:p>24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2077" calcext:value-type="float">
            <text:p>23.992077</text:p>
          </table:table-cell>
          <table:table-cell office:value-type="float" office:value="42.306297" calcext:value-type="float">
            <text:p>42.306297</text:p>
          </table:table-cell>
          <table:table-cell office:value-type="float" office:value="23.995447" calcext:value-type="float">
            <text:p>23.995447</text:p>
          </table:table-cell>
          <table:table-cell office:value-type="float" office:value="252.65439" calcext:value-type="float">
            <text:p>252.65439</text:p>
          </table:table-cell>
          <table:table-cell office:value-type="float" office:value="23.997921" calcext:value-type="float">
            <text:p>23.997921</text:p>
          </table:table-cell>
          <table:table-cell office:value-type="float" office:value="67.40437" calcext:value-type="float">
            <text:p>67.40437</text:p>
          </table:table-cell>
          <table:table-cell office:value-type="float" office:value="16.87084" calcext:value-type="float">
            <text:p>16.87084</text:p>
          </table:table-cell>
          <table:table-cell office:value-type="float" office:value="170.93706" calcext:value-type="float">
            <text:p>170.93706</text:p>
          </table:table-cell>
          <table:table-cell office:value-type="float" office:value="13.764258" calcext:value-type="float">
            <text:p>13.764258</text:p>
          </table:table-cell>
          <table:table-cell office:value-type="float" office:value="113.8686" calcext:value-type="float">
            <text:p>113.8686</text:p>
          </table:table-cell>
          <table:table-cell office:value-type="float" office:value="18" calcext:value-type="float">
            <text:p>18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633457" calcext:value-type="float">
            <text:p>14.633457</text:p>
          </table:table-cell>
          <table:table-cell office:value-type="float" office:value="95.121704" calcext:value-type="float">
            <text:p>95.121704</text:p>
          </table:table-cell>
          <table:table-cell office:value-type="float" office:value="10.411797" calcext:value-type="float">
            <text:p>10.411797</text:p>
          </table:table-cell>
          <table:table-cell office:value-type="float" office:value="339.43347" calcext:value-type="float">
            <text:p>339.43347</text:p>
          </table:table-cell>
          <table:table-cell office:value-type="float" office:value="10.75" calcext:value-type="float">
            <text:p>10.75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6.37622" calcext:value-type="float">
            <text:p>376.37622</text:p>
          </table:table-cell>
          <table:table-cell office:value-type="float" office:value="20.987722" calcext:value-type="float">
            <text:p>20.987722</text:p>
          </table:table-cell>
          <table:table-cell office:value-type="float" office:value="251.59894" calcext:value-type="float">
            <text:p>251.59894</text:p>
          </table:table-cell>
          <table:table-cell office:value-type="float" office:value="20.664068" calcext:value-type="float">
            <text:p>20.664068</text:p>
          </table:table-cell>
          <table:table-cell office:value-type="float" office:value="109.24013" calcext:value-type="float">
            <text:p>109.24013</text:p>
          </table:table-cell>
          <table:table-cell office:value-type="float" office:value="21.721443" calcext:value-type="float">
            <text:p>21.721443</text:p>
          </table:table-cell>
          <table:table-cell office:value-type="float" office:value="161.04478" calcext:value-type="float">
            <text:p>161.04478</text:p>
          </table:table-cell>
          <table:table-cell office:value-type="float" office:value="21.421827" calcext:value-type="float">
            <text:p>21.421827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895261" calcext:value-type="float">
            <text:p>11.895261</text:p>
          </table:table-cell>
          <table:table-cell office:value-type="float" office:value="204.10754" calcext:value-type="float">
            <text:p>204.10754</text:p>
          </table:table-cell>
          <table:table-cell office:value-type="float" office:value="12.227516" calcext:value-type="float">
            <text:p>12.227516</text:p>
          </table:table-cell>
          <table:table-cell office:value-type="float" office:value="89.75389" calcext:value-type="float">
            <text:p>89.75389</text:p>
          </table:table-cell>
          <table:table-cell office:value-type="float" office:value="12.606208" calcext:value-type="float">
            <text:p>12.606208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21.013556" calcext:value-type="float">
            <text:p>21.013556</text:p>
          </table:table-cell>
          <table:table-cell office:value-type="float" office:value="108.93026" calcext:value-type="float">
            <text:p>108.93026</text:p>
          </table:table-cell>
          <table:table-cell office:value-type="float" office:value="19.35" calcext:value-type="float">
            <text:p>19.35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448" calcext:value-type="float">
            <text:p>21.577448</text:p>
          </table:table-cell>
          <table:table-cell office:value-type="float" office:value="376.46222" calcext:value-type="float">
            <text:p>376.462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296" calcext:value-type="float">
            <text:p>23.000296</text:p>
          </table:table-cell>
          <table:table-cell office:value-type="float" office:value="84.8188" calcext:value-type="float">
            <text:p>84.8188</text:p>
          </table:table-cell>
          <table:table-cell office:value-type="float" office:value="23.000187" calcext:value-type="float">
            <text:p>23.000187</text:p>
          </table:table-cell>
          <table:table-cell office:value-type="float" office:value="79.539536" calcext:value-type="float">
            <text:p>79.539536</text:p>
          </table:table-cell>
          <table:table-cell office:value-type="float" office:value="23.000685" calcext:value-type="float">
            <text:p>23.000685</text:p>
          </table:table-cell>
          <table:table-cell office:value-type="float" office:value="231.15964" calcext:value-type="float">
            <text:p>231.15964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112.9358" calcext:value-type="float">
            <text:p>112.935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55.00705" calcext:value-type="float">
            <text:p>155.00705</text:p>
          </table:table-cell>
          <table:table-cell office:value-type="float" office:value="18.369904" calcext:value-type="float">
            <text:p>18.369904</text:p>
          </table:table-cell>
          <table:table-cell office:value-type="float" office:value="97.93859" calcext:value-type="float">
            <text:p>97.93859</text:p>
          </table:table-cell>
          <table:table-cell office:value-type="float" office:value="18.687323" calcext:value-type="float">
            <text:p>18.687323</text:p>
          </table:table-cell>
          <table:table-cell office:value-type="float" office:value="80.8894" calcext:value-type="float">
            <text:p>80.8894</text:p>
          </table:table-cell>
          <table:table-cell office:value-type="float" office:value="19.259212" calcext:value-type="float">
            <text:p>19.259212</text:p>
          </table:table-cell>
          <table:table-cell office:value-type="float" office:value="79.191696" calcext:value-type="float">
            <text:p>79.191696</text:p>
          </table:table-cell>
          <table:table-cell office:value-type="float" office:value="17.438278" calcext:value-type="float">
            <text:p>17.438278</text:p>
          </table:table-cell>
          <table:table-cell office:value-type="float" office:value="116.4135" calcext:value-type="float">
            <text:p>116.4135</text:p>
          </table:table-cell>
          <table:table-cell office:value-type="float" office:value="17.87963" calcext:value-type="float">
            <text:p>17.87963</text:p>
          </table:table-cell>
          <table:table-cell office:value-type="float" office:value="81.96175" calcext:value-type="float">
            <text:p>81.96175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15.98665" calcext:value-type="float">
            <text:p>115.98665</text:p>
          </table:table-cell>
          <table:table-cell office:value-type="float" office:value="18.3" calcext:value-type="float">
            <text:p>18.3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201.91888" calcext:value-type="float">
            <text:p>201.91888</text:p>
          </table:table-cell>
          <table:table-cell office:value-type="float" office:value="23.000437" calcext:value-type="float">
            <text:p>23.000437</text:p>
          </table:table-cell>
          <table:table-cell office:value-type="float" office:value="60.37013" calcext:value-type="float">
            <text:p>60.37013</text:p>
          </table:table-cell>
          <table:table-cell office:value-type="float" office:value="23.000608" calcext:value-type="float">
            <text:p>23.000608</text:p>
          </table:table-cell>
          <table:table-cell office:value-type="float" office:value="122.97481" calcext:value-type="float">
            <text:p>122.97481</text:p>
          </table:table-cell>
          <table:table-cell office:value-type="float" office:value="23.000147" calcext:value-type="float">
            <text:p>23.000147</text:p>
          </table:table-cell>
          <table:table-cell office:value-type="float" office:value="360.72998" calcext:value-type="float">
            <text:p>360.729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2.976404" calcext:value-type="float">
            <text:p>12.976404</text:p>
          </table:table-cell>
          <table:table-cell office:value-type="float" office:value="184.39757" calcext:value-type="float">
            <text:p>184.39757</text:p>
          </table:table-cell>
          <table:table-cell office:value-type="float" office:value="13.674448" calcext:value-type="float">
            <text:p>13.674448</text:p>
          </table:table-cell>
          <table:table-cell office:value-type="float" office:value="70.043884" calcext:value-type="float">
            <text:p>70.043884</text:p>
          </table:table-cell>
          <table:table-cell office:value-type="float" office:value="14.1075945" calcext:value-type="float">
            <text:p>14.1075945</text:p>
          </table:table-cell>
          <table:table-cell office:value-type="float" office:value="345.59668" calcext:value-type="float">
            <text:p>345.59668</text:p>
          </table:table-cell>
        </table:table-row>
        <table:table-row table:style-name="ro1">
          <table:table-cell office:value-type="float" office:value="21.036299" calcext:value-type="float">
            <text:p>21.036299</text:p>
          </table:table-cell>
          <table:table-cell office:value-type="float" office:value="109.61256" calcext:value-type="float">
            <text:p>109.61256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969" calcext:value-type="float">
            <text:p>21.577969</text:p>
          </table:table-cell>
          <table:table-cell office:value-type="float" office:value="376.47784" calcext:value-type="float">
            <text:p>376.4778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717" calcext:value-type="float">
            <text:p>23.000717</text:p>
          </table:table-cell>
          <table:table-cell office:value-type="float" office:value="84.83145" calcext:value-type="float">
            <text:p>84.83145</text:p>
          </table:table-cell>
          <table:table-cell office:value-type="float" office:value="23.000742" calcext:value-type="float">
            <text:p>23.000742</text:p>
          </table:table-cell>
          <table:table-cell office:value-type="float" office:value="79.55618" calcext:value-type="float">
            <text:p>79.55618</text:p>
          </table:table-cell>
          <table:table-cell office:value-type="float" office:value="23.000834" calcext:value-type="float">
            <text:p>23.000834</text:p>
          </table:table-cell>
          <table:table-cell office:value-type="float" office:value="231.1641" calcext:value-type="float">
            <text:p>231.1641</text:p>
          </table:table-cell>
          <table:table-cell office:value-type="float" office:value="23.000473" calcext:value-type="float">
            <text:p>23.000473</text:p>
          </table:table-cell>
          <table:table-cell office:value-type="float" office:value="112.9477" calcext:value-type="float">
            <text:p>112.947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75.00703" calcext:value-type="float">
            <text:p>175.00703</text:p>
          </table:table-cell>
          <table:table-cell office:value-type="float" office:value="18.436262" calcext:value-type="float">
            <text:p>18.436262</text:p>
          </table:table-cell>
          <table:table-cell office:value-type="float" office:value="99.92935" calcext:value-type="float">
            <text:p>99.92935</text:p>
          </table:table-cell>
          <table:table-cell office:value-type="float" office:value="18.73942" calcext:value-type="float">
            <text:p>18.73942</text:p>
          </table:table-cell>
          <table:table-cell office:value-type="float" office:value="82.45232" calcext:value-type="float">
            <text:p>82.45232</text:p>
          </table:table-cell>
          <table:table-cell office:value-type="float" office:value="19.372128" calcext:value-type="float">
            <text:p>19.372128</text:p>
          </table:table-cell>
          <table:table-cell office:value-type="float" office:value="82.57915" calcext:value-type="float">
            <text:p>82.57915</text:p>
          </table:table-cell>
          <table:table-cell office:value-type="float" office:value="17.706327" calcext:value-type="float">
            <text:p>17.706327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18.187037" calcext:value-type="float">
            <text:p>18.187037</text:p>
          </table:table-cell>
          <table:table-cell office:value-type="float" office:value="91.18395" calcext:value-type="float">
            <text:p>91.18395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39.98663" calcext:value-type="float">
            <text:p>139.98663</text:p>
          </table:table-cell>
          <table:table-cell office:value-type="float" office:value="19.1" calcext:value-type="float">
            <text:p>19.1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3" calcext:value-type="float">
            <text:p>23</text:p>
          </table:table-cell>
          <table:table-cell office:value-type="float" office:value="211.16885" calcext:value-type="float">
            <text:p>211.16885</text:p>
          </table:table-cell>
          <table:table-cell office:value-type="float" office:value="23.000628" calcext:value-type="float">
            <text:p>23.000628</text:p>
          </table:table-cell>
          <table:table-cell office:value-type="float" office:value="60.37585" calcext:value-type="float">
            <text:p>60.37585</text:p>
          </table:table-cell>
          <table:table-cell office:value-type="float" office:value="23.000988" calcext:value-type="float">
            <text:p>23.000988</text:p>
          </table:table-cell>
          <table:table-cell office:value-type="float" office:value="122.98619" calcext:value-type="float">
            <text:p>122.98619</text:p>
          </table:table-cell>
          <table:table-cell office:value-type="float" office:value="23.000927" calcext:value-type="float">
            <text:p>23.000927</text:p>
          </table:table-cell>
          <table:table-cell office:value-type="float" office:value="361.4406" calcext:value-type="float">
            <text:p>361.44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3.153857" calcext:value-type="float">
            <text:p>13.153857</text:p>
          </table:table-cell>
          <table:table-cell office:value-type="float" office:value="189.72116" calcext:value-type="float">
            <text:p>189.72116</text:p>
          </table:table-cell>
          <table:table-cell office:value-type="float" office:value="13.687519" calcext:value-type="float">
            <text:p>13.687519</text:p>
          </table:table-cell>
          <table:table-cell office:value-type="float" office:value="70.43602" calcext:value-type="float">
            <text:p>70.43602</text:p>
          </table:table-cell>
          <table:table-cell office:value-type="float" office:value="14.166404" calcext:value-type="float">
            <text:p>14.166404</text:p>
          </table:table-cell>
          <table:table-cell office:value-type="float" office:value="347.36096" calcext:value-type="float">
            <text:p>347.36096</text:p>
          </table:table-cell>
        </table:table-row>
        <table:table-row table:style-name="ro1">
          <table:table-cell office:value-type="float" office:value="23.00044" calcext:value-type="float">
            <text:p>23.00044</text:p>
          </table:table-cell>
          <table:table-cell office:value-type="float" office:value="48.862553" calcext:value-type="float">
            <text:p>48.862553</text:p>
          </table:table-cell>
          <table:table-cell office:value-type="float" office:value="23.000845" calcext:value-type="float">
            <text:p>23.000845</text:p>
          </table:table-cell>
          <table:table-cell office:value-type="float" office:value="38.46875" calcext:value-type="float">
            <text:p>38.46875</text:p>
          </table:table-cell>
          <table:table-cell office:value-type="float" office:value="23" calcext:value-type="float">
            <text:p>23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701447" calcext:value-type="float">
            <text:p>52.70144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7.426178" calcext:value-type="float">
            <text:p>47.4261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682" calcext:value-type="float">
            <text:p>23.991682</text:p>
          </table:table-cell>
          <table:table-cell office:value-type="float" office:value="80.817696" calcext:value-type="float">
            <text:p>80.817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28" calcext:value-type="float">
            <text:p>19.441628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19.806084" calcext:value-type="float">
            <text:p>19.806084</text:p>
          </table:table-cell>
          <table:table-cell office:value-type="float" office:value="81.29939" calcext:value-type="float">
            <text:p>81.29939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63.82229" calcext:value-type="float">
            <text:p>63.82229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715988" calcext:value-type="float">
            <text:p>18.715988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418" calcext:value-type="float">
            <text:p>19.051418</text:p>
          </table:table-cell>
          <table:table-cell office:value-type="float" office:value="76.873924" calcext:value-type="float">
            <text:p>76.873924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25.676605" calcext:value-type="float">
            <text:p>125.676605</text:p>
          </table:table-cell>
          <table:table-cell office:value-type="float" office:value="20.232952" calcext:value-type="float">
            <text:p>20.232952</text:p>
          </table:table-cell>
          <table:table-cell office:value-type="float" office:value="139.04628" calcext:value-type="float">
            <text:p>139.04628</text:p>
          </table:table-cell>
          <table:table-cell office:value-type="float" office:value="23.994402" calcext:value-type="float">
            <text:p>23.994402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23" calcext:value-type="float">
            <text:p>23.99423</text:p>
          </table:table-cell>
          <table:table-cell office:value-type="float" office:value="28.245846" calcext:value-type="float">
            <text:p>28.245846</text:p>
          </table:table-cell>
          <table:table-cell office:value-type="float" office:value="23.995808" calcext:value-type="float">
            <text:p>23.995808</text:p>
          </table:table-cell>
          <table:table-cell office:value-type="float" office:value="90.856186" calcext:value-type="float">
            <text:p>90.856186</text:p>
          </table:table-cell>
          <table:table-cell office:value-type="float" office:value="23.994974" calcext:value-type="float">
            <text:p>23.994974</text:p>
          </table:table-cell>
          <table:table-cell office:value-type="float" office:value="329.3106" calcext:value-type="float">
            <text:p>329.31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71137" calcext:value-type="float">
            <text:p>14.171137</text:p>
          </table:table-cell>
          <table:table-cell office:value-type="float" office:value="170.82117" calcext:value-type="float">
            <text:p>170.82117</text:p>
          </table:table-cell>
          <table:table-cell office:value-type="float" office:value="14.90442" calcext:value-type="float">
            <text:p>14.90442</text:p>
          </table:table-cell>
          <table:table-cell office:value-type="float" office:value="51.536" calcext:value-type="float">
            <text:p>51.536</text:p>
          </table:table-cell>
          <table:table-cell office:value-type="float" office:value="15.042544" calcext:value-type="float">
            <text:p>15.042544</text:p>
          </table:table-cell>
          <table:table-cell office:value-type="float" office:value="328.46097" calcext:value-type="float">
            <text:p>328.46097</text:p>
          </table:table-cell>
        </table:table-row>
        <table:table-row table:style-name="ro1">
          <table:table-cell office:value-type="float" office:value="23.000648" calcext:value-type="float">
            <text:p>23.000648</text:p>
          </table:table-cell>
          <table:table-cell office:value-type="float" office:value="48.86879" calcext:value-type="float">
            <text:p>48.86879</text:p>
          </table:table-cell>
          <table:table-cell office:value-type="float" office:value="23.000994" calcext:value-type="float">
            <text:p>23.000994</text:p>
          </table:table-cell>
          <table:table-cell office:value-type="float" office:value="38.473213" calcext:value-type="float">
            <text:p>38.473213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52.951443" calcext:value-type="float">
            <text:p>52.951443</text:p>
          </table:table-cell>
          <table:table-cell office:value-type="float" office:value="24" calcext:value-type="float">
            <text:p>24</text:p>
          </table:table-cell>
          <table:table-cell office:value-type="float" office:value="47.676174" calcext:value-type="float">
            <text:p>47.676174</text:p>
          </table:table-cell>
          <table:table-cell office:value-type="float" office:value="24" calcext:value-type="float">
            <text:p>24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837" calcext:value-type="float">
            <text:p>23.991837</text:p>
          </table:table-cell>
          <table:table-cell office:value-type="float" office:value="80.82233" calcext:value-type="float">
            <text:p>80.82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633432" calcext:value-type="float">
            <text:p>19.633432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20.02331" calcext:value-type="float">
            <text:p>20.02331</text:p>
          </table:table-cell>
          <table:table-cell office:value-type="float" office:value="87.81618" calcext:value-type="float">
            <text:p>87.81618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83.32228" calcext:value-type="float">
            <text:p>83.3222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811552" calcext:value-type="float">
            <text:p>18.811552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956" calcext:value-type="float">
            <text:p>19.051956</text:p>
          </table:table-cell>
          <table:table-cell office:value-type="float" office:value="77.3639" calcext:value-type="float">
            <text:p>77.36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147.17656" calcext:value-type="float">
            <text:p>147.17656</text:p>
          </table:table-cell>
          <table:table-cell office:value-type="float" office:value="20.248695" calcext:value-type="float">
            <text:p>20.248695</text:p>
          </table:table-cell>
          <table:table-cell office:value-type="float" office:value="139.51859" calcext:value-type="float">
            <text:p>139.51859</text:p>
          </table:table-cell>
          <table:table-cell office:value-type="float" office:value="23.995253" calcext:value-type="float">
            <text:p>23.995253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379" calcext:value-type="float">
            <text:p>23.994379</text:p>
          </table:table-cell>
          <table:table-cell office:value-type="float" office:value="28.38137" calcext:value-type="float">
            <text:p>28.38137</text:p>
          </table:table-cell>
          <table:table-cell office:value-type="float" office:value="23.995928" calcext:value-type="float">
            <text:p>23.995928</text:p>
          </table:table-cell>
          <table:table-cell office:value-type="float" office:value="90.965645" calcext:value-type="float">
            <text:p>90.965645</text:p>
          </table:table-cell>
          <table:table-cell office:value-type="float" office:value="23.995125" calcext:value-type="float">
            <text:p>23.995125</text:p>
          </table:table-cell>
          <table:table-cell office:value-type="float" office:value="329.31512" calcext:value-type="float">
            <text:p>329.3151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87098" calcext:value-type="float">
            <text:p>14.187098</text:p>
          </table:table-cell>
          <table:table-cell office:value-type="float" office:value="185.36057" calcext:value-type="float">
            <text:p>185.36057</text:p>
          </table:table-cell>
          <table:table-cell office:value-type="float" office:value="15.064762" calcext:value-type="float">
            <text:p>15.064762</text:p>
          </table:table-cell>
          <table:table-cell office:value-type="float" office:value="197.59975" calcext:value-type="float">
            <text:p>197.59975</text:p>
          </table:table-cell>
          <table:table-cell office:value-type="float" office:value="15.092798" calcext:value-type="float">
            <text:p>15.092798</text:p>
          </table:table-cell>
          <table:table-cell office:value-type="float" office:value="329.9686" calcext:value-type="float">
            <text:p>329.9686</text:p>
          </table:table-cell>
        </table:table-row>
        <table:table-row table:style-name="ro1">
          <table:table-cell office:value-type="float" office:value="23.998598" calcext:value-type="float">
            <text:p>23.998598</text:p>
          </table:table-cell>
          <table:table-cell office:value-type="float" office:value="16.738785" calcext:value-type="float">
            <text:p>16.738785</text:p>
          </table:table-cell>
          <table:table-cell office:value-type="float" office:value="23.995306" calcext:value-type="float">
            <text:p>23.995306</text:p>
          </table:table-cell>
          <table:table-cell office:value-type="float" office:value="6.3432083" calcext:value-type="float">
            <text:p>6.343208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5.1978" calcext:value-type="float">
            <text:p>305.19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24861" calcext:value-type="float">
            <text:p>20.224861</text:p>
          </table:table-cell>
          <table:table-cell office:value-type="float" office:value="145.037" calcext:value-type="float">
            <text:p>145.037</text:p>
          </table:table-cell>
          <table:table-cell office:value-type="float" office:value="20.502499" calcext:value-type="float">
            <text:p>20.502499</text:p>
          </table:table-cell>
          <table:table-cell office:value-type="float" office:value="76.476166" calcext:value-type="float">
            <text:p>76.476166</text:p>
          </table:table-cell>
          <table:table-cell office:value-type="float" office:value="21.042511" calcext:value-type="float">
            <text:p>21.042511</text:p>
          </table:table-cell>
          <table:table-cell office:value-type="float" office:value="71.98227" calcext:value-type="float">
            <text:p>71.98227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52.609108" calcext:value-type="float">
            <text:p>52.609108</text:p>
          </table:table-cell>
          <table:table-cell office:value-type="float" office:value="19.68316" calcext:value-type="float">
            <text:p>19.68316</text:p>
          </table:table-cell>
          <table:table-cell office:value-type="float" office:value="340.34344" calcext:value-type="float">
            <text:p>340.34344</text:p>
          </table:table-cell>
          <table:table-cell office:value-type="float" office:value="20.147236" calcext:value-type="float">
            <text:p>20.147236</text:p>
          </table:table-cell>
          <table:table-cell office:value-type="float" office:value="71.42393" calcext:value-type="float">
            <text:p>71.42393</text:p>
          </table:table-cell>
          <table:table-cell office:value-type="float" office:value="20.44665" calcext:value-type="float">
            <text:p>20.4466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62163" calcext:value-type="float">
            <text:p>20.762163</text:p>
          </table:table-cell>
          <table:table-cell office:value-type="float" office:value="133.57855" calcext:value-type="float">
            <text:p>133.5785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33.41846" calcext:value-type="float">
            <text:p>233.41846</text:p>
          </table:table-cell>
          <table:table-cell office:value-type="float" office:value="15.709733" calcext:value-type="float">
            <text:p>15.709733</text:p>
          </table:table-cell>
          <table:table-cell office:value-type="float" office:value="166.19055" calcext:value-type="float">
            <text:p>166.19055</text:p>
          </table:table-cell>
          <table:table-cell office:value-type="float" office:value="15.7" calcext:value-type="float">
            <text:p>15.7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office:value-type="float" office:value="23.99887" calcext:value-type="float">
            <text:p>23.99887</text:p>
          </table:table-cell>
          <table:table-cell office:value-type="float" office:value="16.746967" calcext:value-type="float">
            <text:p>16.746967</text:p>
          </table:table-cell>
          <table:table-cell office:value-type="float" office:value="23.995426" calcext:value-type="float">
            <text:p>23.995426</text:p>
          </table:table-cell>
          <table:table-cell office:value-type="float" office:value="6.346813" calcext:value-type="float">
            <text:p>6.346813</text:p>
          </table:table-cell>
          <table:table-cell office:value-type="float" office:value="24" calcext:value-type="float">
            <text:p>24</text:p>
          </table:table-cell>
          <table:table-cell office:value-type="float" office:value="305.4478" calcext:value-type="float">
            <text:p>305.44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30852" calcext:value-type="float">
            <text:p>20.230852</text:p>
          </table:table-cell>
          <table:table-cell office:value-type="float" office:value="145.21674" calcext:value-type="float">
            <text:p>145.21674</text:p>
          </table:table-cell>
          <table:table-cell office:value-type="float" office:value="20.509758" calcext:value-type="float">
            <text:p>20.509758</text:p>
          </table:table-cell>
          <table:table-cell office:value-type="float" office:value="76.69395" calcext:value-type="float">
            <text:p>76.69395</text:p>
          </table:table-cell>
          <table:table-cell office:value-type="float" office:value="21.042713" calcext:value-type="float">
            <text:p>21.042713</text:p>
          </table:table-cell>
          <table:table-cell office:value-type="float" office:value="71.988335" calcext:value-type="float">
            <text:p>71.98833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64.6091" calcext:value-type="float">
            <text:p>64.6091</text:p>
          </table:table-cell>
          <table:table-cell office:value-type="float" office:value="19.752518" calcext:value-type="float">
            <text:p>19.752518</text:p>
          </table:table-cell>
          <table:table-cell office:value-type="float" office:value="342.42416" calcext:value-type="float">
            <text:p>342.42416</text:p>
          </table:table-cell>
          <table:table-cell office:value-type="float" office:value="20.147648" calcext:value-type="float">
            <text:p>20.147648</text:p>
          </table:table-cell>
          <table:table-cell office:value-type="float" office:value="71.43629" calcext:value-type="float">
            <text:p>71.43629</text:p>
          </table:table-cell>
          <table:table-cell office:value-type="float" office:value="20.464535" calcext:value-type="float">
            <text:p>20.46453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91096" calcext:value-type="float">
            <text:p>20.791096</text:p>
          </table:table-cell>
          <table:table-cell office:value-type="float" office:value="159.93468" calcext:value-type="float">
            <text:p>159.9346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53.16844" calcext:value-type="float">
            <text:p>253.16844</text:p>
          </table:table-cell>
          <table:table-cell office:value-type="float" office:value="15.908879" calcext:value-type="float">
            <text:p>15.908879</text:p>
          </table:table-cell>
          <table:table-cell office:value-type="float" office:value="172.16495" calcext:value-type="float">
            <text:p>172.16495</text:p>
          </table:table-cell>
          <table:table-cell office:value-type="float" office:value="16.358334" calcext:value-type="float">
            <text:p>16.358334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8927" calcext:value-type="float">
            <text:p>21.618927</text:p>
          </table:table-cell>
          <table:table-cell office:value-type="float" office:value="70.098305" calcext:value-type="float">
            <text:p>70.098305</text:p>
          </table:table-cell>
          <table:table-cell office:value-type="float" office:value="21.619339" calcext:value-type="float">
            <text:p>21.619339</text:p>
          </table:table-cell>
          <table:table-cell office:value-type="float" office:value="62.719128" calcext:value-type="float">
            <text:p>62.719128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3173" calcext:value-type="float">
            <text:p>21.53173</text:p>
          </table:table-cell>
          <table:table-cell office:value-type="float" office:value="69.816246" calcext:value-type="float">
            <text:p>69.816246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139.61655" calcext:value-type="float">
            <text:p>139.61655</text:p>
          </table:table-cell>
          <table:table-cell office:value-type="float" office:value="20.977612" calcext:value-type="float">
            <text:p>20.977612</text:p>
          </table:table-cell>
          <table:table-cell office:value-type="float" office:value="158.3147" calcext:value-type="float">
            <text:p>158.314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57822" calcext:value-type="float">
            <text:p>16.857822</text:p>
          </table:table-cell>
          <table:table-cell office:value-type="float" office:value="235.07845" calcext:value-type="float">
            <text:p>235.07845</text:p>
          </table:table-cell>
          <table:table-cell office:value-type="float" office:value="16.87721" calcext:value-type="float">
            <text:p>16.87721</text:p>
          </table:table-cell>
          <table:table-cell office:value-type="float" office:value="154.07492" calcext:value-type="float">
            <text:p>154.07492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160.3398" calcext:value-type="float">
            <text:p>160.3398</text:p>
          </table:table-cell>
          <table:table-cell office:value-type="float" office:value="17.966925" calcext:value-type="float">
            <text:p>17.966925</text:p>
          </table:table-cell>
          <table:table-cell office:value-type="float" office:value="292.70865" calcext:value-type="float">
            <text:p>292.7086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3" calcext:value-type="float">
            <text:p>23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905" calcext:value-type="float">
            <text:p>21.61905</text:p>
          </table:table-cell>
          <table:table-cell office:value-type="float" office:value="70.2095" calcext:value-type="float">
            <text:p>70.2095</text:p>
          </table:table-cell>
          <table:table-cell office:value-type="float" office:value="21.619675" calcext:value-type="float">
            <text:p>21.619675</text:p>
          </table:table-cell>
          <table:table-cell office:value-type="float" office:value="63.02493" calcext:value-type="float">
            <text:p>63.02493</text:p>
          </table:table-cell>
          <table:table-cell office:value-type="float" office:value="23" calcext:value-type="float">
            <text:p>23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41496" calcext:value-type="float">
            <text:p>21.541496</text:p>
          </table:table-cell>
          <table:table-cell office:value-type="float" office:value="70.109215" calcext:value-type="float">
            <text:p>70.109215</text:p>
          </table:table-cell>
          <table:table-cell office:value-type="float" office:value="23" calcext:value-type="float">
            <text:p>23</text:p>
          </table:table-cell>
          <table:table-cell office:value-type="float" office:value="213.61656" calcext:value-type="float">
            <text:p>213.61656</text:p>
          </table:table-cell>
          <table:table-cell office:value-type="float" office:value="20.982914" calcext:value-type="float">
            <text:p>20.982914</text:p>
          </table:table-cell>
          <table:table-cell office:value-type="float" office:value="158.47377" calcext:value-type="float">
            <text:p>158.4737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63266" calcext:value-type="float">
            <text:p>16.863266</text:p>
          </table:table-cell>
          <table:table-cell office:value-type="float" office:value="235.24176" calcext:value-type="float">
            <text:p>235.24176</text:p>
          </table:table-cell>
          <table:table-cell office:value-type="float" office:value="16.8939" calcext:value-type="float">
            <text:p>16.8939</text:p>
          </table:table-cell>
          <table:table-cell office:value-type="float" office:value="154.57559" calcext:value-type="float">
            <text:p>154.57559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183.58984" calcext:value-type="float">
            <text:p>183.58984</text:p>
          </table:table-cell>
          <table:table-cell office:value-type="float" office:value="17.979525" calcext:value-type="float">
            <text:p>17.979525</text:p>
          </table:table-cell>
          <table:table-cell office:value-type="float" office:value="293.08664" calcext:value-type="float">
            <text:p>293.0866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14" calcext:value-type="float">
            <text:p>23.99514</text:p>
          </table:table-cell>
          <table:table-cell office:value-type="float" office:value="111.19676" calcext:value-type="float">
            <text:p>111.196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3769" calcext:value-type="float">
            <text:p>23.993769</text:p>
          </table:table-cell>
          <table:table-cell office:value-type="float" office:value="38.0795" calcext:value-type="float">
            <text:p>38.0795</text:p>
          </table:table-cell>
          <table:table-cell office:value-type="float" office:value="23.998716" calcext:value-type="float">
            <text:p>23.998716</text:p>
          </table:table-cell>
          <table:table-cell office:value-type="float" office:value="30.894924" calcext:value-type="float">
            <text:p>30.8949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8.6742" calcext:value-type="float">
            <text:p>308.67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7.97921" calcext:value-type="float">
            <text:p>37.9792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172" calcext:value-type="float">
            <text:p>23.999172</text:p>
          </table:table-cell>
          <table:table-cell office:value-type="float" office:value="126.343765" calcext:value-type="float">
            <text:p>126.34376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3294" calcext:value-type="float">
            <text:p>18.023294</text:p>
          </table:table-cell>
          <table:table-cell office:value-type="float" office:value="219.04176" calcext:value-type="float">
            <text:p>219.04176</text:p>
          </table:table-cell>
          <table:table-cell office:value-type="float" office:value="18.33052" calcext:value-type="float">
            <text:p>18.33052</text:p>
          </table:table-cell>
          <table:table-cell office:value-type="float" office:value="138.3756" calcext:value-type="float">
            <text:p>138.3756</text:p>
          </table:table-cell>
          <table:table-cell office:value-type="float" office:value="18.592043" calcext:value-type="float">
            <text:p>18.592043</text:p>
          </table:table-cell>
          <table:table-cell office:value-type="float" office:value="167.38985" calcext:value-type="float">
            <text:p>167.38985</text:p>
          </table:table-cell>
          <table:table-cell office:value-type="float" office:value="18.860744" calcext:value-type="float">
            <text:p>18.860744</text:p>
          </table:table-cell>
          <table:table-cell office:value-type="float" office:value="276.88663" calcext:value-type="float">
            <text:p>276.8866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922" calcext:value-type="float">
            <text:p>23.995922</text:p>
          </table:table-cell>
          <table:table-cell office:value-type="float" office:value="111.909134" calcext:value-type="float">
            <text:p>111.909134</text:p>
          </table:table-cell>
          <table:table-cell office:value-type="float" office:value="24" calcext:value-type="float">
            <text:p>24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422" calcext:value-type="float">
            <text:p>23.99422</text:p>
          </table:table-cell>
          <table:table-cell office:value-type="float" office:value="38.491287" calcext:value-type="float">
            <text:p>38.491287</text:p>
          </table:table-cell>
          <table:table-cell office:value-type="float" office:value="23.998861" calcext:value-type="float">
            <text:p>23.998861</text:p>
          </table:table-cell>
          <table:table-cell office:value-type="float" office:value="31.026974" calcext:value-type="float">
            <text:p>31.026974</text:p>
          </table:table-cell>
          <table:table-cell office:value-type="float" office:value="24" calcext:value-type="float">
            <text:p>24</text:p>
          </table:table-cell>
          <table:table-cell office:value-type="float" office:value="308.9242" calcext:value-type="float">
            <text:p>308.9242</text:p>
          </table:table-cell>
          <table:table-cell office:value-type="float" office:value="24" calcext:value-type="float">
            <text:p>24</text:p>
          </table:table-cell>
          <table:table-cell office:value-type="float" office:value="38.229206" calcext:value-type="float">
            <text:p>38.229206</text:p>
          </table:table-cell>
          <table:table-cell office:value-type="float" office:value="24" calcext:value-type="float">
            <text:p>24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899" calcext:value-type="float">
            <text:p>23.999899</text:p>
          </table:table-cell>
          <table:table-cell office:value-type="float" office:value="126.36557" calcext:value-type="float">
            <text:p>126.3655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6754" calcext:value-type="float">
            <text:p>18.026754</text:p>
          </table:table-cell>
          <table:table-cell office:value-type="float" office:value="219.14557" calcext:value-type="float">
            <text:p>219.14557</text:p>
          </table:table-cell>
          <table:table-cell office:value-type="float" office:value="18.347662" calcext:value-type="float">
            <text:p>18.347662</text:p>
          </table:table-cell>
          <table:table-cell office:value-type="float" office:value="138.88983" calcext:value-type="float">
            <text:p>138.88983</text:p>
          </table:table-cell>
          <table:table-cell office:value-type="float" office:value="18.641106" calcext:value-type="float">
            <text:p>18.641106</text:p>
          </table:table-cell>
          <table:table-cell office:value-type="float" office:value="168.86172" calcext:value-type="float">
            <text:p>168.86172</text:p>
          </table:table-cell>
          <table:table-cell office:value-type="float" office:value="18.86356" calcext:value-type="float">
            <text:p>18.86356</text:p>
          </table:table-cell>
          <table:table-cell office:value-type="float" office:value="276.97107" calcext:value-type="float">
            <text:p>276.971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97015" calcext:value-type="float">
            <text:p>18.897015</text:p>
          </table:table-cell>
          <table:table-cell office:value-type="float" office:value="202.94557" calcext:value-type="float">
            <text:p>202.94557</text:p>
          </table:table-cell>
          <table:table-cell office:value-type="float" office:value="19.73196" calcext:value-type="float">
            <text:p>19.73196</text:p>
          </table:table-cell>
          <table:table-cell office:value-type="float" office:value="122.689835" calcext:value-type="float">
            <text:p>122.689835</text:p>
          </table:table-cell>
          <table:table-cell office:value-type="float" office:value="20.114998" calcext:value-type="float">
            <text:p>20.114998</text:p>
          </table:table-cell>
          <table:table-cell office:value-type="float" office:value="152.66173" calcext:value-type="float">
            <text:p>152.66173</text:p>
          </table:table-cell>
          <table:table-cell office:value-type="float" office:value="20.201982" calcext:value-type="float">
            <text:p>20.201982</text:p>
          </table:table-cell>
          <table:table-cell office:value-type="float" office:value="260.77106" calcext:value-type="float">
            <text:p>260.771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15281" calcext:value-type="float">
            <text:p>18.915281</text:p>
          </table:table-cell>
          <table:table-cell office:value-type="float" office:value="219.58556" calcext:value-type="float">
            <text:p>219.58556</text:p>
          </table:table-cell>
          <table:table-cell office:value-type="float" office:value="19.800606" calcext:value-type="float">
            <text:p>19.800606</text:p>
          </table:table-cell>
          <table:table-cell office:value-type="float" office:value="124.7492" calcext:value-type="float">
            <text:p>124.7492</text:p>
          </table:table-cell>
          <table:table-cell office:value-type="float" office:value="20.141571" calcext:value-type="float">
            <text:p>20.141571</text:p>
          </table:table-cell>
          <table:table-cell office:value-type="float" office:value="153.45892" calcext:value-type="float">
            <text:p>153.45892</text:p>
          </table:table-cell>
          <table:table-cell office:value-type="float" office:value="20.219906" calcext:value-type="float">
            <text:p>20.219906</text:p>
          </table:table-cell>
          <table:table-cell office:value-type="float" office:value="261.30875" calcext:value-type="float">
            <text:p>261.308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5732" calcext:value-type="float">
            <text:p>20.15732</text:p>
          </table:table-cell>
          <table:table-cell office:value-type="float" office:value="115.83915" calcext:value-type="float">
            <text:p>115.83915</text:p>
          </table:table-cell>
          <table:table-cell office:value-type="float" office:value="20.68887" calcext:value-type="float">
            <text:p>20.68887</text:p>
          </table:table-cell>
          <table:table-cell office:value-type="float" office:value="144.54893" calcext:value-type="float">
            <text:p>144.54893</text:p>
          </table:table-cell>
          <table:table-cell office:value-type="float" office:value="20.75" calcext:value-type="float">
            <text:p>20.75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68827" calcext:value-type="float">
            <text:p>20.168827</text:p>
          </table:table-cell>
          <table:table-cell office:value-type="float" office:value="116.18436" calcext:value-type="float">
            <text:p>116.18436</text:p>
          </table:table-cell>
          <table:table-cell office:value-type="float" office:value="20.740578" calcext:value-type="float">
            <text:p>20.740578</text:p>
          </table:table-cell>
          <table:table-cell office:value-type="float" office:value="146.10019" calcext:value-type="float">
            <text:p>146.10019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2713" calcext:value-type="float">
            <text:p>21.432713</text:p>
          </table:table-cell>
          <table:table-cell office:value-type="float" office:value="104.034355" calcext:value-type="float">
            <text:p>104.034355</text:p>
          </table:table-cell>
          <table:table-cell office:value-type="float" office:value="21.437546" calcext:value-type="float">
            <text:p>21.437546</text:p>
          </table:table-cell>
          <table:table-cell office:value-type="float" office:value="133.9502" calcext:value-type="float">
            <text:p>133.9502</text:p>
          </table:table-cell>
          <table:table-cell office:value-type="float" office:value="21.768242" calcext:value-type="float">
            <text:p>21.768242</text:p>
          </table:table-cell>
          <table:table-cell office:value-type="float" office:value="240.24876" calcext:value-type="float">
            <text:p>240.24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3102" calcext:value-type="float">
            <text:p>21.433102</text:p>
          </table:table-cell>
          <table:table-cell office:value-type="float" office:value="104.04603" calcext:value-type="float">
            <text:p>104.04603</text:p>
          </table:table-cell>
          <table:table-cell office:value-type="float" office:value="21.453608" calcext:value-type="float">
            <text:p>21.453608</text:p>
          </table:table-cell>
          <table:table-cell office:value-type="float" office:value="134.43205" calcext:value-type="float">
            <text:p>134.43205</text:p>
          </table:table-cell>
          <table:table-cell office:value-type="float" office:value="21.784494" calcext:value-type="float">
            <text:p>21.784494</text:p>
          </table:table-cell>
          <table:table-cell office:value-type="float" office:value="240.73634" calcext:value-type="float">
            <text:p>240.73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125" calcext:value-type="float">
            <text:p>22.125</text:p>
          </table:table-cell>
          <table:table-cell office:value-type="float" office:value="88.11602" calcext:value-type="float">
            <text:p>88.11602</text:p>
          </table:table-cell>
          <table:table-cell office:value-type="float" office:value="22.617521" calcext:value-type="float">
            <text:p>22.617521</text:p>
          </table:table-cell>
          <table:table-cell office:value-type="float" office:value="118.502045" calcext:value-type="float">
            <text:p>118.502045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325" calcext:value-type="float">
            <text:p>22.325</text:p>
          </table:table-cell>
          <table:table-cell office:value-type="float" office:value="94.11604" calcext:value-type="float">
            <text:p>94.11604</text:p>
          </table:table-cell>
          <table:table-cell office:value-type="float" office:value="22.632029" calcext:value-type="float">
            <text:p>22.632029</text:p>
          </table:table-cell>
          <table:table-cell office:value-type="float" office:value="118.93726" calcext:value-type="float">
            <text:p>118.93726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004" calcext:value-type="float">
            <text:p>23.000004</text:p>
          </table:table-cell>
          <table:table-cell office:value-type="float" office:value="149.92557" calcext:value-type="float">
            <text:p>149.92557</text:p>
          </table:table-cell>
          <table:table-cell office:value-type="float" office:value="23" calcext:value-type="float">
            <text:p>23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" calcext:value-type="float">
            <text:p>23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" calcext:value-type="float">
            <text:p>23</text:p>
          </table:table-cell>
          <table:table-cell office:value-type="float" office:value="224.53635" calcext:value-type="float">
            <text:p>224.5363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973" calcext:value-type="float">
            <text:p>23.000973</text:p>
          </table:table-cell>
          <table:table-cell office:value-type="float" office:value="150.80821" calcext:value-type="float">
            <text:p>150.80821</text:p>
          </table:table-cell>
          <table:table-cell office:value-type="float" office:value="23.001" calcext:value-type="float">
            <text:p>23.001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.001" calcext:value-type="float">
            <text:p>23.001</text:p>
          </table:table-cell>
          <table:table-cell office:value-type="float" office:value="224.56633" calcext:value-type="float">
            <text:p>224.56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176" calcext:value-type="float">
            <text:p>23.992176</text:p>
          </table:table-cell>
          <table:table-cell office:value-type="float" office:value="118.67821" calcext:value-type="float">
            <text:p>118.67821</text:p>
          </table:table-cell>
          <table:table-cell office:value-type="float" office:value="23.994633" calcext:value-type="float">
            <text:p>23.994633</text:p>
          </table:table-cell>
          <table:table-cell office:value-type="float" office:value="40.11606" calcext:value-type="float">
            <text:p>40.11606</text:p>
          </table:table-cell>
          <table:table-cell office:value-type="float" office:value="23.99588" calcext:value-type="float">
            <text:p>23.99588</text:p>
          </table:table-cell>
          <table:table-cell office:value-type="float" office:value="75.73724" calcext:value-type="float">
            <text:p>75.73724</text:p>
          </table:table-cell>
          <table:table-cell office:value-type="float" office:value="23.992926" calcext:value-type="float">
            <text:p>23.992926</text:p>
          </table:table-cell>
          <table:table-cell office:value-type="float" office:value="192.43633" calcext:value-type="float">
            <text:p>192.43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579" calcext:value-type="float">
            <text:p>23.992579</text:p>
          </table:table-cell>
          <table:table-cell office:value-type="float" office:value="118.69028" calcext:value-type="float">
            <text:p>118.69028</text:p>
          </table:table-cell>
          <table:table-cell office:value-type="float" office:value="23.994772" calcext:value-type="float">
            <text:p>23.994772</text:p>
          </table:table-cell>
          <table:table-cell office:value-type="float" office:value="40.120235" calcext:value-type="float">
            <text:p>40.120235</text:p>
          </table:table-cell>
          <table:table-cell office:value-type="float" office:value="23.996603" calcext:value-type="float">
            <text:p>23.996603</text:p>
          </table:table-cell>
          <table:table-cell office:value-type="float" office:value="75.75893" calcext:value-type="float">
            <text:p>75.75893</text:p>
          </table:table-cell>
          <table:table-cell office:value-type="float" office:value="23.994196" calcext:value-type="float">
            <text:p>23.994196</text:p>
          </table:table-cell>
          <table:table-cell office:value-type="float" office:value="192.47443" calcext:value-type="float">
            <text:p>192.4744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7" table:number-columns-repeated="5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" calcext:value-type="float">
            <text:p>6</text:p>
          </table:table-cell>
          <table:table-cell office:value-type="float" office:value="187.2" calcext:value-type="float">
            <text:p>187.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86.4" calcext:value-type="float">
            <text:p>186.4</text:p>
          </table:table-cell>
          <table:table-cell office:value-type="float" office:value="6.55" calcext:value-type="float">
            <text:p>6.55</text:p>
          </table:table-cell>
          <table:table-cell office:value-type="float" office:value="175.1" calcext:value-type="float">
            <text:p>175.1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57.55" calcext:value-type="float">
            <text:p>157.55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91.45" calcext:value-type="float">
            <text:p>191.45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11394139194156" calcext:value-type="float">
            <text:p>6.11394139194156</text:p>
          </table:table-cell>
          <table:table-cell office:value-type="float" office:value="176.94" calcext:value-type="float">
            <text:p>176.94</text:p>
          </table:table-cell>
          <table:table-cell office:value-type="float" office:value="6.67363736263741" calcext:value-type="float">
            <text:p>6.67363736263741</text:p>
          </table:table-cell>
          <table:table-cell office:value-type="float" office:value="166.14" calcext:value-type="float">
            <text:p>166.14</text:p>
          </table:table-cell>
          <table:table-cell office:value-type="float" office:value="7.35833333333332" calcext:value-type="float">
            <text:p>7.35833333333332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71.010000000033" calcext:value-type="float">
            <text:p>171.010000000033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9.71" calcext:value-type="float">
            <text:p>159.7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33.47" calcext:value-type="float">
            <text:p>133.47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" calcext:value-type="float">
            <text:p>111.8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55" calcext:value-type="float">
            <text:p>6.55</text:p>
          </table:table-cell>
          <table:table-cell office:value-type="float" office:value="161.560000000015" calcext:value-type="float">
            <text:p>161.560000000015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43.51" calcext:value-type="float">
            <text:p>143.5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75.79" calcext:value-type="float">
            <text:p>175.79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4999999999999" calcext:value-type="float">
            <text:p>7.54999999999999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7.31611721611356" calcext:value-type="float">
            <text:p>7.31611721611356</text:p>
          </table:table-cell>
          <table:table-cell office:value-type="float" office:value="186.743516483407" calcext:value-type="float">
            <text:p>186.74351648340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63.046483516593" calcext:value-type="float">
            <text:p>163.04648351659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382.929999999893" calcext:value-type="float">
            <text:p>382.929999999893</text:p>
          </table:table-cell>
          <table:table-cell office:value-type="float" office:value="6.89999999999999" calcext:value-type="float">
            <text:p>6.89999999999999</text:p>
          </table:table-cell>
          <table:table-cell office:value-type="float" office:value="372.12999999995" calcext:value-type="float">
            <text:p>372.12999999995</text:p>
          </table:table-cell>
          <table:table-cell office:value-type="float" office:value="7.5846959706959" calcext:value-type="float">
            <text:p>7.5846959706959</text:p>
          </table:table-cell>
          <table:table-cell office:value-type="float" office:value="361.329999999945" calcext:value-type="float">
            <text:p>361.329999999945</text:p>
          </table:table-cell>
          <table:table-cell office:value-type="float" office:value="6.56666666666658" calcext:value-type="float">
            <text:p>6.56666666666658</text:p>
          </table:table-cell>
          <table:table-cell office:value-type="float" office:value="350.52999999988" calcext:value-type="float">
            <text:p>350.52999999988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83.140000000084" calcext:value-type="float">
            <text:p>183.140000000084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65.999999999946" calcext:value-type="float">
            <text:p>165.99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33.889999999773" calcext:value-type="float">
            <text:p>133.889999999773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76.620000000001" calcext:value-type="float">
            <text:p>176.620000000001</text:p>
          </table:table-cell>
          <table:table-cell office:value-type="float" office:value="8.98088278388457" calcext:value-type="float">
            <text:p>8.98088278388457</text:p>
          </table:table-cell>
          <table:table-cell office:value-type="float" office:value="129.246483516537" calcext:value-type="float">
            <text:p>129.24648351653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69.310000000014" calcext:value-type="float">
            <text:p>169.310000000014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8.323516483635" calcext:value-type="float">
            <text:p>158.32351648363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3.213516483461" calcext:value-type="float">
            <text:p>183.213516483461</text:p>
          </table:table-cell>
          <table:table-cell office:value-type="float" office:value="11.35" calcext:value-type="float">
            <text:p>11.35</text:p>
          </table:table-cell>
          <table:table-cell office:value-type="float" office:value="180.49" calcext:value-type="float">
            <text:p>180.49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55100732600361" calcext:value-type="float">
            <text:p>7.55100732600361</text:p>
          </table:table-cell>
          <table:table-cell office:value-type="float" office:value="339.929999999944" calcext:value-type="float">
            <text:p>339.929999999944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17.56" calcext:value-type="float">
            <text:p>117.56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8.98088278388455" calcext:value-type="float">
            <text:p>8.98088278388455</text:p>
          </table:table-cell>
          <table:table-cell office:value-type="float" office:value="149.006483516593" calcext:value-type="float">
            <text:p>149.006483516593</text:p>
          </table:table-cell>
          <table:table-cell office:value-type="float" office:value="10.3033406593374" calcext:value-type="float">
            <text:p>10.3033406593374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3.275" calcext:value-type="float">
            <text:p>13.27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.2263333333365" calcext:value-type="float">
            <text:p>15.2263333333365</text:p>
          </table:table-cell>
          <table:table-cell office:value-type="float" office:value="167.210000000084" calcext:value-type="float">
            <text:p>167.21000000008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50.069999999946" calcext:value-type="float">
            <text:p>150.06999999994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" calcext:value-type="float">
            <text:p>123.48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16.069999999795" calcext:value-type="float">
            <text:p>116.069999999795</text:p>
          </table:table-cell>
          <table:table-cell office:value-type="float" office:value="12.412" calcext:value-type="float">
            <text:p>12.412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11.426483516558" calcext:value-type="float">
            <text:p>111.42648351655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5.270000000056" calcext:value-type="float">
            <text:p>155.270000000056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44.283516483727" calcext:value-type="float">
            <text:p>144.283516483727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2416666666667" calcext:value-type="float">
            <text:p>12.2416666666667</text:p>
          </table:table-cell>
          <table:table-cell office:value-type="float" office:value="167.283516483461" calcext:value-type="float">
            <text:p>167.283516483461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64.56" calcext:value-type="float">
            <text:p>164.5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9416666666666" calcext:value-type="float">
            <text:p>13.9416666666666</text:p>
          </table:table-cell>
          <table:table-cell office:value-type="float" office:value="123.21" calcext:value-type="float">
            <text:p>123.2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38333333333459" calcext:value-type="float">
            <text:p>8.38333333333459</text:p>
          </table:table-cell>
          <table:table-cell office:value-type="float" office:value="111.62" calcext:value-type="float">
            <text:p>111.62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23.640000000017" calcext:value-type="float">
            <text:p>123.640000000017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98.779999999942" calcext:value-type="float">
            <text:p>198.779999999942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219.309999999947" calcext:value-type="float">
            <text:p>219.309999999947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17.419999999946" calcext:value-type="float">
            <text:p>217.419999999946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70.209999999934" calcext:value-type="float">
            <text:p>170.209999999934</text:p>
          </table:table-cell>
          <table:table-cell office:value-type="float" office:value="15.1083333333288" calcext:value-type="float">
            <text:p>15.1083333333288</text:p>
          </table:table-cell>
          <table:table-cell office:value-type="float" office:value="180.569999999811" calcext:value-type="float">
            <text:p>180.569999999811</text:p>
          </table:table-cell>
          <table:table-cell office:value-type="float" office:value="16.3263333333315" calcext:value-type="float">
            <text:p>16.3263333333315</text:p>
          </table:table-cell>
          <table:table-cell office:value-type="float" office:value="185.019999999946" calcext:value-type="float">
            <text:p>185.01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61.739999999858" calcext:value-type="float">
            <text:p>161.73999999985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0.74" calcext:value-type="float">
            <text:p>150.7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52.29648351667" calcext:value-type="float">
            <text:p>152.29648351667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72.770000000056" calcext:value-type="float">
            <text:p>172.770000000056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52.550000000206" calcext:value-type="float">
            <text:p>152.55000000020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412" calcext:value-type="float">
            <text:p>12.412</text:p>
          </table:table-cell>
          <table:table-cell office:value-type="float" office:value="172.393516483462" calcext:value-type="float">
            <text:p>172.393516483462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4.56" calcext:value-type="float">
            <text:p>194.56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7.216483516539" calcext:value-type="float">
            <text:p>137.21648351653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61.223516483407" calcext:value-type="float">
            <text:p>161.2235164834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4" calcext:value-type="float">
            <text:p>8.4</text:p>
          </table:table-cell>
          <table:table-cell office:value-type="float" office:value="112.119999999962" calcext:value-type="float">
            <text:p>112.119999999962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26.903516483478" calcext:value-type="float">
            <text:p>126.90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86.359999999893" calcext:value-type="float">
            <text:p>186.359999999893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58.059999999934" calcext:value-type="float">
            <text:p>158.059999999934</text:p>
          </table:table-cell>
          <table:table-cell office:value-type="float" office:value="16.85" calcext:value-type="float">
            <text:p>16.85</text:p>
          </table:table-cell>
          <table:table-cell office:value-type="float" office:value="168.419999999859" calcext:value-type="float">
            <text:p>168.41999999985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1583333333358" calcext:value-type="float">
            <text:p>19.1583333333358</text:p>
          </table:table-cell>
          <table:table-cell office:value-type="float" office:value="131.57" calcext:value-type="float">
            <text:p>131.5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9.63" calcext:value-type="float">
            <text:p>139.63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3.12648351667" calcext:value-type="float">
            <text:p>133.12648351667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39999999999999" calcext:value-type="float">
            <text:p>8.39999999999999</text:p>
          </table:table-cell>
          <table:table-cell office:value-type="float" office:value="161.160000000056" calcext:value-type="float">
            <text:p>161.160000000056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40.940000000206" calcext:value-type="float">
            <text:p>140.9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58.623516483462" calcext:value-type="float">
            <text:p>158.623516483462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5.4426666666685" calcext:value-type="float">
            <text:p>15.4426666666685</text:p>
          </table:table-cell>
          <table:table-cell office:value-type="float" office:value="123.446483516539" calcext:value-type="float">
            <text:p>123.446483516539</text:p>
          </table:table-cell>
          <table:table-cell office:value-type="float" office:value="15.7" calcext:value-type="float">
            <text:p>15.7</text:p>
          </table:table-cell>
          <table:table-cell office:value-type="float" office:value="147.453516483407" calcext:value-type="float">
            <text:p>147.45351648340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0000000000011" calcext:value-type="float">
            <text:p>10.0000000000011</text:p>
          </table:table-cell>
          <table:table-cell office:value-type="float" office:value="111.783516483478" calcext:value-type="float">
            <text:p>111.78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2.1623333333317" calcext:value-type="float">
            <text:p>12.1623333333317</text:p>
          </table:table-cell>
          <table:table-cell office:value-type="float" office:value="192.939999999896" calcext:value-type="float">
            <text:p>192.93999999989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94.469999999829" calcext:value-type="float">
            <text:p>194.469999999829</text:p>
          </table:table-cell>
          <table:table-cell office:value-type="float" office:value="17.25" calcext:value-type="float">
            <text:p>17.25</text:p>
          </table:table-cell>
          <table:table-cell office:value-type="float" office:value="180.419999999858" calcext:value-type="float">
            <text:p>180.419999999858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8.319999999928" calcext:value-type="float">
            <text:p>148.319999999928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47.069999999999" calcext:value-type="float">
            <text:p>147.069999999999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33.246483516558" calcext:value-type="float">
            <text:p>133.246483516558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37.943516483525" calcext:value-type="float">
            <text:p>137.943516483525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67.896483516596" calcext:value-type="float">
            <text:p>167.896483516596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63.440000000206" calcext:value-type="float">
            <text:p>163.4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7" calcext:value-type="float">
            <text:p>15.7</text:p>
          </table:table-cell>
          <table:table-cell office:value-type="float" office:value="169.833516483516" calcext:value-type="float">
            <text:p>169.83351648351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6.25" calcext:value-type="float">
            <text:p>16.25</text:p>
          </table:table-cell>
          <table:table-cell office:value-type="float" office:value="147.666483516486" calcext:value-type="float">
            <text:p>147.66648351648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90999999995" calcext:value-type="float">
            <text:p>180.9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313.409999999611" calcext:value-type="float">
            <text:p>313.40999999961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17.359999999985" calcext:value-type="float">
            <text:p>117.359999999985</text:p>
          </table:table-cell>
        </table:table-row>
        <table:table-row table:style-name="ro1">
          <table:table-cell office:value-type="float" office:value="15.1083333333288" calcext:value-type="float">
            <text:p>15.1083333333288</text:p>
          </table:table-cell>
          <table:table-cell office:value-type="float" office:value="146.513516483407" calcext:value-type="float">
            <text:p>146.513516483407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3.129999999881" calcext:value-type="float">
            <text:p>123.12999999988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8.879999999928" calcext:value-type="float">
            <text:p>128.879999999928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7.629999999999" calcext:value-type="float">
            <text:p>127.62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13.806483516558" calcext:value-type="float">
            <text:p>113.80648351655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66666666666694" calcext:value-type="float">
            <text:p>9.66666666666694</text:p>
          </table:table-cell>
          <table:table-cell office:value-type="float" office:value="122.283516483525" calcext:value-type="float">
            <text:p>122.283516483525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47.780000000113" calcext:value-type="float">
            <text:p>147.780000000113</text:p>
          </table:table-cell>
          <table:table-cell office:value-type="float" office:value="8.48333333333333" calcext:value-type="float">
            <text:p>8.48333333333333</text:p>
          </table:table-cell>
          <table:table-cell office:value-type="float" office:value="136.17" calcext:value-type="float">
            <text:p>136.17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103.77" calcext:value-type="float">
            <text:p>103.77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53.633516483516" calcext:value-type="float">
            <text:p>153.633516483516</text:p>
          </table:table-cell>
          <table:table-cell office:value-type="float" office:value="18.8903333333351" calcext:value-type="float">
            <text:p>18.8903333333351</text:p>
          </table:table-cell>
          <table:table-cell office:value-type="float" office:value="164.590000000001" calcext:value-type="float">
            <text:p>164.590000000001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131.466483516486" calcext:value-type="float">
            <text:p>131.4664835164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35" calcext:value-type="float">
            <text:p>11.35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15.2152161172135" calcext:value-type="float">
            <text:p>15.2152161172135</text:p>
          </table:table-cell>
          <table:table-cell office:value-type="float" office:value="149.719999999946" calcext:value-type="float">
            <text:p>149.719999999946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9.129999999881" calcext:value-type="float">
            <text:p>129.12999999988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29.129999999928" calcext:value-type="float">
            <text:p>129.12999999992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130000000021" calcext:value-type="float">
            <text:p>129.130000000021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" calcext:value-type="float">
            <text:p>10</text:p>
          </table:table-cell>
          <table:table-cell office:value-type="float" office:value="132.283516483517" calcext:value-type="float">
            <text:p>132.283516483517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5146666666591" calcext:value-type="float">
            <text:p>10.5146666666591</text:p>
          </table:table-cell>
          <table:table-cell office:value-type="float" office:value="150.219999999886" calcext:value-type="float">
            <text:p>150.219999999886</text:p>
          </table:table-cell>
          <table:table-cell office:value-type="float" office:value="8.75975091575095" calcext:value-type="float">
            <text:p>8.75975091575095</text:p>
          </table:table-cell>
          <table:table-cell office:value-type="float" office:value="387.710000000035" calcext:value-type="float">
            <text:p>387.710000000035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0334871794867" calcext:value-type="float">
            <text:p>10.0334871794867</text:p>
          </table:table-cell>
          <table:table-cell office:value-type="float" office:value="388" calcext:value-type="float">
            <text:p>388</text:p>
          </table:table-cell>
          <table:table-cell office:value-type="float" office:value="18.8903333333352" calcext:value-type="float">
            <text:p>18.8903333333352</text:p>
          </table:table-cell>
          <table:table-cell office:value-type="float" office:value="183.443516483462" calcext:value-type="float">
            <text:p>183.443516483462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20.0847838827794" calcext:value-type="float">
            <text:p>20.0847838827794</text:p>
          </table:table-cell>
          <table:table-cell office:value-type="float" office:value="181.509999999867" calcext:value-type="float">
            <text:p>181.5099999998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307.819999999565" calcext:value-type="float">
            <text:p>307.81999999956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15.09" calcext:value-type="float">
            <text:p>115.09</text:p>
          </table:table-cell>
        </table:table-row>
        <table:table-row table:style-name="ro1">
          <table:table-cell office:value-type="float" office:value="16.5083333333333" calcext:value-type="float">
            <text:p>16.5083333333333</text:p>
          </table:table-cell>
          <table:table-cell office:value-type="float" office:value="135.949999999946" calcext:value-type="float">
            <text:p>135.949999999946</text:p>
          </table:table-cell>
          <table:table-cell office:value-type="float" office:value="17.25" calcext:value-type="float">
            <text:p>17.25</text:p>
          </table:table-cell>
          <table:table-cell office:value-type="float" office:value="165.399999999946" calcext:value-type="float">
            <text:p>165.39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58.279999999859" calcext:value-type="float">
            <text:p>158.279999999859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557967032967" calcext:value-type="float">
            <text:p>11.557967032967</text:p>
          </table:table-cell>
          <table:table-cell office:value-type="float" office:value="115.919999999999" calcext:value-type="float">
            <text:p>115.91999999999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16.353516483517" calcext:value-type="float">
            <text:p>116.353516483517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6.306483516519" calcext:value-type="float">
            <text:p>136.30648351651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34.289999999886" calcext:value-type="float">
            <text:p>134.28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08.9" calcext:value-type="float">
            <text:p>108.9</text:p>
          </table:table-cell>
          <table:table-cell office:value-type="float" office:value="10.7801245421245" calcext:value-type="float">
            <text:p>10.7801245421245</text:p>
          </table:table-cell>
          <table:table-cell office:value-type="float" office:value="98.0999999999996" calcext:value-type="float">
            <text:p>98.0999999999996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1916666666667" calcext:value-type="float">
            <text:p>20.1916666666667</text:p>
          </table:table-cell>
          <table:table-cell office:value-type="float" office:value="169.133516483462" calcext:value-type="float">
            <text:p>169.133516483462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2333333333334" calcext:value-type="float">
            <text:p>21.2333333333334</text:p>
          </table:table-cell>
          <table:table-cell office:value-type="float" office:value="150.39999999995" calcext:value-type="float">
            <text:p>150.39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6337692307676" calcext:value-type="float">
            <text:p>12.63376923076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0.949999999946" calcext:value-type="float">
            <text:p>200.949999999946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8.649999999946" calcext:value-type="float">
            <text:p>178.64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58" calcext:value-type="float">
            <text:p>161.52999999985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625" calcext:value-type="float">
            <text:p>11.625</text:p>
          </table:table-cell>
          <table:table-cell office:value-type="float" office:value="176.919999999997" calcext:value-type="float">
            <text:p>176.91999999999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60.580000000324" calcext:value-type="float">
            <text:p>160.58000000032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40.59999999998" calcext:value-type="float">
            <text:p>140.59999999998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42.539999999886" calcext:value-type="float">
            <text:p>142.53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349673992674" calcext:value-type="float">
            <text:p>10.349673992674</text:p>
          </table:table-cell>
          <table:table-cell office:value-type="float" office:value="374.019999999965" calcext:value-type="float">
            <text:p>374.01999999996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74.020000000003" calcext:value-type="float">
            <text:p>374.020000000003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77.883516483463" calcext:value-type="float">
            <text:p>177.883516483463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399999999946" calcext:value-type="float">
            <text:p>156.39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828999999998" calcext:value-type="float">
            <text:p>12.828999999998</text:p>
          </table:table-cell>
          <table:table-cell office:value-type="float" office:value="274.6599999997" calcext:value-type="float">
            <text:p>274.65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7.579999999946" calcext:value-type="float">
            <text:p>167.5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44.650000000324" calcext:value-type="float">
            <text:p>144.65000000032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6.609999999885" calcext:value-type="float">
            <text:p>126.60999999988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48.220000000035" calcext:value-type="float">
            <text:p>148.22000000003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8.203516483463" calcext:value-type="float">
            <text:p>128.20351648346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79.079999999946" calcext:value-type="float">
            <text:p>179.0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825" calcext:value-type="float">
            <text:p>18.825</text:p>
          </table:table-cell>
          <table:table-cell office:value-type="float" office:value="159.74" calcext:value-type="float">
            <text:p>159.7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4.859999999885" calcext:value-type="float">
            <text:p>134.859999999885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150.999999999982" calcext:value-type="float">
            <text:p>150.99999999998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06.04" calcext:value-type="float">
            <text:p>106.04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16.229999999885" calcext:value-type="float">
            <text:p>116.229999999885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4.2" calcext:value-type="float">
            <text:p>134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123.110000000001" calcext:value-type="float">
            <text:p>123.110000000001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8.609999999998" calcext:value-type="float">
            <text:p>128.609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11.770000000001" calcext:value-type="float">
            <text:p>111.77000000000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7.269999999997" calcext:value-type="float">
            <text:p>117.26999999999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17.52" calcext:value-type="float">
            <text:p>117.52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1.019999999998" calcext:value-type="float">
            <text:p>121.019999999998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7.88" calcext:value-type="float">
            <text:p>127.88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15.63" calcext:value-type="float">
            <text:p>115.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19.129999999998" calcext:value-type="float">
            <text:p>11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859999999564" calcext:value-type="float">
            <text:p>213.859999999564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29.129999999998" calcext:value-type="float">
            <text:p>12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5083333333334" calcext:value-type="float">
            <text:p>16.5083333333334</text:p>
          </table:table-cell>
          <table:table-cell office:value-type="float" office:value="221.609999999565" calcext:value-type="float">
            <text:p>221.609999999565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205.409999999622" calcext:value-type="float">
            <text:p>205.409999999622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1916666666667" calcext:value-type="float">
            <text:p>18.1916666666667</text:p>
          </table:table-cell>
          <table:table-cell office:value-type="float" office:value="189.479999999603" calcext:value-type="float">
            <text:p>189.4799999996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213.24" calcext:value-type="float">
            <text:p>213.24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93.389999999928" calcext:value-type="float">
            <text:p>193.38999999992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" calcext:value-type="float">
            <text:p>19.1</text:p>
          </table:table-cell>
          <table:table-cell office:value-type="float" office:value="197.04" calcext:value-type="float">
            <text:p>197.04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98.790000000002" calcext:value-type="float">
            <text:p>198.79000000000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169.829999999967" calcext:value-type="float">
            <text:p>169.82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079999999967" calcext:value-type="float">
            <text:p>179.07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nonlinear-charge" table:style-name="ta1"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3061985" calcext:value-type="float">
            <text:p>0.00030619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3485464" calcext:value-type="float">
            <text:p>0.000234854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497225" calcext:value-type="float">
            <text:p>0.0008049722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79593" calcext:value-type="float">
            <text:p>0.000437959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379471" calcext:value-type="float">
            <text:p>0.0001037947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5135148" calcext:value-type="float">
            <text:p>0.0000451351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4146218" calcext:value-type="float">
            <text:p>0.0003414621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33931" calcext:value-type="float">
            <text:p>0.000433393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999129" calcext:value-type="float">
            <text:p>0.000699912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5975026" calcext:value-type="float">
            <text:p>0.0007597502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011918" calcext:value-type="float">
            <text:p>0.0002101191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259192" calcext:value-type="float">
            <text:p>0.00042591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934776" calcext:value-type="float">
            <text:p>0.00039347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3033854" calcext:value-type="float">
            <text:p>0.0002303385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8190984" calcext:value-type="float">
            <text:p>0.0005819098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06242" calcext:value-type="float">
            <text:p>0.000800624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1114436" calcext:value-type="float">
            <text:p>0.0000311144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542354" calcext:value-type="float">
            <text:p>0.000854235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56928" calcext:value-type="float">
            <text:p>0.000545692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7687748" calcext:value-type="float">
            <text:p>0.000076877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92586" calcext:value-type="float">
            <text:p>0.0003619258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876276" calcext:value-type="float">
            <text:p>0.00008876276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44639705" calcext:value-type="float">
            <text:p>0.00044639705</text:p>
          </table:table-cell>
          <table:table-cell office:value-type="float" office:value="351.10968" calcext:value-type="float">
            <text:p>351.1096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4287633" calcext:value-type="float">
            <text:p>0.00034287633</text:p>
          </table:table-cell>
          <table:table-cell office:value-type="float" office:value="349.3506" calcext:value-type="float">
            <text:p>349.3506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962819" calcext:value-type="float">
            <text:p>0.000962819</text:p>
          </table:table-cell>
          <table:table-cell office:value-type="float" office:value="349.41983" calcext:value-type="float">
            <text:p>349.41983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57193" calcext:value-type="float">
            <text:p>350.57193</text:p>
          </table:table-cell>
          <table:table-cell office:value-type="float" office:value="0.0006763762" calcext:value-type="float">
            <text:p>0.0006763762</text:p>
          </table:table-cell>
          <table:table-cell office:value-type="float" office:value="349.53156" calcext:value-type="float">
            <text:p>349.53156</text:p>
          </table:table-cell>
          <table:table-cell office:value-type="float" office:value="0.00020647052" calcext:value-type="float">
            <text:p>0.00020647052</text:p>
          </table:table-cell>
          <table:table-cell office:value-type="float" office:value="349.34314" calcext:value-type="float">
            <text:p>349.34314</text:p>
          </table:table-cell>
          <table:table-cell office:value-type="float" office:value="0.00016707789" calcext:value-type="float">
            <text:p>0.00016707789</text:p>
          </table:table-cell>
          <table:table-cell office:value-type="float" office:value="349.36996" calcext:value-type="float">
            <text:p>349.36996</text:p>
          </table:table-cell>
          <table:table-cell office:value-type="float" office:value="0.0005155563" calcext:value-type="float">
            <text:p>0.0005155563</text:p>
          </table:table-cell>
          <table:table-cell office:value-type="float" office:value="349.4424" calcext:value-type="float">
            <text:p>349.4424</text:p>
          </table:table-cell>
          <table:table-cell office:value-type="float" office:value="0.0006226461" calcext:value-type="float">
            <text:p>0.0006226461</text:p>
          </table:table-cell>
          <table:table-cell office:value-type="float" office:value="349.46344" calcext:value-type="float">
            <text:p>349.46344</text:p>
          </table:table-cell>
          <table:table-cell office:value-type="float" office:value="0.0008005356" calcext:value-type="float">
            <text:p>0.0008005356</text:p>
          </table:table-cell>
          <table:table-cell office:value-type="float" office:value="349.34027" calcext:value-type="float">
            <text:p>349.34027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9440381" calcext:value-type="float">
            <text:p>0.0009440381</text:p>
          </table:table-cell>
          <table:table-cell office:value-type="float" office:value="349.45654" calcext:value-type="float">
            <text:p>349.4565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25155" calcext:value-type="float">
            <text:p>0.000325155</text:p>
          </table:table-cell>
          <table:table-cell office:value-type="float" office:value="349.36035" calcext:value-type="float">
            <text:p>349.36035</text:p>
          </table:table-cell>
          <table:table-cell office:value-type="float" office:value="0.0005298038" calcext:value-type="float">
            <text:p>0.0005298038</text:p>
          </table:table-cell>
          <table:table-cell office:value-type="float" office:value="349.34482" calcext:value-type="float">
            <text:p>349.34482</text:p>
          </table:table-cell>
          <table:table-cell office:value-type="float" office:value="0.0005073599" calcext:value-type="float">
            <text:p>0.0005073599</text:p>
          </table:table-cell>
          <table:table-cell office:value-type="float" office:value="349.35873" calcext:value-type="float">
            <text:p>349.35873</text:p>
          </table:table-cell>
          <table:table-cell office:value-type="float" office:value="0.00037909276" calcext:value-type="float">
            <text:p>0.00037909276</text:p>
          </table:table-cell>
          <table:table-cell office:value-type="float" office:value="351.2231" calcext:value-type="float">
            <text:p>351.2231</text:p>
          </table:table-cell>
          <table:table-cell office:value-type="float" office:value="0.0007706423" calcext:value-type="float">
            <text:p>0.0007706423</text:p>
          </table:table-cell>
          <table:table-cell office:value-type="float" office:value="349.46274" calcext:value-type="float">
            <text:p>349.46274</text:p>
          </table:table-cell>
          <table:table-cell office:value-type="float" office:value="0.0009443735" calcext:value-type="float">
            <text:p>0.0009443735</text:p>
          </table:table-cell>
          <table:table-cell office:value-type="float" office:value="349.40024" calcext:value-type="float">
            <text:p>349.40024</text:p>
          </table:table-cell>
          <table:table-cell office:value-type="float" office:value="0.00014604937" calcext:value-type="float">
            <text:p>0.00014604937</text:p>
          </table:table-cell>
          <table:table-cell office:value-type="float" office:value="349.36017" calcext:value-type="float">
            <text:p>349.36017</text:p>
          </table:table-cell>
          <table:table-cell office:value-type="float" office:value="0.0009560525" calcext:value-type="float">
            <text:p>0.0009560525</text:p>
          </table:table-cell>
          <table:table-cell office:value-type="float" office:value="349.34195" calcext:value-type="float">
            <text:p>349.34195</text:p>
          </table:table-cell>
          <table:table-cell office:value-type="float" office:value="0.001" calcext:value-type="float">
            <text:p>0.001</text:p>
          </table:table-cell>
          <table:table-cell office:value-type="float" office:value="360.93015" calcext:value-type="float">
            <text:p>360.93015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57193" calcext:value-type="float">
            <text:p>350.571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048496" calcext:value-type="float">
            <text:p>0.00070048496</text:p>
          </table:table-cell>
          <table:table-cell office:value-type="float" office:value="349.41562" calcext:value-type="float">
            <text:p>349.41562</text:p>
          </table:table-cell>
          <table:table-cell office:value-type="float" office:value="0.00028819835" calcext:value-type="float">
            <text:p>0.00028819835</text:p>
          </table:table-cell>
          <table:table-cell office:value-type="float" office:value="349.49402" calcext:value-type="float">
            <text:p>349.49402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57193" calcext:value-type="float">
            <text:p>350.57193</text:p>
          </table:table-cell>
          <table:table-cell office:value-type="float" office:value="0.00072044897" calcext:value-type="float">
            <text:p>0.00072044897</text:p>
          </table:table-cell>
          <table:table-cell office:value-type="float" office:value="353.8981" calcext:value-type="float">
            <text:p>353.8981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57193" calcext:value-type="float">
            <text:p>350.57193</text:p>
          </table:table-cell>
          <table:table-cell office:value-type="float" office:value="0.00043806245" calcext:value-type="float">
            <text:p>0.00043806245</text:p>
          </table:table-cell>
          <table:table-cell office:value-type="float" office:value="349.68484" calcext:value-type="float">
            <text:p>349.68484</text:p>
          </table:table-cell>
        </table:table-row>
        <table:table-row table:style-name="ro1">
          <table:table-cell office:value-type="float" office:value="5.333974" calcext:value-type="float">
            <text:p>5.333974</text:p>
          </table:table-cell>
          <table:table-cell office:value-type="float" office:value="178.30966" calcext:value-type="float">
            <text:p>178.30966</text:p>
          </table:table-cell>
          <table:table-cell office:value-type="float" office:value="5.6669827" calcext:value-type="float">
            <text:p>5.666982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95058" calcext:value-type="float">
            <text:p>154.95058</text:p>
          </table:table-cell>
          <table:table-cell office:value-type="float" office:value="5.0001864" calcext:value-type="float">
            <text:p>5.0001864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61981" calcext:value-type="float">
            <text:p>176.61981</text:p>
          </table:table-cell>
          <table:table-cell office:value-type="float" office:value="5.6670976" calcext:value-type="float">
            <text:p>5.6670976</text:p>
          </table:table-cell>
          <table:table-cell office:value-type="float" office:value="166.97192" calcext:value-type="float">
            <text:p>166.97192</text:p>
          </table:table-cell>
          <table:table-cell office:value-type="float" office:value="6.000654" calcext:value-type="float">
            <text:p>6.000654</text:p>
          </table:table-cell>
          <table:table-cell office:value-type="float" office:value="155.13155" calcext:value-type="float">
            <text:p>155.13155</text:p>
          </table:table-cell>
          <table:table-cell office:value-type="float" office:value="6.2562985" calcext:value-type="float">
            <text:p>6.2562985</text:p>
          </table:table-cell>
          <table:table-cell office:value-type="float" office:value="187.34314" calcext:value-type="float">
            <text:p>187.34314</text:p>
          </table:table-cell>
          <table:table-cell office:value-type="float" office:value="5.6695094" calcext:value-type="float">
            <text:p>5.6695094</text:p>
          </table:table-cell>
          <table:table-cell office:value-type="float" office:value="176.56995" calcext:value-type="float">
            <text:p>176.56995</text:p>
          </table:table-cell>
          <table:table-cell office:value-type="float" office:value="6.2597723" calcext:value-type="float">
            <text:p>6.2597723</text:p>
          </table:table-cell>
          <table:table-cell office:value-type="float" office:value="165.8424" calcext:value-type="float">
            <text:p>165.8424</text:p>
          </table:table-cell>
          <table:table-cell office:value-type="float" office:value="6" calcext:value-type="float">
            <text:p>6</text:p>
          </table:table-cell>
          <table:table-cell office:value-type="float" office:value="155.06343" calcext:value-type="float">
            <text:p>155.06343</text:p>
          </table:table-cell>
          <table:table-cell office:value-type="float" office:value="5.0004992" calcext:value-type="float">
            <text:p>5.0004992</text:p>
          </table:table-cell>
          <table:table-cell office:value-type="float" office:value="187.34027" calcext:value-type="float">
            <text:p>187.3402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2754" calcext:value-type="float">
            <text:p>5.667275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6695" calcext:value-type="float">
            <text:p>6.0006695</text:p>
          </table:table-cell>
          <table:table-cell office:value-type="float" office:value="155.05653" calcext:value-type="float">
            <text:p>155.05653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6084695" calcext:value-type="float">
            <text:p>5.608469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76035" calcext:value-type="float">
            <text:p>165.76035</text:p>
          </table:table-cell>
          <table:table-cell office:value-type="float" office:value="6" calcext:value-type="float">
            <text:p>6</text:p>
          </table:table-cell>
          <table:table-cell office:value-type="float" office:value="154.94481" calcext:value-type="float">
            <text:p>154.94481</text:p>
          </table:table-cell>
          <table:table-cell office:value-type="float" office:value="5" calcext:value-type="float">
            <text:p>5</text:p>
          </table:table-cell>
          <table:table-cell office:value-type="float" office:value="187.35873" calcext:value-type="float">
            <text:p>187.35873</text:p>
          </table:table-cell>
          <table:table-cell office:value-type="float" office:value="5.3341455" calcext:value-type="float">
            <text:p>5.3341455</text:p>
          </table:table-cell>
          <table:table-cell office:value-type="float" office:value="178.4231" calcext:value-type="float">
            <text:p>178.423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86273" calcext:value-type="float">
            <text:p>165.86273</text:p>
          </table:table-cell>
          <table:table-cell office:value-type="float" office:value="6.000199" calcext:value-type="float">
            <text:p>6.000199</text:p>
          </table:table-cell>
          <table:table-cell office:value-type="float" office:value="155.00023" calcext:value-type="float">
            <text:p>155.00023</text:p>
          </table:table-cell>
          <table:table-cell office:value-type="float" office:value="5.096226" calcext:value-type="float">
            <text:p>5.096226</text:p>
          </table:table-cell>
          <table:table-cell office:value-type="float" office:value="187.36017" calcext:value-type="float">
            <text:p>187.36017</text:p>
          </table:table-cell>
          <table:table-cell office:value-type="float" office:value="7.9223857" calcext:value-type="float">
            <text:p>7.9223857</text:p>
          </table:table-cell>
          <table:table-cell office:value-type="float" office:value="176.54193" calcext:value-type="float">
            <text:p>176.54193</text:p>
          </table:table-cell>
          <table:table-cell office:value-type="float" office:value="8.852618" calcext:value-type="float">
            <text:p>8.852618</text:p>
          </table:table-cell>
          <table:table-cell office:value-type="float" office:value="177.33014" calcext:value-type="float">
            <text:p>177.33014</text:p>
          </table:table-cell>
          <table:table-cell office:value-type="float" office:value="6" calcext:value-type="float">
            <text:p>6</text:p>
          </table:table-cell>
          <table:table-cell office:value-type="float" office:value="156.17192" calcext:value-type="float">
            <text:p>156.17192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1.101122" calcext:value-type="float">
            <text:p>21.101122</text:p>
          </table:table-cell>
          <table:table-cell office:value-type="float" office:value="165.81561" calcext:value-type="float">
            <text:p>165.81561</text:p>
          </table:table-cell>
          <table:table-cell office:value-type="float" office:value="17.296867" calcext:value-type="float">
            <text:p>17.296867</text:p>
          </table:table-cell>
          <table:table-cell office:value-type="float" office:value="155.09401" calcext:value-type="float">
            <text:p>155.09401</text:p>
          </table:table-cell>
          <table:table-cell office:value-type="float" office:value="5.000216" calcext:value-type="float">
            <text:p>5.000216</text:p>
          </table:table-cell>
          <table:table-cell office:value-type="float" office:value="188.57193" calcext:value-type="float">
            <text:p>188.57193</text:p>
          </table:table-cell>
          <table:table-cell office:value-type="float" office:value="5.3336387" calcext:value-type="float">
            <text:p>5.3336387</text:p>
          </table:table-cell>
          <table:table-cell office:value-type="float" office:value="181.09808" calcext:value-type="float">
            <text:p>181.09808</text:p>
          </table:table-cell>
          <table:table-cell office:value-type="float" office:value="5.667124" calcext:value-type="float">
            <text:p>5.667124</text:p>
          </table:table-cell>
          <table:table-cell office:value-type="float" office:value="166.97192" calcext:value-type="float">
            <text:p>166.97192</text:p>
          </table:table-cell>
          <table:table-cell office:value-type="float" office:value="6.000496" calcext:value-type="float">
            <text:p>6.000496</text:p>
          </table:table-cell>
          <table:table-cell office:value-type="float" office:value="155.28484" calcext:value-type="float">
            <text:p>155.28484</text:p>
          </table:table-cell>
        </table:table-row>
        <table:table-row table:style-name="ro1">
          <table:table-cell office:value-type="float" office:value="5.3342013" calcext:value-type="float">
            <text:p>5.3342013</text:p>
          </table:table-cell>
          <table:table-cell office:value-type="float" office:value="180.01964" calcext:value-type="float">
            <text:p>180.01964</text:p>
          </table:table-cell>
          <table:table-cell office:value-type="float" office:value="5.667487" calcext:value-type="float">
            <text:p>5.667487</text:p>
          </table:table-cell>
          <table:table-cell office:value-type="float" office:value="169.6027" calcext:value-type="float">
            <text:p>169.602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95058" calcext:value-type="float">
            <text:p>154.95058</text:p>
          </table:table-cell>
          <table:table-cell office:value-type="float" office:value="5.00094" calcext:value-type="float">
            <text:p>5.00094</text:p>
          </table:table-cell>
          <table:table-cell office:value-type="float" office:value="234.90103" calcext:value-type="float">
            <text:p>234.9010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61981" calcext:value-type="float">
            <text:p>176.61981</text:p>
          </table:table-cell>
          <table:table-cell office:value-type="float" office:value="5.6675386" calcext:value-type="float">
            <text:p>5.6675386</text:p>
          </table:table-cell>
          <table:table-cell office:value-type="float" office:value="170.45384" calcext:value-type="float">
            <text:p>170.45384</text:p>
          </table:table-cell>
          <table:table-cell office:value-type="float" office:value="6.000757" calcext:value-type="float">
            <text:p>6.000757</text:p>
          </table:table-cell>
          <table:table-cell office:value-type="float" office:value="155.99341" calcext:value-type="float">
            <text:p>155.99341</text:p>
          </table:table-cell>
          <table:table-cell office:value-type="float" office:value="6.257469" calcext:value-type="float">
            <text:p>6.257469</text:p>
          </table:table-cell>
          <table:table-cell office:value-type="float" office:value="195.62369" calcext:value-type="float">
            <text:p>195.62369</text:p>
          </table:table-cell>
          <table:table-cell office:value-type="float" office:value="5.671296" calcext:value-type="float">
            <text:p>5.671296</text:p>
          </table:table-cell>
          <table:table-cell office:value-type="float" office:value="189.7413" calcext:value-type="float">
            <text:p>189.7413</text:p>
          </table:table-cell>
          <table:table-cell office:value-type="float" office:value="6.2608724" calcext:value-type="float">
            <text:p>6.2608724</text:p>
          </table:table-cell>
          <table:table-cell office:value-type="float" office:value="174.46843" calcext:value-type="float">
            <text:p>174.46843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5.06343" calcext:value-type="float">
            <text:p>155.06343</text:p>
          </table:table-cell>
          <table:table-cell office:value-type="float" office:value="5.000964" calcext:value-type="float">
            <text:p>5.000964</text:p>
          </table:table-cell>
          <table:table-cell office:value-type="float" office:value="218.2646" calcext:value-type="float">
            <text:p>218.2646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4943" calcext:value-type="float">
            <text:p>5.6674943</text:p>
          </table:table-cell>
          <table:table-cell office:value-type="float" office:value="167.34544" calcext:value-type="float">
            <text:p>167.34544</text:p>
          </table:table-cell>
          <table:table-cell office:value-type="float" office:value="6.0009336" calcext:value-type="float">
            <text:p>6.0009336</text:p>
          </table:table-cell>
          <table:table-cell office:value-type="float" office:value="157.26134" calcext:value-type="float">
            <text:p>157.26134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634562" calcext:value-type="float">
            <text:p>5.634562</text:p>
          </table:table-cell>
          <table:table-cell office:value-type="float" office:value="305.2878" calcext:value-type="float">
            <text:p>305.2878</text:p>
          </table:table-cell>
          <table:table-cell office:value-type="float" office:value="6.0416665" calcext:value-type="float">
            <text:p>6.0416665</text:p>
          </table:table-cell>
          <table:table-cell office:value-type="float" office:value="387.9997" calcext:value-type="float">
            <text:p>387.9997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94481" calcext:value-type="float">
            <text:p>154.94481</text:p>
          </table:table-cell>
          <table:table-cell office:value-type="float" office:value="5.001" calcext:value-type="float">
            <text:p>5.001</text:p>
          </table:table-cell>
          <table:table-cell office:value-type="float" office:value="194.45284" calcext:value-type="float">
            <text:p>194.45284</text:p>
          </table:table-cell>
          <table:table-cell office:value-type="float" office:value="5.3342543" calcext:value-type="float">
            <text:p>5.3342543</text:p>
          </table:table-cell>
          <table:table-cell office:value-type="float" office:value="179.24176" calcext:value-type="float">
            <text:p>179.2417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86273" calcext:value-type="float">
            <text:p>165.86273</text:p>
          </table:table-cell>
          <table:table-cell office:value-type="float" office:value="6.0006742" calcext:value-type="float">
            <text:p>6.0006742</text:p>
          </table:table-cell>
          <table:table-cell office:value-type="float" office:value="158.95401" calcext:value-type="float">
            <text:p>158.95401</text:p>
          </table:table-cell>
          <table:table-cell office:value-type="float" office:value="5.2428303" calcext:value-type="float">
            <text:p>5.2428303</text:p>
          </table:table-cell>
          <table:table-cell office:value-type="float" office:value="386.97595" calcext:value-type="float">
            <text:p>386.97595</text:p>
          </table:table-cell>
          <table:table-cell office:value-type="float" office:value="7.927781" calcext:value-type="float">
            <text:p>7.927781</text:p>
          </table:table-cell>
          <table:table-cell office:value-type="float" office:value="213.8718" calcext:value-type="float">
            <text:p>213.8718</text:p>
          </table:table-cell>
          <table:table-cell office:value-type="float" office:value="8.854774" calcext:value-type="float">
            <text:p>8.854774</text:p>
          </table:table-cell>
          <table:table-cell office:value-type="float" office:value="193.06483" calcext:value-type="float">
            <text:p>193.06483</text:p>
          </table:table-cell>
          <table:table-cell office:value-type="float" office:value="10.25" calcext:value-type="float">
            <text:p>10.25</text:p>
          </table:table-cell>
          <table:table-cell office:value-type="float" office:value="156.17192" calcext:value-type="float">
            <text:p>156.17192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1.103874" calcext:value-type="float">
            <text:p>21.103874</text:p>
          </table:table-cell>
          <table:table-cell office:value-type="float" office:value="186.7748" calcext:value-type="float">
            <text:p>186.7748</text:p>
          </table:table-cell>
          <table:table-cell office:value-type="float" office:value="17.297335" calcext:value-type="float">
            <text:p>17.297335</text:p>
          </table:table-cell>
          <table:table-cell office:value-type="float" office:value="158.97937" calcext:value-type="float">
            <text:p>158.97937</text:p>
          </table:table-cell>
          <table:table-cell office:value-type="float" office:value="5.000504" calcext:value-type="float">
            <text:p>5.000504</text:p>
          </table:table-cell>
          <table:table-cell office:value-type="float" office:value="190.62898" calcext:value-type="float">
            <text:p>190.62898</text:p>
          </table:table-cell>
          <table:table-cell office:value-type="float" office:value="5.334241" calcext:value-type="float">
            <text:p>5.334241</text:p>
          </table:table-cell>
          <table:table-cell office:value-type="float" office:value="185.53561" calcext:value-type="float">
            <text:p>185.53561</text:p>
          </table:table-cell>
          <table:table-cell office:value-type="float" office:value="5.667237" calcext:value-type="float">
            <text:p>5.667237</text:p>
          </table:table-cell>
          <table:table-cell office:value-type="float" office:value="167.86932" calcext:value-type="float">
            <text:p>167.86932</text:p>
          </table:table-cell>
          <table:table-cell office:value-type="float" office:value="6.000811" calcext:value-type="float">
            <text:p>6.000811</text:p>
          </table:table-cell>
          <table:table-cell office:value-type="float" office:value="157.91049" calcext:value-type="float">
            <text:p>157.91049</text:p>
          </table:table-cell>
        </table:table-row>
        <table:table-row table:style-name="ro1">
          <table:table-cell office:value-type="float" office:value="7.5879707" calcext:value-type="float">
            <text:p>7.5879707</text:p>
          </table:table-cell>
          <table:table-cell office:value-type="float" office:value="157.87964" calcext:value-type="float">
            <text:p>157.87964</text:p>
          </table:table-cell>
          <table:table-cell office:value-type="float" office:value="6.35" calcext:value-type="float">
            <text:p>6.35</text:p>
          </table:table-cell>
          <table:table-cell office:value-type="float" office:value="147.4627" calcext:value-type="float">
            <text:p>147.4627</text:p>
          </table:table-cell>
          <table:table-cell office:value-type="float" office:value="7.771425" calcext:value-type="float">
            <text:p>7.771425</text:p>
          </table:table-cell>
          <table:table-cell office:value-type="float" office:value="132.81058" calcext:value-type="float">
            <text:p>132.81058</text:p>
          </table:table-cell>
          <table:table-cell office:value-type="float" office:value="8.218449" calcext:value-type="float">
            <text:p>8.218449</text:p>
          </table:table-cell>
          <table:table-cell office:value-type="float" office:value="224.64104" calcext:value-type="float">
            <text:p>224.64104</text:p>
          </table:table-cell>
          <table:table-cell office:value-type="float" office:value="5.677437" calcext:value-type="float">
            <text:p>5.677437</text:p>
          </table:table-cell>
          <table:table-cell office:value-type="float" office:value="166.35982" calcext:value-type="float">
            <text:p>166.35982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60.19385" calcext:value-type="float">
            <text:p>160.19385</text:p>
          </table:table-cell>
          <table:table-cell office:value-type="float" office:value="6.9525313" calcext:value-type="float">
            <text:p>6.9525313</text:p>
          </table:table-cell>
          <table:table-cell office:value-type="float" office:value="145.73341" calcext:value-type="float">
            <text:p>145.73341</text:p>
          </table:table-cell>
          <table:table-cell office:value-type="float" office:value="11.637211" calcext:value-type="float">
            <text:p>11.637211</text:p>
          </table:table-cell>
          <table:table-cell office:value-type="float" office:value="180.23367" calcext:value-type="float">
            <text:p>180.23367</text:p>
          </table:table-cell>
          <table:table-cell office:value-type="float" office:value="11.88557" calcext:value-type="float">
            <text:p>11.88557</text:p>
          </table:table-cell>
          <table:table-cell office:value-type="float" office:value="174.35132" calcext:value-type="float">
            <text:p>174.35132</text:p>
          </table:table-cell>
          <table:table-cell office:value-type="float" office:value="11.439876" calcext:value-type="float">
            <text:p>11.439876</text:p>
          </table:table-cell>
          <table:table-cell office:value-type="float" office:value="159.07841" calcext:value-type="float">
            <text:p>159.07841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67342" calcext:value-type="float">
            <text:p>139.67342</text:p>
          </table:table-cell>
          <table:table-cell office:value-type="float" office:value="6.9489384" calcext:value-type="float">
            <text:p>6.9489384</text:p>
          </table:table-cell>
          <table:table-cell office:value-type="float" office:value="164.5346" calcext:value-type="float">
            <text:p>164.5346</text:p>
          </table:table-cell>
          <table:table-cell office:value-type="float" office:value="7.9398985" calcext:value-type="float">
            <text:p>7.9398985</text:p>
          </table:table-cell>
          <table:table-cell office:value-type="float" office:value="122.66996" calcext:value-type="float">
            <text:p>122.66996</text:p>
          </table:table-cell>
          <table:table-cell office:value-type="float" office:value="7.325" calcext:value-type="float">
            <text:p>7.325</text:p>
          </table:table-cell>
          <table:table-cell office:value-type="float" office:value="113.61544" calcext:value-type="float">
            <text:p>113.61544</text:p>
          </table:table-cell>
          <table:table-cell office:value-type="float" office:value="7.884297" calcext:value-type="float">
            <text:p>7.884297</text:p>
          </table:table-cell>
          <table:table-cell office:value-type="float" office:value="103.531334" calcext:value-type="float">
            <text:p>103.531334</text:p>
          </table:table-cell>
          <table:table-cell office:value-type="float" office:value="5.857119" calcext:value-type="float">
            <text:p>5.857119</text:p>
          </table:table-cell>
          <table:table-cell office:value-type="float" office:value="173.15997" calcext:value-type="float">
            <text:p>173.15997</text:p>
          </table:table-cell>
          <table:table-cell office:value-type="float" office:value="6.201929" calcext:value-type="float">
            <text:p>6.201929</text:p>
          </table:table-cell>
          <table:table-cell office:value-type="float" office:value="291.2478" calcext:value-type="float">
            <text:p>291.2478</text:p>
          </table:table-cell>
          <table:table-cell office:value-type="float" office:value="6.475" calcext:value-type="float">
            <text:p>6.475</text:p>
          </table:table-cell>
          <table:table-cell office:value-type="float" office:value="373.9597" calcext:value-type="float">
            <text:p>373.9597</text:p>
          </table:table-cell>
          <table:table-cell office:value-type="float" office:value="7.0476375" calcext:value-type="float">
            <text:p>7.0476375</text:p>
          </table:table-cell>
          <table:table-cell office:value-type="float" office:value="140.9048" calcext:value-type="float">
            <text:p>140.9048</text:p>
          </table:table-cell>
          <table:table-cell office:value-type="float" office:value="5.225" calcext:value-type="float">
            <text:p>5.225</text:p>
          </table:table-cell>
          <table:table-cell office:value-type="float" office:value="187.16284" calcext:value-type="float">
            <text:p>187.16284</text:p>
          </table:table-cell>
          <table:table-cell office:value-type="float" office:value="5.9608192" calcext:value-type="float">
            <text:p>5.9608192</text:p>
          </table:table-cell>
          <table:table-cell office:value-type="float" office:value="171.95177" calcext:value-type="float">
            <text:p>171.95177</text:p>
          </table:table-cell>
          <table:table-cell office:value-type="float" office:value="5.891667" calcext:value-type="float">
            <text:p>5.891667</text:p>
          </table:table-cell>
          <table:table-cell office:value-type="float" office:value="158.57272" calcext:value-type="float">
            <text:p>158.57272</text:p>
          </table:table-cell>
          <table:table-cell office:value-type="float" office:value="6.2651787" calcext:value-type="float">
            <text:p>6.2651787</text:p>
          </table:table-cell>
          <table:table-cell office:value-type="float" office:value="151.66402" calcext:value-type="float">
            <text:p>151.66402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371.31595" calcext:value-type="float">
            <text:p>371.31595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98.21179" calcext:value-type="float">
            <text:p>198.21179</text:p>
          </table:table-cell>
          <table:table-cell office:value-type="float" office:value="12.3935795" calcext:value-type="float">
            <text:p>12.3935795</text:p>
          </table:table-cell>
          <table:table-cell office:value-type="float" office:value="177.40486" calcext:value-type="float">
            <text:p>177.40486</text:p>
          </table:table-cell>
          <table:table-cell office:value-type="float" office:value="11.70693" calcext:value-type="float">
            <text:p>11.70693</text:p>
          </table:table-cell>
          <table:table-cell office:value-type="float" office:value="140.51192" calcext:value-type="float">
            <text:p>140.51192</text:p>
          </table:table-cell>
          <table:table-cell office:value-type="float" office:value="23" calcext:value-type="float">
            <text:p>23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86" calcext:value-type="float">
            <text:p>23.00086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208" calcext:value-type="float">
            <text:p>23.000208</text:p>
          </table:table-cell>
          <table:table-cell office:value-type="float" office:value="175.70477" calcext:value-type="float">
            <text:p>175.70477</text:p>
          </table:table-cell>
          <table:table-cell office:value-type="float" office:value="23.00007" calcext:value-type="float">
            <text:p>23.00007</text:p>
          </table:table-cell>
          <table:table-cell office:value-type="float" office:value="158.70938" calcext:value-type="float">
            <text:p>158.70938</text:p>
          </table:table-cell>
          <table:table-cell office:value-type="float" office:value="6.55" calcext:value-type="float">
            <text:p>6.55</text:p>
          </table:table-cell>
          <table:table-cell office:value-type="float" office:value="140.40897" calcext:value-type="float">
            <text:p>140.40897</text:p>
          </table:table-cell>
          <table:table-cell office:value-type="float" office:value="7.013261" calcext:value-type="float">
            <text:p>7.013261</text:p>
          </table:table-cell>
          <table:table-cell office:value-type="float" office:value="135.31561" calcext:value-type="float">
            <text:p>135.31561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7.649315" calcext:value-type="float">
            <text:p>117.649315</text:p>
          </table:table-cell>
          <table:table-cell office:value-type="float" office:value="8.271628" calcext:value-type="float">
            <text:p>8.271628</text:p>
          </table:table-cell>
          <table:table-cell office:value-type="float" office:value="107.69048" calcext:value-type="float">
            <text:p>107.69048</text:p>
          </table:table-cell>
        </table:table-row>
        <table:table-row table:style-name="ro1">
          <table:table-cell office:value-type="float" office:value="7.5911603" calcext:value-type="float">
            <text:p>7.5911603</text:p>
          </table:table-cell>
          <table:table-cell office:value-type="float" office:value="182.84247" calcext:value-type="float">
            <text:p>182.84247</text:p>
          </table:table-cell>
          <table:table-cell office:value-type="float" office:value="8.408334" calcext:value-type="float">
            <text:p>8.408334</text:p>
          </table:table-cell>
          <table:table-cell office:value-type="float" office:value="388" calcext:value-type="float">
            <text:p>388</text:p>
          </table:table-cell>
          <table:table-cell office:value-type="float" office:value="7.8218036" calcext:value-type="float">
            <text:p>7.8218036</text:p>
          </table:table-cell>
          <table:table-cell office:value-type="float" office:value="346.3888" calcext:value-type="float">
            <text:p>346.3888</text:p>
          </table:table-cell>
          <table:table-cell office:value-type="float" office:value="8.264265" calcext:value-type="float">
            <text:p>8.264265</text:p>
          </table:table-cell>
          <table:table-cell office:value-type="float" office:value="388" calcext:value-type="float">
            <text:p>388</text:p>
          </table:table-cell>
          <table:table-cell office:value-type="float" office:value="5.6893916" calcext:value-type="float">
            <text:p>5.6893916</text:p>
          </table:table-cell>
          <table:table-cell office:value-type="float" office:value="243.8747" calcext:value-type="float">
            <text:p>243.8747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388" calcext:value-type="float">
            <text:p>388</text:p>
          </table:table-cell>
          <table:table-cell office:value-type="float" office:value="6.9972744" calcext:value-type="float">
            <text:p>6.9972744</text:p>
          </table:table-cell>
          <table:table-cell office:value-type="float" office:value="387.99994" calcext:value-type="float">
            <text:p>387.99994</text:p>
          </table:table-cell>
          <table:table-cell office:value-type="float" office:value="11.690106" calcext:value-type="float">
            <text:p>11.690106</text:p>
          </table:table-cell>
          <table:table-cell office:value-type="float" office:value="357.05615" calcext:value-type="float">
            <text:p>357.05615</text:p>
          </table:table-cell>
          <table:table-cell office:value-type="float" office:value="12.313079" calcext:value-type="float">
            <text:p>12.313079</text:p>
          </table:table-cell>
          <table:table-cell office:value-type="float" office:value="387.99997" calcext:value-type="float">
            <text:p>387.99997</text:p>
          </table:table-cell>
          <table:table-cell office:value-type="float" office:value="11.605936" calcext:value-type="float">
            <text:p>11.605936</text:p>
          </table:table-cell>
          <table:table-cell office:value-type="float" office:value="387.42004" calcext:value-type="float">
            <text:p>387.42004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39.67342" calcext:value-type="float">
            <text:p>139.67342</text:p>
          </table:table-cell>
          <table:table-cell office:value-type="float" office:value="6.9539113" calcext:value-type="float">
            <text:p>6.9539113</text:p>
          </table:table-cell>
          <table:table-cell office:value-type="float" office:value="201.16406" calcext:value-type="float">
            <text:p>201.16406</text:p>
          </table:table-cell>
          <table:table-cell office:value-type="float" office:value="7.9410033" calcext:value-type="float">
            <text:p>7.9410033</text:p>
          </table:table-cell>
          <table:table-cell office:value-type="float" office:value="133.01607" calcext:value-type="float">
            <text:p>133.01607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13.61544" calcext:value-type="float">
            <text:p>113.61544</text:p>
          </table:table-cell>
          <table:table-cell office:value-type="float" office:value="7.886789" calcext:value-type="float">
            <text:p>7.886789</text:p>
          </table:table-cell>
          <table:table-cell office:value-type="float" office:value="127.939865" calcext:value-type="float">
            <text:p>127.939865</text:p>
          </table:table-cell>
          <table:table-cell office:value-type="float" office:value="5.925849" calcext:value-type="float">
            <text:p>5.925849</text:p>
          </table:table-cell>
          <table:table-cell office:value-type="float" office:value="369.90533" calcext:value-type="float">
            <text:p>369.90533</text:p>
          </table:table-cell>
          <table:table-cell office:value-type="float" office:value="6.2085977" calcext:value-type="float">
            <text:p>6.2085977</text:p>
          </table:table-cell>
          <table:table-cell office:value-type="float" office:value="311.89725" calcext:value-type="float">
            <text:p>311.89725</text:p>
          </table:table-cell>
          <table:table-cell office:value-type="float" office:value="7.025" calcext:value-type="float">
            <text:p>7.025</text:p>
          </table:table-cell>
          <table:table-cell office:value-type="float" office:value="373.9597" calcext:value-type="float">
            <text:p>373.9597</text:p>
          </table:table-cell>
          <table:table-cell office:value-type="float" office:value="7.0891204" calcext:value-type="float">
            <text:p>7.0891204</text:p>
          </table:table-cell>
          <table:table-cell office:value-type="float" office:value="332.49973" calcext:value-type="float">
            <text:p>332.49973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87.16284" calcext:value-type="float">
            <text:p>187.16284</text:p>
          </table:table-cell>
          <table:table-cell office:value-type="float" office:value="5.9753036" calcext:value-type="float">
            <text:p>5.9753036</text:p>
          </table:table-cell>
          <table:table-cell office:value-type="float" office:value="259.73953" calcext:value-type="float">
            <text:p>259.73953</text:p>
          </table:table-cell>
          <table:table-cell office:value-type="float" office:value="6.4083333" calcext:value-type="float">
            <text:p>6.4083333</text:p>
          </table:table-cell>
          <table:table-cell office:value-type="float" office:value="388" calcext:value-type="float">
            <text:p>388</text:p>
          </table:table-cell>
          <table:table-cell office:value-type="float" office:value="6.270827" calcext:value-type="float">
            <text:p>6.270827</text:p>
          </table:table-cell>
          <table:table-cell office:value-type="float" office:value="195.14828" calcext:value-type="float">
            <text:p>195.14828</text:p>
          </table:table-cell>
          <table:table-cell office:value-type="float" office:value="11.75" calcext:value-type="float">
            <text:p>11.75</text:p>
          </table:table-cell>
          <table:table-cell office:value-type="float" office:value="371.31595" calcext:value-type="float">
            <text:p>371.31595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98.21179" calcext:value-type="float">
            <text:p>198.21179</text:p>
          </table:table-cell>
          <table:table-cell office:value-type="float" office:value="12.399125" calcext:value-type="float">
            <text:p>12.399125</text:p>
          </table:table-cell>
          <table:table-cell office:value-type="float" office:value="177.40486" calcext:value-type="float">
            <text:p>177.40486</text:p>
          </table:table-cell>
          <table:table-cell office:value-type="float" office:value="11.707478" calcext:value-type="float">
            <text:p>11.707478</text:p>
          </table:table-cell>
          <table:table-cell office:value-type="float" office:value="145.34135" calcext:value-type="float">
            <text:p>145.3413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986" calcext:value-type="float">
            <text:p>23.000986</text:p>
          </table:table-cell>
          <table:table-cell office:value-type="float" office:value="155.58563" calcext:value-type="float">
            <text:p>155.58563</text:p>
          </table:table-cell>
          <table:table-cell office:value-type="float" office:value="23.000463" calcext:value-type="float">
            <text:p>23.000463</text:p>
          </table:table-cell>
          <table:table-cell office:value-type="float" office:value="177.64915" calcext:value-type="float">
            <text:p>177.64915</text:p>
          </table:table-cell>
          <table:table-cell office:value-type="float" office:value="23.000246" calcext:value-type="float">
            <text:p>23.000246</text:p>
          </table:table-cell>
          <table:table-cell office:value-type="float" office:value="160.15327" calcext:value-type="float">
            <text:p>160.15327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40.40897" calcext:value-type="float">
            <text:p>140.40897</text:p>
          </table:table-cell>
          <table:table-cell office:value-type="float" office:value="7.0197835" calcext:value-type="float">
            <text:p>7.0197835</text:p>
          </table:table-cell>
          <table:table-cell office:value-type="float" office:value="188.19824" calcext:value-type="float">
            <text:p>188.19824</text:p>
          </table:table-cell>
          <table:table-cell office:value-type="float" office:value="8.05" calcext:value-type="float">
            <text:p>8.05</text:p>
          </table:table-cell>
          <table:table-cell office:value-type="float" office:value="117.649315" calcext:value-type="float">
            <text:p>117.649315</text:p>
          </table:table-cell>
          <table:table-cell office:value-type="float" office:value="8.289468" calcext:value-type="float">
            <text:p>8.289468</text:p>
          </table:table-cell>
          <table:table-cell office:value-type="float" office:value="240.52261" calcext:value-type="float">
            <text:p>240.52261</text:p>
          </table:table-cell>
        </table:table-row>
        <table:table-row table:style-name="ro1">
          <table:table-cell office:value-type="float" office:value="9.394604" calcext:value-type="float">
            <text:p>9.394604</text:p>
          </table:table-cell>
          <table:table-cell office:value-type="float" office:value="168.80246" calcext:value-type="float">
            <text:p>168.80246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373.96002" calcext:value-type="float">
            <text:p>373.96002</text:p>
          </table:table-cell>
          <table:table-cell office:value-type="float" office:value="9.308104" calcext:value-type="float">
            <text:p>9.308104</text:p>
          </table:table-cell>
          <table:table-cell office:value-type="float" office:value="332.3488" calcext:value-type="float">
            <text:p>332.3488</text:p>
          </table:table-cell>
          <table:table-cell office:value-type="float" office:value="17.679691" calcext:value-type="float">
            <text:p>17.679691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7.853476" calcext:value-type="float">
            <text:p>17.853476</text:p>
          </table:table-cell>
          <table:table-cell office:value-type="float" office:value="57.84468" calcext:value-type="float">
            <text:p>57.84468</text:p>
          </table:table-cell>
          <table:table-cell office:value-type="float" office:value="20.81375" calcext:value-type="float">
            <text:p>20.81375</text:p>
          </table:table-cell>
          <table:table-cell office:value-type="float" office:value="201.97002" calcext:value-type="float">
            <text:p>201.97002</text:p>
          </table:table-cell>
          <table:table-cell office:value-type="float" office:value="21.852962" calcext:value-type="float">
            <text:p>21.852962</text:p>
          </table:table-cell>
          <table:table-cell office:value-type="float" office:value="201.96992" calcext:value-type="float">
            <text:p>201.96992</text:p>
          </table:table-cell>
          <table:table-cell office:value-type="float" office:value="13.275" calcext:value-type="float">
            <text:p>13.275</text:p>
          </table:table-cell>
          <table:table-cell office:value-type="float" office:value="341.1262" calcext:value-type="float">
            <text:p>341.1262</text:p>
          </table:table-cell>
          <table:table-cell office:value-type="float" office:value="14.854378" calcext:value-type="float">
            <text:p>14.854378</text:p>
          </table:table-cell>
          <table:table-cell office:value-type="float" office:value="372.06998" calcext:value-type="float">
            <text:p>372.06998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371.49005" calcext:value-type="float">
            <text:p>371.49005</text:p>
          </table:table-cell>
          <table:table-cell office:value-type="float" office:value="15.878339" calcext:value-type="float">
            <text:p>15.878339</text:p>
          </table:table-cell>
          <table:table-cell office:value-type="float" office:value="123.74344" calcext:value-type="float">
            <text:p>123.74344</text:p>
          </table:table-cell>
          <table:table-cell office:value-type="float" office:value="16.724113" calcext:value-type="float">
            <text:p>16.724113</text:p>
          </table:table-cell>
          <table:table-cell office:value-type="float" office:value="183.34406" calcext:value-type="float">
            <text:p>183.34406</text:p>
          </table:table-cell>
          <table:table-cell office:value-type="float" office:value="10" calcext:value-type="float">
            <text:p>10</text:p>
          </table:table-cell>
          <table:table-cell office:value-type="float" office:value="115.19606" calcext:value-type="float">
            <text:p>115.19606</text:p>
          </table:table-cell>
          <table:table-cell office:value-type="float" office:value="16.747711" calcext:value-type="float">
            <text:p>16.747711</text:p>
          </table:table-cell>
          <table:table-cell office:value-type="float" office:value="95.79546" calcext:value-type="float">
            <text:p>95.79546</text:p>
          </table:table-cell>
          <table:table-cell office:value-type="float" office:value="17.782347" calcext:value-type="float">
            <text:p>17.782347</text:p>
          </table:table-cell>
          <table:table-cell office:value-type="float" office:value="110.11986" calcext:value-type="float">
            <text:p>110.11986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355.86533" calcext:value-type="float">
            <text:p>355.86533</text:p>
          </table:table-cell>
          <table:table-cell office:value-type="float" office:value="7.661056" calcext:value-type="float">
            <text:p>7.661056</text:p>
          </table:table-cell>
          <table:table-cell office:value-type="float" office:value="297.85724" calcext:value-type="float">
            <text:p>297.85724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359.91968" calcext:value-type="float">
            <text:p>359.91968</text:p>
          </table:table-cell>
          <table:table-cell office:value-type="float" office:value="7.7980375" calcext:value-type="float">
            <text:p>7.7980375</text:p>
          </table:table-cell>
          <table:table-cell office:value-type="float" office:value="318.45972" calcext:value-type="float">
            <text:p>318.45972</text:p>
          </table:table-cell>
          <table:table-cell office:value-type="float" office:value="6.8068" calcext:value-type="float">
            <text:p>6.8068</text:p>
          </table:table-cell>
          <table:table-cell office:value-type="float" office:value="171.23285" calcext:value-type="float">
            <text:p>171.23285</text:p>
          </table:table-cell>
          <table:table-cell office:value-type="float" office:value="7.1175117" calcext:value-type="float">
            <text:p>7.1175117</text:p>
          </table:table-cell>
          <table:table-cell office:value-type="float" office:value="243.80952" calcext:value-type="float">
            <text:p>243.80952</text:p>
          </table:table-cell>
          <table:table-cell office:value-type="float" office:value="6.9065576" calcext:value-type="float">
            <text:p>6.9065576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79.21829" calcext:value-type="float">
            <text:p>179.21829</text:p>
          </table:table-cell>
          <table:table-cell office:value-type="float" office:value="12.674028" calcext:value-type="float">
            <text:p>12.674028</text:p>
          </table:table-cell>
          <table:table-cell office:value-type="float" office:value="355.38596" calcext:value-type="float">
            <text:p>355.38596</text:p>
          </table:table-cell>
          <table:table-cell office:value-type="float" office:value="13.310284" calcext:value-type="float">
            <text:p>13.310284</text:p>
          </table:table-cell>
          <table:table-cell office:value-type="float" office:value="182.28178" calcext:value-type="float">
            <text:p>182.28178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161.47485" calcext:value-type="float">
            <text:p>161.47485</text:p>
          </table:table-cell>
          <table:table-cell office:value-type="float" office:value="13.2789345" calcext:value-type="float">
            <text:p>13.2789345</text:p>
          </table:table-cell>
          <table:table-cell office:value-type="float" office:value="129.41135" calcext:value-type="float">
            <text:p>129.41135</text:p>
          </table:table-cell>
          <table:table-cell office:value-type="float" office:value="23.994862" calcext:value-type="float">
            <text:p>23.994862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23.99824" calcext:value-type="float">
            <text:p>23.99824</text:p>
          </table:table-cell>
          <table:table-cell office:value-type="float" office:value="123.45563" calcext:value-type="float">
            <text:p>123.4556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5.51915" calcext:value-type="float">
            <text:p>145.51915</text:p>
          </table:table-cell>
          <table:table-cell office:value-type="float" office:value="23.995657" calcext:value-type="float">
            <text:p>23.995657</text:p>
          </table:table-cell>
          <table:table-cell office:value-type="float" office:value="128.02327" calcext:value-type="float">
            <text:p>128.02327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134.46896" calcext:value-type="float">
            <text:p>134.46896</text:p>
          </table:table-cell>
          <table:table-cell office:value-type="float" office:value="7.9" calcext:value-type="float">
            <text:p>7.9</text:p>
          </table:table-cell>
          <table:table-cell office:value-type="float" office:value="182.25824" calcext:value-type="float">
            <text:p>182.25824</text:p>
          </table:table-cell>
          <table:table-cell office:value-type="float" office:value="8.826626" calcext:value-type="float">
            <text:p>8.826626</text:p>
          </table:table-cell>
          <table:table-cell office:value-type="float" office:value="111.70931" calcext:value-type="float">
            <text:p>111.70931</text:p>
          </table:table-cell>
          <table:table-cell office:value-type="float" office:value="8.798805" calcext:value-type="float">
            <text:p>8.798805</text:p>
          </table:table-cell>
          <table:table-cell office:value-type="float" office:value="234.58261" calcext:value-type="float">
            <text:p>234.58261</text:p>
          </table:table-cell>
        </table:table-row>
        <table:table-row table:style-name="ro1">
          <table:table-cell office:value-type="float" office:value="9.939979" calcext:value-type="float">
            <text:p>9.939979</text:p>
          </table:table-cell>
          <table:table-cell office:value-type="float" office:value="388" calcext:value-type="float">
            <text:p>388</text:p>
          </table:table-cell>
          <table:table-cell office:value-type="float" office:value="10.95" calcext:value-type="float">
            <text:p>10.95</text:p>
          </table:table-cell>
          <table:table-cell office:value-type="float" office:value="373.96002" calcext:value-type="float">
            <text:p>373.96002</text:p>
          </table:table-cell>
          <table:table-cell office:value-type="float" office:value="9.474892" calcext:value-type="float">
            <text:p>9.474892</text:p>
          </table:table-cell>
          <table:table-cell office:value-type="float" office:value="387.86267" calcext:value-type="float">
            <text:p>387.86267</text:p>
          </table:table-cell>
          <table:table-cell office:value-type="float" office:value="17.688616" calcext:value-type="float">
            <text:p>17.688616</text:p>
          </table:table-cell>
          <table:table-cell office:value-type="float" office:value="253.08748" calcext:value-type="float">
            <text:p>253.08748</text:p>
          </table:table-cell>
          <table:table-cell office:value-type="float" office:value="17.874107" calcext:value-type="float">
            <text:p>17.874107</text:p>
          </table:table-cell>
          <table:table-cell office:value-type="float" office:value="230.91002" calcext:value-type="float">
            <text:p>230.91002</text:p>
          </table:table-cell>
          <table:table-cell office:value-type="float" office:value="21.347836" calcext:value-type="float">
            <text:p>21.347836</text:p>
          </table:table-cell>
          <table:table-cell office:value-type="float" office:value="388" calcext:value-type="float">
            <text:p>388</text:p>
          </table:table-cell>
          <table:table-cell office:value-type="float" office:value="21.85885" calcext:value-type="float">
            <text:p>21.85885</text:p>
          </table:table-cell>
          <table:table-cell office:value-type="float" office:value="201.96992" calcext:value-type="float">
            <text:p>201.96992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341.1262" calcext:value-type="float">
            <text:p>341.1262</text:p>
          </table:table-cell>
          <table:table-cell office:value-type="float" office:value="14.854596" calcext:value-type="float">
            <text:p>14.854596</text:p>
          </table:table-cell>
          <table:table-cell office:value-type="float" office:value="372.19473" calcext:value-type="float">
            <text:p>372.19473</text:p>
          </table:table-cell>
          <table:table-cell office:value-type="float" office:value="16.475" calcext:value-type="float">
            <text:p>16.475</text:p>
          </table:table-cell>
          <table:table-cell office:value-type="float" office:value="371.49005" calcext:value-type="float">
            <text:p>371.49005</text:p>
          </table:table-cell>
          <table:table-cell office:value-type="float" office:value="15.95677" calcext:value-type="float">
            <text:p>15.95677</text:p>
          </table:table-cell>
          <table:table-cell office:value-type="float" office:value="372.3041" calcext:value-type="float">
            <text:p>372.3041</text:p>
          </table:table-cell>
          <table:table-cell office:value-type="float" office:value="17.160608" calcext:value-type="float">
            <text:p>17.160608</text:p>
          </table:table-cell>
          <table:table-cell office:value-type="float" office:value="388" calcext:value-type="float">
            <text:p>388</text:p>
          </table:table-cell>
          <table:table-cell office:value-type="float" office:value="18.35" calcext:value-type="float">
            <text:p>18.35</text:p>
          </table:table-cell>
          <table:table-cell office:value-type="float" office:value="388" calcext:value-type="float">
            <text:p>388</text:p>
          </table:table-cell>
          <table:table-cell office:value-type="float" office:value="17.58761" calcext:value-type="float">
            <text:p>17.58761</text:p>
          </table:table-cell>
          <table:table-cell office:value-type="float" office:value="388" calcext:value-type="float">
            <text:p>388</text:p>
          </table:table-cell>
          <table:table-cell office:value-type="float" office:value="17.832724" calcext:value-type="float">
            <text:p>17.832724</text:p>
          </table:table-cell>
          <table:table-cell office:value-type="float" office:value="342.68573" calcext:value-type="float">
            <text:p>342.68573</text:p>
          </table:table-cell>
          <table:table-cell office:value-type="float" office:value="7.375" calcext:value-type="float">
            <text:p>7.375</text:p>
          </table:table-cell>
          <table:table-cell office:value-type="float" office:value="355.86533" calcext:value-type="float">
            <text:p>355.86533</text:p>
          </table:table-cell>
          <table:table-cell office:value-type="float" office:value="7.662796" calcext:value-type="float">
            <text:p>7.662796</text:p>
          </table:table-cell>
          <table:table-cell office:value-type="float" office:value="303.3305" calcext:value-type="float">
            <text:p>303.3305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359.91968" calcext:value-type="float">
            <text:p>359.91968</text:p>
          </table:table-cell>
          <table:table-cell office:value-type="float" office:value="7.805586" calcext:value-type="float">
            <text:p>7.805586</text:p>
          </table:table-cell>
          <table:table-cell office:value-type="float" office:value="335.00665" calcext:value-type="float">
            <text:p>335.00665</text:p>
          </table:table-cell>
          <table:table-cell office:value-type="float" office:value="6.813694" calcext:value-type="float">
            <text:p>6.813694</text:p>
          </table:table-cell>
          <table:table-cell office:value-type="float" office:value="369.88132" calcext:value-type="float">
            <text:p>369.88132</text:p>
          </table:table-cell>
          <table:table-cell office:value-type="float" office:value="7.16533" calcext:value-type="float">
            <text:p>7.16533</text:p>
          </table:table-cell>
          <table:table-cell office:value-type="float" office:value="362.21793" calcext:value-type="float">
            <text:p>362.21793</text:p>
          </table:table-cell>
          <table:table-cell office:value-type="float" office:value="6.9362946" calcext:value-type="float">
            <text:p>6.9362946</text:p>
          </table:table-cell>
          <table:table-cell office:value-type="float" office:value="382.5388" calcext:value-type="float">
            <text:p>382.5388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388" calcext:value-type="float">
            <text:p>388</text:p>
          </table:table-cell>
          <table:table-cell office:value-type="float" office:value="12.816653" calcext:value-type="float">
            <text:p>12.816653</text:p>
          </table:table-cell>
          <table:table-cell office:value-type="float" office:value="388" calcext:value-type="float">
            <text:p>388</text:p>
          </table:table-cell>
          <table:table-cell office:value-type="float" office:value="13.315972" calcext:value-type="float">
            <text:p>13.315972</text:p>
          </table:table-cell>
          <table:table-cell office:value-type="float" office:value="220.37735" calcext:value-type="float">
            <text:p>220.37735</text:p>
          </table:table-cell>
          <table:table-cell office:value-type="float" office:value="14.925" calcext:value-type="float">
            <text:p>14.925</text:p>
          </table:table-cell>
          <table:table-cell office:value-type="float" office:value="161.47485" calcext:value-type="float">
            <text:p>161.47485</text:p>
          </table:table-cell>
          <table:table-cell office:value-type="float" office:value="13.297412" calcext:value-type="float">
            <text:p>13.297412</text:p>
          </table:table-cell>
          <table:table-cell office:value-type="float" office:value="255.03967" calcext:value-type="float">
            <text:p>255.03967</text:p>
          </table:table-cell>
          <table:table-cell office:value-type="float" office:value="23.995565" calcext:value-type="float">
            <text:p>23.995565</text:p>
          </table:table-cell>
          <table:table-cell office:value-type="float" office:value="129.04501" calcext:value-type="float">
            <text:p>129.04501</text:p>
          </table:table-cell>
          <table:table-cell office:value-type="float" office:value="23.998343" calcext:value-type="float">
            <text:p>23.998343</text:p>
          </table:table-cell>
          <table:table-cell office:value-type="float" office:value="124.43471" calcext:value-type="float">
            <text:p>124.43471</text:p>
          </table:table-cell>
          <table:table-cell office:value-type="float" office:value="24" calcext:value-type="float">
            <text:p>24</text:p>
          </table:table-cell>
          <table:table-cell office:value-type="float" office:value="145.51915" calcext:value-type="float">
            <text:p>145.51915</text:p>
          </table:table-cell>
          <table:table-cell office:value-type="float" office:value="23.997227" calcext:value-type="float">
            <text:p>23.997227</text:p>
          </table:table-cell>
          <table:table-cell office:value-type="float" office:value="142.30739" calcext:value-type="float">
            <text:p>142.30739</text:p>
          </table:table-cell>
          <table:table-cell office:value-type="float" office:value="8.35" calcext:value-type="float">
            <text:p>8.35</text:p>
          </table:table-cell>
          <table:table-cell office:value-type="float" office:value="134.46896" calcext:value-type="float">
            <text:p>134.46896</text:p>
          </table:table-cell>
          <table:table-cell office:value-type="float" office:value="8.683333" calcext:value-type="float">
            <text:p>8.683333</text:p>
          </table:table-cell>
          <table:table-cell office:value-type="float" office:value="388" calcext:value-type="float">
            <text:p>388</text:p>
          </table:table-cell>
          <table:table-cell office:value-type="float" office:value="8.82778" calcext:value-type="float">
            <text:p>8.82778</text:p>
          </table:table-cell>
          <table:table-cell office:value-type="float" office:value="122.951866" calcext:value-type="float">
            <text:p>122.951866</text:p>
          </table:table-cell>
          <table:table-cell office:value-type="float" office:value="8.818912" calcext:value-type="float">
            <text:p>8.818912</text:p>
          </table:table-cell>
          <table:table-cell office:value-type="float" office:value="313.609" calcext:value-type="float">
            <text:p>313.609</text:p>
          </table:table-cell>
        </table:table-row>
        <table:table-row table:style-name="ro1">
          <table:table-cell office:value-type="float" office:value="11.287345" calcext:value-type="float">
            <text:p>11.287345</text:p>
          </table:table-cell>
          <table:table-cell office:value-type="float" office:value="375.58002" calcext:value-type="float">
            <text:p>375.58002</text:p>
          </table:table-cell>
          <table:table-cell office:value-type="float" office:value="12.474176" calcext:value-type="float">
            <text:p>12.474176</text:p>
          </table:table-cell>
          <table:table-cell office:value-type="float" office:value="361.54004" calcext:value-type="float">
            <text:p>361.54004</text:p>
          </table:table-cell>
          <table:table-cell office:value-type="float" office:value="11.873838" calcext:value-type="float">
            <text:p>11.873838</text:p>
          </table:table-cell>
          <table:table-cell office:value-type="float" office:value="375.4427" calcext:value-type="float">
            <text:p>375.4427</text:p>
          </table:table-cell>
          <table:table-cell office:value-type="float" office:value="23" calcext:value-type="float">
            <text:p>23</text:p>
          </table:table-cell>
          <table:table-cell office:value-type="float" office:value="185.31746" calcext:value-type="float">
            <text:p>185.31746</text:p>
          </table:table-cell>
          <table:table-cell office:value-type="float" office:value="23.000168" calcext:value-type="float">
            <text:p>23.000168</text:p>
          </table:table-cell>
          <table:table-cell office:value-type="float" office:value="173.94002" calcext:value-type="float">
            <text:p>173.94002</text:p>
          </table:table-cell>
          <table:table-cell office:value-type="float" office:value="23.00052" calcext:value-type="float">
            <text:p>23.00052</text:p>
          </table:table-cell>
          <table:table-cell office:value-type="float" office:value="341.83002" calcext:value-type="float">
            <text:p>341.83002</text:p>
          </table:table-cell>
          <table:table-cell office:value-type="float" office:value="23.000292" calcext:value-type="float">
            <text:p>23.000292</text:p>
          </table:table-cell>
          <table:table-cell office:value-type="float" office:value="166.59991" calcext:value-type="float">
            <text:p>166.59991</text:p>
          </table:table-cell>
          <table:table-cell office:value-type="float" office:value="17.910929" calcext:value-type="float">
            <text:p>17.910929</text:p>
          </table:table-cell>
          <table:table-cell office:value-type="float" office:value="328.97623" calcext:value-type="float">
            <text:p>328.97623</text:p>
          </table:table-cell>
          <table:table-cell office:value-type="float" office:value="18.069517" calcext:value-type="float">
            <text:p>18.069517</text:p>
          </table:table-cell>
          <table:table-cell office:value-type="float" office:value="360.04474" calcext:value-type="float">
            <text:p>360.04474</text:p>
          </table:table-cell>
          <table:table-cell office:value-type="float" office:value="17.271275" calcext:value-type="float">
            <text:p>17.271275</text:p>
          </table:table-cell>
          <table:table-cell office:value-type="float" office:value="359.34006" calcext:value-type="float">
            <text:p>359.34006</text:p>
          </table:table-cell>
          <table:table-cell office:value-type="float" office:value="17.413975" calcext:value-type="float">
            <text:p>17.413975</text:p>
          </table:table-cell>
          <table:table-cell office:value-type="float" office:value="360.1541" calcext:value-type="float">
            <text:p>360.1541</text:p>
          </table:table-cell>
          <table:table-cell office:value-type="float" office:value="18.862228" calcext:value-type="float">
            <text:p>18.862228</text:p>
          </table:table-cell>
          <table:table-cell office:value-type="float" office:value="368.83" calcext:value-type="float">
            <text:p>368.83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368.83" calcext:value-type="float">
            <text:p>368.83</text:p>
          </table:table-cell>
          <table:table-cell office:value-type="float" office:value="19.275" calcext:value-type="float">
            <text:p>19.275</text:p>
          </table:table-cell>
          <table:table-cell office:value-type="float" office:value="368.83" calcext:value-type="float">
            <text:p>368.83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323.51572" calcext:value-type="float">
            <text:p>323.51572</text:p>
          </table:table-cell>
          <table:table-cell office:value-type="float" office:value="8.401472" calcext:value-type="float">
            <text:p>8.401472</text:p>
          </table:table-cell>
          <table:table-cell office:value-type="float" office:value="344.25534" calcext:value-type="float">
            <text:p>344.25534</text:p>
          </table:table-cell>
          <table:table-cell office:value-type="float" office:value="8.822278" calcext:value-type="float">
            <text:p>8.822278</text:p>
          </table:table-cell>
          <table:table-cell office:value-type="float" office:value="291.72052" calcext:value-type="float">
            <text:p>291.72052</text:p>
          </table:table-cell>
          <table:table-cell office:value-type="float" office:value="8.740934" calcext:value-type="float">
            <text:p>8.740934</text:p>
          </table:table-cell>
          <table:table-cell office:value-type="float" office:value="348.3097" calcext:value-type="float">
            <text:p>348.3097</text:p>
          </table:table-cell>
          <table:table-cell office:value-type="float" office:value="9.237433" calcext:value-type="float">
            <text:p>9.237433</text:p>
          </table:table-cell>
          <table:table-cell office:value-type="float" office:value="323.39664" calcext:value-type="float">
            <text:p>323.39664</text:p>
          </table:table-cell>
          <table:table-cell office:value-type="float" office:value="7.805617" calcext:value-type="float">
            <text:p>7.805617</text:p>
          </table:table-cell>
          <table:table-cell office:value-type="float" office:value="358.2713" calcext:value-type="float">
            <text:p>358.2713</text:p>
          </table:table-cell>
          <table:table-cell office:value-type="float" office:value="7.670009" calcext:value-type="float">
            <text:p>7.670009</text:p>
          </table:table-cell>
          <table:table-cell office:value-type="float" office:value="350.6079" calcext:value-type="float">
            <text:p>350.6079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70.9288" calcext:value-type="float">
            <text:p>370.9288</text:p>
          </table:table-cell>
          <table:table-cell office:value-type="float" office:value="8.848264" calcext:value-type="float">
            <text:p>8.848264</text:p>
          </table:table-cell>
          <table:table-cell office:value-type="float" office:value="376.39" calcext:value-type="float">
            <text:p>376.39</text:p>
          </table:table-cell>
          <table:table-cell office:value-type="float" office:value="15.635261" calcext:value-type="float">
            <text:p>15.635261</text:p>
          </table:table-cell>
          <table:table-cell office:value-type="float" office:value="374.22998" calcext:value-type="float">
            <text:p>374.22998</text:p>
          </table:table-cell>
          <table:table-cell office:value-type="float" office:value="15.69575" calcext:value-type="float">
            <text:p>15.69575</text:p>
          </table:table-cell>
          <table:table-cell office:value-type="float" office:value="206.60735" calcext:value-type="float">
            <text:p>206.60735</text:p>
          </table:table-cell>
          <table:table-cell office:value-type="float" office:value="17.298855" calcext:value-type="float">
            <text:p>17.298855</text:p>
          </table:table-cell>
          <table:table-cell office:value-type="float" office:value="147.70485" calcext:value-type="float">
            <text:p>147.70485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241.26967" calcext:value-type="float">
            <text:p>241.2696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45355" calcext:value-type="float">
            <text:p>9.045355</text:p>
          </table:table-cell>
          <table:table-cell office:value-type="float" office:value="119.348976" calcext:value-type="float">
            <text:p>119.348976</text:p>
          </table:table-cell>
          <table:table-cell office:value-type="float" office:value="9.15" calcext:value-type="float">
            <text:p>9.15</text:p>
          </table:table-cell>
          <table:table-cell office:value-type="float" office:value="372.88" calcext:value-type="float">
            <text:p>372.88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07.83185" calcext:value-type="float">
            <text:p>107.83185</text:p>
          </table:table-cell>
          <table:table-cell office:value-type="float" office:value="10.339105" calcext:value-type="float">
            <text:p>10.339105</text:p>
          </table:table-cell>
          <table:table-cell office:value-type="float" office:value="298.489" calcext:value-type="float">
            <text:p>298.489</text:p>
          </table:table-cell>
        </table:table-row>
        <table:table-row table:style-name="ro1">
          <table:table-cell office:value-type="float" office:value="11.288899" calcext:value-type="float">
            <text:p>11.288899</text:p>
          </table:table-cell>
          <table:table-cell office:value-type="float" office:value="376.25595" calcext:value-type="float">
            <text:p>376.25595</text:p>
          </table:table-cell>
          <table:table-cell office:value-type="float" office:value="13.286486" calcext:value-type="float">
            <text:p>13.286486</text:p>
          </table:table-cell>
          <table:table-cell office:value-type="float" office:value="361.54004" calcext:value-type="float">
            <text:p>361.54004</text:p>
          </table:table-cell>
          <table:table-cell office:value-type="float" office:value="11.9108515" calcext:value-type="float">
            <text:p>11.9108515</text:p>
          </table:table-cell>
          <table:table-cell office:value-type="float" office:value="388" calcext:value-type="float">
            <text:p>3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92.4804" calcext:value-type="float">
            <text:p>192.4804</text:p>
          </table:table-cell>
          <table:table-cell office:value-type="float" office:value="23.000723" calcext:value-type="float">
            <text:p>23.000723</text:p>
          </table:table-cell>
          <table:table-cell office:value-type="float" office:value="178.17477" calcext:value-type="float">
            <text:p>178.17477</text:p>
          </table:table-cell>
          <table:table-cell office:value-type="float" office:value="23.000624" calcext:value-type="float">
            <text:p>23.000624</text:p>
          </table:table-cell>
          <table:table-cell office:value-type="float" office:value="342.0009" calcext:value-type="float">
            <text:p>342.0009</text:p>
          </table:table-cell>
          <table:table-cell office:value-type="float" office:value="23.00069" calcext:value-type="float">
            <text:p>23.00069</text:p>
          </table:table-cell>
          <table:table-cell office:value-type="float" office:value="166.59991" calcext:value-type="float">
            <text:p>166.59991</text:p>
          </table:table-cell>
          <table:table-cell office:value-type="float" office:value="17.911097" calcext:value-type="float">
            <text:p>17.911097</text:p>
          </table:table-cell>
          <table:table-cell office:value-type="float" office:value="329.3318" calcext:value-type="float">
            <text:p>329.3318</text:p>
          </table:table-cell>
          <table:table-cell office:value-type="float" office:value="18.070608" calcext:value-type="float">
            <text:p>18.070608</text:p>
          </table:table-cell>
          <table:table-cell office:value-type="float" office:value="361.12143" calcext:value-type="float">
            <text:p>361.12143</text:p>
          </table:table-cell>
          <table:table-cell office:value-type="float" office:value="17.28499" calcext:value-type="float">
            <text:p>17.28499</text:p>
          </table:table-cell>
          <table:table-cell office:value-type="float" office:value="370.50818" calcext:value-type="float">
            <text:p>370.50818</text:p>
          </table:table-cell>
          <table:table-cell office:value-type="float" office:value="17.443073" calcext:value-type="float">
            <text:p>17.443073</text:p>
          </table:table-cell>
          <table:table-cell office:value-type="float" office:value="378.23175" calcext:value-type="float">
            <text:p>378.23175</text:p>
          </table:table-cell>
          <table:table-cell office:value-type="float" office:value="18.87324" calcext:value-type="float">
            <text:p>18.87324</text:p>
          </table:table-cell>
          <table:table-cell office:value-type="float" office:value="375.10364" calcext:value-type="float">
            <text:p>375.10364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368.83" calcext:value-type="float">
            <text:p>368.83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368.83" calcext:value-type="float">
            <text:p>368.8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23.51572" calcext:value-type="float">
            <text:p>323.51572</text:p>
          </table:table-cell>
          <table:table-cell office:value-type="float" office:value="8.407363" calcext:value-type="float">
            <text:p>8.407363</text:p>
          </table:table-cell>
          <table:table-cell office:value-type="float" office:value="352.61462" calcext:value-type="float">
            <text:p>352.61462</text:p>
          </table:table-cell>
          <table:table-cell office:value-type="float" office:value="8.824337" calcext:value-type="float">
            <text:p>8.824337</text:p>
          </table:table-cell>
          <table:table-cell office:value-type="float" office:value="298.599" calcext:value-type="float">
            <text:p>298.599</text:p>
          </table:table-cell>
          <table:table-cell office:value-type="float" office:value="8.745416" calcext:value-type="float">
            <text:p>8.745416</text:p>
          </table:table-cell>
          <table:table-cell office:value-type="float" office:value="380.09235" calcext:value-type="float">
            <text:p>380.09235</text:p>
          </table:table-cell>
          <table:table-cell office:value-type="float" office:value="9.404271" calcext:value-type="float">
            <text:p>9.404271</text:p>
          </table:table-cell>
          <table:table-cell office:value-type="float" office:value="388" calcext:value-type="float">
            <text:p>388</text:p>
          </table:table-cell>
          <table:table-cell office:value-type="float" office:value="7.830568" calcext:value-type="float">
            <text:p>7.830568</text:p>
          </table:table-cell>
          <table:table-cell office:value-type="float" office:value="375.89188" calcext:value-type="float">
            <text:p>375.89188</text:p>
          </table:table-cell>
          <table:table-cell office:value-type="float" office:value="7.670518" calcext:value-type="float">
            <text:p>7.670518</text:p>
          </table:table-cell>
          <table:table-cell office:value-type="float" office:value="351.28656" calcext:value-type="float">
            <text:p>351.28656</text:p>
          </table:table-cell>
          <table:table-cell office:value-type="float" office:value="8.65" calcext:value-type="float">
            <text:p>8.65</text:p>
          </table:table-cell>
          <table:table-cell office:value-type="float" office:value="388" calcext:value-type="float">
            <text:p>388</text:p>
          </table:table-cell>
          <table:table-cell office:value-type="float" office:value="8.95514" calcext:value-type="float">
            <text:p>8.95514</text:p>
          </table:table-cell>
          <table:table-cell office:value-type="float" office:value="387.75235" calcext:value-type="float">
            <text:p>387.75235</text:p>
          </table:table-cell>
          <table:table-cell office:value-type="float" office:value="15.635547" calcext:value-type="float">
            <text:p>15.635547</text:p>
          </table:table-cell>
          <table:table-cell office:value-type="float" office:value="374.3711" calcext:value-type="float">
            <text:p>374.3711</text:p>
          </table:table-cell>
          <table:table-cell office:value-type="float" office:value="15.898858" calcext:value-type="float">
            <text:p>15.898858</text:p>
          </table:table-cell>
          <table:table-cell office:value-type="float" office:value="388" calcext:value-type="float">
            <text:p>388</text:p>
          </table:table-cell>
          <table:table-cell office:value-type="float" office:value="17.32319" calcext:value-type="float">
            <text:p>17.32319</text:p>
          </table:table-cell>
          <table:table-cell office:value-type="float" office:value="287.9393" calcext:value-type="float">
            <text:p>287.9393</text:p>
          </table:table-cell>
          <table:table-cell office:value-type="float" office:value="18.25" calcext:value-type="float">
            <text:p>18.25</text:p>
          </table:table-cell>
          <table:table-cell office:value-type="float" office:value="241.26967" calcext:value-type="float">
            <text:p>241.2696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93539" calcext:value-type="float">
            <text:p>9.093539</text:p>
          </table:table-cell>
          <table:table-cell office:value-type="float" office:value="388" calcext:value-type="float">
            <text:p>388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372.88" calcext:value-type="float">
            <text:p>372.88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107.83185" calcext:value-type="float">
            <text:p>107.83185</text:p>
          </table:table-cell>
          <table:table-cell office:value-type="float" office:value="10.377269" calcext:value-type="float">
            <text:p>10.377269</text:p>
          </table:table-cell>
          <table:table-cell office:value-type="float" office:value="365.34335" calcext:value-type="float">
            <text:p>365.34335</text:p>
          </table:table-cell>
        </table:table-row>
        <table:table-row table:style-name="ro1">
          <table:table-cell office:value-type="float" office:value="14.853831" calcext:value-type="float">
            <text:p>14.853831</text:p>
          </table:table-cell>
          <table:table-cell office:value-type="float" office:value="362.48593" calcext:value-type="float">
            <text:p>362.48593</text:p>
          </table:table-cell>
          <table:table-cell office:value-type="float" office:value="14.77153" calcext:value-type="float">
            <text:p>14.77153</text:p>
          </table:table-cell>
          <table:table-cell office:value-type="float" office:value="347.77002" calcext:value-type="float">
            <text:p>347.77002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374.23" calcext:value-type="float">
            <text:p>374.23</text:p>
          </table:table-cell>
          <table:table-cell office:value-type="float" office:value="23.991787" calcext:value-type="float">
            <text:p>23.991787</text:p>
          </table:table-cell>
          <table:table-cell office:value-type="float" office:value="160.35039" calcext:value-type="float">
            <text:p>160.3503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6.04477" calcext:value-type="float">
            <text:p>146.04477</text:p>
          </table:table-cell>
          <table:table-cell office:value-type="float" office:value="23.997717" calcext:value-type="float">
            <text:p>23.997717</text:p>
          </table:table-cell>
          <table:table-cell office:value-type="float" office:value="309.87088" calcext:value-type="float">
            <text:p>309.87088</text:p>
          </table:table-cell>
          <table:table-cell office:value-type="float" office:value="23.99922" calcext:value-type="float">
            <text:p>23.99922</text:p>
          </table:table-cell>
          <table:table-cell office:value-type="float" office:value="134.46991" calcext:value-type="float">
            <text:p>134.46991</text:p>
          </table:table-cell>
          <table:table-cell office:value-type="float" office:value="20.505121" calcext:value-type="float">
            <text:p>20.505121</text:p>
          </table:table-cell>
          <table:table-cell office:value-type="float" office:value="315.56174" calcext:value-type="float">
            <text:p>315.56174</text:p>
          </table:table-cell>
          <table:table-cell office:value-type="float" office:value="19.05" calcext:value-type="float">
            <text:p>19.05</text:p>
          </table:table-cell>
          <table:table-cell office:value-type="float" office:value="347.35144" calcext:value-type="float">
            <text:p>347.35144</text:p>
          </table:table-cell>
          <table:table-cell office:value-type="float" office:value="20.320637" calcext:value-type="float">
            <text:p>20.320637</text:p>
          </table:table-cell>
          <table:table-cell office:value-type="float" office:value="356.7382" calcext:value-type="float">
            <text:p>356.7382</text:p>
          </table:table-cell>
          <table:table-cell office:value-type="float" office:value="20.305761" calcext:value-type="float">
            <text:p>20.305761</text:p>
          </table:table-cell>
          <table:table-cell office:value-type="float" office:value="364.4617" calcext:value-type="float">
            <text:p>364.4617</text:p>
          </table:table-cell>
          <table:table-cell office:value-type="float" office:value="21.001167" calcext:value-type="float">
            <text:p>21.001167</text:p>
          </table:table-cell>
          <table:table-cell office:value-type="float" office:value="355.66364" calcext:value-type="float">
            <text:p>355.66364</text:p>
          </table:table-cell>
          <table:table-cell office:value-type="float" office:value="21.911787" calcext:value-type="float">
            <text:p>21.911787</text:p>
          </table:table-cell>
          <table:table-cell office:value-type="float" office:value="349.39005" calcext:value-type="float">
            <text:p>349.39005</text:p>
          </table:table-cell>
          <table:table-cell office:value-type="float" office:value="22.486969" calcext:value-type="float">
            <text:p>22.486969</text:p>
          </table:table-cell>
          <table:table-cell office:value-type="float" office:value="349.38998" calcext:value-type="float">
            <text:p>349.38998</text:p>
          </table:table-cell>
          <table:table-cell office:value-type="float" office:value="22.997232" calcext:value-type="float">
            <text:p>22.997232</text:p>
          </table:table-cell>
          <table:table-cell office:value-type="float" office:value="304.0757" calcext:value-type="float">
            <text:p>304.0757</text:p>
          </table:table-cell>
          <table:table-cell office:value-type="float" office:value="9" calcext:value-type="float">
            <text:p>9</text:p>
          </table:table-cell>
          <table:table-cell office:value-type="float" office:value="336.95462" calcext:value-type="float">
            <text:p>336.95462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282.93903" calcext:value-type="float">
            <text:p>282.93903</text:p>
          </table:table-cell>
          <table:table-cell office:value-type="float" office:value="9.792775" calcext:value-type="float">
            <text:p>9.792775</text:p>
          </table:table-cell>
          <table:table-cell office:value-type="float" office:value="364.43234" calcext:value-type="float">
            <text:p>364.43234</text:p>
          </table:table-cell>
          <table:table-cell office:value-type="float" office:value="10.308627" calcext:value-type="float">
            <text:p>10.308627</text:p>
          </table:table-cell>
          <table:table-cell office:value-type="float" office:value="372.34" calcext:value-type="float">
            <text:p>372.34</text:p>
          </table:table-cell>
          <table:table-cell office:value-type="float" office:value="8.822054" calcext:value-type="float">
            <text:p>8.822054</text:p>
          </table:table-cell>
          <table:table-cell office:value-type="float" office:value="359.69186" calcext:value-type="float">
            <text:p>359.69186</text:p>
          </table:table-cell>
          <table:table-cell office:value-type="float" office:value="8.819056" calcext:value-type="float">
            <text:p>8.819056</text:p>
          </table:table-cell>
          <table:table-cell office:value-type="float" office:value="335.08655" calcext:value-type="float">
            <text:p>335.08655</text:p>
          </table:table-cell>
          <table:table-cell office:value-type="float" office:value="9.15" calcext:value-type="float">
            <text:p>9.15</text:p>
          </table:table-cell>
          <table:table-cell office:value-type="float" office:value="371.8" calcext:value-type="float">
            <text:p>371.8</text:p>
          </table:table-cell>
          <table:table-cell office:value-type="float" office:value="9.8958645" calcext:value-type="float">
            <text:p>9.8958645</text:p>
          </table:table-cell>
          <table:table-cell office:value-type="float" office:value="371.55234" calcext:value-type="float">
            <text:p>371.55234</text:p>
          </table:table-cell>
          <table:table-cell office:value-type="float" office:value="18.882423" calcext:value-type="float">
            <text:p>18.882423</text:p>
          </table:table-cell>
          <table:table-cell office:value-type="float" office:value="358.17108" calcext:value-type="float">
            <text:p>358.17108</text:p>
          </table:table-cell>
          <table:table-cell office:value-type="float" office:value="18.850697" calcext:value-type="float">
            <text:p>18.850697</text:p>
          </table:table-cell>
          <table:table-cell office:value-type="float" office:value="371.8" calcext:value-type="float">
            <text:p>371.8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271.7393" calcext:value-type="float">
            <text:p>271.7393</text:p>
          </table:table-cell>
          <table:table-cell office:value-type="float" office:value="18.756224" calcext:value-type="float">
            <text:p>18.756224</text:p>
          </table:table-cell>
          <table:table-cell office:value-type="float" office:value="225.06967" calcext:value-type="float">
            <text:p>225.0696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374.23" calcext:value-type="float">
            <text:p>374.23</text:p>
          </table:table-cell>
          <table:table-cell office:value-type="float" office:value="10.415767" calcext:value-type="float">
            <text:p>10.415767</text:p>
          </table:table-cell>
          <table:table-cell office:value-type="float" office:value="359.11" calcext:value-type="float">
            <text:p>359.11</text:p>
          </table:table-cell>
          <table:table-cell office:value-type="float" office:value="11.375638" calcext:value-type="float">
            <text:p>11.375638</text:p>
          </table:table-cell>
          <table:table-cell office:value-type="float" office:value="94.061844" calcext:value-type="float">
            <text:p>94.061844</text:p>
          </table:table-cell>
          <table:table-cell office:value-type="float" office:value="11.707775" calcext:value-type="float">
            <text:p>11.707775</text:p>
          </table:table-cell>
          <table:table-cell office:value-type="float" office:value="351.57336" calcext:value-type="float">
            <text:p>351.57336</text:p>
          </table:table-cell>
        </table:table-row>
        <table:table-row table:style-name="ro1">
          <table:table-cell office:value-type="float" office:value="14.853937" calcext:value-type="float">
            <text:p>14.853937</text:p>
          </table:table-cell>
          <table:table-cell office:value-type="float" office:value="362.58298" calcext:value-type="float">
            <text:p>362.58298</text:p>
          </table:table-cell>
          <table:table-cell office:value-type="float" office:value="14.852678" calcext:value-type="float">
            <text:p>14.852678</text:p>
          </table:table-cell>
          <table:table-cell office:value-type="float" office:value="385.83316" calcext:value-type="float">
            <text:p>385.83316</text:p>
          </table:table-cell>
          <table:table-cell office:value-type="float" office:value="16.75" calcext:value-type="float">
            <text:p>16.75</text:p>
          </table:table-cell>
          <table:table-cell office:value-type="float" office:value="388" calcext:value-type="float">
            <text:p>388</text:p>
          </table:table-cell>
          <table:table-cell office:value-type="float" office:value="23.993067" calcext:value-type="float">
            <text:p>23.993067</text:p>
          </table:table-cell>
          <table:table-cell office:value-type="float" office:value="244.39471" calcext:value-type="float">
            <text:p>244.39471</text:p>
          </table:table-cell>
          <table:table-cell office:value-type="float" office:value="24" calcext:value-type="float">
            <text:p>24</text:p>
          </table:table-cell>
          <table:table-cell office:value-type="float" office:value="146.04477" calcext:value-type="float">
            <text:p>146.04477</text:p>
          </table:table-cell>
          <table:table-cell office:value-type="float" office:value="23.998001" calcext:value-type="float">
            <text:p>23.998001</text:p>
          </table:table-cell>
          <table:table-cell office:value-type="float" office:value="310.66614" calcext:value-type="float">
            <text:p>310.66614</text:p>
          </table:table-cell>
          <table:table-cell office:value-type="float" office:value="23.999355" calcext:value-type="float">
            <text:p>23.999355</text:p>
          </table:table-cell>
          <table:table-cell office:value-type="float" office:value="146.53352" calcext:value-type="float">
            <text:p>146.53352</text:p>
          </table:table-cell>
          <table:table-cell office:value-type="float" office:value="20.505232" calcext:value-type="float">
            <text:p>20.505232</text:p>
          </table:table-cell>
          <table:table-cell office:value-type="float" office:value="315.84964" calcext:value-type="float">
            <text:p>315.84964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347.35144" calcext:value-type="float">
            <text:p>347.35144</text:p>
          </table:table-cell>
          <table:table-cell office:value-type="float" office:value="20.333088" calcext:value-type="float">
            <text:p>20.333088</text:p>
          </table:table-cell>
          <table:table-cell office:value-type="float" office:value="368.03152" calcext:value-type="float">
            <text:p>368.03152</text:p>
          </table:table-cell>
          <table:table-cell office:value-type="float" office:value="20.313915" calcext:value-type="float">
            <text:p>20.313915</text:p>
          </table:table-cell>
          <table:table-cell office:value-type="float" office:value="370.4494" calcext:value-type="float">
            <text:p>370.4494</text:p>
          </table:table-cell>
          <table:table-cell office:value-type="float" office:value="21.015781" calcext:value-type="float">
            <text:p>21.015781</text:p>
          </table:table-cell>
          <table:table-cell office:value-type="float" office:value="387.83218" calcext:value-type="float">
            <text:p>387.83218</text:p>
          </table:table-cell>
          <table:table-cell office:value-type="float" office:value="22.004192" calcext:value-type="float">
            <text:p>22.004192</text:p>
          </table:table-cell>
          <table:table-cell office:value-type="float" office:value="386.6133" calcext:value-type="float">
            <text:p>386.6133</text:p>
          </table:table-cell>
          <table:table-cell office:value-type="float" office:value="22.533957" calcext:value-type="float">
            <text:p>22.533957</text:p>
          </table:table-cell>
          <table:table-cell office:value-type="float" office:value="380.88675" calcext:value-type="float">
            <text:p>380.88675</text:p>
          </table:table-cell>
          <table:table-cell office:value-type="float" office:value="22.999195" calcext:value-type="float">
            <text:p>22.999195</text:p>
          </table:table-cell>
          <table:table-cell office:value-type="float" office:value="309.8008" calcext:value-type="float">
            <text:p>309.8008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388" calcext:value-type="float">
            <text:p>388</text:p>
          </table:table-cell>
          <table:table-cell office:value-type="float" office:value="10.1" calcext:value-type="float">
            <text:p>10.1</text:p>
          </table:table-cell>
          <table:table-cell office:value-type="float" office:value="282.93903" calcext:value-type="float">
            <text:p>282.93903</text:p>
          </table:table-cell>
          <table:table-cell office:value-type="float" office:value="9.8182125" calcext:value-type="float">
            <text:p>9.8182125</text:p>
          </table:table-cell>
          <table:table-cell office:value-type="float" office:value="387.9975" calcext:value-type="float">
            <text:p>387.9975</text:p>
          </table:table-cell>
          <table:table-cell office:value-type="float" office:value="10.31855" calcext:value-type="float">
            <text:p>10.31855</text:p>
          </table:table-cell>
          <table:table-cell office:value-type="float" office:value="377.04407" calcext:value-type="float">
            <text:p>377.04407</text:p>
          </table:table-cell>
          <table:table-cell office:value-type="float" office:value="8.822236" calcext:value-type="float">
            <text:p>8.822236</text:p>
          </table:table-cell>
          <table:table-cell office:value-type="float" office:value="359.8769" calcext:value-type="float">
            <text:p>359.8769</text:p>
          </table:table-cell>
          <table:table-cell office:value-type="float" office:value="8.8220215" calcext:value-type="float">
            <text:p>8.8220215</text:p>
          </table:table-cell>
          <table:table-cell office:value-type="float" office:value="340.44513" calcext:value-type="float">
            <text:p>340.44513</text:p>
          </table:table-cell>
          <table:table-cell office:value-type="float" office:value="9.883333" calcext:value-type="float">
            <text:p>9.883333</text:p>
          </table:table-cell>
          <table:table-cell office:value-type="float" office:value="388" calcext:value-type="float">
            <text:p>388</text:p>
          </table:table-cell>
          <table:table-cell office:value-type="float" office:value="9.89762" calcext:value-type="float">
            <text:p>9.89762</text:p>
          </table:table-cell>
          <table:table-cell office:value-type="float" office:value="371.55234" calcext:value-type="float">
            <text:p>371.55234</text:p>
          </table:table-cell>
          <table:table-cell office:value-type="float" office:value="18.887772" calcext:value-type="float">
            <text:p>18.887772</text:p>
          </table:table-cell>
          <table:table-cell office:value-type="float" office:value="363.39517" calcext:value-type="float">
            <text:p>363.39517</text:p>
          </table:table-cell>
          <table:table-cell office:value-type="float" office:value="18.855486" calcext:value-type="float">
            <text:p>18.855486</text:p>
          </table:table-cell>
          <table:table-cell office:value-type="float" office:value="374.36563" calcext:value-type="float">
            <text:p>374.36563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388" calcext:value-type="float">
            <text:p>388</text:p>
          </table:table-cell>
          <table:table-cell office:value-type="float" office:value="18.793283" calcext:value-type="float">
            <text:p>18.793283</text:p>
          </table:table-cell>
          <table:table-cell office:value-type="float" office:value="345.0872" calcext:value-type="float">
            <text:p>345.087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374.23" calcext:value-type="float">
            <text:p>374.23</text:p>
          </table:table-cell>
          <table:table-cell office:value-type="float" office:value="10.596435" calcext:value-type="float">
            <text:p>10.596435</text:p>
          </table:table-cell>
          <table:table-cell office:value-type="float" office:value="387.95673" calcext:value-type="float">
            <text:p>387.95673</text:p>
          </table:table-cell>
          <table:table-cell office:value-type="float" office:value="11.397708" calcext:value-type="float">
            <text:p>11.397708</text:p>
          </table:table-cell>
          <table:table-cell office:value-type="float" office:value="255.199" calcext:value-type="float">
            <text:p>255.199</text:p>
          </table:table-cell>
          <table:table-cell office:value-type="float" office:value="11.732316" calcext:value-type="float">
            <text:p>11.732316</text:p>
          </table:table-cell>
          <table:table-cell office:value-type="float" office:value="372.94324" calcext:value-type="float">
            <text:p>372.94324</text:p>
          </table:table-cell>
        </table:table-row>
        <table:table-row table:style-name="ro1">
          <table:table-cell office:value-type="float" office:value="17.298326" calcext:value-type="float">
            <text:p>17.298326</text:p>
          </table:table-cell>
          <table:table-cell office:value-type="float" office:value="348.813" calcext:value-type="float">
            <text:p>348.813</text:p>
          </table:table-cell>
          <table:table-cell office:value-type="float" office:value="18.808462" calcext:value-type="float">
            <text:p>18.808462</text:p>
          </table:table-cell>
          <table:table-cell office:value-type="float" office:value="372.0631" calcext:value-type="float">
            <text:p>372.0631</text:p>
          </table:table-cell>
          <table:table-cell office:value-type="float" office:value="17.782104" calcext:value-type="float">
            <text:p>17.782104</text:p>
          </table:table-cell>
          <table:table-cell office:value-type="float" office:value="374.23" calcext:value-type="float">
            <text:p>374.2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307.47964" calcext:value-type="float">
            <text:p>307.47964</text:p>
          </table:table-cell>
          <table:table-cell office:value-type="float" office:value="21.663464" calcext:value-type="float">
            <text:p>21.663464</text:p>
          </table:table-cell>
          <table:table-cell office:value-type="float" office:value="338.98145" calcext:value-type="float">
            <text:p>338.98145</text:p>
          </table:table-cell>
          <table:table-cell office:value-type="float" office:value="21.909334" calcext:value-type="float">
            <text:p>21.909334</text:p>
          </table:table-cell>
          <table:table-cell office:value-type="float" office:value="359.66153" calcext:value-type="float">
            <text:p>359.66153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362.0794" calcext:value-type="float">
            <text:p>362.079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55.70218" calcext:value-type="float">
            <text:p>355.70218</text:p>
          </table:table-cell>
          <table:table-cell office:value-type="float" office:value="23.994205" calcext:value-type="float">
            <text:p>23.994205</text:p>
          </table:table-cell>
          <table:table-cell office:value-type="float" office:value="354.4833" calcext:value-type="float">
            <text:p>354.4833</text:p>
          </table:table-cell>
          <table:table-cell office:value-type="float" office:value="23.99175" calcext:value-type="float">
            <text:p>23.99175</text:p>
          </table:table-cell>
          <table:table-cell office:value-type="float" office:value="348.75674" calcext:value-type="float">
            <text:p>348.75674</text:p>
          </table:table-cell>
          <table:table-cell office:value-type="float" office:value="23.997234" calcext:value-type="float">
            <text:p>23.997234</text:p>
          </table:table-cell>
          <table:table-cell office:value-type="float" office:value="277.6708" calcext:value-type="float">
            <text:p>277.6708</text:p>
          </table:table-cell>
          <table:table-cell office:value-type="float" office:value="10.258333" calcext:value-type="float">
            <text:p>10.2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7.654556" calcext:value-type="float">
            <text:p>17.654556</text:p>
          </table:table-cell>
          <table:table-cell office:value-type="float" office:value="267.00906" calcext:value-type="float">
            <text:p>267.00906</text:p>
          </table:table-cell>
          <table:table-cell office:value-type="float" office:value="10.925" calcext:value-type="float">
            <text:p>10.925</text:p>
          </table:table-cell>
          <table:table-cell office:value-type="float" office:value="372.0675" calcext:value-type="float">
            <text:p>372.0675</text:p>
          </table:table-cell>
          <table:table-cell office:value-type="float" office:value="18.040756" calcext:value-type="float">
            <text:p>18.040756</text:p>
          </table:table-cell>
          <table:table-cell office:value-type="float" office:value="361.11407" calcext:value-type="float">
            <text:p>361.11407</text:p>
          </table:table-cell>
          <table:table-cell office:value-type="float" office:value="10.381874" calcext:value-type="float">
            <text:p>10.381874</text:p>
          </table:table-cell>
          <table:table-cell office:value-type="float" office:value="343.40686" calcext:value-type="float">
            <text:p>343.40686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23.97513" calcext:value-type="float">
            <text:p>323.9751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71.53" calcext:value-type="float">
            <text:p>371.53</text:p>
          </table:table-cell>
          <table:table-cell office:value-type="float" office:value="11.41248" calcext:value-type="float">
            <text:p>11.41248</text:p>
          </table:table-cell>
          <table:table-cell office:value-type="float" office:value="355.0823" calcext:value-type="float">
            <text:p>355.0823</text:p>
          </table:table-cell>
          <table:table-cell office:value-type="float" office:value="20.191668" calcext:value-type="float">
            <text:p>20.191668</text:p>
          </table:table-cell>
          <table:table-cell office:value-type="float" office:value="349.08514" calcext:value-type="float">
            <text:p>349.08514</text:p>
          </table:table-cell>
          <table:table-cell office:value-type="float" office:value="21.095741" calcext:value-type="float">
            <text:p>21.095741</text:p>
          </table:table-cell>
          <table:table-cell office:value-type="float" office:value="360.05566" calcext:value-type="float">
            <text:p>360.05566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373.68997" calcext:value-type="float">
            <text:p>373.68997</text:p>
          </table:table-cell>
          <table:table-cell office:value-type="float" office:value="21.284801" calcext:value-type="float">
            <text:p>21.284801</text:p>
          </table:table-cell>
          <table:table-cell office:value-type="float" office:value="330.77716" calcext:value-type="float">
            <text:p>330.777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356.14" calcext:value-type="float">
            <text:p>356.14</text:p>
          </table:table-cell>
          <table:table-cell office:value-type="float" office:value="11.758772" calcext:value-type="float">
            <text:p>11.758772</text:p>
          </table:table-cell>
          <table:table-cell office:value-type="float" office:value="369.86673" calcext:value-type="float">
            <text:p>369.86673</text:p>
          </table:table-cell>
          <table:table-cell office:value-type="float" office:value="12.415491" calcext:value-type="float">
            <text:p>12.415491</text:p>
          </table:table-cell>
          <table:table-cell office:value-type="float" office:value="237.10901" calcext:value-type="float">
            <text:p>237.10901</text:p>
          </table:table-cell>
          <table:table-cell office:value-type="float" office:value="12.74023" calcext:value-type="float">
            <text:p>12.74023</text:p>
          </table:table-cell>
          <table:table-cell office:value-type="float" office:value="354.85324" calcext:value-type="float">
            <text:p>354.85324</text:p>
          </table:table-cell>
        </table:table-row>
        <table:table-row table:style-name="ro1">
          <table:table-cell office:value-type="float" office:value="17.298584" calcext:value-type="float">
            <text:p>17.298584</text:p>
          </table:table-cell>
          <table:table-cell office:value-type="float" office:value="349.17456" calcext:value-type="float">
            <text:p>349.17456</text:p>
          </table:table-cell>
          <table:table-cell office:value-type="float" office:value="18.80882" calcext:value-type="float">
            <text:p>18.80882</text:p>
          </table:table-cell>
          <table:table-cell office:value-type="float" office:value="372.26752" calcext:value-type="float">
            <text:p>372.26752</text:p>
          </table:table-cell>
          <table:table-cell office:value-type="float" office:value="17.969507" calcext:value-type="float">
            <text:p>17.969507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307.47964" calcext:value-type="float">
            <text:p>307.47964</text:p>
          </table:table-cell>
          <table:table-cell office:value-type="float" office:value="21.66626" calcext:value-type="float">
            <text:p>21.66626</text:p>
          </table:table-cell>
          <table:table-cell office:value-type="float" office:value="343.67554" calcext:value-type="float">
            <text:p>343.67554</text:p>
          </table:table-cell>
          <table:table-cell office:value-type="float" office:value="21.911432" calcext:value-type="float">
            <text:p>21.911432</text:p>
          </table:table-cell>
          <table:table-cell office:value-type="float" office:value="361.72314" calcext:value-type="float">
            <text:p>361.72314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387.9993" calcext:value-type="float">
            <text:p>387.9993</text:p>
          </table:table-cell>
          <table:table-cell office:value-type="float" office:value="24" calcext:value-type="float">
            <text:p>24</text:p>
          </table:table-cell>
          <table:table-cell office:value-type="float" office:value="355.70218" calcext:value-type="float">
            <text:p>355.70218</text:p>
          </table:table-cell>
          <table:table-cell office:value-type="float" office:value="23.9966" calcext:value-type="float">
            <text:p>23.9966</text:p>
          </table:table-cell>
          <table:table-cell office:value-type="float" office:value="357.2506" calcext:value-type="float">
            <text:p>357.2506</text:p>
          </table:table-cell>
          <table:table-cell office:value-type="float" office:value="23.991924" calcext:value-type="float">
            <text:p>23.991924</text:p>
          </table:table-cell>
          <table:table-cell office:value-type="float" office:value="349.0012" calcext:value-type="float">
            <text:p>349.0012</text:p>
          </table:table-cell>
          <table:table-cell office:value-type="float" office:value="23.997349" calcext:value-type="float">
            <text:p>23.997349</text:p>
          </table:table-cell>
          <table:table-cell office:value-type="float" office:value="278.1244" calcext:value-type="float">
            <text:p>278.1244</text:p>
          </table:table-cell>
          <table:table-cell office:value-type="float" office:value="17.333334" calcext:value-type="float">
            <text:p>17.333334</text:p>
          </table:table-cell>
          <table:table-cell office:value-type="float" office:value="372.07" calcext:value-type="float">
            <text:p>372.07</text:p>
          </table:table-cell>
          <table:table-cell office:value-type="float" office:value="17.663702" calcext:value-type="float">
            <text:p>17.663702</text:p>
          </table:table-cell>
          <table:table-cell office:value-type="float" office:value="300.95117" calcext:value-type="float">
            <text:p>300.95117</text:p>
          </table:table-cell>
          <table:table-cell office:value-type="float" office:value="18" calcext:value-type="float">
            <text:p>18</text:p>
          </table:table-cell>
          <table:table-cell office:value-type="float" office:value="372.0675" calcext:value-type="float">
            <text:p>372.0675</text:p>
          </table:table-cell>
          <table:table-cell office:value-type="float" office:value="18.065884" calcext:value-type="float">
            <text:p>18.065884</text:p>
          </table:table-cell>
          <table:table-cell office:value-type="float" office:value="377.11902" calcext:value-type="float">
            <text:p>377.11902</text:p>
          </table:table-cell>
          <table:table-cell office:value-type="float" office:value="10.409875" calcext:value-type="float">
            <text:p>10.409875</text:p>
          </table:table-cell>
          <table:table-cell office:value-type="float" office:value="371.72632" calcext:value-type="float">
            <text:p>371.72632</text:p>
          </table:table-cell>
          <table:table-cell office:value-type="float" office:value="10.75" calcext:value-type="float">
            <text:p>10.75</text:p>
          </table:table-cell>
          <table:table-cell office:value-type="float" office:value="388" calcext:value-type="float">
            <text:p>388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71.53" calcext:value-type="float">
            <text:p>371.53</text:p>
          </table:table-cell>
          <table:table-cell office:value-type="float" office:value="11.413614" calcext:value-type="float">
            <text:p>11.413614</text:p>
          </table:table-cell>
          <table:table-cell office:value-type="float" office:value="356.399" calcext:value-type="float">
            <text:p>356.399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349.08514" calcext:value-type="float">
            <text:p>349.08514</text:p>
          </table:table-cell>
          <table:table-cell office:value-type="float" office:value="21.098907" calcext:value-type="float">
            <text:p>21.098907</text:p>
          </table:table-cell>
          <table:table-cell office:value-type="float" office:value="363.066" calcext:value-type="float">
            <text:p>363.066</text:p>
          </table:table-cell>
          <table:table-cell office:value-type="float" office:value="21.825" calcext:value-type="float">
            <text:p>21.825</text:p>
          </table:table-cell>
          <table:table-cell office:value-type="float" office:value="373.68997" calcext:value-type="float">
            <text:p>373.68997</text:p>
          </table:table-cell>
          <table:table-cell office:value-type="float" office:value="21.324081" calcext:value-type="float">
            <text:p>21.324081</text:p>
          </table:table-cell>
          <table:table-cell office:value-type="float" office:value="374.08627" calcext:value-type="float">
            <text:p>374.0862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56.14" calcext:value-type="float">
            <text:p>356.14</text:p>
          </table:table-cell>
          <table:table-cell office:value-type="float" office:value="11.761914" calcext:value-type="float">
            <text:p>11.761914</text:p>
          </table:table-cell>
          <table:table-cell office:value-type="float" office:value="382.14966" calcext:value-type="float">
            <text:p>382.14966</text:p>
          </table:table-cell>
          <table:table-cell office:value-type="float" office:value="12.496508" calcext:value-type="float">
            <text:p>12.496508</text:p>
          </table:table-cell>
          <table:table-cell office:value-type="float" office:value="379.83414" calcext:value-type="float">
            <text:p>379.83414</text:p>
          </table:table-cell>
          <table:table-cell office:value-type="float" office:value="12.842591" calcext:value-type="float">
            <text:p>12.842591</text:p>
          </table:table-cell>
          <table:table-cell office:value-type="float" office:value="387.16815" calcext:value-type="float">
            <text:p>387.16815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338.10455" calcext:value-type="float">
            <text:p>338.10455</text:p>
          </table:table-cell>
          <table:table-cell office:value-type="float" office:value="21.02273" calcext:value-type="float">
            <text:p>21.02273</text:p>
          </table:table-cell>
          <table:table-cell office:value-type="float" office:value="361.1975" calcext:value-type="float">
            <text:p>361.1975</text:p>
          </table:table-cell>
          <table:table-cell office:value-type="float" office:value="21.276293" calcext:value-type="float">
            <text:p>21.276293</text:p>
          </table:table-cell>
          <table:table-cell office:value-type="float" office:value="376.93005" calcext:value-type="float">
            <text:p>376.9300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53.47966" calcext:value-type="float">
            <text:p>253.47966</text:p>
          </table:table-cell>
          <table:table-cell office:value-type="float" office:value="23.000317" calcext:value-type="float">
            <text:p>23.000317</text:p>
          </table:table-cell>
          <table:table-cell office:value-type="float" office:value="300.47552" calcext:value-type="float">
            <text:p>300.47552</text:p>
          </table:table-cell>
          <table:table-cell office:value-type="float" office:value="23.000021" calcext:value-type="float">
            <text:p>23.000021</text:p>
          </table:table-cell>
          <table:table-cell office:value-type="float" office:value="329.32315" calcext:value-type="float">
            <text:p>329.32315</text:p>
          </table:table-cell>
          <table:table-cell office:value-type="float" office:value="23" calcext:value-type="float">
            <text:p>23</text:p>
          </table:table-cell>
          <table:table-cell office:value-type="float" office:value="366.39932" calcext:value-type="float">
            <text:p>366.399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356.14" calcext:value-type="float">
            <text:p>356.14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285.02118" calcext:value-type="float">
            <text:p>285.02118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356.1375" calcext:value-type="float">
            <text:p>356.1375</text:p>
          </table:table-cell>
          <table:table-cell office:value-type="float" office:value="18.825" calcext:value-type="float">
            <text:p>18.825</text:p>
          </table:table-cell>
          <table:table-cell office:value-type="float" office:value="361.18903" calcext:value-type="float">
            <text:p>361.18903</text:p>
          </table:table-cell>
          <table:table-cell office:value-type="float" office:value="18.074938" calcext:value-type="float">
            <text:p>18.074938</text:p>
          </table:table-cell>
          <table:table-cell office:value-type="float" office:value="148.70634" calcext:value-type="float">
            <text:p>148.70634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98" calcext:value-type="float">
            <text:p>164.98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8.3" calcext:value-type="float">
            <text:p>18.3</text:p>
          </table:table-cell>
          <table:table-cell office:value-type="float" office:value="133.37901" calcext:value-type="float">
            <text:p>133.37901</text:p>
          </table:table-cell>
          <table:table-cell office:value-type="float" office:value="22.993212" calcext:value-type="float">
            <text:p>22.993212</text:p>
          </table:table-cell>
          <table:table-cell office:value-type="float" office:value="299.4051" calcext:value-type="float">
            <text:p>299.4051</text:p>
          </table:table-cell>
          <table:table-cell office:value-type="float" office:value="23" calcext:value-type="float">
            <text:p>23</text:p>
          </table:table-cell>
          <table:table-cell office:value-type="float" office:value="314.196" calcext:value-type="float">
            <text:p>314.196</text:p>
          </table:table-cell>
          <table:table-cell office:value-type="float" office:value="23.000326" calcext:value-type="float">
            <text:p>23.000326</text:p>
          </table:table-cell>
          <table:table-cell office:value-type="float" office:value="335.62" calcext:value-type="float">
            <text:p>335.62</text:p>
          </table:table-cell>
          <table:table-cell office:value-type="float" office:value="23" calcext:value-type="float">
            <text:p>23</text:p>
          </table:table-cell>
          <table:table-cell office:value-type="float" office:value="346.81625" calcext:value-type="float">
            <text:p>346.8162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57977" calcext:value-type="float">
            <text:p>13.057977</text:p>
          </table:table-cell>
          <table:table-cell office:value-type="float" office:value="336.43" calcext:value-type="float">
            <text:p>336.43</text:p>
          </table:table-cell>
          <table:table-cell office:value-type="float" office:value="13.233457" calcext:value-type="float">
            <text:p>13.233457</text:p>
          </table:table-cell>
          <table:table-cell office:value-type="float" office:value="362.43967" calcext:value-type="float">
            <text:p>362.43967</text:p>
          </table:table-cell>
          <table:table-cell office:value-type="float" office:value="13.175" calcext:value-type="float">
            <text:p>13.175</text:p>
          </table:table-cell>
          <table:table-cell office:value-type="float" office:value="360.1241" calcext:value-type="float">
            <text:p>360.1241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67.45813" calcext:value-type="float">
            <text:p>367.45813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338.10455" calcext:value-type="float">
            <text:p>338.10455</text:p>
          </table:table-cell>
          <table:table-cell office:value-type="float" office:value="21.218527" calcext:value-type="float">
            <text:p>21.218527</text:p>
          </table:table-cell>
          <table:table-cell office:value-type="float" office:value="388" calcext:value-type="float">
            <text:p>388</text:p>
          </table:table-cell>
          <table:table-cell office:value-type="float" office:value="21.277468" calcext:value-type="float">
            <text:p>21.277468</text:p>
          </table:table-cell>
          <table:table-cell office:value-type="float" office:value="377.38852" calcext:value-type="float">
            <text:p>377.388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253.47966" calcext:value-type="float">
            <text:p>253.47966</text:p>
          </table:table-cell>
          <table:table-cell office:value-type="float" office:value="23.000547" calcext:value-type="float">
            <text:p>23.000547</text:p>
          </table:table-cell>
          <table:table-cell office:value-type="float" office:value="307.45352" calcext:value-type="float">
            <text:p>307.45352</text:p>
          </table:table-cell>
          <table:table-cell office:value-type="float" office:value="23.000166" calcext:value-type="float">
            <text:p>23.000166</text:p>
          </table:table-cell>
          <table:table-cell office:value-type="float" office:value="329.62854" calcext:value-type="float">
            <text:p>329.6285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66.39932" calcext:value-type="float">
            <text:p>366.399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388" calcext:value-type="float">
            <text:p>388</text:p>
          </table:table-cell>
          <table:table-cell office:value-type="float" office:value="18.825" calcext:value-type="float">
            <text:p>18.825</text:p>
          </table:table-cell>
          <table:table-cell office:value-type="float" office:value="285.02118" calcext:value-type="float">
            <text:p>285.02118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356.1375" calcext:value-type="float">
            <text:p>356.1375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361.18903" calcext:value-type="float">
            <text:p>361.18903</text:p>
          </table:table-cell>
          <table:table-cell office:value-type="float" office:value="18.083223" calcext:value-type="float">
            <text:p>18.083223</text:p>
          </table:table-cell>
          <table:table-cell office:value-type="float" office:value="210.42152" calcext:value-type="float">
            <text:p>210.42152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98" calcext:value-type="float">
            <text:p>164.98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9.1" calcext:value-type="float">
            <text:p>19.1</text:p>
          </table:table-cell>
          <table:table-cell office:value-type="float" office:value="133.37901" calcext:value-type="float">
            <text:p>133.37901</text:p>
          </table:table-cell>
          <table:table-cell office:value-type="float" office:value="22.995787" calcext:value-type="float">
            <text:p>22.995787</text:p>
          </table:table-cell>
          <table:table-cell office:value-type="float" office:value="307.24844" calcext:value-type="float">
            <text:p>307.2484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6.49854" calcext:value-type="float">
            <text:p>336.49854</text:p>
          </table:table-cell>
          <table:table-cell office:value-type="float" office:value="23.000664" calcext:value-type="float">
            <text:p>23.000664</text:p>
          </table:table-cell>
          <table:table-cell office:value-type="float" office:value="335.62" calcext:value-type="float">
            <text:p>335.62</text:p>
          </table:table-cell>
          <table:table-cell office:value-type="float" office:value="23.001" calcext:value-type="float">
            <text:p>23.001</text:p>
          </table:table-cell>
          <table:table-cell office:value-type="float" office:value="346.81625" calcext:value-type="float">
            <text:p>346.8162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37878" calcext:value-type="float">
            <text:p>13.137878</text:p>
          </table:table-cell>
          <table:table-cell office:value-type="float" office:value="385.09485" calcext:value-type="float">
            <text:p>385.09485</text:p>
          </table:table-cell>
          <table:table-cell office:value-type="float" office:value="13.235482" calcext:value-type="float">
            <text:p>13.235482</text:p>
          </table:table-cell>
          <table:table-cell office:value-type="float" office:value="364.2372" calcext:value-type="float">
            <text:p>364.2372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360.1241" calcext:value-type="float">
            <text:p>360.1241</text:p>
          </table:table-cell>
          <table:table-cell office:value-type="float" office:value="14.175" calcext:value-type="float">
            <text:p>14.175</text:p>
          </table:table-cell>
          <table:table-cell office:value-type="float" office:value="367.45813" calcext:value-type="float">
            <text:p>367.458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7.35455" calcext:value-type="float">
            <text:p>277.35455</text:p>
          </table:table-cell>
          <table:table-cell office:value-type="float" office:value="23.000265" calcext:value-type="float">
            <text:p>23.000265</text:p>
          </table:table-cell>
          <table:table-cell office:value-type="float" office:value="338.05002" calcext:value-type="float">
            <text:p>338.05002</text:p>
          </table:table-cell>
          <table:table-cell office:value-type="float" office:value="23" calcext:value-type="float">
            <text:p>23</text:p>
          </table:table-cell>
          <table:table-cell office:value-type="float" office:value="338.2385" calcext:value-type="float">
            <text:p>338.238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3258" calcext:value-type="float">
            <text:p>23.993258</text:p>
          </table:table-cell>
          <table:table-cell office:value-type="float" office:value="221.34966" calcext:value-type="float">
            <text:p>221.34966</text:p>
          </table:table-cell>
          <table:table-cell office:value-type="float" office:value="23.996016" calcext:value-type="float">
            <text:p>23.996016</text:p>
          </table:table-cell>
          <table:table-cell office:value-type="float" office:value="275.32352" calcext:value-type="float">
            <text:p>275.32352</text:p>
          </table:table-cell>
          <table:table-cell office:value-type="float" office:value="23.994246" calcext:value-type="float">
            <text:p>23.994246</text:p>
          </table:table-cell>
          <table:table-cell office:value-type="float" office:value="297.49854" calcext:value-type="float">
            <text:p>297.4985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34.26932" calcext:value-type="float">
            <text:p>334.269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11951" calcext:value-type="float">
            <text:p>19.411951</text:p>
          </table:table-cell>
          <table:table-cell office:value-type="float" office:value="369.36996" calcext:value-type="float">
            <text:p>369.36996</text:p>
          </table:table-cell>
          <table:table-cell office:value-type="float" office:value="20.038704" calcext:value-type="float">
            <text:p>20.038704</text:p>
          </table:table-cell>
          <table:table-cell office:value-type="float" office:value="266.3912" calcext:value-type="float">
            <text:p>266.3912</text:p>
          </table:table-cell>
          <table:table-cell office:value-type="float" office:value="20.17398" calcext:value-type="float">
            <text:p>20.17398</text:p>
          </table:table-cell>
          <table:table-cell office:value-type="float" office:value="337.50748" calcext:value-type="float">
            <text:p>337.50748</text:p>
          </table:table-cell>
          <table:table-cell office:value-type="float" office:value="20.499557" calcext:value-type="float">
            <text:p>20.499557</text:p>
          </table:table-cell>
          <table:table-cell office:value-type="float" office:value="342.559" calcext:value-type="float">
            <text:p>342.559</text:p>
          </table:table-cell>
          <table:table-cell office:value-type="float" office:value="18.807571" calcext:value-type="float">
            <text:p>18.807571</text:p>
          </table:table-cell>
          <table:table-cell office:value-type="float" office:value="196.11156" calcext:value-type="float">
            <text:p>196.11156</text:p>
          </table:table-cell>
          <table:table-cell office:value-type="float" office:value="18.894127" calcext:value-type="float">
            <text:p>18.894127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34.19994" calcext:value-type="float">
            <text:p>134.19994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19.069046" calcext:value-type="float">
            <text:p>119.069046</text:p>
          </table:table-cell>
          <table:table-cell office:value-type="float" office:value="23.99372" calcext:value-type="float">
            <text:p>23.99372</text:p>
          </table:table-cell>
          <table:table-cell office:value-type="float" office:value="275.11844" calcext:value-type="float">
            <text:p>275.11844</text:p>
          </table:table-cell>
          <table:table-cell office:value-type="float" office:value="23.993977" calcext:value-type="float">
            <text:p>23.993977</text:p>
          </table:table-cell>
          <table:table-cell office:value-type="float" office:value="304.36853" calcext:value-type="float">
            <text:p>304.36853</text:p>
          </table:table-cell>
          <table:table-cell office:value-type="float" office:value="23.994354" calcext:value-type="float">
            <text:p>23.994354</text:p>
          </table:table-cell>
          <table:table-cell office:value-type="float" office:value="303.49" calcext:value-type="float">
            <text:p>303.49</text:p>
          </table:table-cell>
          <table:table-cell office:value-type="float" office:value="23.993204" calcext:value-type="float">
            <text:p>23.993204</text:p>
          </table:table-cell>
          <table:table-cell office:value-type="float" office:value="314.68625" calcext:value-type="float">
            <text:p>314.6862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366.19485" calcext:value-type="float">
            <text:p>366.19485</text:p>
          </table:table-cell>
          <table:table-cell office:value-type="float" office:value="14.527992" calcext:value-type="float">
            <text:p>14.527992</text:p>
          </table:table-cell>
          <table:table-cell office:value-type="float" office:value="345.33722" calcext:value-type="float">
            <text:p>345.33722</text:p>
          </table:table-cell>
          <table:table-cell office:value-type="float" office:value="14.425" calcext:value-type="float">
            <text:p>14.425</text:p>
          </table:table-cell>
          <table:table-cell office:value-type="float" office:value="341.2241" calcext:value-type="float">
            <text:p>341.2241</text:p>
          </table:table-cell>
          <table:table-cell office:value-type="float" office:value="14.85394" calcext:value-type="float">
            <text:p>14.85394</text:p>
          </table:table-cell>
          <table:table-cell office:value-type="float" office:value="348.55814" calcext:value-type="float">
            <text:p>348.55814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281.26483" calcext:value-type="float">
            <text:p>281.26483</text:p>
          </table:table-cell>
          <table:table-cell office:value-type="float" office:value="23.00048" calcext:value-type="float">
            <text:p>23.00048</text:p>
          </table:table-cell>
          <table:table-cell office:value-type="float" office:value="338.4361" calcext:value-type="float">
            <text:p>338.4361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8.2385" calcext:value-type="float">
            <text:p>338.238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3393" calcext:value-type="float">
            <text:p>23.993393</text:p>
          </table:table-cell>
          <table:table-cell office:value-type="float" office:value="222.16013" calcext:value-type="float">
            <text:p>222.16013</text:p>
          </table:table-cell>
          <table:table-cell office:value-type="float" office:value="23.996346" calcext:value-type="float">
            <text:p>23.996346</text:p>
          </table:table-cell>
          <table:table-cell office:value-type="float" office:value="276.65408" calcext:value-type="float">
            <text:p>276.65408</text:p>
          </table:table-cell>
          <table:table-cell office:value-type="float" office:value="23.996294" calcext:value-type="float">
            <text:p>23.996294</text:p>
          </table:table-cell>
          <table:table-cell office:value-type="float" office:value="344.71057" calcext:value-type="float">
            <text:p>344.71057</text:p>
          </table:table-cell>
          <table:table-cell office:value-type="float" office:value="24" calcext:value-type="float">
            <text:p>24</text:p>
          </table:table-cell>
          <table:table-cell office:value-type="float" office:value="348.19513" calcext:value-type="float">
            <text:p>348.195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35837" calcext:value-type="float">
            <text:p>19.435837</text:p>
          </table:table-cell>
          <table:table-cell office:value-type="float" office:value="380.1156" calcext:value-type="float">
            <text:p>380.1156</text:p>
          </table:table-cell>
          <table:table-cell office:value-type="float" office:value="20.043734" calcext:value-type="float">
            <text:p>20.043734</text:p>
          </table:table-cell>
          <table:table-cell office:value-type="float" office:value="368.11182" calcext:value-type="float">
            <text:p>368.11182</text:p>
          </table:table-cell>
          <table:table-cell office:value-type="float" office:value="20.189333" calcext:value-type="float">
            <text:p>20.189333</text:p>
          </table:table-cell>
          <table:table-cell office:value-type="float" office:value="358.94635" calcext:value-type="float">
            <text:p>358.94635</text:p>
          </table:table-cell>
          <table:table-cell office:value-type="float" office:value="20.501177" calcext:value-type="float">
            <text:p>20.501177</text:p>
          </table:table-cell>
          <table:table-cell office:value-type="float" office:value="345.1323" calcext:value-type="float">
            <text:p>345.1323</text:p>
          </table:table-cell>
          <table:table-cell office:value-type="float" office:value="18.807835" calcext:value-type="float">
            <text:p>18.807835</text:p>
          </table:table-cell>
          <table:table-cell office:value-type="float" office:value="197.92125" calcext:value-type="float">
            <text:p>197.92125</text:p>
          </table:table-cell>
          <table:table-cell office:value-type="float" office:value="18.898628" calcext:value-type="float">
            <text:p>18.898628</text:p>
          </table:table-cell>
          <table:table-cell office:value-type="float" office:value="186.17453" calcext:value-type="float">
            <text:p>186.17453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4.19994" calcext:value-type="float">
            <text:p>134.19994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19.069046" calcext:value-type="float">
            <text:p>119.069046</text:p>
          </table:table-cell>
          <table:table-cell office:value-type="float" office:value="23.993933" calcext:value-type="float">
            <text:p>23.993933</text:p>
          </table:table-cell>
          <table:table-cell office:value-type="float" office:value="275.98322" calcext:value-type="float">
            <text:p>275.98322</text:p>
          </table:table-cell>
          <table:table-cell office:value-type="float" office:value="23.994873" calcext:value-type="float">
            <text:p>23.994873</text:p>
          </table:table-cell>
          <table:table-cell office:value-type="float" office:value="304.36853" calcext:value-type="float">
            <text:p>304.36853</text:p>
          </table:table-cell>
          <table:table-cell office:value-type="float" office:value="23.997887" calcext:value-type="float">
            <text:p>23.997887</text:p>
          </table:table-cell>
          <table:table-cell office:value-type="float" office:value="313.5816" calcext:value-type="float">
            <text:p>313.5816</text:p>
          </table:table-cell>
          <table:table-cell office:value-type="float" office:value="23.993778" calcext:value-type="float">
            <text:p>23.993778</text:p>
          </table:table-cell>
          <table:table-cell office:value-type="float" office:value="328.37543" calcext:value-type="float">
            <text:p>328.3754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366.19485" calcext:value-type="float">
            <text:p>366.19485</text:p>
          </table:table-cell>
          <table:table-cell office:value-type="float" office:value="14.532374" calcext:value-type="float">
            <text:p>14.532374</text:p>
          </table:table-cell>
          <table:table-cell office:value-type="float" office:value="379.1911" calcext:value-type="float">
            <text:p>379.1911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341.2241" calcext:value-type="float">
            <text:p>341.2241</text:p>
          </table:table-cell>
          <table:table-cell office:value-type="float" office:value="14.854186" calcext:value-type="float">
            <text:p>14.854186</text:p>
          </table:table-cell>
          <table:table-cell office:value-type="float" office:value="348.90598" calcext:value-type="float">
            <text:p>348.90598</text:p>
          </table:table-cell>
        </table:table-row>
        <table:table-row table:style-name="ro1">
          <table:table-cell office:value-type="float" office:value="23.998594" calcext:value-type="float">
            <text:p>23.998594</text:p>
          </table:table-cell>
          <table:table-cell office:value-type="float" office:value="249.13483" calcext:value-type="float">
            <text:p>249.13483</text:p>
          </table:table-cell>
          <table:table-cell office:value-type="float" office:value="23.997932" calcext:value-type="float">
            <text:p>23.997932</text:p>
          </table:table-cell>
          <table:table-cell office:value-type="float" office:value="306.3061" calcext:value-type="float">
            <text:p>306.3061</text:p>
          </table:table-cell>
          <table:table-cell office:value-type="float" office:value="23.994051" calcext:value-type="float">
            <text:p>23.994051</text:p>
          </table:table-cell>
          <table:table-cell office:value-type="float" office:value="306.1085" calcext:value-type="float">
            <text:p>306.1085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368.77557" calcext:value-type="float">
            <text:p>368.77557</text:p>
          </table:table-cell>
          <table:table-cell office:value-type="float" office:value="20.4" calcext:value-type="float">
            <text:p>20.4</text:p>
          </table:table-cell>
          <table:table-cell office:value-type="float" office:value="356.7718" calcext:value-type="float">
            <text:p>356.7718</text:p>
          </table:table-cell>
          <table:table-cell office:value-type="float" office:value="21.10878" calcext:value-type="float">
            <text:p>21.10878</text:p>
          </table:table-cell>
          <table:table-cell office:value-type="float" office:value="347.60632" calcext:value-type="float">
            <text:p>347.60632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333.79227" calcext:value-type="float">
            <text:p>333.79227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91.98122" calcext:value-type="float">
            <text:p>191.98122</text:p>
          </table:table-cell>
          <table:table-cell office:value-type="float" office:value="19.775" calcext:value-type="float">
            <text:p>19.775</text:p>
          </table:table-cell>
          <table:table-cell office:value-type="float" office:value="180.23456" calcext:value-type="float">
            <text:p>180.23456</text:p>
          </table:table-cell>
          <table:table-cell office:value-type="float" office:value="20.235516" calcext:value-type="float">
            <text:p>20.235516</text:p>
          </table:table-cell>
          <table:table-cell office:value-type="float" office:value="128.2599" calcext:value-type="float">
            <text:p>128.2599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13.12901" calcext:value-type="float">
            <text:p>113.129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347.02484" calcext:value-type="float">
            <text:p>347.02484</text:p>
          </table:table-cell>
          <table:table-cell office:value-type="float" office:value="15.39745" calcext:value-type="float">
            <text:p>15.39745</text:p>
          </table:table-cell>
          <table:table-cell office:value-type="float" office:value="360.0211" calcext:value-type="float">
            <text:p>360.0211</text:p>
          </table:table-cell>
          <table:table-cell office:value-type="float" office:value="15.7" calcext:value-type="float">
            <text:p>15.7</text:p>
          </table:table-cell>
          <table:table-cell office:value-type="float" office:value="322.0541" calcext:value-type="float">
            <text:p>322.0541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329.736" calcext:value-type="float">
            <text:p>329.736</text:p>
          </table:table-cell>
        </table:table-row>
        <table:table-row table:style-name="ro1">
          <table:table-cell office:value-type="float" office:value="23.999601" calcext:value-type="float">
            <text:p>23.999601</text:p>
          </table:table-cell>
          <table:table-cell office:value-type="float" office:value="291.36368" calcext:value-type="float">
            <text:p>291.36368</text:p>
          </table:table-cell>
          <table:table-cell office:value-type="float" office:value="23.99949" calcext:value-type="float">
            <text:p>23.99949</text:p>
          </table:table-cell>
          <table:table-cell office:value-type="float" office:value="310.76285" calcext:value-type="float">
            <text:p>310.76285</text:p>
          </table:table-cell>
          <table:table-cell office:value-type="float" office:value="23.9942" calcext:value-type="float">
            <text:p>23.9942</text:p>
          </table:table-cell>
          <table:table-cell office:value-type="float" office:value="306.5459" calcext:value-type="float">
            <text:p>306.5459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388" calcext:value-type="float">
            <text:p>388</text:p>
          </table:table-cell>
          <table:table-cell office:value-type="float" office:value="20.8" calcext:value-type="float">
            <text:p>20.8</text:p>
          </table:table-cell>
          <table:table-cell office:value-type="float" office:value="356.7718" calcext:value-type="float">
            <text:p>356.7718</text:p>
          </table:table-cell>
          <table:table-cell office:value-type="float" office:value="21.132523" calcext:value-type="float">
            <text:p>21.132523</text:p>
          </table:table-cell>
          <table:table-cell office:value-type="float" office:value="370.8167" calcext:value-type="float">
            <text:p>370.8167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387.99997" calcext:value-type="float">
            <text:p>387.99997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91.98122" calcext:value-type="float">
            <text:p>191.98122</text:p>
          </table:table-cell>
          <table:table-cell office:value-type="float" office:value="20.15" calcext:value-type="float">
            <text:p>20.15</text:p>
          </table:table-cell>
          <table:table-cell office:value-type="float" office:value="180.23456" calcext:value-type="float">
            <text:p>180.23456</text:p>
          </table:table-cell>
          <table:table-cell office:value-type="float" office:value="20.241024" calcext:value-type="float">
            <text:p>20.241024</text:p>
          </table:table-cell>
          <table:table-cell office:value-type="float" office:value="174.98166" calcext:value-type="float">
            <text:p>174.98166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13.12901" calcext:value-type="float">
            <text:p>113.129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388" calcext:value-type="float">
            <text:p>388</text:p>
          </table:table-cell>
          <table:table-cell office:value-type="float" office:value="15.60587" calcext:value-type="float">
            <text:p>15.60587</text:p>
          </table:table-cell>
          <table:table-cell office:value-type="float" office:value="388" calcext:value-type="float">
            <text:p>388</text:p>
          </table:table-cell>
          <table:table-cell office:value-type="float" office:value="16.358334" calcext:value-type="float">
            <text:p>16.358334</text:p>
          </table:table-cell>
          <table:table-cell office:value-type="float" office:value="322.0541" calcext:value-type="float">
            <text:p>322.0541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329.736" calcext:value-type="float">
            <text:p>329.73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386.11002" calcext:value-type="float">
            <text:p>386.11002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354.88174" calcext:value-type="float">
            <text:p>354.88174</text:p>
          </table:table-cell>
          <table:table-cell office:value-type="float" office:value="21.214231" calcext:value-type="float">
            <text:p>21.214231</text:p>
          </table:table-cell>
          <table:table-cell office:value-type="float" office:value="368.92667" calcext:value-type="float">
            <text:p>368.92667</text:p>
          </table:table-cell>
          <table:table-cell office:value-type="float" office:value="22.640493" calcext:value-type="float">
            <text:p>22.640493</text:p>
          </table:table-cell>
          <table:table-cell office:value-type="float" office:value="386.11" calcext:value-type="float">
            <text:p>386.11</text:p>
          </table:table-cell>
          <table:table-cell office:value-type="float" office:value="21.858461" calcext:value-type="float">
            <text:p>21.858461</text:p>
          </table:table-cell>
          <table:table-cell office:value-type="float" office:value="190.36124" calcext:value-type="float">
            <text:p>190.36124</text:p>
          </table:table-cell>
          <table:table-cell office:value-type="float" office:value="20.2" calcext:value-type="float">
            <text:p>20.2</text:p>
          </table:table-cell>
          <table:table-cell office:value-type="float" office:value="178.61452" calcext:value-type="float">
            <text:p>178.61452</text:p>
          </table:table-cell>
          <table:table-cell office:value-type="float" office:value="22.389383" calcext:value-type="float">
            <text:p>22.389383</text:p>
          </table:table-cell>
          <table:table-cell office:value-type="float" office:value="173.36168" calcext:value-type="float">
            <text:p>173.36168</text:p>
          </table:table-cell>
          <table:table-cell office:value-type="float" office:value="22.37588" calcext:value-type="float">
            <text:p>22.37588</text:p>
          </table:table-cell>
          <table:table-cell office:value-type="float" office:value="111.50904" calcext:value-type="float">
            <text:p>111.5090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723787" calcext:value-type="float">
            <text:p>16.723787</text:p>
          </table:table-cell>
          <table:table-cell office:value-type="float" office:value="369.91" calcext:value-type="float">
            <text:p>369.91</text:p>
          </table:table-cell>
          <table:table-cell office:value-type="float" office:value="17.35444" calcext:value-type="float">
            <text:p>17.35444</text:p>
          </table:table-cell>
          <table:table-cell office:value-type="float" office:value="369.90997" calcext:value-type="float">
            <text:p>369.90997</text:p>
          </table:table-cell>
          <table:table-cell office:value-type="float" office:value="17.689323" calcext:value-type="float">
            <text:p>17.689323</text:p>
          </table:table-cell>
          <table:table-cell office:value-type="float" office:value="303.96414" calcext:value-type="float">
            <text:p>303.96414</text:p>
          </table:table-cell>
          <table:table-cell office:value-type="float" office:value="17.456078" calcext:value-type="float">
            <text:p>17.456078</text:p>
          </table:table-cell>
          <table:table-cell office:value-type="float" office:value="311.64603" calcext:value-type="float">
            <text:p>311.6460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86.11002" calcext:value-type="float">
            <text:p>386.11002</text:p>
          </table:table-cell>
          <table:table-cell office:value-type="float" office:value="23" calcext:value-type="float">
            <text:p>23</text:p>
          </table:table-cell>
          <table:table-cell office:value-type="float" office:value="388" calcext:value-type="float">
            <text:p>388</text:p>
          </table:table-cell>
          <table:table-cell office:value-type="float" office:value="21.231075" calcext:value-type="float">
            <text:p>21.231075</text:p>
          </table:table-cell>
          <table:table-cell office:value-type="float" office:value="377.59888" calcext:value-type="float">
            <text:p>377.59888</text:p>
          </table:table-cell>
          <table:table-cell office:value-type="float" office:value="22.719173" calcext:value-type="float">
            <text:p>22.719173</text:p>
          </table:table-cell>
          <table:table-cell office:value-type="float" office:value="387.88873" calcext:value-type="float">
            <text:p>387.88873</text:p>
          </table:table-cell>
          <table:table-cell office:value-type="float" office:value="21.880335" calcext:value-type="float">
            <text:p>21.880335</text:p>
          </table:table-cell>
          <table:table-cell office:value-type="float" office:value="298.0732" calcext:value-type="float">
            <text:p>298.0732</text:p>
          </table:table-cell>
          <table:table-cell office:value-type="float" office:value="23" calcext:value-type="float">
            <text:p>23</text:p>
          </table:table-cell>
          <table:table-cell office:value-type="float" office:value="178.61452" calcext:value-type="float">
            <text:p>178.61452</text:p>
          </table:table-cell>
          <table:table-cell office:value-type="float" office:value="22.85364" calcext:value-type="float">
            <text:p>22.85364</text:p>
          </table:table-cell>
          <table:table-cell office:value-type="float" office:value="387.99997" calcext:value-type="float">
            <text:p>387.99997</text:p>
          </table:table-cell>
          <table:table-cell office:value-type="float" office:value="22.43026" calcext:value-type="float">
            <text:p>22.43026</text:p>
          </table:table-cell>
          <table:table-cell office:value-type="float" office:value="348.96402" calcext:value-type="float">
            <text:p>348.9640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959639" calcext:value-type="float">
            <text:p>16.959639</text:p>
          </table:table-cell>
          <table:table-cell office:value-type="float" office:value="387.99628" calcext:value-type="float">
            <text:p>387.99628</text:p>
          </table:table-cell>
          <table:table-cell office:value-type="float" office:value="17.357553" calcext:value-type="float">
            <text:p>17.357553</text:p>
          </table:table-cell>
          <table:table-cell office:value-type="float" office:value="371.8277" calcext:value-type="float">
            <text:p>371.8277</text:p>
          </table:table-cell>
          <table:table-cell office:value-type="float" office:value="17.691072" calcext:value-type="float">
            <text:p>17.691072</text:p>
          </table:table-cell>
          <table:table-cell office:value-type="float" office:value="309.09235" calcext:value-type="float">
            <text:p>309.09235</text:p>
          </table:table-cell>
          <table:table-cell office:value-type="float" office:value="17.650589" calcext:value-type="float">
            <text:p>17.650589</text:p>
          </table:table-cell>
          <table:table-cell office:value-type="float" office:value="387.93054" calcext:value-type="float">
            <text:p>387.9305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3013" calcext:value-type="float">
            <text:p>23.993013</text:p>
          </table:table-cell>
          <table:table-cell office:value-type="float" office:value="353.98" calcext:value-type="float">
            <text:p>353.9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55.87" calcext:value-type="float">
            <text:p>355.87</text:p>
          </table:table-cell>
          <table:table-cell office:value-type="float" office:value="23.997404" calcext:value-type="float">
            <text:p>23.997404</text:p>
          </table:table-cell>
          <table:table-cell office:value-type="float" office:value="345.46887" calcext:value-type="float">
            <text:p>345.46887</text:p>
          </table:table-cell>
          <table:table-cell office:value-type="float" office:value="23.998554" calcext:value-type="float">
            <text:p>23.998554</text:p>
          </table:table-cell>
          <table:table-cell office:value-type="float" office:value="355.75873" calcext:value-type="float">
            <text:p>355.75873</text:p>
          </table:table-cell>
          <table:table-cell office:value-type="float" office:value="23.992863" calcext:value-type="float">
            <text:p>23.992863</text:p>
          </table:table-cell>
          <table:table-cell office:value-type="float" office:value="265.9432" calcext:value-type="float">
            <text:p>265.9432</text:p>
          </table:table-cell>
          <table:table-cell office:value-type="float" office:value="23.999628" calcext:value-type="float">
            <text:p>23.999628</text:p>
          </table:table-cell>
          <table:table-cell office:value-type="float" office:value="146.48451" calcext:value-type="float">
            <text:p>146.48451</text:p>
          </table:table-cell>
          <table:table-cell office:value-type="float" office:value="23.99965" calcext:value-type="float">
            <text:p>23.99965</text:p>
          </table:table-cell>
          <table:table-cell office:value-type="float" office:value="355.86996" calcext:value-type="float">
            <text:p>355.86996</text:p>
          </table:table-cell>
          <table:table-cell office:value-type="float" office:value="23.99764" calcext:value-type="float">
            <text:p>23.99764</text:p>
          </table:table-cell>
          <table:table-cell office:value-type="float" office:value="316.834" calcext:value-type="float">
            <text:p>316.83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371.79626" calcext:value-type="float">
            <text:p>371.79626</text:p>
          </table:table-cell>
          <table:table-cell office:value-type="float" office:value="17.858334" calcext:value-type="float">
            <text:p>17.858334</text:p>
          </table:table-cell>
          <table:table-cell office:value-type="float" office:value="355.6277" calcext:value-type="float">
            <text:p>355.6277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292.89233" calcext:value-type="float">
            <text:p>292.89233</text:p>
          </table:table-cell>
          <table:table-cell office:value-type="float" office:value="18.829824" calcext:value-type="float">
            <text:p>18.829824</text:p>
          </table:table-cell>
          <table:table-cell office:value-type="float" office:value="371.73053" calcext:value-type="float">
            <text:p>371.7305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318" calcext:value-type="float">
            <text:p>23.99318</text:p>
          </table:table-cell>
          <table:table-cell office:value-type="float" office:value="354.18262" calcext:value-type="float">
            <text:p>354.18262</text:p>
          </table:table-cell>
          <table:table-cell office:value-type="float" office:value="24" calcext:value-type="float">
            <text:p>24</text:p>
          </table:table-cell>
          <table:table-cell office:value-type="float" office:value="364.1974" calcext:value-type="float">
            <text:p>364.1974</text:p>
          </table:table-cell>
          <table:table-cell office:value-type="float" office:value="23.99764" calcext:value-type="float">
            <text:p>23.99764</text:p>
          </table:table-cell>
          <table:table-cell office:value-type="float" office:value="345.82947" calcext:value-type="float">
            <text:p>345.82947</text:p>
          </table:table-cell>
          <table:table-cell office:value-type="float" office:value="23.999592" calcext:value-type="float">
            <text:p>23.999592</text:p>
          </table:table-cell>
          <table:table-cell office:value-type="float" office:value="356.94086" calcext:value-type="float">
            <text:p>356.94086</text:p>
          </table:table-cell>
          <table:table-cell office:value-type="float" office:value="23.993437" calcext:value-type="float">
            <text:p>23.993437</text:p>
          </table:table-cell>
          <table:table-cell office:value-type="float" office:value="268.44" calcext:value-type="float">
            <text:p>268.44</text:p>
          </table:table-cell>
          <table:table-cell office:value-type="float" office:value="23.999897" calcext:value-type="float">
            <text:p>23.999897</text:p>
          </table:table-cell>
          <table:table-cell office:value-type="float" office:value="148.81151" calcext:value-type="float">
            <text:p>148.81151</text:p>
          </table:table-cell>
          <table:table-cell office:value-type="float" office:value="23.999882" calcext:value-type="float">
            <text:p>23.999882</text:p>
          </table:table-cell>
          <table:table-cell office:value-type="float" office:value="356.138" calcext:value-type="float">
            <text:p>356.138</text:p>
          </table:table-cell>
          <table:table-cell office:value-type="float" office:value="23.99788" calcext:value-type="float">
            <text:p>23.99788</text:p>
          </table:table-cell>
          <table:table-cell office:value-type="float" office:value="317.44708" calcext:value-type="float">
            <text:p>317.4470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71.79626" calcext:value-type="float">
            <text:p>371.79626</text:p>
          </table:table-cell>
          <table:table-cell office:value-type="float" office:value="18.633333" calcext:value-type="float">
            <text:p>18.633333</text:p>
          </table:table-cell>
          <table:table-cell office:value-type="float" office:value="355.6277" calcext:value-type="float">
            <text:p>355.6277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292.89233" calcext:value-type="float">
            <text:p>292.89233</text:p>
          </table:table-cell>
          <table:table-cell office:value-type="float" office:value="18.845194" calcext:value-type="float">
            <text:p>18.845194</text:p>
          </table:table-cell>
          <table:table-cell office:value-type="float" office:value="378.64423" calcext:value-type="float">
            <text:p>378.644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04224" calcext:value-type="float">
            <text:p>18.804224</text:p>
          </table:table-cell>
          <table:table-cell office:value-type="float" office:value="355.59625" calcext:value-type="float">
            <text:p>355.59625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339.42767" calcext:value-type="float">
            <text:p>339.42767</text:p>
          </table:table-cell>
          <table:table-cell office:value-type="float" office:value="19.841175" calcext:value-type="float">
            <text:p>19.841175</text:p>
          </table:table-cell>
          <table:table-cell office:value-type="float" office:value="276.69232" calcext:value-type="float">
            <text:p>276.69232</text:p>
          </table:table-cell>
          <table:table-cell office:value-type="float" office:value="19.8" calcext:value-type="float">
            <text:p>19.8</text:p>
          </table:table-cell>
          <table:table-cell office:value-type="float" office:value="362.4442" calcext:value-type="float">
            <text:p>362.444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05685" calcext:value-type="float">
            <text:p>18.805685</text:p>
          </table:table-cell>
          <table:table-cell office:value-type="float" office:value="357.25653" calcext:value-type="float">
            <text:p>357.25653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388" calcext:value-type="float">
            <text:p>388</text:p>
          </table:table-cell>
          <table:table-cell office:value-type="float" office:value="19.921032" calcext:value-type="float">
            <text:p>19.921032</text:p>
          </table:table-cell>
          <table:table-cell office:value-type="float" office:value="381.7195" calcext:value-type="float">
            <text:p>381.7195</text:p>
          </table:table-cell>
          <table:table-cell office:value-type="float" office:value="20.475" calcext:value-type="float">
            <text:p>20.47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37902" calcext:value-type="float">
            <text:p>20.337902</text:p>
          </table:table-cell>
          <table:table-cell office:value-type="float" office:value="348.34656" calcext:value-type="float">
            <text:p>348.34656</text:p>
          </table:table-cell>
          <table:table-cell office:value-type="float" office:value="20.241192" calcext:value-type="float">
            <text:p>20.241192</text:p>
          </table:table-cell>
          <table:table-cell office:value-type="float" office:value="379.08997" calcext:value-type="float">
            <text:p>379.08997</text:p>
          </table:table-cell>
          <table:table-cell office:value-type="float" office:value="20.899506" calcext:value-type="float">
            <text:p>20.899506</text:p>
          </table:table-cell>
          <table:table-cell office:value-type="float" office:value="372.8095" calcext:value-type="float">
            <text:p>372.8095</text:p>
          </table:table-cell>
          <table:table-cell office:value-type="float" office:value="21.304634" calcext:value-type="float">
            <text:p>21.304634</text:p>
          </table:table-cell>
          <table:table-cell office:value-type="float" office:value="379.09003" calcext:value-type="float">
            <text:p>379.09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87299" calcext:value-type="float">
            <text:p>20.387299</text:p>
          </table:table-cell>
          <table:table-cell office:value-type="float" office:value="381.30136" calcext:value-type="float">
            <text:p>381.30136</text:p>
          </table:table-cell>
          <table:table-cell office:value-type="float" office:value="20.250294" calcext:value-type="float">
            <text:p>20.250294</text:p>
          </table:table-cell>
          <table:table-cell office:value-type="float" office:value="381.5794" calcext:value-type="float">
            <text:p>381.5794</text:p>
          </table:table-cell>
          <table:table-cell office:value-type="float" office:value="20.910852" calcext:value-type="float">
            <text:p>20.910852</text:p>
          </table:table-cell>
          <table:table-cell office:value-type="float" office:value="377.90353" calcext:value-type="float">
            <text:p>377.90353</text:p>
          </table:table-cell>
          <table:table-cell office:value-type="float" office:value="21.310127" calcext:value-type="float">
            <text:p>21.310127</text:p>
          </table:table-cell>
          <table:table-cell office:value-type="float" office:value="380.68872" calcext:value-type="float">
            <text:p>380.688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53853" calcext:value-type="float">
            <text:p>21.253853</text:p>
          </table:table-cell>
          <table:table-cell office:value-type="float" office:value="369.15137" calcext:value-type="float">
            <text:p>369.15137</text:p>
          </table:table-cell>
          <table:table-cell office:value-type="float" office:value="21.27709" calcext:value-type="float">
            <text:p>21.27709</text:p>
          </table:table-cell>
          <table:table-cell office:value-type="float" office:value="369.4294" calcext:value-type="float">
            <text:p>369.4294</text:p>
          </table:table-cell>
          <table:table-cell office:value-type="float" office:value="21.506344" calcext:value-type="float">
            <text:p>21.506344</text:p>
          </table:table-cell>
          <table:table-cell office:value-type="float" office:value="365.75354" calcext:value-type="float">
            <text:p>365.75354</text:p>
          </table:table-cell>
          <table:table-cell office:value-type="float" office:value="22.02856" calcext:value-type="float">
            <text:p>22.02856</text:p>
          </table:table-cell>
          <table:table-cell office:value-type="float" office:value="368.53873" calcext:value-type="float">
            <text:p>368.5387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66573" calcext:value-type="float">
            <text:p>21.266573</text:p>
          </table:table-cell>
          <table:table-cell office:value-type="float" office:value="376.07642" calcext:value-type="float">
            <text:p>376.07642</text:p>
          </table:table-cell>
          <table:table-cell office:value-type="float" office:value="21.27749" calcext:value-type="float">
            <text:p>21.27749</text:p>
          </table:table-cell>
          <table:table-cell office:value-type="float" office:value="369.69525" calcext:value-type="float">
            <text:p>369.69525</text:p>
          </table:table-cell>
          <table:table-cell office:value-type="float" office:value="21.506811" calcext:value-type="float">
            <text:p>21.506811</text:p>
          </table:table-cell>
          <table:table-cell office:value-type="float" office:value="366.12466" calcext:value-type="float">
            <text:p>366.12466</text:p>
          </table:table-cell>
          <table:table-cell office:value-type="float" office:value="22.040064" calcext:value-type="float">
            <text:p>22.040064</text:p>
          </table:table-cell>
          <table:table-cell office:value-type="float" office:value="375.13757" calcext:value-type="float">
            <text:p>375.1375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52192" calcext:value-type="float">
            <text:p>21.852192</text:p>
          </table:table-cell>
          <table:table-cell office:value-type="float" office:value="360.14642" calcext:value-type="float">
            <text:p>360.14642</text:p>
          </table:table-cell>
          <table:table-cell office:value-type="float" office:value="22.125" calcext:value-type="float">
            <text:p>22.125</text:p>
          </table:table-cell>
          <table:table-cell office:value-type="float" office:value="353.76526" calcext:value-type="float">
            <text:p>353.76526</text:p>
          </table:table-cell>
          <table:table-cell office:value-type="float" office:value="22.546232" calcext:value-type="float">
            <text:p>22.546232</text:p>
          </table:table-cell>
          <table:table-cell office:value-type="float" office:value="350.19467" calcext:value-type="float">
            <text:p>350.19467</text:p>
          </table:table-cell>
          <table:table-cell office:value-type="float" office:value="22.877914" calcext:value-type="float">
            <text:p>22.877914</text:p>
          </table:table-cell>
          <table:table-cell office:value-type="float" office:value="359.20758" calcext:value-type="float">
            <text:p>359.2075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52928" calcext:value-type="float">
            <text:p>21.852928</text:p>
          </table:table-cell>
          <table:table-cell office:value-type="float" office:value="360.87497" calcext:value-type="float">
            <text:p>360.87497</text:p>
          </table:table-cell>
          <table:table-cell office:value-type="float" office:value="22.325" calcext:value-type="float">
            <text:p>22.325</text:p>
          </table:table-cell>
          <table:table-cell office:value-type="float" office:value="388" calcext:value-type="float">
            <text:p>388</text:p>
          </table:table-cell>
          <table:table-cell office:value-type="float" office:value="22.647009" calcext:value-type="float">
            <text:p>22.647009</text:p>
          </table:table-cell>
          <table:table-cell office:value-type="float" office:value="388" calcext:value-type="float">
            <text:p>388</text:p>
          </table:table-cell>
          <table:table-cell office:value-type="float" office:value="22.973642" calcext:value-type="float">
            <text:p>22.973642</text:p>
          </table:table-cell>
          <table:table-cell office:value-type="float" office:value="387.0825" calcext:value-type="float">
            <text:p>387.082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28.20496" calcext:value-type="float">
            <text:p>328.20496</text:p>
          </table:table-cell>
          <table:table-cell office:value-type="float" office:value="23.000704" calcext:value-type="float">
            <text:p>23.000704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" calcext:value-type="float">
            <text:p>23</text:p>
          </table:table-cell>
          <table:table-cell office:value-type="float" office:value="376.93" calcext:value-type="float">
            <text:p>376.93</text:p>
          </table:table-cell>
          <table:table-cell office:value-type="float" office:value="23.000032" calcext:value-type="float">
            <text:p>23.000032</text:p>
          </table:table-cell>
          <table:table-cell office:value-type="float" office:value="386.8125" calcext:value-type="float">
            <text:p>386.812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328.20496" calcext:value-type="float">
            <text:p>328.20496</text:p>
          </table:table-cell>
          <table:table-cell office:value-type="float" office:value="23.00099" calcext:value-type="float">
            <text:p>23.00099</text:p>
          </table:table-cell>
          <table:table-cell office:value-type="float" office:value="368.27045" calcext:value-type="float">
            <text:p>368.27045</text:p>
          </table:table-cell>
          <table:table-cell office:value-type="float" office:value="23.001" calcext:value-type="float">
            <text:p>23.001</text:p>
          </table:table-cell>
          <table:table-cell office:value-type="float" office:value="376.93" calcext:value-type="float">
            <text:p>376.93</text:p>
          </table:table-cell>
          <table:table-cell office:value-type="float" office:value="23.000158" calcext:value-type="float">
            <text:p>23.000158</text:p>
          </table:table-cell>
          <table:table-cell office:value-type="float" office:value="386.81787" calcext:value-type="float">
            <text:p>386.81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8669" calcext:value-type="float">
            <text:p>23.998669</text:p>
          </table:table-cell>
          <table:table-cell office:value-type="float" office:value="296.07495" calcext:value-type="float">
            <text:p>296.07495</text:p>
          </table:table-cell>
          <table:table-cell office:value-type="float" office:value="23.994781" calcext:value-type="float">
            <text:p>23.994781</text:p>
          </table:table-cell>
          <table:table-cell office:value-type="float" office:value="336.14044" calcext:value-type="float">
            <text:p>336.14044</text:p>
          </table:table-cell>
          <table:table-cell office:value-type="float" office:value="23.996344" calcext:value-type="float">
            <text:p>23.996344</text:p>
          </table:table-cell>
          <table:table-cell office:value-type="float" office:value="344.8" calcext:value-type="float">
            <text:p>344.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54.68787" calcext:value-type="float">
            <text:p>354.68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96" calcext:value-type="float">
            <text:p>23.9996</text:p>
          </table:table-cell>
          <table:table-cell office:value-type="float" office:value="299.1042" calcext:value-type="float">
            <text:p>299.1042</text:p>
          </table:table-cell>
          <table:table-cell office:value-type="float" office:value="23.99491" calcext:value-type="float">
            <text:p>23.99491</text:p>
          </table:table-cell>
          <table:table-cell office:value-type="float" office:value="338.47223" calcext:value-type="float">
            <text:p>338.47223</text:p>
          </table:table-cell>
          <table:table-cell office:value-type="float" office:value="23.998255" calcext:value-type="float">
            <text:p>23.998255</text:p>
          </table:table-cell>
          <table:table-cell office:value-type="float" office:value="366.28894" calcext:value-type="float">
            <text:p>366.28894</text:p>
          </table:table-cell>
          <table:table-cell office:value-type="float" office:value="24" calcext:value-type="float">
            <text:p>24</text:p>
          </table:table-cell>
          <table:table-cell office:value-type="float" office:value="354.68787" calcext:value-type="float">
            <text:p>354.68787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459152" calcext:value-type="float">
            <text:p>0.000464591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606379" calcext:value-type="float">
            <text:p>0.00026063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4842864" calcext:value-type="float">
            <text:p>0.000848428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151192" calcext:value-type="float">
            <text:p>0.000141511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9425096" calcext:value-type="float">
            <text:p>0.0001942509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91041" calcext:value-type="float">
            <text:p>0.00057910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368754" calcext:value-type="float">
            <text:p>0.00060368754</text:p>
          </table:table-cell>
          <table:table-cell office:value-type="float" office:value="349.20416" calcext:value-type="float">
            <text:p>349.20416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562794" calcext:value-type="float">
            <text:p>0.0004056279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96351904" calcext:value-type="float">
            <text:p>0.00096351904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620285" calcext:value-type="float">
            <text:p>0.0007620285</text:p>
          </table:table-cell>
          <table:table-cell office:value-type="float" office:value="349.76523" calcext:value-type="float">
            <text:p>349.76523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157833" calcext:value-type="float">
            <text:p>0.00060157833</text:p>
          </table:table-cell>
          <table:table-cell office:value-type="float" office:value="349.2122" calcext:value-type="float">
            <text:p>349.212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5189485" calcext:value-type="float">
            <text:p>0.000851894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16" calcext:value-type="float">
            <text:p>165.60416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092" calcext:value-type="float">
            <text:p>5.333709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7337" calcext:value-type="float">
            <text:p>5.666733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162" calcext:value-type="float">
            <text:p>6.000162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4481" calcext:value-type="float">
            <text:p>10.14481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41" calcext:value-type="float">
            <text:p>176.4034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2365894" calcext:value-type="float">
            <text:p>5.2365894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79537" calcext:value-type="float">
            <text:p>5.97953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6.16522" calcext:value-type="float">
            <text:p>166.16522</text:p>
          </table:table-cell>
          <table:table-cell office:value-type="float" office:value="6.000618" calcext:value-type="float">
            <text:p>6.000618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8.162396" calcext:value-type="float">
            <text:p>8.162396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6.5802455" calcext:value-type="float">
            <text:p>6.5802455</text:p>
          </table:table-cell>
          <table:table-cell office:value-type="float" office:value="176.41217" calcext:value-type="float">
            <text:p>176.41217</text:p>
          </table:table-cell>
          <table:table-cell office:value-type="float" office:value="8.320608" calcext:value-type="float">
            <text:p>8.320608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0.967852" calcext:value-type="float">
            <text:p>20.967852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1626" calcext:value-type="float">
            <text:p>5.0001626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5648" calcext:value-type="float">
            <text:p>5.3335648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53" calcext:value-type="float">
            <text:p>6.00053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16" calcext:value-type="float">
            <text:p>165.6041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0044" calcext:value-type="float">
            <text:p>5.3340044</text:p>
          </table:table-cell>
          <table:table-cell office:value-type="float" office:value="176.66884" calcext:value-type="float">
            <text:p>176.66884</text:p>
          </table:table-cell>
          <table:table-cell office:value-type="float" office:value="5.6671762" calcext:value-type="float">
            <text:p>5.6671762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592" calcext:value-type="float">
            <text:p>6.000592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89602" calcext:value-type="float">
            <text:p>10.189602</text:p>
          </table:table-cell>
          <table:table-cell office:value-type="float" office:value="228.91437" calcext:value-type="float">
            <text:p>228.91437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341" calcext:value-type="float">
            <text:p>176.40341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311.07996" calcext:value-type="float">
            <text:p>311.07996</text:p>
          </table:table-cell>
          <table:table-cell office:value-type="float" office:value="5.001" calcext:value-type="float">
            <text:p>5.001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38067" calcext:value-type="float">
            <text:p>5.33806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95064" calcext:value-type="float">
            <text:p>5.995064</text:p>
          </table:table-cell>
          <table:table-cell office:value-type="float" office:value="179.7441" calcext:value-type="float">
            <text:p>179.7441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6.16522" calcext:value-type="float">
            <text:p>166.16522</text:p>
          </table:table-cell>
          <table:table-cell office:value-type="float" office:value="6.0007343" calcext:value-type="float">
            <text:p>6.0007343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8.382825" calcext:value-type="float">
            <text:p>8.382825</text:p>
          </table:table-cell>
          <table:table-cell office:value-type="float" office:value="388" calcext:value-type="float">
            <text:p>388</text:p>
          </table:table-cell>
          <table:table-cell office:value-type="float" office:value="8.052809" calcext:value-type="float">
            <text:p>8.052809</text:p>
          </table:table-cell>
          <table:table-cell office:value-type="float" office:value="176.41217" calcext:value-type="float">
            <text:p>176.41217</text:p>
          </table:table-cell>
          <table:table-cell office:value-type="float" office:value="8.564749" calcext:value-type="float">
            <text:p>8.564749</text:p>
          </table:table-cell>
          <table:table-cell office:value-type="float" office:value="172.9242" calcext:value-type="float">
            <text:p>172.9242</text:p>
          </table:table-cell>
          <table:table-cell office:value-type="float" office:value="10.25" calcext:value-type="float">
            <text:p>10.25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0.981638" calcext:value-type="float">
            <text:p>20.981638</text:p>
          </table:table-cell>
          <table:table-cell office:value-type="float" office:value="166.01357" calcext:value-type="float">
            <text:p>166.01357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454" calcext:value-type="float">
            <text:p>5.000454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24" calcext:value-type="float">
            <text:p>5.333724</text:p>
          </table:table-cell>
          <table:table-cell office:value-type="float" office:value="176.40474" calcext:value-type="float">
            <text:p>176.4047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6733" calcext:value-type="float">
            <text:p>6.0006733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5996" calcext:value-type="float">
            <text:p>154.25996</text:p>
          </table:table-cell>
          <table:table-cell office:value-type="float" office:value="6.521659" calcext:value-type="float">
            <text:p>6.521659</text:p>
          </table:table-cell>
          <table:table-cell office:value-type="float" office:value="143.46416" calcext:value-type="float">
            <text:p>143.46416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8997" calcext:value-type="float">
            <text:p>132.68997</text:p>
          </table:table-cell>
          <table:table-cell office:value-type="float" office:value="6.606016" calcext:value-type="float">
            <text:p>6.606016</text:p>
          </table:table-cell>
          <table:table-cell office:value-type="float" office:value="176.93999" calcext:value-type="float">
            <text:p>176.93999</text:p>
          </table:table-cell>
          <table:table-cell office:value-type="float" office:value="7.756918" calcext:value-type="float">
            <text:p>7.756918</text:p>
          </table:table-cell>
          <table:table-cell office:value-type="float" office:value="166.40884" calcext:value-type="float">
            <text:p>166.40884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3998" calcext:value-type="float">
            <text:p>155.33998</text:p>
          </table:table-cell>
          <table:table-cell office:value-type="float" office:value="7.511523" calcext:value-type="float">
            <text:p>7.511523</text:p>
          </table:table-cell>
          <table:table-cell office:value-type="float" office:value="144.53998" calcext:value-type="float">
            <text:p>144.53998</text:p>
          </table:table-cell>
          <table:table-cell office:value-type="float" office:value="11.1598215" calcext:value-type="float">
            <text:p>11.1598215</text:p>
          </table:table-cell>
          <table:table-cell office:value-type="float" office:value="213.52435" calcext:value-type="float">
            <text:p>213.52435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1343" calcext:value-type="float">
            <text:p>161.01343</text:p>
          </table:table-cell>
          <table:table-cell office:value-type="float" office:value="12.714463" calcext:value-type="float">
            <text:p>12.714463</text:p>
          </table:table-cell>
          <table:table-cell office:value-type="float" office:value="150.20996" calcext:value-type="float">
            <text:p>150.20996</text:p>
          </table:table-cell>
          <table:table-cell office:value-type="float" office:value="11.910243" calcext:value-type="float">
            <text:p>11.910243</text:p>
          </table:table-cell>
          <table:table-cell office:value-type="float" office:value="295.68994" calcext:value-type="float">
            <text:p>295.68994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4.38092" calcext:value-type="float">
            <text:p>134.38092</text:p>
          </table:table-cell>
          <table:table-cell office:value-type="float" office:value="8.40945" calcext:value-type="float">
            <text:p>8.40945</text:p>
          </table:table-cell>
          <table:table-cell office:value-type="float" office:value="122.66996" calcext:value-type="float">
            <text:p>122.66996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9.552699" calcext:value-type="float">
            <text:p>9.552699</text:p>
          </table:table-cell>
          <table:table-cell office:value-type="float" office:value="101.06997" calcext:value-type="float">
            <text:p>101.06997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5997" calcext:value-type="float">
            <text:p>173.15997</text:p>
          </table:table-cell>
          <table:table-cell office:value-type="float" office:value="6.5271726" calcext:value-type="float">
            <text:p>6.5271726</text:p>
          </table:table-cell>
          <table:table-cell office:value-type="float" office:value="162.38995" calcext:value-type="float">
            <text:p>162.38995</text:p>
          </table:table-cell>
          <table:table-cell office:value-type="float" office:value="6.874827" calcext:value-type="float">
            <text:p>6.874827</text:p>
          </table:table-cell>
          <table:table-cell office:value-type="float" office:value="165.70409" calcext:value-type="float">
            <text:p>165.70409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0.75996" calcext:value-type="float">
            <text:p>140.7599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0999" calcext:value-type="float">
            <text:p>179.90999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0242553" calcext:value-type="float">
            <text:p>6.0242553</text:p>
          </table:table-cell>
          <table:table-cell office:value-type="float" office:value="158.87521" calcext:value-type="float">
            <text:p>158.87521</text:p>
          </table:table-cell>
          <table:table-cell office:value-type="float" office:value="6.225" calcext:value-type="float">
            <text:p>6.225</text:p>
          </table:table-cell>
          <table:table-cell office:value-type="float" office:value="148.42093" calcext:value-type="float">
            <text:p>148.42093</text:p>
          </table:table-cell>
          <table:table-cell office:value-type="float" office:value="10.091089" calcext:value-type="float">
            <text:p>10.091089</text:p>
          </table:table-cell>
          <table:table-cell office:value-type="float" office:value="372.34" calcext:value-type="float">
            <text:p>372.34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5217" calcext:value-type="float">
            <text:p>160.75217</text:p>
          </table:table-cell>
          <table:table-cell office:value-type="float" office:value="11.47006" calcext:value-type="float">
            <text:p>11.47006</text:p>
          </table:table-cell>
          <table:table-cell office:value-type="float" office:value="157.26422" calcext:value-type="float">
            <text:p>157.26422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40.05092" calcext:value-type="float">
            <text:p>140.05092</text:p>
          </table:table-cell>
          <table:table-cell office:value-type="float" office:value="23" calcext:value-type="float">
            <text:p>23</text:p>
          </table:table-cell>
          <table:table-cell office:value-type="float" office:value="155.44093" calcext:value-type="float">
            <text:p>155.44093</text:p>
          </table:table-cell>
          <table:table-cell office:value-type="float" office:value="23.000631" calcext:value-type="float">
            <text:p>23.00063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786" calcext:value-type="float">
            <text:p>23.000786</text:p>
          </table:table-cell>
          <table:table-cell office:value-type="float" office:value="154.94354" calcext:value-type="float">
            <text:p>154.94354</text:p>
          </table:table-cell>
          <table:table-cell office:value-type="float" office:value="23" calcext:value-type="float">
            <text:p>23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7.2248096" calcext:value-type="float">
            <text:p>7.2248096</text:p>
          </table:table-cell>
          <table:table-cell office:value-type="float" office:value="136.97998" calcext:value-type="float">
            <text:p>136.97998</text:p>
          </table:table-cell>
          <table:table-cell office:value-type="float" office:value="7.307742" calcext:value-type="float">
            <text:p>7.307742</text:p>
          </table:table-cell>
          <table:table-cell office:value-type="float" office:value="126.184746" calcext:value-type="float">
            <text:p>126.184746</text:p>
          </table:table-cell>
          <table:table-cell office:value-type="float" office:value="7.9265776" calcext:value-type="float">
            <text:p>7.9265776</text:p>
          </table:table-cell>
          <table:table-cell office:value-type="float" office:value="115.37997" calcext:value-type="float">
            <text:p>115.37997</text:p>
          </table:table-cell>
          <table:table-cell office:value-type="float" office:value="8.313194" calcext:value-type="float">
            <text:p>8.313194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4.25996" calcext:value-type="float">
            <text:p>154.25996</text:p>
          </table:table-cell>
          <table:table-cell office:value-type="float" office:value="8.019161" calcext:value-type="float">
            <text:p>8.019161</text:p>
          </table:table-cell>
          <table:table-cell office:value-type="float" office:value="188.38922" calcext:value-type="float">
            <text:p>188.38922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8997" calcext:value-type="float">
            <text:p>132.68997</text:p>
          </table:table-cell>
          <table:table-cell office:value-type="float" office:value="6.7486134" calcext:value-type="float">
            <text:p>6.7486134</text:p>
          </table:table-cell>
          <table:table-cell office:value-type="float" office:value="306.83893" calcext:value-type="float">
            <text:p>306.83893</text:p>
          </table:table-cell>
          <table:table-cell office:value-type="float" office:value="7.999466" calcext:value-type="float">
            <text:p>7.999466</text:p>
          </table:table-cell>
          <table:table-cell office:value-type="float" office:value="387.35797" calcext:value-type="float">
            <text:p>387.35797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" calcext:value-type="float">
            <text:p>288.09</text:p>
          </table:table-cell>
          <table:table-cell office:value-type="float" office:value="7.777782" calcext:value-type="float">
            <text:p>7.777782</text:p>
          </table:table-cell>
          <table:table-cell office:value-type="float" office:value="387.08905" calcext:value-type="float">
            <text:p>387.08905</text:p>
          </table:table-cell>
          <table:table-cell office:value-type="float" office:value="11.225096" calcext:value-type="float">
            <text:p>11.225096</text:p>
          </table:table-cell>
          <table:table-cell office:value-type="float" office:value="215.48257" calcext:value-type="float">
            <text:p>215.48257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224.01344" calcext:value-type="float">
            <text:p>224.01344</text:p>
          </table:table-cell>
          <table:table-cell office:value-type="float" office:value="12.975498" calcext:value-type="float">
            <text:p>12.975498</text:p>
          </table:table-cell>
          <table:table-cell office:value-type="float" office:value="388" calcext:value-type="float">
            <text:p>388</text:p>
          </table:table-cell>
          <table:table-cell office:value-type="float" office:value="12.011577" calcext:value-type="float">
            <text:p>12.011577</text:p>
          </table:table-cell>
          <table:table-cell office:value-type="float" office:value="388" calcext:value-type="float">
            <text:p>388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4.38092" calcext:value-type="float">
            <text:p>134.38092</text:p>
          </table:table-cell>
          <table:table-cell office:value-type="float" office:value="8.548554" calcext:value-type="float">
            <text:p>8.548554</text:p>
          </table:table-cell>
          <table:table-cell office:value-type="float" office:value="126.84311" calcext:value-type="float">
            <text:p>126.84311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9.867678" calcext:value-type="float">
            <text:p>9.867678</text:p>
          </table:table-cell>
          <table:table-cell office:value-type="float" office:value="110.51933" calcext:value-type="float">
            <text:p>110.51933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5997" calcext:value-type="float">
            <text:p>173.15997</text:p>
          </table:table-cell>
          <table:table-cell office:value-type="float" office:value="6.602589" calcext:value-type="float">
            <text:p>6.602589</text:p>
          </table:table-cell>
          <table:table-cell office:value-type="float" office:value="162.38995" calcext:value-type="float">
            <text:p>162.38995</text:p>
          </table:table-cell>
          <table:table-cell office:value-type="float" office:value="6.922085" calcext:value-type="float">
            <text:p>6.922085</text:p>
          </table:table-cell>
          <table:table-cell office:value-type="float" office:value="165.70409" calcext:value-type="float">
            <text:p>165.70409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0.75996" calcext:value-type="float">
            <text:p>140.75996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95.40999" calcext:value-type="float">
            <text:p>195.40999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275745" calcext:value-type="float">
            <text:p>6.275745</text:p>
          </table:table-cell>
          <table:table-cell office:value-type="float" office:value="387.97" calcext:value-type="float">
            <text:p>387.97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8.42093" calcext:value-type="float">
            <text:p>148.42093</text:p>
          </table:table-cell>
          <table:table-cell office:value-type="float" office:value="10.10828" calcext:value-type="float">
            <text:p>10.10828</text:p>
          </table:table-cell>
          <table:table-cell office:value-type="float" office:value="388" calcext:value-type="float">
            <text:p>388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5217" calcext:value-type="float">
            <text:p>160.75217</text:p>
          </table:table-cell>
          <table:table-cell office:value-type="float" office:value="12.14882" calcext:value-type="float">
            <text:p>12.14882</text:p>
          </table:table-cell>
          <table:table-cell office:value-type="float" office:value="157.26422" calcext:value-type="float">
            <text:p>157.26422</text:p>
          </table:table-cell>
          <table:table-cell office:value-type="float" office:value="12.75" calcext:value-type="float">
            <text:p>12.75</text:p>
          </table:table-cell>
          <table:table-cell office:value-type="float" office:value="140.05092" calcext:value-type="float">
            <text:p>140.0509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6.35138" calcext:value-type="float">
            <text:p>156.35138</text:p>
          </table:table-cell>
          <table:table-cell office:value-type="float" office:value="23.000978" calcext:value-type="float">
            <text:p>23.000978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893" calcext:value-type="float">
            <text:p>23.000893</text:p>
          </table:table-cell>
          <table:table-cell office:value-type="float" office:value="155.04085" calcext:value-type="float">
            <text:p>155.040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7.3256364" calcext:value-type="float">
            <text:p>7.3256364</text:p>
          </table:table-cell>
          <table:table-cell office:value-type="float" office:value="228.8281" calcext:value-type="float">
            <text:p>228.8281</text:p>
          </table:table-cell>
          <table:table-cell office:value-type="float" office:value="7.661284" calcext:value-type="float">
            <text:p>7.661284</text:p>
          </table:table-cell>
          <table:table-cell office:value-type="float" office:value="136.791" calcext:value-type="float">
            <text:p>136.791</text:p>
          </table:table-cell>
          <table:table-cell office:value-type="float" office:value="7.940744" calcext:value-type="float">
            <text:p>7.940744</text:p>
          </table:table-cell>
          <table:table-cell office:value-type="float" office:value="115.37997" calcext:value-type="float">
            <text:p>115.37997</text:p>
          </table:table-cell>
          <table:table-cell office:value-type="float" office:value="8.344858" calcext:value-type="float">
            <text:p>8.344858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10.504116" calcext:value-type="float">
            <text:p>10.504116</text:p>
          </table:table-cell>
          <table:table-cell office:value-type="float" office:value="140.21996" calcext:value-type="float">
            <text:p>140.21996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74.34924" calcext:value-type="float">
            <text:p>174.34924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4997" calcext:value-type="float">
            <text:p>118.64997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120.808914" calcext:value-type="float">
            <text:p>120.808914</text:p>
          </table:table-cell>
          <table:table-cell office:value-type="float" office:value="20.063385" calcext:value-type="float">
            <text:p>20.063385</text:p>
          </table:table-cell>
          <table:table-cell office:value-type="float" office:value="201.32796" calcext:value-type="float">
            <text:p>201.32796</text:p>
          </table:table-cell>
          <table:table-cell office:value-type="float" office:value="19.079569" calcext:value-type="float">
            <text:p>19.079569</text:p>
          </table:table-cell>
          <table:table-cell office:value-type="float" office:value="102.06001" calcext:value-type="float">
            <text:p>102.06001</text:p>
          </table:table-cell>
          <table:table-cell office:value-type="float" office:value="20.806187" calcext:value-type="float">
            <text:p>20.806187</text:p>
          </table:table-cell>
          <table:table-cell office:value-type="float" office:value="201.05904" calcext:value-type="float">
            <text:p>201.05904</text:p>
          </table:table-cell>
          <table:table-cell office:value-type="float" office:value="15.604413" calcext:value-type="float">
            <text:p>15.604413</text:p>
          </table:table-cell>
          <table:table-cell office:value-type="float" office:value="199.5526" calcext:value-type="float">
            <text:p>199.5526</text:p>
          </table:table-cell>
          <table:table-cell office:value-type="float" office:value="14.212386" calcext:value-type="float">
            <text:p>14.212386</text:p>
          </table:table-cell>
          <table:table-cell office:value-type="float" office:value="208.08344" calcext:value-type="float">
            <text:p>208.08344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5.0625725" calcext:value-type="float">
            <text:p>15.0625725</text:p>
          </table:table-cell>
          <table:table-cell office:value-type="float" office:value="372.07004" calcext:value-type="float">
            <text:p>372.07004</text:p>
          </table:table-cell>
          <table:table-cell office:value-type="float" office:value="16.807064" calcext:value-type="float">
            <text:p>16.807064</text:p>
          </table:table-cell>
          <table:table-cell office:value-type="float" office:value="116.56091" calcext:value-type="float">
            <text:p>116.56091</text:p>
          </table:table-cell>
          <table:table-cell office:value-type="float" office:value="10" calcext:value-type="float">
            <text:p>10</text:p>
          </table:table-cell>
          <table:table-cell office:value-type="float" office:value="109.0231" calcext:value-type="float">
            <text:p>109.0231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94.079994" calcext:value-type="float">
            <text:p>94.079994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92.699326" calcext:value-type="float">
            <text:p>92.699326</text:p>
          </table:table-cell>
          <table:table-cell office:value-type="float" office:value="6.957706" calcext:value-type="float">
            <text:p>6.957706</text:p>
          </table:table-cell>
          <table:table-cell office:value-type="float" office:value="159.11996" calcext:value-type="float">
            <text:p>159.11996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4995" calcext:value-type="float">
            <text:p>148.34995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51.66408" calcext:value-type="float">
            <text:p>151.66408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26.71996" calcext:value-type="float">
            <text:p>126.71996</text:p>
          </table:table-cell>
          <table:table-cell office:value-type="float" office:value="6.761235" calcext:value-type="float">
            <text:p>6.761235</text:p>
          </table:table-cell>
          <table:table-cell office:value-type="float" office:value="179.48" calcext:value-type="float">
            <text:p>179.48</text:p>
          </table:table-cell>
          <table:table-cell office:value-type="float" office:value="7.0861344" calcext:value-type="float">
            <text:p>7.0861344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6.9" calcext:value-type="float">
            <text:p>6.9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2.49094" calcext:value-type="float">
            <text:p>132.49094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674719" calcext:value-type="float">
            <text:p>13.674719</text:p>
          </table:table-cell>
          <table:table-cell office:value-type="float" office:value="144.82216" calcext:value-type="float">
            <text:p>144.82216</text:p>
          </table:table-cell>
          <table:table-cell office:value-type="float" office:value="13.129223" calcext:value-type="float">
            <text:p>13.129223</text:p>
          </table:table-cell>
          <table:table-cell office:value-type="float" office:value="141.33421" calcext:value-type="float">
            <text:p>141.33421</text:p>
          </table:table-cell>
          <table:table-cell office:value-type="float" office:value="13.926593" calcext:value-type="float">
            <text:p>13.926593</text:p>
          </table:table-cell>
          <table:table-cell office:value-type="float" office:value="124.12091" calcext:value-type="float">
            <text:p>124.1209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4.221375" calcext:value-type="float">
            <text:p>124.22137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91084" calcext:value-type="float">
            <text:p>122.910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222.88809" calcext:value-type="float">
            <text:p>222.88809</text:p>
          </table:table-cell>
          <table:table-cell office:value-type="float" office:value="8.008995" calcext:value-type="float">
            <text:p>8.008995</text:p>
          </table:table-cell>
          <table:table-cell office:value-type="float" office:value="130.851" calcext:value-type="float">
            <text:p>130.851</text:p>
          </table:table-cell>
          <table:table-cell office:value-type="float" office:value="8.857123" calcext:value-type="float">
            <text:p>8.857123</text:p>
          </table:table-cell>
          <table:table-cell office:value-type="float" office:value="109.439964" calcext:value-type="float">
            <text:p>109.439964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98.63996" calcext:value-type="float">
            <text:p>98.63996</text:p>
          </table:table-cell>
        </table:table-row>
        <table:table-row table:style-name="ro1">
          <table:table-cell office:value-type="float" office:value="10.519199" calcext:value-type="float">
            <text:p>10.519199</text:p>
          </table:table-cell>
          <table:table-cell office:value-type="float" office:value="153.9601" calcext:value-type="float">
            <text:p>153.9601</text:p>
          </table:table-cell>
          <table:table-cell office:value-type="float" office:value="10.95" calcext:value-type="float">
            <text:p>10.95</text:p>
          </table:table-cell>
          <table:table-cell office:value-type="float" office:value="174.34924" calcext:value-type="float">
            <text:p>174.34924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18.64997" calcext:value-type="float">
            <text:p>118.64997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120.808914" calcext:value-type="float">
            <text:p>120.808914</text:p>
          </table:table-cell>
          <table:table-cell office:value-type="float" office:value="21.191734" calcext:value-type="float">
            <text:p>21.191734</text:p>
          </table:table-cell>
          <table:table-cell office:value-type="float" office:value="201.32796" calcext:value-type="float">
            <text:p>201.32796</text:p>
          </table:table-cell>
          <table:table-cell office:value-type="float" office:value="19.514013" calcext:value-type="float">
            <text:p>19.514013</text:p>
          </table:table-cell>
          <table:table-cell office:value-type="float" office:value="102.06001" calcext:value-type="float">
            <text:p>102.06001</text:p>
          </table:table-cell>
          <table:table-cell office:value-type="float" office:value="21.267889" calcext:value-type="float">
            <text:p>21.267889</text:p>
          </table:table-cell>
          <table:table-cell office:value-type="float" office:value="214.91011" calcext:value-type="float">
            <text:p>214.91011</text:p>
          </table:table-cell>
          <table:table-cell office:value-type="float" office:value="15.658485" calcext:value-type="float">
            <text:p>15.658485</text:p>
          </table:table-cell>
          <table:table-cell office:value-type="float" office:value="199.5526" calcext:value-type="float">
            <text:p>199.5526</text:p>
          </table:table-cell>
          <table:table-cell office:value-type="float" office:value="15.851245" calcext:value-type="float">
            <text:p>15.851245</text:p>
          </table:table-cell>
          <table:table-cell office:value-type="float" office:value="208.08344" calcext:value-type="float">
            <text:p>208.08344</text:p>
          </table:table-cell>
          <table:table-cell office:value-type="float" office:value="16.475" calcext:value-type="float">
            <text:p>16.475</text:p>
          </table:table-cell>
          <table:table-cell office:value-type="float" office:value="372.07" calcext:value-type="float">
            <text:p>372.07</text:p>
          </table:table-cell>
          <table:table-cell office:value-type="float" office:value="15.401604" calcext:value-type="float">
            <text:p>15.401604</text:p>
          </table:table-cell>
          <table:table-cell office:value-type="float" office:value="372.07004" calcext:value-type="float">
            <text:p>372.07004</text:p>
          </table:table-cell>
          <table:table-cell office:value-type="float" office:value="17.105038" calcext:value-type="float">
            <text:p>17.105038</text:p>
          </table:table-cell>
          <table:table-cell office:value-type="float" office:value="388" calcext:value-type="float">
            <text:p>388</text:p>
          </table:table-cell>
          <table:table-cell office:value-type="float" office:value="18.35" calcext:value-type="float">
            <text:p>18.35</text:p>
          </table:table-cell>
          <table:table-cell office:value-type="float" office:value="109.0231" calcext:value-type="float">
            <text:p>109.0231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94.079994" calcext:value-type="float">
            <text:p>94.079994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343.1993" calcext:value-type="float">
            <text:p>343.1993</text:p>
          </table:table-cell>
          <table:table-cell office:value-type="float" office:value="7.2089605" calcext:value-type="float">
            <text:p>7.2089605</text:p>
          </table:table-cell>
          <table:table-cell office:value-type="float" office:value="166.6576" calcext:value-type="float">
            <text:p>166.6576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4995" calcext:value-type="float">
            <text:p>148.34995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51.66408" calcext:value-type="float">
            <text:p>151.66408</text:p>
          </table:table-cell>
          <table:table-cell office:value-type="float" office:value="8.375" calcext:value-type="float">
            <text:p>8.375</text:p>
          </table:table-cell>
          <table:table-cell office:value-type="float" office:value="126.71996" calcext:value-type="float">
            <text:p>126.71996</text:p>
          </table:table-cell>
          <table:table-cell office:value-type="float" office:value="6.781439" calcext:value-type="float">
            <text:p>6.781439</text:p>
          </table:table-cell>
          <table:table-cell office:value-type="float" office:value="197.88446" calcext:value-type="float">
            <text:p>197.88446</text:p>
          </table:table-cell>
          <table:table-cell office:value-type="float" office:value="7.1614223" calcext:value-type="float">
            <text:p>7.1614223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7.525" calcext:value-type="float">
            <text:p>7.525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2.49094" calcext:value-type="float">
            <text:p>132.49094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906425" calcext:value-type="float">
            <text:p>13.906425</text:p>
          </table:table-cell>
          <table:table-cell office:value-type="float" office:value="151.77336" calcext:value-type="float">
            <text:p>151.77336</text:p>
          </table:table-cell>
          <table:table-cell office:value-type="float" office:value="13.280686" calcext:value-type="float">
            <text:p>13.280686</text:p>
          </table:table-cell>
          <table:table-cell office:value-type="float" office:value="141.33421" calcext:value-type="float">
            <text:p>141.33421</text:p>
          </table:table-cell>
          <table:table-cell office:value-type="float" office:value="14.8665695" calcext:value-type="float">
            <text:p>14.8665695</text:p>
          </table:table-cell>
          <table:table-cell office:value-type="float" office:value="152.3202" calcext:value-type="float">
            <text:p>152.3202</text:p>
          </table:table-cell>
          <table:table-cell office:value-type="float" office:value="24" calcext:value-type="float">
            <text:p>24</text:p>
          </table:table-cell>
          <table:table-cell office:value-type="float" office:value="124.221375" calcext:value-type="float">
            <text:p>124.221375</text:p>
          </table:table-cell>
          <table:table-cell office:value-type="float" office:value="24" calcext:value-type="float">
            <text:p>24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24" calcext:value-type="float">
            <text:p>24</text:p>
          </table:table-cell>
          <table:table-cell office:value-type="float" office:value="122.91084" calcext:value-type="float">
            <text:p>122.91084</text:p>
          </table:table-cell>
          <table:table-cell office:value-type="float" office:value="24" calcext:value-type="float">
            <text:p>24</text:p>
          </table:table-cell>
          <table:table-cell office:value-type="float" office:value="129.99112" calcext:value-type="float">
            <text:p>129.99112</text:p>
          </table:table-cell>
          <table:table-cell office:value-type="float" office:value="8.35" calcext:value-type="float">
            <text:p>8.35</text:p>
          </table:table-cell>
          <table:table-cell office:value-type="float" office:value="222.88809" calcext:value-type="float">
            <text:p>222.88809</text:p>
          </table:table-cell>
          <table:table-cell office:value-type="float" office:value="8.500148" calcext:value-type="float">
            <text:p>8.500148</text:p>
          </table:table-cell>
          <table:table-cell office:value-type="float" office:value="145.58559" calcext:value-type="float">
            <text:p>145.58559</text:p>
          </table:table-cell>
          <table:table-cell office:value-type="float" office:value="8.901708" calcext:value-type="float">
            <text:p>8.901708</text:p>
          </table:table-cell>
          <table:table-cell office:value-type="float" office:value="110.7775" calcext:value-type="float">
            <text:p>110.7775</text:p>
          </table:table-cell>
          <table:table-cell office:value-type="float" office:value="9.35" calcext:value-type="float">
            <text:p>9.35</text:p>
          </table:table-cell>
          <table:table-cell office:value-type="float" office:value="122.13998" calcext:value-type="float">
            <text:p>122.13998</text:p>
          </table:table-cell>
        </table:table-row>
        <table:table-row table:style-name="ro1">
          <table:table-cell office:value-type="float" office:value="11.851334" calcext:value-type="float">
            <text:p>11.851334</text:p>
          </table:table-cell>
          <table:table-cell office:value-type="float" office:value="141.5401" calcext:value-type="float">
            <text:p>141.5401</text:p>
          </table:table-cell>
          <table:table-cell office:value-type="float" office:value="13.445232" calcext:value-type="float">
            <text:p>13.445232</text:p>
          </table:table-cell>
          <table:table-cell office:value-type="float" office:value="161.92924" calcext:value-type="float">
            <text:p>161.92924</text:p>
          </table:table-cell>
          <table:table-cell office:value-type="float" office:value="12.908094" calcext:value-type="float">
            <text:p>12.908094</text:p>
          </table:table-cell>
          <table:table-cell office:value-type="float" office:value="106.22997" calcext:value-type="float">
            <text:p>106.22997</text:p>
          </table:table-cell>
          <table:table-cell office:value-type="float" office:value="23" calcext:value-type="float">
            <text:p>23</text:p>
          </table:table-cell>
          <table:table-cell office:value-type="float" office:value="53.038895" calcext:value-type="float">
            <text:p>53.038895</text:p>
          </table:table-cell>
          <table:table-cell office:value-type="float" office:value="23.000685" calcext:value-type="float">
            <text:p>23.000685</text:p>
          </table:table-cell>
          <table:table-cell office:value-type="float" office:value="144.35796" calcext:value-type="float">
            <text:p>144.35796</text:p>
          </table:table-cell>
          <table:table-cell office:value-type="float" office:value="23" calcext:value-type="float">
            <text:p>23</text:p>
          </table:table-cell>
          <table:table-cell office:value-type="float" office:value="55.890034" calcext:value-type="float">
            <text:p>55.890034</text:p>
          </table:table-cell>
          <table:table-cell office:value-type="float" office:value="23.000322" calcext:value-type="float">
            <text:p>23.000322</text:p>
          </table:table-cell>
          <table:table-cell office:value-type="float" office:value="179.5401" calcext:value-type="float">
            <text:p>179.5401</text:p>
          </table:table-cell>
          <table:table-cell office:value-type="float" office:value="18.178965" calcext:value-type="float">
            <text:p>18.178965</text:p>
          </table:table-cell>
          <table:table-cell office:value-type="float" office:value="187.40263" calcext:value-type="float">
            <text:p>187.40263</text:p>
          </table:table-cell>
          <table:table-cell office:value-type="float" office:value="17.367613" calcext:value-type="float">
            <text:p>17.367613</text:p>
          </table:table-cell>
          <table:table-cell office:value-type="float" office:value="195.93344" calcext:value-type="float">
            <text:p>195.93344</text:p>
          </table:table-cell>
          <table:table-cell office:value-type="float" office:value="17.420404" calcext:value-type="float">
            <text:p>17.420404</text:p>
          </table:table-cell>
          <table:table-cell office:value-type="float" office:value="359.92" calcext:value-type="float">
            <text:p>359.92</text:p>
          </table:table-cell>
          <table:table-cell office:value-type="float" office:value="18.488522" calcext:value-type="float">
            <text:p>18.488522</text:p>
          </table:table-cell>
          <table:table-cell office:value-type="float" office:value="359.92004" calcext:value-type="float">
            <text:p>359.92004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368.83" calcext:value-type="float">
            <text:p>368.83</text:p>
          </table:table-cell>
          <table:table-cell office:value-type="float" office:value="19.06782" calcext:value-type="float">
            <text:p>19.06782</text:p>
          </table:table-cell>
          <table:table-cell office:value-type="float" office:value="89.85309" calcext:value-type="float">
            <text:p>89.85309</text:p>
          </table:table-cell>
          <table:table-cell office:value-type="float" office:value="19.612835" calcext:value-type="float">
            <text:p>19.612835</text:p>
          </table:table-cell>
          <table:table-cell office:value-type="float" office:value="74.90997" calcext:value-type="float">
            <text:p>74.90997</text:p>
          </table:table-cell>
          <table:table-cell office:value-type="float" office:value="20.331554" calcext:value-type="float">
            <text:p>20.331554</text:p>
          </table:table-cell>
          <table:table-cell office:value-type="float" office:value="324.0293" calcext:value-type="float">
            <text:p>324.0293</text:p>
          </table:table-cell>
          <table:table-cell office:value-type="float" office:value="7.8134418" calcext:value-type="float">
            <text:p>7.8134418</text:p>
          </table:table-cell>
          <table:table-cell office:value-type="float" office:value="155.0476" calcext:value-type="float">
            <text:p>155.0476</text:p>
          </table:table-cell>
          <table:table-cell office:value-type="float" office:value="8.44177" calcext:value-type="float">
            <text:p>8.44177</text:p>
          </table:table-cell>
          <table:table-cell office:value-type="float" office:value="136.73996" calcext:value-type="float">
            <text:p>136.73996</text:p>
          </table:table-cell>
          <table:table-cell office:value-type="float" office:value="9.065754" calcext:value-type="float">
            <text:p>9.065754</text:p>
          </table:table-cell>
          <table:table-cell office:value-type="float" office:value="140.05411" calcext:value-type="float">
            <text:p>140.05411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15.109955" calcext:value-type="float">
            <text:p>115.109955</text:p>
          </table:table-cell>
          <table:table-cell office:value-type="float" office:value="7.8750806" calcext:value-type="float">
            <text:p>7.8750806</text:p>
          </table:table-cell>
          <table:table-cell office:value-type="float" office:value="186.27444" calcext:value-type="float">
            <text:p>186.27444</text:p>
          </table:table-cell>
          <table:table-cell office:value-type="float" office:value="7.9766555" calcext:value-type="float">
            <text:p>7.9766555</text:p>
          </table:table-cell>
          <table:table-cell office:value-type="float" office:value="141.56995" calcext:value-type="float">
            <text:p>141.56995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8.940598" calcext:value-type="float">
            <text:p>8.940598</text:p>
          </table:table-cell>
          <table:table-cell office:value-type="float" office:value="120.88094" calcext:value-type="float">
            <text:p>120.88094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358.3" calcext:value-type="float">
            <text:p>358.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8.00336" calcext:value-type="float">
            <text:p>138.00336</text:p>
          </table:table-cell>
          <table:table-cell office:value-type="float" office:value="15.35" calcext:value-type="float">
            <text:p>15.35</text:p>
          </table:table-cell>
          <table:table-cell office:value-type="float" office:value="127.56421" calcext:value-type="float">
            <text:p>127.56421</text:p>
          </table:table-cell>
          <table:table-cell office:value-type="float" office:value="15.912269" calcext:value-type="float">
            <text:p>15.912269</text:p>
          </table:table-cell>
          <table:table-cell office:value-type="float" office:value="138.5502" calcext:value-type="float">
            <text:p>138.55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396325" calcext:value-type="float">
            <text:p>9.396325</text:p>
          </table:table-cell>
          <table:table-cell office:value-type="float" office:value="207.76811" calcext:value-type="float">
            <text:p>207.76811</text:p>
          </table:table-cell>
          <table:table-cell office:value-type="float" office:value="9.301575" calcext:value-type="float">
            <text:p>9.301575</text:p>
          </table:table-cell>
          <table:table-cell office:value-type="float" office:value="130.4656" calcext:value-type="float">
            <text:p>130.4656</text:p>
          </table:table-cell>
          <table:table-cell office:value-type="float" office:value="9.716713" calcext:value-type="float">
            <text:p>9.716713</text:p>
          </table:table-cell>
          <table:table-cell office:value-type="float" office:value="95.65748" calcext:value-type="float">
            <text:p>95.65748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2.265333" calcext:value-type="float">
            <text:p>12.265333</text:p>
          </table:table-cell>
          <table:table-cell office:value-type="float" office:value="153.96008" calcext:value-type="float">
            <text:p>153.96008</text:p>
          </table:table-cell>
          <table:table-cell office:value-type="float" office:value="13.44776" calcext:value-type="float">
            <text:p>13.44776</text:p>
          </table:table-cell>
          <table:table-cell office:value-type="float" office:value="161.92924" calcext:value-type="float">
            <text:p>161.92924</text:p>
          </table:table-cell>
          <table:table-cell office:value-type="float" office:value="13.217409" calcext:value-type="float">
            <text:p>13.217409</text:p>
          </table:table-cell>
          <table:table-cell office:value-type="float" office:value="388" calcext:value-type="float">
            <text:p>3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53.038895" calcext:value-type="float">
            <text:p>53.038895</text:p>
          </table:table-cell>
          <table:table-cell office:value-type="float" office:value="23.00096" calcext:value-type="float">
            <text:p>23.00096</text:p>
          </table:table-cell>
          <table:table-cell office:value-type="float" office:value="144.60815" calcext:value-type="float">
            <text:p>144.60815</text:p>
          </table:table-cell>
          <table:table-cell office:value-type="float" office:value="23.001" calcext:value-type="float">
            <text:p>23.001</text:p>
          </table:table-cell>
          <table:table-cell office:value-type="float" office:value="55.890034" calcext:value-type="float">
            <text:p>55.890034</text:p>
          </table:table-cell>
          <table:table-cell office:value-type="float" office:value="23.000637" calcext:value-type="float">
            <text:p>23.000637</text:p>
          </table:table-cell>
          <table:table-cell office:value-type="float" office:value="179.5401" calcext:value-type="float">
            <text:p>179.5401</text:p>
          </table:table-cell>
          <table:table-cell office:value-type="float" office:value="18.204182" calcext:value-type="float">
            <text:p>18.204182</text:p>
          </table:table-cell>
          <table:table-cell office:value-type="float" office:value="210.37411" calcext:value-type="float">
            <text:p>210.37411</text:p>
          </table:table-cell>
          <table:table-cell office:value-type="float" office:value="17.490702" calcext:value-type="float">
            <text:p>17.490702</text:p>
          </table:table-cell>
          <table:table-cell office:value-type="float" office:value="195.93344" calcext:value-type="float">
            <text:p>195.93344</text:p>
          </table:table-cell>
          <table:table-cell office:value-type="float" office:value="17.43374" calcext:value-type="float">
            <text:p>17.43374</text:p>
          </table:table-cell>
          <table:table-cell office:value-type="float" office:value="360.32016" calcext:value-type="float">
            <text:p>360.32016</text:p>
          </table:table-cell>
          <table:table-cell office:value-type="float" office:value="18.694944" calcext:value-type="float">
            <text:p>18.694944</text:p>
          </table:table-cell>
          <table:table-cell office:value-type="float" office:value="366.11273" calcext:value-type="float">
            <text:p>366.11273</text:p>
          </table:table-cell>
          <table:table-cell office:value-type="float" office:value="20.125" calcext:value-type="float">
            <text:p>20.125</text:p>
          </table:table-cell>
          <table:table-cell office:value-type="float" office:value="368.83" calcext:value-type="float">
            <text:p>368.83</text:p>
          </table:table-cell>
          <table:table-cell office:value-type="float" office:value="20.332182" calcext:value-type="float">
            <text:p>20.332182</text:p>
          </table:table-cell>
          <table:table-cell office:value-type="float" office:value="127.784" calcext:value-type="float">
            <text:p>127.784</text:p>
          </table:table-cell>
          <table:table-cell office:value-type="float" office:value="19.956566" calcext:value-type="float">
            <text:p>19.956566</text:p>
          </table:table-cell>
          <table:table-cell office:value-type="float" office:value="85.22185" calcext:value-type="float">
            <text:p>85.22185</text:p>
          </table:table-cell>
          <table:table-cell office:value-type="float" office:value="20.40178" calcext:value-type="float">
            <text:p>20.40178</text:p>
          </table:table-cell>
          <table:table-cell office:value-type="float" office:value="388" calcext:value-type="float">
            <text:p>388</text:p>
          </table:table-cell>
          <table:table-cell office:value-type="float" office:value="8.072487" calcext:value-type="float">
            <text:p>8.072487</text:p>
          </table:table-cell>
          <table:table-cell office:value-type="float" office:value="155.0476" calcext:value-type="float">
            <text:p>155.0476</text:p>
          </table:table-cell>
          <table:table-cell office:value-type="float" office:value="8.666284" calcext:value-type="float">
            <text:p>8.666284</text:p>
          </table:table-cell>
          <table:table-cell office:value-type="float" office:value="143.47537" calcext:value-type="float">
            <text:p>143.47537</text:p>
          </table:table-cell>
          <table:table-cell office:value-type="float" office:value="9.165512" calcext:value-type="float">
            <text:p>9.165512</text:p>
          </table:table-cell>
          <table:table-cell office:value-type="float" office:value="140.05411" calcext:value-type="float">
            <text:p>140.05411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15.109955" calcext:value-type="float">
            <text:p>115.109955</text:p>
          </table:table-cell>
          <table:table-cell office:value-type="float" office:value="7.9591393" calcext:value-type="float">
            <text:p>7.9591393</text:p>
          </table:table-cell>
          <table:table-cell office:value-type="float" office:value="262.84778" calcext:value-type="float">
            <text:p>262.84778</text:p>
          </table:table-cell>
          <table:table-cell office:value-type="float" office:value="8.282171" calcext:value-type="float">
            <text:p>8.282171</text:p>
          </table:table-cell>
          <table:table-cell office:value-type="float" office:value="141.56995" calcext:value-type="float">
            <text:p>141.56995</text:p>
          </table:table-cell>
          <table:table-cell office:value-type="float" office:value="8.65" calcext:value-type="float">
            <text:p>8.65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8.954046" calcext:value-type="float">
            <text:p>8.954046</text:p>
          </table:table-cell>
          <table:table-cell office:value-type="float" office:value="133.13205" calcext:value-type="float">
            <text:p>133.13205</text:p>
          </table:table-cell>
          <table:table-cell office:value-type="float" office:value="17.25" calcext:value-type="float">
            <text:p>17.25</text:p>
          </table:table-cell>
          <table:table-cell office:value-type="float" office:value="358.3" calcext:value-type="float">
            <text:p>358.3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38.00336" calcext:value-type="float">
            <text:p>138.00336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27.56421" calcext:value-type="float">
            <text:p>127.56421</text:p>
          </table:table-cell>
          <table:table-cell office:value-type="float" office:value="17.246082" calcext:value-type="float">
            <text:p>17.246082</text:p>
          </table:table-cell>
          <table:table-cell office:value-type="float" office:value="138.5502" calcext:value-type="float">
            <text:p>138.55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70561" calcext:value-type="float">
            <text:p>9.470561</text:p>
          </table:table-cell>
          <table:table-cell office:value-type="float" office:value="207.76811" calcext:value-type="float">
            <text:p>207.76811</text:p>
          </table:table-cell>
          <table:table-cell office:value-type="float" office:value="9.408503" calcext:value-type="float">
            <text:p>9.408503</text:p>
          </table:table-cell>
          <table:table-cell office:value-type="float" office:value="130.4656" calcext:value-type="float">
            <text:p>130.4656</text:p>
          </table:table-cell>
          <table:table-cell office:value-type="float" office:value="10.033287" calcext:value-type="float">
            <text:p>10.033287</text:p>
          </table:table-cell>
          <table:table-cell office:value-type="float" office:value="384.04092" calcext:value-type="float">
            <text:p>384.04092</text:p>
          </table:table-cell>
          <table:table-cell office:value-type="float" office:value="10.6" calcext:value-type="float">
            <text:p>10.6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40.19008" calcext:value-type="float">
            <text:p>140.19008</text:p>
          </table:table-cell>
          <table:table-cell office:value-type="float" office:value="13.995286" calcext:value-type="float">
            <text:p>13.995286</text:p>
          </table:table-cell>
          <table:table-cell office:value-type="float" office:value="148.15924" calcext:value-type="float">
            <text:p>148.15924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374.23" calcext:value-type="float">
            <text:p>374.2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0.90889" calcext:value-type="float">
            <text:p>20.90889</text:p>
          </table:table-cell>
          <table:table-cell office:value-type="float" office:value="23.992264" calcext:value-type="float">
            <text:p>23.992264</text:p>
          </table:table-cell>
          <table:table-cell office:value-type="float" office:value="112.47815" calcext:value-type="float">
            <text:p>112.4781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3.760029" calcext:value-type="float">
            <text:p>23.7600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7.4101" calcext:value-type="float">
            <text:p>147.4101</text:p>
          </table:table-cell>
          <table:table-cell office:value-type="float" office:value="19.435942" calcext:value-type="float">
            <text:p>19.435942</text:p>
          </table:table-cell>
          <table:table-cell office:value-type="float" office:value="196.60408" calcext:value-type="float">
            <text:p>196.60408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16347" calcext:value-type="float">
            <text:p>182.16347</text:p>
          </table:table-cell>
          <table:table-cell office:value-type="float" office:value="21.264433" calcext:value-type="float">
            <text:p>21.264433</text:p>
          </table:table-cell>
          <table:table-cell office:value-type="float" office:value="346.55017" calcext:value-type="float">
            <text:p>346.55017</text:p>
          </table:table-cell>
          <table:table-cell office:value-type="float" office:value="20.155712" calcext:value-type="float">
            <text:p>20.155712</text:p>
          </table:table-cell>
          <table:table-cell office:value-type="float" office:value="352.34268" calcext:value-type="float">
            <text:p>352.34268</text:p>
          </table:table-cell>
          <table:table-cell office:value-type="float" office:value="22.98703" calcext:value-type="float">
            <text:p>22.98703</text:p>
          </table:table-cell>
          <table:table-cell office:value-type="float" office:value="349.38998" calcext:value-type="float">
            <text:p>349.38998</text:p>
          </table:table-cell>
          <table:table-cell office:value-type="float" office:value="22.915482" calcext:value-type="float">
            <text:p>22.915482</text:p>
          </table:table-cell>
          <table:table-cell office:value-type="float" office:value="108.34405" calcext:value-type="float">
            <text:p>108.34405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65.78183" calcext:value-type="float">
            <text:p>65.78183</text:p>
          </table:table-cell>
          <table:table-cell office:value-type="float" office:value="21.932442" calcext:value-type="float">
            <text:p>21.932442</text:p>
          </table:table-cell>
          <table:table-cell office:value-type="float" office:value="368.56" calcext:value-type="float">
            <text:p>368.56</text:p>
          </table:table-cell>
          <table:table-cell office:value-type="float" office:value="9" calcext:value-type="float">
            <text:p>9</text:p>
          </table:table-cell>
          <table:table-cell office:value-type="float" office:value="139.3876" calcext:value-type="float">
            <text:p>139.3876</text:p>
          </table:table-cell>
          <table:table-cell office:value-type="float" office:value="9.367804" calcext:value-type="float">
            <text:p>9.367804</text:p>
          </table:table-cell>
          <table:table-cell office:value-type="float" office:value="127.81539" calcext:value-type="float">
            <text:p>127.81539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24.3941" calcext:value-type="float">
            <text:p>124.3941</text:p>
          </table:table-cell>
          <table:table-cell office:value-type="float" office:value="10.292" calcext:value-type="float">
            <text:p>10.292</text:p>
          </table:table-cell>
          <table:table-cell office:value-type="float" office:value="99.44994" calcext:value-type="float">
            <text:p>99.44994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246.64777" calcext:value-type="float">
            <text:p>246.64777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6995" calcext:value-type="float">
            <text:p>125.36995</text:p>
          </table:table-cell>
          <table:table-cell office:value-type="float" office:value="9.48065" calcext:value-type="float">
            <text:p>9.48065</text:p>
          </table:table-cell>
          <table:table-cell office:value-type="float" office:value="344.23" calcext:value-type="float">
            <text:p>344.23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6.93205" calcext:value-type="float">
            <text:p>116.93205</text:p>
          </table:table-cell>
          <table:table-cell office:value-type="float" office:value="18.421484" calcext:value-type="float">
            <text:p>18.421484</text:p>
          </table:table-cell>
          <table:table-cell office:value-type="float" office:value="342.09998" calcext:value-type="float">
            <text:p>342.09998</text:p>
          </table:table-cell>
          <table:table-cell office:value-type="float" office:value="19.919413" calcext:value-type="float">
            <text:p>19.919413</text:p>
          </table:table-cell>
          <table:table-cell office:value-type="float" office:value="121.80336" calcext:value-type="float">
            <text:p>121.80336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11.36421" calcext:value-type="float">
            <text:p>111.36421</text:p>
          </table:table-cell>
          <table:table-cell office:value-type="float" office:value="18.75" calcext:value-type="float">
            <text:p>18.75</text:p>
          </table:table-cell>
          <table:table-cell office:value-type="float" office:value="122.350204" calcext:value-type="float">
            <text:p>122.3502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72699" calcext:value-type="float">
            <text:p>10.272699</text:p>
          </table:table-cell>
          <table:table-cell office:value-type="float" office:value="193.99814" calcext:value-type="float">
            <text:p>193.99814</text:p>
          </table:table-cell>
          <table:table-cell office:value-type="float" office:value="10.841875" calcext:value-type="float">
            <text:p>10.841875</text:p>
          </table:table-cell>
          <table:table-cell office:value-type="float" office:value="116.6956" calcext:value-type="float">
            <text:p>116.6956</text:p>
          </table:table-cell>
          <table:table-cell office:value-type="float" office:value="11.106492" calcext:value-type="float">
            <text:p>11.106492</text:p>
          </table:table-cell>
          <table:table-cell office:value-type="float" office:value="370.2709" calcext:value-type="float">
            <text:p>370.2709</text:p>
          </table:table-cell>
          <table:table-cell office:value-type="float" office:value="11.218116" calcext:value-type="float">
            <text:p>11.218116</text:p>
          </table:table-cell>
          <table:table-cell office:value-type="float" office:value="93.250015" calcext:value-type="float">
            <text:p>93.250015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40.19008" calcext:value-type="float">
            <text:p>140.19008</text:p>
          </table:table-cell>
          <table:table-cell office:value-type="float" office:value="14.685137" calcext:value-type="float">
            <text:p>14.685137</text:p>
          </table:table-cell>
          <table:table-cell office:value-type="float" office:value="168.85477" calcext:value-type="float">
            <text:p>168.85477</text:p>
          </table:table-cell>
          <table:table-cell office:value-type="float" office:value="16.75" calcext:value-type="float">
            <text:p>16.75</text:p>
          </table:table-cell>
          <table:table-cell office:value-type="float" office:value="374.23" calcext:value-type="float">
            <text:p>374.23</text:p>
          </table:table-cell>
          <table:table-cell office:value-type="float" office:value="24" calcext:value-type="float">
            <text:p>24</text:p>
          </table:table-cell>
          <table:table-cell office:value-type="float" office:value="20.90889" calcext:value-type="float">
            <text:p>20.90889</text:p>
          </table:table-cell>
          <table:table-cell office:value-type="float" office:value="23.993979" calcext:value-type="float">
            <text:p>23.993979</text:p>
          </table:table-cell>
          <table:table-cell office:value-type="float" office:value="114.04016" calcext:value-type="float">
            <text:p>114.04016</text:p>
          </table:table-cell>
          <table:table-cell office:value-type="float" office:value="24" calcext:value-type="float">
            <text:p>24</text:p>
          </table:table-cell>
          <table:table-cell office:value-type="float" office:value="23.760029" calcext:value-type="float">
            <text:p>23.760029</text:p>
          </table:table-cell>
          <table:table-cell office:value-type="float" office:value="24" calcext:value-type="float">
            <text:p>24</text:p>
          </table:table-cell>
          <table:table-cell office:value-type="float" office:value="147.4101" calcext:value-type="float">
            <text:p>147.4101</text:p>
          </table:table-cell>
          <table:table-cell office:value-type="float" office:value="19.646046" calcext:value-type="float">
            <text:p>19.646046</text:p>
          </table:table-cell>
          <table:table-cell office:value-type="float" office:value="388" calcext:value-type="float">
            <text:p>388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16347" calcext:value-type="float">
            <text:p>182.16347</text:p>
          </table:table-cell>
          <table:table-cell office:value-type="float" office:value="21.311996" calcext:value-type="float">
            <text:p>21.311996</text:p>
          </table:table-cell>
          <table:table-cell office:value-type="float" office:value="347.97708" calcext:value-type="float">
            <text:p>347.97708</text:p>
          </table:table-cell>
          <table:table-cell office:value-type="float" office:value="21.344288" calcext:value-type="float">
            <text:p>21.344288</text:p>
          </table:table-cell>
          <table:table-cell office:value-type="float" office:value="388" calcext:value-type="float">
            <text:p>388</text:p>
          </table:table-cell>
          <table:table-cell office:value-type="float" office:value="22.999998" calcext:value-type="float">
            <text:p>22.999998</text:p>
          </table:table-cell>
          <table:table-cell office:value-type="float" office:value="349.77902" calcext:value-type="float">
            <text:p>349.77902</text:p>
          </table:table-cell>
          <table:table-cell office:value-type="float" office:value="22.936823" calcext:value-type="float">
            <text:p>22.936823</text:p>
          </table:table-cell>
          <table:table-cell office:value-type="float" office:value="127.78399" calcext:value-type="float">
            <text:p>127.78399</text:p>
          </table:table-cell>
          <table:table-cell office:value-type="float" office:value="23" calcext:value-type="float">
            <text:p>23</text:p>
          </table:table-cell>
          <table:table-cell office:value-type="float" office:value="65.78183" calcext:value-type="float">
            <text:p>65.78183</text:p>
          </table:table-cell>
          <table:table-cell office:value-type="float" office:value="21.953785" calcext:value-type="float">
            <text:p>21.953785</text:p>
          </table:table-cell>
          <table:table-cell office:value-type="float" office:value="388" calcext:value-type="float">
            <text:p>388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9.3876" calcext:value-type="float">
            <text:p>139.3876</text:p>
          </table:table-cell>
          <table:table-cell office:value-type="float" office:value="9.601105" calcext:value-type="float">
            <text:p>9.601105</text:p>
          </table:table-cell>
          <table:table-cell office:value-type="float" office:value="340.3411" calcext:value-type="float">
            <text:p>340.3411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24.3941" calcext:value-type="float">
            <text:p>124.3941</text:p>
          </table:table-cell>
          <table:table-cell office:value-type="float" office:value="10.596532" calcext:value-type="float">
            <text:p>10.596532</text:p>
          </table:table-cell>
          <table:table-cell office:value-type="float" office:value="99.44994" calcext:value-type="float">
            <text:p>99.44994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246.64777" calcext:value-type="float">
            <text:p>246.64777</text:p>
          </table:table-cell>
          <table:table-cell office:value-type="float" office:value="9.55" calcext:value-type="float">
            <text:p>9.55</text:p>
          </table:table-cell>
          <table:table-cell office:value-type="float" office:value="125.36995" calcext:value-type="float">
            <text:p>125.36995</text:p>
          </table:table-cell>
          <table:table-cell office:value-type="float" office:value="9.498433" calcext:value-type="float">
            <text:p>9.498433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10.216666" calcext:value-type="float">
            <text:p>10.216666</text:p>
          </table:table-cell>
          <table:table-cell office:value-type="float" office:value="116.93205" calcext:value-type="float">
            <text:p>116.93205</text:p>
          </table:table-cell>
          <table:table-cell office:value-type="float" office:value="19.022604" calcext:value-type="float">
            <text:p>19.022604</text:p>
          </table:table-cell>
          <table:table-cell office:value-type="float" office:value="342.09998" calcext:value-type="float">
            <text:p>342.09998</text:p>
          </table:table-cell>
          <table:table-cell office:value-type="float" office:value="19.937689" calcext:value-type="float">
            <text:p>19.937689</text:p>
          </table:table-cell>
          <table:table-cell office:value-type="float" office:value="121.80336" calcext:value-type="float">
            <text:p>121.80336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11.36421" calcext:value-type="float">
            <text:p>111.36421</text:p>
          </table:table-cell>
          <table:table-cell office:value-type="float" office:value="20.75" calcext:value-type="float">
            <text:p>20.75</text:p>
          </table:table-cell>
          <table:table-cell office:value-type="float" office:value="122.350204" calcext:value-type="float">
            <text:p>122.3502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85634" calcext:value-type="float">
            <text:p>10.485634</text:p>
          </table:table-cell>
          <table:table-cell office:value-type="float" office:value="387.97" calcext:value-type="float">
            <text:p>387.97</text:p>
          </table:table-cell>
          <table:table-cell office:value-type="float" office:value="10.949862" calcext:value-type="float">
            <text:p>10.949862</text:p>
          </table:table-cell>
          <table:table-cell office:value-type="float" office:value="119.935196" calcext:value-type="float">
            <text:p>119.935196</text:p>
          </table:table-cell>
          <table:table-cell office:value-type="float" office:value="11.125921" calcext:value-type="float">
            <text:p>11.125921</text:p>
          </table:table-cell>
          <table:table-cell office:value-type="float" office:value="387.97" calcext:value-type="float">
            <text:p>387.97</text:p>
          </table:table-cell>
          <table:table-cell office:value-type="float" office:value="11.540217" calcext:value-type="float">
            <text:p>11.540217</text:p>
          </table:table-cell>
          <table:table-cell office:value-type="float" office:value="386.67065" calcext:value-type="float">
            <text:p>386.67065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26.420105" calcext:value-type="float">
            <text:p>126.420105</text:p>
          </table:table-cell>
          <table:table-cell office:value-type="float" office:value="18.046204" calcext:value-type="float">
            <text:p>18.046204</text:p>
          </table:table-cell>
          <table:table-cell office:value-type="float" office:value="155.08473" calcext:value-type="float">
            <text:p>155.08473</text:p>
          </table:table-cell>
          <table:table-cell office:value-type="float" office:value="17.582794" calcext:value-type="float">
            <text:p>17.582794</text:p>
          </table:table-cell>
          <table:table-cell office:value-type="float" office:value="360.46002" calcext:value-type="float">
            <text:p>360.46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4507" calcext:value-type="float">
            <text:p>21.24507</text:p>
          </table:table-cell>
          <table:table-cell office:value-type="float" office:value="379.63" calcext:value-type="float">
            <text:p>379.63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3.79347" calcext:value-type="float">
            <text:p>173.7934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339.6071" calcext:value-type="float">
            <text:p>339.6071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379.63" calcext:value-type="float">
            <text:p>379.63</text:p>
          </table:table-cell>
          <table:table-cell office:value-type="float" office:value="23.991756" calcext:value-type="float">
            <text:p>23.991756</text:p>
          </table:table-cell>
          <table:table-cell office:value-type="float" office:value="317.64902" calcext:value-type="float">
            <text:p>317.64902</text:p>
          </table:table-cell>
          <table:table-cell office:value-type="float" office:value="23.993093" calcext:value-type="float">
            <text:p>23.993093</text:p>
          </table:table-cell>
          <table:table-cell office:value-type="float" office:value="95.653984" calcext:value-type="float">
            <text:p>95.6539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3.651825" calcext:value-type="float">
            <text:p>33.65182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55.87" calcext:value-type="float">
            <text:p>355.87</text:p>
          </table:table-cell>
          <table:table-cell office:value-type="float" office:value="11.482822" calcext:value-type="float">
            <text:p>11.482822</text:p>
          </table:table-cell>
          <table:table-cell office:value-type="float" office:value="123.457596" calcext:value-type="float">
            <text:p>123.457596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324.41113" calcext:value-type="float">
            <text:p>324.41113</text:p>
          </table:table-cell>
          <table:table-cell office:value-type="float" office:value="17.3079" calcext:value-type="float">
            <text:p>17.3079</text:p>
          </table:table-cell>
          <table:table-cell office:value-type="float" office:value="108.46409" calcext:value-type="float">
            <text:p>108.46409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83.519936" calcext:value-type="float">
            <text:p>83.519936</text:p>
          </table:table-cell>
          <table:table-cell office:value-type="float" office:value="10.358325" calcext:value-type="float">
            <text:p>10.358325</text:p>
          </table:table-cell>
          <table:table-cell office:value-type="float" office:value="230.17773" calcext:value-type="float">
            <text:p>230.17773</text:p>
          </table:table-cell>
          <table:table-cell office:value-type="float" office:value="10.250975" calcext:value-type="float">
            <text:p>10.250975</text:p>
          </table:table-cell>
          <table:table-cell office:value-type="float" office:value="108.89995" calcext:value-type="float">
            <text:p>108.8999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3.96002" calcext:value-type="float">
            <text:p>343.96002</text:p>
          </table:table-cell>
          <table:table-cell office:value-type="float" office:value="10.972593" calcext:value-type="float">
            <text:p>10.972593</text:p>
          </table:table-cell>
          <table:table-cell office:value-type="float" office:value="100.46202" calcext:value-type="float">
            <text:p>100.46202</text:p>
          </table:table-cell>
          <table:table-cell office:value-type="float" office:value="20.650696" calcext:value-type="float">
            <text:p>20.650696</text:p>
          </table:table-cell>
          <table:table-cell office:value-type="float" office:value="327.78995" calcext:value-type="float">
            <text:p>327.78995</text:p>
          </table:table-cell>
          <table:table-cell office:value-type="float" office:value="21.131977" calcext:value-type="float">
            <text:p>21.131977</text:p>
          </table:table-cell>
          <table:table-cell office:value-type="float" office:value="107.49339" calcext:value-type="float">
            <text:p>107.49339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97.054184" calcext:value-type="float">
            <text:p>97.054184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08.04018" calcext:value-type="float">
            <text:p>108.0401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33431" calcext:value-type="float">
            <text:p>11.333431</text:p>
          </table:table-cell>
          <table:table-cell office:value-type="float" office:value="369.88" calcext:value-type="float">
            <text:p>369.88</text:p>
          </table:table-cell>
          <table:table-cell office:value-type="float" office:value="11.625" calcext:value-type="float">
            <text:p>11.625</text:p>
          </table:table-cell>
          <table:table-cell office:value-type="float" office:value="101.84519" calcext:value-type="float">
            <text:p>101.84519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368.58066" calcext:value-type="float">
            <text:p>368.58066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26.420105" calcext:value-type="float">
            <text:p>126.420105</text:p>
          </table:table-cell>
          <table:table-cell office:value-type="float" office:value="18.25518" calcext:value-type="float">
            <text:p>18.25518</text:p>
          </table:table-cell>
          <table:table-cell office:value-type="float" office:value="345.4497" calcext:value-type="float">
            <text:p>345.4497</text:p>
          </table:table-cell>
          <table:table-cell office:value-type="float" office:value="17.844725" calcext:value-type="float">
            <text:p>17.844725</text:p>
          </table:table-cell>
          <table:table-cell office:value-type="float" office:value="368.31793" calcext:value-type="float">
            <text:p>368.317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52367" calcext:value-type="float">
            <text:p>21.252367</text:p>
          </table:table-cell>
          <table:table-cell office:value-type="float" office:value="386.27768" calcext:value-type="float">
            <text:p>386.27768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82.54346" calcext:value-type="float">
            <text:p>182.54346</text:p>
          </table:table-cell>
          <table:table-cell office:value-type="float" office:value="22" calcext:value-type="float">
            <text:p>22</text:p>
          </table:table-cell>
          <table:table-cell office:value-type="float" office:value="339.6071" calcext:value-type="float">
            <text:p>339.6071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379.63" calcext:value-type="float">
            <text:p>379.63</text:p>
          </table:table-cell>
          <table:table-cell office:value-type="float" office:value="23.993456" calcext:value-type="float">
            <text:p>23.993456</text:p>
          </table:table-cell>
          <table:table-cell office:value-type="float" office:value="317.7" calcext:value-type="float">
            <text:p>317.7</text:p>
          </table:table-cell>
          <table:table-cell office:value-type="float" office:value="23.993685" calcext:value-type="float">
            <text:p>23.993685</text:p>
          </table:table-cell>
          <table:table-cell office:value-type="float" office:value="95.67172" calcext:value-type="float">
            <text:p>95.67172</text:p>
          </table:table-cell>
          <table:table-cell office:value-type="float" office:value="24" calcext:value-type="float">
            <text:p>24</text:p>
          </table:table-cell>
          <table:table-cell office:value-type="float" office:value="33.651825" calcext:value-type="float">
            <text:p>33.651825</text:p>
          </table:table-cell>
          <table:table-cell office:value-type="float" office:value="24" calcext:value-type="float">
            <text:p>24</text:p>
          </table:table-cell>
          <table:table-cell office:value-type="float" office:value="356.12" calcext:value-type="float">
            <text:p>356.12</text:p>
          </table:table-cell>
          <table:table-cell office:value-type="float" office:value="16.814608" calcext:value-type="float">
            <text:p>16.814608</text:p>
          </table:table-cell>
          <table:table-cell office:value-type="float" office:value="123.457596" calcext:value-type="float">
            <text:p>123.457596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324.41113" calcext:value-type="float">
            <text:p>324.41113</text:p>
          </table:table-cell>
          <table:table-cell office:value-type="float" office:value="17.317017" calcext:value-type="float">
            <text:p>17.317017</text:p>
          </table:table-cell>
          <table:table-cell office:value-type="float" office:value="116.76933" calcext:value-type="float">
            <text:p>116.76933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83.519936" calcext:value-type="float">
            <text:p>83.519936</text:p>
          </table:table-cell>
          <table:table-cell office:value-type="float" office:value="10.381058" calcext:value-type="float">
            <text:p>10.381058</text:p>
          </table:table-cell>
          <table:table-cell office:value-type="float" office:value="230.17773" calcext:value-type="float">
            <text:p>230.17773</text:p>
          </table:table-cell>
          <table:table-cell office:value-type="float" office:value="10.557359" calcext:value-type="float">
            <text:p>10.557359</text:p>
          </table:table-cell>
          <table:table-cell office:value-type="float" office:value="388" calcext:value-type="float">
            <text:p>388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3.96002" calcext:value-type="float">
            <text:p>343.96002</text:p>
          </table:table-cell>
          <table:table-cell office:value-type="float" office:value="11.280581" calcext:value-type="float">
            <text:p>11.280581</text:p>
          </table:table-cell>
          <table:table-cell office:value-type="float" office:value="381.02386" calcext:value-type="float">
            <text:p>381.02386</text:p>
          </table:table-cell>
          <table:table-cell office:value-type="float" office:value="20.699305" calcext:value-type="float">
            <text:p>20.699305</text:p>
          </table:table-cell>
          <table:table-cell office:value-type="float" office:value="372.07" calcext:value-type="float">
            <text:p>372.07</text:p>
          </table:table-cell>
          <table:table-cell office:value-type="float" office:value="21.485535" calcext:value-type="float">
            <text:p>21.485535</text:p>
          </table:table-cell>
          <table:table-cell office:value-type="float" office:value="118.10012" calcext:value-type="float">
            <text:p>118.10012</text:p>
          </table:table-cell>
          <table:table-cell office:value-type="float" office:value="21.825" calcext:value-type="float">
            <text:p>21.825</text:p>
          </table:table-cell>
          <table:table-cell office:value-type="float" office:value="97.054184" calcext:value-type="float">
            <text:p>97.054184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08.04018" calcext:value-type="float">
            <text:p>108.0401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374605" calcext:value-type="float">
            <text:p>11.3374605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101.84519" calcext:value-type="float">
            <text:p>101.84519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9" calcext:value-type="float">
            <text:p>12.9</text:p>
          </table:table-cell>
          <table:table-cell office:value-type="float" office:value="368.58066" calcext:value-type="float">
            <text:p>368.58066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15.35009" calcext:value-type="float">
            <text:p>115.35009</text:p>
          </table:table-cell>
          <table:table-cell office:value-type="float" office:value="19.35" calcext:value-type="float">
            <text:p>19.35</text:p>
          </table:table-cell>
          <table:table-cell office:value-type="float" office:value="334.3797" calcext:value-type="float">
            <text:p>334.3797</text:p>
          </table:table-cell>
          <table:table-cell office:value-type="float" office:value="20.261639" calcext:value-type="float">
            <text:p>20.261639</text:p>
          </table:table-cell>
          <table:table-cell office:value-type="float" office:value="357.248" calcext:value-type="float">
            <text:p>357.2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32.2777" calcext:value-type="float">
            <text:p>332.2777</text:p>
          </table:table-cell>
          <table:table-cell office:value-type="float" office:value="23.00053" calcext:value-type="float">
            <text:p>23.00053</text:p>
          </table:table-cell>
          <table:table-cell office:value-type="float" office:value="139.34343" calcext:value-type="float">
            <text:p>139.34343</text:p>
          </table:table-cell>
          <table:table-cell office:value-type="float" office:value="23.0006" calcext:value-type="float">
            <text:p>23.0006</text:p>
          </table:table-cell>
          <table:table-cell office:value-type="float" office:value="307.2071" calcext:value-type="float">
            <text:p>307.2071</text:p>
          </table:table-cell>
          <table:table-cell office:value-type="float" office:value="23" calcext:value-type="float">
            <text:p>23</text:p>
          </table:table-cell>
          <table:table-cell office:value-type="float" office:value="358.03003" calcext:value-type="float">
            <text:p>358.0300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25419" calcext:value-type="float">
            <text:p>18.25419</text:p>
          </table:table-cell>
          <table:table-cell office:value-type="float" office:value="107.52759" calcext:value-type="float">
            <text:p>107.52759</text:p>
          </table:table-cell>
          <table:table-cell office:value-type="float" office:value="18.528492" calcext:value-type="float">
            <text:p>18.528492</text:p>
          </table:table-cell>
          <table:table-cell office:value-type="float" office:value="308.48114" calcext:value-type="float">
            <text:p>308.48114</text:p>
          </table:table-cell>
          <table:table-cell office:value-type="float" office:value="18.816256" calcext:value-type="float">
            <text:p>18.816256</text:p>
          </table:table-cell>
          <table:table-cell office:value-type="float" office:value="100.839325" calcext:value-type="float">
            <text:p>100.839325</text:p>
          </table:table-cell>
          <table:table-cell office:value-type="float" office:value="19.42336" calcext:value-type="float">
            <text:p>19.42336</text:p>
          </table:table-cell>
          <table:table-cell office:value-type="float" office:value="67.58993" calcext:value-type="float">
            <text:p>67.58993</text:p>
          </table:table-cell>
          <table:table-cell office:value-type="float" office:value="17.691074" calcext:value-type="float">
            <text:p>17.691074</text:p>
          </table:table-cell>
          <table:table-cell office:value-type="float" office:value="7.1577606" calcext:value-type="float">
            <text:p>7.1577606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98" calcext:value-type="float">
            <text:p>164.98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20.93999" calcext:value-type="float">
            <text:p>120.93999</text:p>
          </table:table-cell>
          <table:table-cell office:value-type="float" office:value="18.66511" calcext:value-type="float">
            <text:p>18.66511</text:p>
          </table:table-cell>
          <table:table-cell office:value-type="float" office:value="158.00389" calcext:value-type="float">
            <text:p>158.00389</text:p>
          </table:table-cell>
          <table:table-cell office:value-type="float" office:value="22.899778" calcext:value-type="float">
            <text:p>22.899778</text:p>
          </table:table-cell>
          <table:table-cell office:value-type="float" office:value="322.38995" calcext:value-type="float">
            <text:p>322.38995</text:p>
          </table:table-cell>
          <table:table-cell office:value-type="float" office:value="23" calcext:value-type="float">
            <text:p>23</text:p>
          </table:table-cell>
          <table:table-cell office:value-type="float" office:value="69.23012" calcext:value-type="float">
            <text:p>69.23012</text:p>
          </table:table-cell>
          <table:table-cell office:value-type="float" office:value="23.000319" calcext:value-type="float">
            <text:p>23.000319</text:p>
          </table:table-cell>
          <table:table-cell office:value-type="float" office:value="58.984207" calcext:value-type="float">
            <text:p>58.984207</text:p>
          </table:table-cell>
          <table:table-cell office:value-type="float" office:value="23.000362" calcext:value-type="float">
            <text:p>23.000362</text:p>
          </table:table-cell>
          <table:table-cell office:value-type="float" office:value="80.77016" calcext:value-type="float">
            <text:p>80.770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681277" calcext:value-type="float">
            <text:p>12.681277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2.913878" calcext:value-type="float">
            <text:p>12.913878</text:p>
          </table:table-cell>
          <table:table-cell office:value-type="float" office:value="82.135216" calcext:value-type="float">
            <text:p>82.135216</text:p>
          </table:table-cell>
          <table:table-cell office:value-type="float" office:value="13.487585" calcext:value-type="float">
            <text:p>13.487585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48.87064" calcext:value-type="float">
            <text:p>348.8706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15.35009" calcext:value-type="float">
            <text:p>115.35009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334.3797" calcext:value-type="float">
            <text:p>334.3797</text:p>
          </table:table-cell>
          <table:table-cell office:value-type="float" office:value="20.615643" calcext:value-type="float">
            <text:p>20.615643</text:p>
          </table:table-cell>
          <table:table-cell office:value-type="float" office:value="357.248" calcext:value-type="float">
            <text:p>357.2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2.2777" calcext:value-type="float">
            <text:p>332.2777</text:p>
          </table:table-cell>
          <table:table-cell office:value-type="float" office:value="23.000967" calcext:value-type="float">
            <text:p>23.000967</text:p>
          </table:table-cell>
          <table:table-cell office:value-type="float" office:value="139.35654" calcext:value-type="float">
            <text:p>139.35654</text:p>
          </table:table-cell>
          <table:table-cell office:value-type="float" office:value="23.000788" calcext:value-type="float">
            <text:p>23.000788</text:p>
          </table:table-cell>
          <table:table-cell office:value-type="float" office:value="307.2071" calcext:value-type="float">
            <text:p>307.2071</text:p>
          </table:table-cell>
          <table:table-cell office:value-type="float" office:value="23.001" calcext:value-type="float">
            <text:p>23.001</text:p>
          </table:table-cell>
          <table:table-cell office:value-type="float" office:value="358.03003" calcext:value-type="float">
            <text:p>358.0300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65644" calcext:value-type="float">
            <text:p>18.365644</text:p>
          </table:table-cell>
          <table:table-cell office:value-type="float" office:value="110.87121" calcext:value-type="float">
            <text:p>110.87121</text:p>
          </table:table-cell>
          <table:table-cell office:value-type="float" office:value="18.57975" calcext:value-type="float">
            <text:p>18.57975</text:p>
          </table:table-cell>
          <table:table-cell office:value-type="float" office:value="308.48114" calcext:value-type="float">
            <text:p>308.48114</text:p>
          </table:table-cell>
          <table:table-cell office:value-type="float" office:value="18.833744" calcext:value-type="float">
            <text:p>18.833744</text:p>
          </table:table-cell>
          <table:table-cell office:value-type="float" office:value="116.76932" calcext:value-type="float">
            <text:p>116.76932</text:p>
          </table:table-cell>
          <table:table-cell office:value-type="float" office:value="19.42573" calcext:value-type="float">
            <text:p>19.42573</text:p>
          </table:table-cell>
          <table:table-cell office:value-type="float" office:value="67.660995" calcext:value-type="float">
            <text:p>67.660995</text:p>
          </table:table-cell>
          <table:table-cell office:value-type="float" office:value="17.841248" calcext:value-type="float">
            <text:p>17.841248</text:p>
          </table:table-cell>
          <table:table-cell office:value-type="float" office:value="143.95802" calcext:value-type="float">
            <text:p>143.95802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98" calcext:value-type="float">
            <text:p>164.98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20.93999" calcext:value-type="float">
            <text:p>120.93999</text:p>
          </table:table-cell>
          <table:table-cell office:value-type="float" office:value="19.099215" calcext:value-type="float">
            <text:p>19.099215</text:p>
          </table:table-cell>
          <table:table-cell office:value-type="float" office:value="158.00389" calcext:value-type="float">
            <text:p>158.00389</text:p>
          </table:table-cell>
          <table:table-cell office:value-type="float" office:value="22.960999" calcext:value-type="float">
            <text:p>22.960999</text:p>
          </table:table-cell>
          <table:table-cell office:value-type="float" office:value="322.38995" calcext:value-type="float">
            <text:p>322.389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69.2601" calcext:value-type="float">
            <text:p>69.2601</text:p>
          </table:table-cell>
          <table:table-cell office:value-type="float" office:value="23.000765" calcext:value-type="float">
            <text:p>23.000765</text:p>
          </table:table-cell>
          <table:table-cell office:value-type="float" office:value="58.997597" calcext:value-type="float">
            <text:p>58.997597</text:p>
          </table:table-cell>
          <table:table-cell office:value-type="float" office:value="23.000723" calcext:value-type="float">
            <text:p>23.000723</text:p>
          </table:table-cell>
          <table:table-cell office:value-type="float" office:value="80.780975" calcext:value-type="float">
            <text:p>80.7809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15478" calcext:value-type="float">
            <text:p>13.015478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3.0285845" calcext:value-type="float">
            <text:p>13.0285845</text:p>
          </table:table-cell>
          <table:table-cell office:value-type="float" office:value="82.135216" calcext:value-type="float">
            <text:p>82.135216</text:p>
          </table:table-cell>
          <table:table-cell office:value-type="float" office:value="13.529081" calcext:value-type="float">
            <text:p>13.529081</text:p>
          </table:table-cell>
          <table:table-cell office:value-type="float" office:value="387.97" calcext:value-type="float">
            <text:p>387.97</text:p>
          </table:table-cell>
          <table:table-cell office:value-type="float" office:value="14.175" calcext:value-type="float">
            <text:p>14.175</text:p>
          </table:table-cell>
          <table:table-cell office:value-type="float" office:value="348.87064" calcext:value-type="float">
            <text:p>348.87064</text:p>
          </table:table-cell>
        </table:table-row>
        <table:table-row table:style-name="ro1">
          <table:table-cell office:value-type="float" office:value="23.00051" calcext:value-type="float">
            <text:p>23.00051</text:p>
          </table:table-cell>
          <table:table-cell office:value-type="float" office:value="54.600086" calcext:value-type="float">
            <text:p>54.600086</text:p>
          </table:table-cell>
          <table:table-cell office:value-type="float" office:value="23" calcext:value-type="float">
            <text:p>23</text:p>
          </table:table-cell>
          <table:table-cell office:value-type="float" office:value="284.42972" calcext:value-type="float">
            <text:p>284.42972</text:p>
          </table:table-cell>
          <table:table-cell office:value-type="float" office:value="23.000729" calcext:value-type="float">
            <text:p>23.000729</text:p>
          </table:table-cell>
          <table:table-cell office:value-type="float" office:value="318.09796" calcext:value-type="float">
            <text:p>318.097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4995" calcext:value-type="float">
            <text:p>23.994995</text:p>
          </table:table-cell>
          <table:table-cell office:value-type="float" office:value="300.1477" calcext:value-type="float">
            <text:p>300.1477</text:p>
          </table:table-cell>
          <table:table-cell office:value-type="float" office:value="23.996443" calcext:value-type="float">
            <text:p>23.996443</text:p>
          </table:table-cell>
          <table:table-cell office:value-type="float" office:value="107.22653" calcext:value-type="float">
            <text:p>107.22653</text:p>
          </table:table-cell>
          <table:table-cell office:value-type="float" office:value="23.998465" calcext:value-type="float">
            <text:p>23.998465</text:p>
          </table:table-cell>
          <table:table-cell office:value-type="float" office:value="275.0771" calcext:value-type="float">
            <text:p>275.07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5.90002" calcext:value-type="float">
            <text:p>325.90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92.24118" calcext:value-type="float">
            <text:p>92.24118</text:p>
          </table:table-cell>
          <table:table-cell office:value-type="float" office:value="19.806984" calcext:value-type="float">
            <text:p>19.806984</text:p>
          </table:table-cell>
          <table:table-cell office:value-type="float" office:value="289.85117" calcext:value-type="float">
            <text:p>289.85117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98.13929" calcext:value-type="float">
            <text:p>98.13929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49.030968" calcext:value-type="float">
            <text:p>49.030968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29.64806" calcext:value-type="float">
            <text:p>129.6480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06.62996" calcext:value-type="float">
            <text:p>106.62996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43.69392" calcext:value-type="float">
            <text:p>143.6939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0.25995" calcext:value-type="float">
            <text:p>290.25995</text:p>
          </table:table-cell>
          <table:table-cell office:value-type="float" office:value="23.995434" calcext:value-type="float">
            <text:p>23.995434</text:p>
          </table:table-cell>
          <table:table-cell office:value-type="float" office:value="37.130096" calcext:value-type="float">
            <text:p>37.1300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.867592" calcext:value-type="float">
            <text:p>26.867592</text:p>
          </table:table-cell>
          <table:table-cell office:value-type="float" office:value="23.994144" calcext:value-type="float">
            <text:p>23.994144</text:p>
          </table:table-cell>
          <table:table-cell office:value-type="float" office:value="48.65097" calcext:value-type="float">
            <text:p>48.6509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331.27" calcext:value-type="float">
            <text:p>331.27</text:p>
          </table:table-cell>
          <table:table-cell office:value-type="float" office:value="14.638023" calcext:value-type="float">
            <text:p>14.638023</text:p>
          </table:table-cell>
          <table:table-cell office:value-type="float" office:value="63.235226" calcext:value-type="float">
            <text:p>63.235226</text:p>
          </table:table-cell>
          <table:table-cell office:value-type="float" office:value="14.451166" calcext:value-type="float">
            <text:p>14.451166</text:p>
          </table:table-cell>
          <table:table-cell office:value-type="float" office:value="369.06998" calcext:value-type="float">
            <text:p>369.06998</text:p>
          </table:table-cell>
          <table:table-cell office:value-type="float" office:value="14.912395" calcext:value-type="float">
            <text:p>14.912395</text:p>
          </table:table-cell>
          <table:table-cell office:value-type="float" office:value="329.97064" calcext:value-type="float">
            <text:p>329.97064</text:p>
          </table:table-cell>
        </table:table-row>
        <table:table-row table:style-name="ro1">
          <table:table-cell office:value-type="float" office:value="23.000906" calcext:value-type="float">
            <text:p>23.000906</text:p>
          </table:table-cell>
          <table:table-cell office:value-type="float" office:value="54.611988" calcext:value-type="float">
            <text:p>54.6119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284.42972" calcext:value-type="float">
            <text:p>284.42972</text:p>
          </table:table-cell>
          <table:table-cell office:value-type="float" office:value="23.00096" calcext:value-type="float">
            <text:p>23.00096</text:p>
          </table:table-cell>
          <table:table-cell office:value-type="float" office:value="318.09796" calcext:value-type="float">
            <text:p>318.097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9397" calcext:value-type="float">
            <text:p>23.999397</text:p>
          </table:table-cell>
          <table:table-cell office:value-type="float" office:value="300.1477" calcext:value-type="float">
            <text:p>300.1477</text:p>
          </table:table-cell>
          <table:table-cell office:value-type="float" office:value="23.99781" calcext:value-type="float">
            <text:p>23.99781</text:p>
          </table:table-cell>
          <table:table-cell office:value-type="float" office:value="107.26756" calcext:value-type="float">
            <text:p>107.26756</text:p>
          </table:table-cell>
          <table:table-cell office:value-type="float" office:value="23.998636" calcext:value-type="float">
            <text:p>23.998636</text:p>
          </table:table-cell>
          <table:table-cell office:value-type="float" office:value="275.0771" calcext:value-type="float">
            <text:p>275.0771</text:p>
          </table:table-cell>
          <table:table-cell office:value-type="float" office:value="24" calcext:value-type="float">
            <text:p>24</text:p>
          </table:table-cell>
          <table:table-cell office:value-type="float" office:value="325.90002" calcext:value-type="float">
            <text:p>325.90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11.741165" calcext:value-type="float">
            <text:p>111.741165</text:p>
          </table:table-cell>
          <table:table-cell office:value-type="float" office:value="19.845806" calcext:value-type="float">
            <text:p>19.845806</text:p>
          </table:table-cell>
          <table:table-cell office:value-type="float" office:value="289.85117" calcext:value-type="float">
            <text:p>289.85117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17.63928" calcext:value-type="float">
            <text:p>117.6392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49.030968" calcext:value-type="float">
            <text:p>49.030968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29.64806" calcext:value-type="float">
            <text:p>129.64806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06.62996" calcext:value-type="float">
            <text:p>106.62996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43.69392" calcext:value-type="float">
            <text:p>143.69392</text:p>
          </table:table-cell>
          <table:table-cell office:value-type="float" office:value="24" calcext:value-type="float">
            <text:p>24</text:p>
          </table:table-cell>
          <table:table-cell office:value-type="float" office:value="290.25995" calcext:value-type="float">
            <text:p>290.25995</text:p>
          </table:table-cell>
          <table:table-cell office:value-type="float" office:value="23.99853" calcext:value-type="float">
            <text:p>23.99853</text:p>
          </table:table-cell>
          <table:table-cell office:value-type="float" office:value="39.950058" calcext:value-type="float">
            <text:p>39.950058</text:p>
          </table:table-cell>
          <table:table-cell office:value-type="float" office:value="24" calcext:value-type="float">
            <text:p>24</text:p>
          </table:table-cell>
          <table:table-cell office:value-type="float" office:value="26.867592" calcext:value-type="float">
            <text:p>26.867592</text:p>
          </table:table-cell>
          <table:table-cell office:value-type="float" office:value="23.99507" calcext:value-type="float">
            <text:p>23.99507</text:p>
          </table:table-cell>
          <table:table-cell office:value-type="float" office:value="48.678722" calcext:value-type="float">
            <text:p>48.6787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331.27" calcext:value-type="float">
            <text:p>331.27</text:p>
          </table:table-cell>
          <table:table-cell office:value-type="float" office:value="14.651275" calcext:value-type="float">
            <text:p>14.651275</text:p>
          </table:table-cell>
          <table:table-cell office:value-type="float" office:value="63.235226" calcext:value-type="float">
            <text:p>63.235226</text:p>
          </table:table-cell>
          <table:table-cell office:value-type="float" office:value="15.082168" calcext:value-type="float">
            <text:p>15.082168</text:p>
          </table:table-cell>
          <table:table-cell office:value-type="float" office:value="388" calcext:value-type="float">
            <text:p>388</text:p>
          </table:table-cell>
          <table:table-cell office:value-type="float" office:value="15.1890955" calcext:value-type="float">
            <text:p>15.1890955</text:p>
          </table:table-cell>
          <table:table-cell office:value-type="float" office:value="329.97064" calcext:value-type="float">
            <text:p>329.97064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22.481983" calcext:value-type="float">
            <text:p>22.481983</text:p>
          </table:table-cell>
          <table:table-cell office:value-type="float" office:value="23.9957" calcext:value-type="float">
            <text:p>23.9957</text:p>
          </table:table-cell>
          <table:table-cell office:value-type="float" office:value="252.29971" calcext:value-type="float">
            <text:p>252.299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5.96796" calcext:value-type="float">
            <text:p>285.9679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00.40115" calcext:value-type="float">
            <text:p>100.40115</text:p>
          </table:table-cell>
          <table:table-cell office:value-type="float" office:value="20.553516" calcext:value-type="float">
            <text:p>20.553516</text:p>
          </table:table-cell>
          <table:table-cell office:value-type="float" office:value="278.51114" calcext:value-type="float">
            <text:p>278.51114</text:p>
          </table:table-cell>
          <table:table-cell office:value-type="float" office:value="20.992939" calcext:value-type="float">
            <text:p>20.992939</text:p>
          </table:table-cell>
          <table:table-cell office:value-type="float" office:value="106.29927" calcext:value-type="float">
            <text:p>106.29927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37.690956" calcext:value-type="float">
            <text:p>37.690956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23.70802" calcext:value-type="float">
            <text:p>123.70802</text:p>
          </table:table-cell>
          <table:table-cell office:value-type="float" office:value="19.775" calcext:value-type="float">
            <text:p>19.775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76866" calcext:value-type="float">
            <text:p>20.476866</text:p>
          </table:table-cell>
          <table:table-cell office:value-type="float" office:value="100.689926" calcext:value-type="float">
            <text:p>100.689926</text:p>
          </table:table-cell>
          <table:table-cell office:value-type="float" office:value="20.625906" calcext:value-type="float">
            <text:p>20.625906</text:p>
          </table:table-cell>
          <table:table-cell office:value-type="float" office:value="137.75389" calcext:value-type="float">
            <text:p>137.7538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312.09998" calcext:value-type="float">
            <text:p>312.09998</text:p>
          </table:table-cell>
          <table:table-cell office:value-type="float" office:value="15.592765" calcext:value-type="float">
            <text:p>15.592765</text:p>
          </table:table-cell>
          <table:table-cell office:value-type="float" office:value="44.06521" calcext:value-type="float">
            <text:p>44.06521</text:p>
          </table:table-cell>
          <table:table-cell office:value-type="float" office:value="15.9450655" calcext:value-type="float">
            <text:p>15.9450655</text:p>
          </table:table-cell>
          <table:table-cell office:value-type="float" office:value="368.83002" calcext:value-type="float">
            <text:p>368.83002</text:p>
          </table:table-cell>
          <table:table-cell office:value-type="float" office:value="16.320127" calcext:value-type="float">
            <text:p>16.320127</text:p>
          </table:table-cell>
          <table:table-cell office:value-type="float" office:value="310.80066" calcext:value-type="float">
            <text:p>310.80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481983" calcext:value-type="float">
            <text:p>22.481983</text:p>
          </table:table-cell>
          <table:table-cell office:value-type="float" office:value="23.99624" calcext:value-type="float">
            <text:p>23.99624</text:p>
          </table:table-cell>
          <table:table-cell office:value-type="float" office:value="252.29971" calcext:value-type="float">
            <text:p>252.29971</text:p>
          </table:table-cell>
          <table:table-cell office:value-type="float" office:value="24" calcext:value-type="float">
            <text:p>24</text:p>
          </table:table-cell>
          <table:table-cell office:value-type="float" office:value="293.55908" calcext:value-type="float">
            <text:p>293.5590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00.40115" calcext:value-type="float">
            <text:p>100.40115</text:p>
          </table:table-cell>
          <table:table-cell office:value-type="float" office:value="20.604053" calcext:value-type="float">
            <text:p>20.604053</text:p>
          </table:table-cell>
          <table:table-cell office:value-type="float" office:value="280.02725" calcext:value-type="float">
            <text:p>280.02725</text:p>
          </table:table-cell>
          <table:table-cell office:value-type="float" office:value="21.061556" calcext:value-type="float">
            <text:p>21.061556</text:p>
          </table:table-cell>
          <table:table-cell office:value-type="float" office:value="108.35777" calcext:value-type="float">
            <text:p>108.35777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37.690956" calcext:value-type="float">
            <text:p>37.690956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23.70802" calcext:value-type="float">
            <text:p>123.70802</text:p>
          </table:table-cell>
          <table:table-cell office:value-type="float" office:value="20.15" calcext:value-type="float">
            <text:p>20.15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80429" calcext:value-type="float">
            <text:p>20.480429</text:p>
          </table:table-cell>
          <table:table-cell office:value-type="float" office:value="100.796814" calcext:value-type="float">
            <text:p>100.796814</text:p>
          </table:table-cell>
          <table:table-cell office:value-type="float" office:value="20.63243" calcext:value-type="float">
            <text:p>20.63243</text:p>
          </table:table-cell>
          <table:table-cell office:value-type="float" office:value="143.69392" calcext:value-type="float">
            <text:p>143.6939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312.09998" calcext:value-type="float">
            <text:p>312.09998</text:p>
          </table:table-cell>
          <table:table-cell office:value-type="float" office:value="15.932119" calcext:value-type="float">
            <text:p>15.932119</text:p>
          </table:table-cell>
          <table:table-cell office:value-type="float" office:value="353.20023" calcext:value-type="float">
            <text:p>353.20023</text:p>
          </table:table-cell>
          <table:table-cell office:value-type="float" office:value="16.045368" calcext:value-type="float">
            <text:p>16.045368</text:p>
          </table:table-cell>
          <table:table-cell office:value-type="float" office:value="371.8391" calcext:value-type="float">
            <text:p>371.8391</text:p>
          </table:table-cell>
          <table:table-cell office:value-type="float" office:value="16.404873" calcext:value-type="float">
            <text:p>16.404873</text:p>
          </table:table-cell>
          <table:table-cell office:value-type="float" office:value="313.34305" calcext:value-type="float">
            <text:p>313.3430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98.511185" calcext:value-type="float">
            <text:p>98.511185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278.1372" calcext:value-type="float">
            <text:p>278.1372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06.46774" calcext:value-type="float">
            <text:p>106.46774</text:p>
          </table:table-cell>
          <table:table-cell office:value-type="float" office:value="22.29867" calcext:value-type="float">
            <text:p>22.29867</text:p>
          </table:table-cell>
          <table:table-cell office:value-type="float" office:value="35.800983" calcext:value-type="float">
            <text:p>35.800983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2.08805" calcext:value-type="float">
            <text:p>122.08805</text:p>
          </table:table-cell>
          <table:table-cell office:value-type="float" office:value="20.2" calcext:value-type="float">
            <text:p>20.2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1.38281" calcext:value-type="float">
            <text:p>21.38281</text:p>
          </table:table-cell>
          <table:table-cell office:value-type="float" office:value="99.17684" calcext:value-type="float">
            <text:p>99.17684</text:p>
          </table:table-cell>
          <table:table-cell office:value-type="float" office:value="22.224237" calcext:value-type="float">
            <text:p>22.224237</text:p>
          </table:table-cell>
          <table:table-cell office:value-type="float" office:value="142.07394" calcext:value-type="float">
            <text:p>142.07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469395" calcext:value-type="float">
            <text:p>16.469395</text:p>
          </table:table-cell>
          <table:table-cell office:value-type="float" office:value="294.00998" calcext:value-type="float">
            <text:p>294.00998</text:p>
          </table:table-cell>
          <table:table-cell office:value-type="float" office:value="17.249514" calcext:value-type="float">
            <text:p>17.249514</text:p>
          </table:table-cell>
          <table:table-cell office:value-type="float" office:value="335.1102" calcext:value-type="float">
            <text:p>335.1102</text:p>
          </table:table-cell>
          <table:table-cell office:value-type="float" office:value="17.38375" calcext:value-type="float">
            <text:p>17.38375</text:p>
          </table:table-cell>
          <table:table-cell office:value-type="float" office:value="353.74915" calcext:value-type="float">
            <text:p>353.74915</text:p>
          </table:table-cell>
          <table:table-cell office:value-type="float" office:value="17.25" calcext:value-type="float">
            <text:p>17.25</text:p>
          </table:table-cell>
          <table:table-cell office:value-type="float" office:value="295.25308" calcext:value-type="float">
            <text:p>295.2530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98.511185" calcext:value-type="float">
            <text:p>98.511185</text:p>
          </table:table-cell>
          <table:table-cell office:value-type="float" office:value="23" calcext:value-type="float">
            <text:p>23</text:p>
          </table:table-cell>
          <table:table-cell office:value-type="float" office:value="278.1372" calcext:value-type="float">
            <text:p>278.1372</text:p>
          </table:table-cell>
          <table:table-cell office:value-type="float" office:value="23" calcext:value-type="float">
            <text:p>23</text:p>
          </table:table-cell>
          <table:table-cell office:value-type="float" office:value="106.46774" calcext:value-type="float">
            <text:p>106.46774</text:p>
          </table:table-cell>
          <table:table-cell office:value-type="float" office:value="22.792835" calcext:value-type="float">
            <text:p>22.792835</text:p>
          </table:table-cell>
          <table:table-cell office:value-type="float" office:value="35.800983" calcext:value-type="float">
            <text:p>35.800983</text:p>
          </table:table-cell>
          <table:table-cell office:value-type="float" office:value="23" calcext:value-type="float">
            <text:p>23</text:p>
          </table:table-cell>
          <table:table-cell office:value-type="float" office:value="122.08805" calcext:value-type="float">
            <text:p>122.08805</text:p>
          </table:table-cell>
          <table:table-cell office:value-type="float" office:value="23" calcext:value-type="float">
            <text:p>23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1.922915" calcext:value-type="float">
            <text:p>21.922915</text:p>
          </table:table-cell>
          <table:table-cell office:value-type="float" office:value="99.17684" calcext:value-type="float">
            <text:p>99.17684</text:p>
          </table:table-cell>
          <table:table-cell office:value-type="float" office:value="22.646875" calcext:value-type="float">
            <text:p>22.646875</text:p>
          </table:table-cell>
          <table:table-cell office:value-type="float" office:value="142.07394" calcext:value-type="float">
            <text:p>142.07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935118" calcext:value-type="float">
            <text:p>16.935118</text:p>
          </table:table-cell>
          <table:table-cell office:value-type="float" office:value="307.98166" calcext:value-type="float">
            <text:p>307.98166</text:p>
          </table:table-cell>
          <table:table-cell office:value-type="float" office:value="17.269375" calcext:value-type="float">
            <text:p>17.269375</text:p>
          </table:table-cell>
          <table:table-cell office:value-type="float" office:value="353.20023" calcext:value-type="float">
            <text:p>353.20023</text:p>
          </table:table-cell>
          <table:table-cell office:value-type="float" office:value="17.592714" calcext:value-type="float">
            <text:p>17.592714</text:p>
          </table:table-cell>
          <table:table-cell office:value-type="float" office:value="360.01804" calcext:value-type="float">
            <text:p>360.01804</text:p>
          </table:table-cell>
          <table:table-cell office:value-type="float" office:value="18.025" calcext:value-type="float">
            <text:p>18.025</text:p>
          </table:table-cell>
          <table:table-cell office:value-type="float" office:value="295.25308" calcext:value-type="float">
            <text:p>295.2530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6.38118" calcext:value-type="float">
            <text:p>66.38118</text:p>
          </table:table-cell>
          <table:table-cell office:value-type="float" office:value="23.998596" calcext:value-type="float">
            <text:p>23.998596</text:p>
          </table:table-cell>
          <table:table-cell office:value-type="float" office:value="246.0072" calcext:value-type="float">
            <text:p>246.00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4.33774" calcext:value-type="float">
            <text:p>74.33774</text:p>
          </table:table-cell>
          <table:table-cell office:value-type="float" office:value="23.99716" calcext:value-type="float">
            <text:p>23.99716</text:p>
          </table:table-cell>
          <table:table-cell office:value-type="float" office:value="3.6709785" calcext:value-type="float">
            <text:p>3.67097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9.958046" calcext:value-type="float">
            <text:p>89.958046</text:p>
          </table:table-cell>
          <table:table-cell office:value-type="float" office:value="23.993896" calcext:value-type="float">
            <text:p>23.993896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132" calcext:value-type="float">
            <text:p>23.999132</text:p>
          </table:table-cell>
          <table:table-cell office:value-type="float" office:value="67.04684" calcext:value-type="float">
            <text:p>67.04684</text:p>
          </table:table-cell>
          <table:table-cell office:value-type="float" office:value="23.995045" calcext:value-type="float">
            <text:p>23.995045</text:p>
          </table:table-cell>
          <table:table-cell office:value-type="float" office:value="109.94394" calcext:value-type="float">
            <text:p>109.94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4067" calcext:value-type="float">
            <text:p>18.024067</text:p>
          </table:table-cell>
          <table:table-cell office:value-type="float" office:value="291.78165" calcext:value-type="float">
            <text:p>291.78165</text:p>
          </table:table-cell>
          <table:table-cell office:value-type="float" office:value="18.280222" calcext:value-type="float">
            <text:p>18.280222</text:p>
          </table:table-cell>
          <table:table-cell office:value-type="float" office:value="337.0002" calcext:value-type="float">
            <text:p>337.0002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343.81802" calcext:value-type="float">
            <text:p>343.81802</text:p>
          </table:table-cell>
          <table:table-cell office:value-type="float" office:value="18.841127" calcext:value-type="float">
            <text:p>18.841127</text:p>
          </table:table-cell>
          <table:table-cell office:value-type="float" office:value="279.05307" calcext:value-type="float">
            <text:p>279.0530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66.63118" calcext:value-type="float">
            <text:p>66.63118</text:p>
          </table:table-cell>
          <table:table-cell office:value-type="float" office:value="23.999577" calcext:value-type="float">
            <text:p>23.999577</text:p>
          </table:table-cell>
          <table:table-cell office:value-type="float" office:value="246.90028" calcext:value-type="float">
            <text:p>246.90028</text:p>
          </table:table-cell>
          <table:table-cell office:value-type="float" office:value="24" calcext:value-type="float">
            <text:p>24</text:p>
          </table:table-cell>
          <table:table-cell office:value-type="float" office:value="74.33774" calcext:value-type="float">
            <text:p>74.33774</text:p>
          </table:table-cell>
          <table:table-cell office:value-type="float" office:value="23.99864" calcext:value-type="float">
            <text:p>23.99864</text:p>
          </table:table-cell>
          <table:table-cell office:value-type="float" office:value="5.019278" calcext:value-type="float">
            <text:p>5.019278</text:p>
          </table:table-cell>
          <table:table-cell office:value-type="float" office:value="24" calcext:value-type="float">
            <text:p>24</text:p>
          </table:table-cell>
          <table:table-cell office:value-type="float" office:value="89.958046" calcext:value-type="float">
            <text:p>89.958046</text:p>
          </table:table-cell>
          <table:table-cell office:value-type="float" office:value="23.99864" calcext:value-type="float">
            <text:p>23.99864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884" calcext:value-type="float">
            <text:p>23.999884</text:p>
          </table:table-cell>
          <table:table-cell office:value-type="float" office:value="67.06938" calcext:value-type="float">
            <text:p>67.06938</text:p>
          </table:table-cell>
          <table:table-cell office:value-type="float" office:value="23.998745" calcext:value-type="float">
            <text:p>23.998745</text:p>
          </table:table-cell>
          <table:table-cell office:value-type="float" office:value="110.05495" calcext:value-type="float">
            <text:p>110.0549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71585" calcext:value-type="float">
            <text:p>18.071585</text:p>
          </table:table-cell>
          <table:table-cell office:value-type="float" office:value="291.78165" calcext:value-type="float">
            <text:p>291.78165</text:p>
          </table:table-cell>
          <table:table-cell office:value-type="float" office:value="18.32117" calcext:value-type="float">
            <text:p>18.32117</text:p>
          </table:table-cell>
          <table:table-cell office:value-type="float" office:value="374.3032" calcext:value-type="float">
            <text:p>374.3032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343.81802" calcext:value-type="float">
            <text:p>343.81802</text:p>
          </table:table-cell>
          <table:table-cell office:value-type="float" office:value="19.23971" calcext:value-type="float">
            <text:p>19.23971</text:p>
          </table:table-cell>
          <table:table-cell office:value-type="float" office:value="291.01056" calcext:value-type="float">
            <text:p>291.0105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15097" calcext:value-type="float">
            <text:p>19.115097</text:p>
          </table:table-cell>
          <table:table-cell office:value-type="float" office:value="275.58163" calcext:value-type="float">
            <text:p>275.58163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358.10318" calcext:value-type="float">
            <text:p>358.10318</text:p>
          </table:table-cell>
          <table:table-cell office:value-type="float" office:value="19.94899" calcext:value-type="float">
            <text:p>19.94899</text:p>
          </table:table-cell>
          <table:table-cell office:value-type="float" office:value="327.618" calcext:value-type="float">
            <text:p>327.618</text:p>
          </table:table-cell>
          <table:table-cell office:value-type="float" office:value="20.248623" calcext:value-type="float">
            <text:p>20.248623</text:p>
          </table:table-cell>
          <table:table-cell office:value-type="float" office:value="274.81055" calcext:value-type="float">
            <text:p>274.8105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236607" calcext:value-type="float">
            <text:p>19.236607</text:p>
          </table:table-cell>
          <table:table-cell office:value-type="float" office:value="275.58163" calcext:value-type="float">
            <text:p>275.58163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358.10318" calcext:value-type="float">
            <text:p>358.10318</text:p>
          </table:table-cell>
          <table:table-cell office:value-type="float" office:value="19.99328" calcext:value-type="float">
            <text:p>19.99328</text:p>
          </table:table-cell>
          <table:table-cell office:value-type="float" office:value="367.96423" calcext:value-type="float">
            <text:p>367.96423</text:p>
          </table:table-cell>
          <table:table-cell office:value-type="float" office:value="20.2707" calcext:value-type="float">
            <text:p>20.2707</text:p>
          </table:table-cell>
          <table:table-cell office:value-type="float" office:value="294.9221" calcext:value-type="float">
            <text:p>294.92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66.67163" calcext:value-type="float">
            <text:p>266.67163</text:p>
          </table:table-cell>
          <table:table-cell office:value-type="float" office:value="20.616728" calcext:value-type="float">
            <text:p>20.616728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010193" calcext:value-type="float">
            <text:p>21.010193</text:p>
          </table:table-cell>
          <table:table-cell office:value-type="float" office:value="359.05426" calcext:value-type="float">
            <text:p>359.05426</text:p>
          </table:table-cell>
          <table:table-cell office:value-type="float" office:value="20.75" calcext:value-type="float">
            <text:p>20.75</text:p>
          </table:table-cell>
          <table:table-cell office:value-type="float" office:value="286.0121" calcext:value-type="float">
            <text:p>286.01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66.67163" calcext:value-type="float">
            <text:p>266.67163</text:p>
          </table:table-cell>
          <table:table-cell office:value-type="float" office:value="20.616924" calcext:value-type="float">
            <text:p>20.616924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041967" calcext:value-type="float">
            <text:p>21.041967</text:p>
          </table:table-cell>
          <table:table-cell office:value-type="float" office:value="388" calcext:value-type="float">
            <text:p>38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86.0121" calcext:value-type="float">
            <text:p>286.01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0493" calcext:value-type="float">
            <text:p>21.10493</text:p>
          </table:table-cell>
          <table:table-cell office:value-type="float" office:value="254.52164" calcext:value-type="float">
            <text:p>254.52164</text:p>
          </table:table-cell>
          <table:table-cell office:value-type="float" office:value="21.164167" calcext:value-type="float">
            <text:p>21.164167</text:p>
          </table:table-cell>
          <table:table-cell office:value-type="float" office:value="337.04312" calcext:value-type="float">
            <text:p>337.04312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375.85" calcext:value-type="float">
            <text:p>375.8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273.8621" calcext:value-type="float">
            <text:p>273.86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16703" calcext:value-type="float">
            <text:p>21.216703</text:p>
          </table:table-cell>
          <table:table-cell office:value-type="float" office:value="254.52164" calcext:value-type="float">
            <text:p>254.52164</text:p>
          </table:table-cell>
          <table:table-cell office:value-type="float" office:value="21.569166" calcext:value-type="float">
            <text:p>21.569166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375.85" calcext:value-type="float">
            <text:p>375.85</text:p>
          </table:table-cell>
          <table:table-cell office:value-type="float" office:value="22.3" calcext:value-type="float">
            <text:p>22.3</text:p>
          </table:table-cell>
          <table:table-cell office:value-type="float" office:value="273.8621" calcext:value-type="float">
            <text:p>273.86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20715" calcext:value-type="float">
            <text:p>21.820715</text:p>
          </table:table-cell>
          <table:table-cell office:value-type="float" office:value="238.59163" calcext:value-type="float">
            <text:p>238.59163</text:p>
          </table:table-cell>
          <table:table-cell office:value-type="float" office:value="22.17499" calcext:value-type="float">
            <text:p>22.17499</text:p>
          </table:table-cell>
          <table:table-cell office:value-type="float" office:value="333.26312" calcext:value-type="float">
            <text:p>333.26312</text:p>
          </table:table-cell>
          <table:table-cell office:value-type="float" office:value="22.635103" calcext:value-type="float">
            <text:p>22.635103</text:p>
          </table:table-cell>
          <table:table-cell office:value-type="float" office:value="359.92" calcext:value-type="float">
            <text:p>359.92</text:p>
          </table:table-cell>
          <table:table-cell office:value-type="float" office:value="22.855623" calcext:value-type="float">
            <text:p>22.855623</text:p>
          </table:table-cell>
          <table:table-cell office:value-type="float" office:value="257.9321" calcext:value-type="float">
            <text:p>257.93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41868" calcext:value-type="float">
            <text:p>21.941868</text:p>
          </table:table-cell>
          <table:table-cell office:value-type="float" office:value="348.95584" calcext:value-type="float">
            <text:p>348.95584</text:p>
          </table:table-cell>
          <table:table-cell office:value-type="float" office:value="22.235079" calcext:value-type="float">
            <text:p>22.235079</text:p>
          </table:table-cell>
          <table:table-cell office:value-type="float" office:value="388" calcext:value-type="float">
            <text:p>388</text:p>
          </table:table-cell>
          <table:table-cell office:value-type="float" office:value="22.640945" calcext:value-type="float">
            <text:p>22.640945</text:p>
          </table:table-cell>
          <table:table-cell office:value-type="float" office:value="359.92" calcext:value-type="float">
            <text:p>359.92</text:p>
          </table:table-cell>
          <table:table-cell office:value-type="float" office:value="22.931267" calcext:value-type="float">
            <text:p>22.931267</text:p>
          </table:table-cell>
          <table:table-cell office:value-type="float" office:value="260.20142" calcext:value-type="float">
            <text:p>260.2014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16.28583" calcext:value-type="float">
            <text:p>316.28583</text:p>
          </table:table-cell>
          <table:table-cell office:value-type="float" office:value="23.000055" calcext:value-type="float">
            <text:p>23.000055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" calcext:value-type="float">
            <text:p>23</text:p>
          </table:table-cell>
          <table:table-cell office:value-type="float" office:value="348.85" calcext:value-type="float">
            <text:p>348.85</text:p>
          </table:table-cell>
          <table:table-cell office:value-type="float" office:value="23" calcext:value-type="float">
            <text:p>23</text:p>
          </table:table-cell>
          <table:table-cell office:value-type="float" office:value="259.93143" calcext:value-type="float">
            <text:p>259.9314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316.28583" calcext:value-type="float">
            <text:p>316.28583</text:p>
          </table:table-cell>
          <table:table-cell office:value-type="float" office:value="23.000776" calcext:value-type="float">
            <text:p>23.000776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48.85" calcext:value-type="float">
            <text:p>348.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259.93143" calcext:value-type="float">
            <text:p>259.9314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4.15582" calcext:value-type="float">
            <text:p>284.15582</text:p>
          </table:table-cell>
          <table:table-cell office:value-type="float" office:value="23.996004" calcext:value-type="float">
            <text:p>23.996004</text:p>
          </table:table-cell>
          <table:table-cell office:value-type="float" office:value="334.00003" calcext:value-type="float">
            <text:p>334.0000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16.72" calcext:value-type="float">
            <text:p>316.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27.80142" calcext:value-type="float">
            <text:p>227.8014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84.40582" calcext:value-type="float">
            <text:p>284.40582</text:p>
          </table:table-cell>
          <table:table-cell office:value-type="float" office:value="23.99738" calcext:value-type="float">
            <text:p>23.99738</text:p>
          </table:table-cell>
          <table:table-cell office:value-type="float" office:value="335.25278" calcext:value-type="float">
            <text:p>335.25278</text:p>
          </table:table-cell>
          <table:table-cell office:value-type="float" office:value="24" calcext:value-type="float">
            <text:p>24</text:p>
          </table:table-cell>
          <table:table-cell office:value-type="float" office:value="316.72" calcext:value-type="float">
            <text:p>316.72</text:p>
          </table:table-cell>
          <table:table-cell office:value-type="float" office:value="24" calcext:value-type="float">
            <text:p>24</text:p>
          </table:table-cell>
          <table:table-cell office:value-type="float" office:value="227.80142" calcext:value-type="float">
            <text:p>227.80142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08:32:07.627315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08:38:34.896643696</dc:date>
    <meta:editing-duration>PT30M49S</meta:editing-duration>
    <meta:editing-cycles>11</meta:editing-cycles>
    <meta:generator>LibreOffice/24.2.2.2$Linux_X86_64 LibreOffice_project/420$Build-2</meta:generator>
    <meta:document-statistic meta:table-count="5" meta:cell-count="189581" meta:object-count="0"/>
  </office:meta>
</office:document-meta>
</file>